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208.74pt"/>
    </style:style>
    <style:style style:name="co3" style:family="table-column">
      <style:table-column-properties fo:break-before="auto" style:column-width="52.36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48.19pt"/>
    </style:style>
    <style:style style:name="ro1" style:family="table-row">
      <style:table-row-properties style:row-height="7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96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2.76pt" fo:break-before="auto" style:use-optimal-row-height="true"/>
    </style:style>
    <style:style style:name="ta1" style:family="table" style:master-page-name="PageStyle_5f_9">
      <style:table-properties table:display="true" style:writing-mode="lr-tb"/>
    </style:style>
    <style:style style:name="ta2" style:family="table" style:master-page-name="PageStyle_5f_Rankers">
      <style:table-properties table:display="true" style:writing-mode="lr-tb"/>
    </style:style>
    <style:style style:name="ta3" style:family="table" style:master-page-name="PageStyle_5f_R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" style:family="table-cell" style:parent-style-name="Default">
      <style:table-cell-properties fo:background-color="#fdd76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7e5e02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fo:background-color="#f28e8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82170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-is-between(MAX([.$C$2:.$C$38])*0.5,MAX([.$C$2:.$C$38])*0.8)" style:apply-style-name="ConditionalStyle_5f_2" style:base-cell-address="'9'.C2"/>
      <style:map style:condition="cell-content()&gt;MAX([.$C$2:.$C$38])*0.8" style:apply-style-name="ConditionalStyle_5f_1" style:base-cell-address="'9'.C2"/>
    </style:style>
    <style:style style:name="ce16" style:family="table-cell" style:parent-style-name="Default" style:data-style-name="N2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-is-between(MAX([.$C$2:.$C$38])*0.5,MAX([.$C$2:.$C$38])*0.8)" style:apply-style-name="ConditionalStyle_5f_2" style:base-cell-address="'9'.C2"/>
      <style:map style:condition="cell-content()&gt;MAX([.$C$2:.$C$38])*0.8" style:apply-style-name="ConditionalStyle_5f_1" style:base-cell-address="'9'.C2"/>
    </style:style>
    <style:style style:name="ce17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  <style:map style:condition="cell-content-is-between(MAX([.$C$2:.$C$38])*0.5,MAX([.$C$2:.$C$38])*0.8)" style:apply-style-name="ConditionalStyle_5f_2" style:base-cell-address="'9'.C2"/>
      <style:map style:condition="cell-content()&gt;MAX([.$C$2:.$C$38])*0.8" style:apply-style-name="ConditionalStyle_5f_1" style:base-cell-address="'9'.C2"/>
    </style:style>
    <style:style style:name="ce18" style:family="table-cell" style:parent-style-name="Default" style:data-style-name="N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-is-between(MAX([.$C$2:.$C$38])*0.5,MAX([.$C$2:.$C$38])*0.8)" style:apply-style-name="ConditionalStyle_5f_2" style:base-cell-address="'9'.C2"/>
      <style:map style:condition="cell-content()&gt;MAX([.$C$2:.$C$38])*0.8" style:apply-style-name="ConditionalStyle_5f_1" style:base-cell-address="'9'.C2"/>
    </style:style>
    <style:style style:name="ce19" style:family="table-cell" style:parent-style-name="Default">
      <style:table-cell-properties style:diagonal-bl-tr="none" style:diagonal-tl-br="none" fo:border="none" style:rotation-align="none"/>
    </style:style>
    <style:style style:name="ce20" style:family="table-cell" style:parent-style-name="Default" style:data-style-name="N2">
      <style:table-cell-properties style:rotation-align="none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ea4335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ea4335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ea4335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ea4335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6" office:value-type="string" calcext:value-type="string">
            <text:p>Фамилия, имя</text:p>
          </table:table-cell>
          <table:table-cell table:style-name="ce14" office:value-type="string" calcext:value-type="string">
            <text:p>Общий скор</text:p>
          </table:table-cell>
          <table:table-cell table:style-name="ce21" office:value-type="string" calcext:value-type="string">
            <text:p>Тест 1</text:p>
          </table:table-cell>
          <table:table-cell table:style-name="ce21" office:value-type="string" calcext:value-type="string">
            <text:p>Тест 2</text:p>
          </table:table-cell>
          <table:table-cell table:style-name="ce21" office:value-type="string" calcext:value-type="string">
            <text:p>Тест 3</text:p>
          </table:table-cell>
          <table:table-cell table:style-name="ce21" office:value-type="string" calcext:value-type="string">
            <text:p>Тест 4</text:p>
          </table:table-cell>
          <table:table-cell table:style-name="ce21" office:value-type="string" calcext:value-type="string">
            <text:p>Тест 5</text:p>
          </table:table-cell>
          <table:table-cell table:style-name="ce21" office:value-type="string" calcext:value-type="string">
            <text:p>Тест 6</text:p>
          </table:table-cell>
          <table:table-cell table:style-name="ce21" office:value-type="string" calcext:value-type="string">
            <text:p>Тест 7</text:p>
          </table:table-cell>
          <table:table-cell table:style-name="ce21" office:value-type="string" calcext:value-type="string">
            <text:p>Тест 8</text:p>
          </table:table-cell>
          <table:table-cell table:style-name="ce21" office:value-type="string" calcext:value-type="string">
            <text:p>Тест 9</text:p>
          </table:table-cell>
          <table:table-cell table:style-name="ce27" office:value-type="string" calcext:value-type="string">
            <text:p>Тест 10</text:p>
          </table:table-cell>
          <table:table-cell table:style-name="ce21" office:value-type="string" calcext:value-type="string">
            <text:p>Тест 11</text:p>
          </table:table-cell>
          <table:table-cell table:style-name="ce21" office:value-type="string" calcext:value-type="string">
            <text:p>Тест 12</text:p>
          </table:table-cell>
          <table:table-cell table:style-name="ce21" office:value-type="string" calcext:value-type="string">
            <text:p>Тест 13</text:p>
          </table:table-cell>
          <table:table-cell table:style-name="ce21" office:value-type="string" calcext:value-type="string">
            <text:p>Тест 14</text:p>
          </table:table-cell>
          <table:table-cell table:style-name="ce21" office:value-type="string" calcext:value-type="string">
            <text:p>Тест 15</text:p>
          </table:table-cell>
          <table:table-cell table:style-name="ce21" office:value-type="string" calcext:value-type="string">
            <text:p>Тест 16</text:p>
          </table:table-cell>
          <table:table-cell table:style-name="ce21" office:value-type="string" calcext:value-type="string">
            <text:p>Тест 17</text:p>
          </table:table-cell>
          <table:table-cell table:style-name="ce21" office:value-type="string" calcext:value-type="string">
            <text:p>Тест 18</text:p>
          </table:table-cell>
          <table:table-cell table:style-name="ce21" office:value-type="string" calcext:value-type="string">
            <text:p>Тест 19</text:p>
          </table:table-cell>
          <table:table-cell table:style-name="ce32" office:value-type="string" calcext:value-type="string">
            <text:p>Тест 20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Алексеев Захар Александрович</text:p>
          </table:table-cell>
          <table:table-cell table:style-name="ce15" table:formula="of:=SUM([.D2:.ZZ2])" office:value-type="float" office:value="171" calcext:value-type="float">
            <text:p>171.00</text:p>
          </table:table-cell>
          <table:table-cell table:style-name="ce22" table:formula="of:=IF([$Rankers.C2]=1;[$R.$B$2];IF([$Rankers.C2]=2;[$R.$B$3];IF([$Rankers.C2]=3;[$R.$B$4];IF([$Rankers.C2]=4;[$R.$B$5];IF([$Rankers.C2]=5;[$R.$B$6];IF([$Rankers.C2]=6;[$R.$B$7];IF([$Rankers.C2]=7;[$R.$B$8];IF([$Rankers.C2]=8;[$R.$B$9];IF([$Rankers.C2]=9;[$R.$B$10];IF([$Rankers.C2]=10;[$R.$B$11];IF([$Rankers.C2]=11;[$R.$B$12];IF([$Rankers.C2]=12;[$R.$B$13];IF([$Rankers.C2]=13;[$R.$B$14];IF([$Rankers.C2]=14;[$R.$B$15];IF([$Rankers.C2]=15;[$R.$B$16];IF([$Rankers.C2]=16;[$R.$B$17];IF([$Rankers.C2]=17;[$R.$B$18];IF([$Rankers.C2]=18;[$R.$B$19];IF([$Rankers.C2]=19;[$R.$B$20];IF([$Rankers.C2]=20;[$R.$B$21];IF([$Rankers.C2]=21;[$R.$B$22];IF([$Rankers.C2]=22;[$R.$B$23];IF([$Rankers.C2]=23;[$R.$B$24];IF([$Rankers.C2]=24;[$R.$B$25];IF([$Rankers.C2]=25;[$R.$B$26];IF([$Rankers.C2]=26;[$R.$B$27];IF([$Rankers.C2]=27;[$R.$B$28];IF([$Rankers.C2]=28;[$R.$B$29];IF([$Rankers.C2]=29;[$R.$B$30];IF([$Rankers.C2]=30;[$R.$B$31];IF([$Rankers.C2]=31;[$R.$B$32];IF([$Rankers.C2]=32;[$R.$B$33];IF([$Rankers.C2]=33;[$R.$B$34];IF([$Rankers.C2]=34;[$R.$B$35];IF([$Rankers.C2]=35;[$R.$B$36];IF([$Rankers.C2]=36;[$R.$B$37];IF([$Rankers.C2]=0;0;[$R.B38])))))))))))))))))))))))))))))))))))))" office:value-type="float" office:value="22" calcext:value-type="float">
            <text:p>22</text:p>
          </table:table-cell>
          <table:table-cell table:style-name="ce22" table:formula="of:=IF([$Rankers.D2]=1;[$R.$B$2];IF([$Rankers.D2]=2;[$R.$B$3];IF([$Rankers.D2]=3;[$R.$B$4];IF([$Rankers.D2]=4;[$R.$B$5];IF([$Rankers.D2]=5;[$R.$B$6];IF([$Rankers.D2]=6;[$R.$B$7];IF([$Rankers.D2]=7;[$R.$B$8];IF([$Rankers.D2]=8;[$R.$B$9];IF([$Rankers.D2]=9;[$R.$B$10];IF([$Rankers.D2]=10;[$R.$B$11];IF([$Rankers.D2]=11;[$R.$B$12];IF([$Rankers.D2]=12;[$R.$B$13];IF([$Rankers.D2]=13;[$R.$B$14];IF([$Rankers.D2]=14;[$R.$B$15];IF([$Rankers.D2]=15;[$R.$B$16];IF([$Rankers.D2]=16;[$R.$B$17];IF([$Rankers.D2]=17;[$R.$B$18];IF([$Rankers.D2]=18;[$R.$B$19];IF([$Rankers.D2]=19;[$R.$B$20];IF([$Rankers.D2]=20;[$R.$B$21];IF([$Rankers.D2]=21;[$R.$B$22];IF([$Rankers.D2]=22;[$R.$B$23];IF([$Rankers.D2]=23;[$R.$B$24];IF([$Rankers.D2]=24;[$R.$B$25];IF([$Rankers.D2]=25;[$R.$B$26];IF([$Rankers.D2]=26;[$R.$B$27];IF([$Rankers.D2]=27;[$R.$B$28];IF([$Rankers.D2]=28;[$R.$B$29];IF([$Rankers.D2]=29;[$R.$B$30];IF([$Rankers.D2]=30;[$R.$B$31];IF([$Rankers.D2]=31;[$R.$B$32];IF([$Rankers.D2]=32;[$R.$B$33];IF([$Rankers.D2]=33;[$R.$B$34];IF([$Rankers.D2]=34;[$R.$B$35];IF([$Rankers.D2]=35;[$R.$B$36];IF([$Rankers.D2]=36;[$R.$B$37];IF([$Rankers.D2]=0;0;[$R.C38])))))))))))))))))))))))))))))))))))))" office:value-type="float" office:value="0" calcext:value-type="float">
            <text:p>0</text:p>
          </table:table-cell>
          <table:table-cell table:style-name="ce22" table:formula="of:=IF([$Rankers.E2]=1;[$R.$B$2];IF([$Rankers.E2]=2;[$R.$B$3];IF([$Rankers.E2]=3;[$R.$B$4];IF([$Rankers.E2]=4;[$R.$B$5];IF([$Rankers.E2]=5;[$R.$B$6];IF([$Rankers.E2]=6;[$R.$B$7];IF([$Rankers.E2]=7;[$R.$B$8];IF([$Rankers.E2]=8;[$R.$B$9];IF([$Rankers.E2]=9;[$R.$B$10];IF([$Rankers.E2]=10;[$R.$B$11];IF([$Rankers.E2]=11;[$R.$B$12];IF([$Rankers.E2]=12;[$R.$B$13];IF([$Rankers.E2]=13;[$R.$B$14];IF([$Rankers.E2]=14;[$R.$B$15];IF([$Rankers.E2]=15;[$R.$B$16];IF([$Rankers.E2]=16;[$R.$B$17];IF([$Rankers.E2]=17;[$R.$B$18];IF([$Rankers.E2]=18;[$R.$B$19];IF([$Rankers.E2]=19;[$R.$B$20];IF([$Rankers.E2]=20;[$R.$B$21];IF([$Rankers.E2]=21;[$R.$B$22];IF([$Rankers.E2]=22;[$R.$B$23];IF([$Rankers.E2]=23;[$R.$B$24];IF([$Rankers.E2]=24;[$R.$B$25];IF([$Rankers.E2]=25;[$R.$B$26];IF([$Rankers.E2]=26;[$R.$B$27];IF([$Rankers.E2]=27;[$R.$B$28];IF([$Rankers.E2]=28;[$R.$B$29];IF([$Rankers.E2]=29;[$R.$B$30];IF([$Rankers.E2]=30;[$R.$B$31];IF([$Rankers.E2]=31;[$R.$B$32];IF([$Rankers.E2]=32;[$R.$B$33];IF([$Rankers.E2]=33;[$R.$B$34];IF([$Rankers.E2]=34;[$R.$B$35];IF([$Rankers.E2]=35;[$R.$B$36];IF([$Rankers.E2]=36;[$R.$B$37];IF([$Rankers.E2]=0;0;[$R.D38])))))))))))))))))))))))))))))))))))))" office:value-type="float" office:value="10" calcext:value-type="float">
            <text:p>10</text:p>
          </table:table-cell>
          <table:table-cell table:style-name="ce22" table:formula="of:=IF([$Rankers.F2]=1;[$R.$B$2];IF([$Rankers.F2]=2;[$R.$B$3];IF([$Rankers.F2]=3;[$R.$B$4];IF([$Rankers.F2]=4;[$R.$B$5];IF([$Rankers.F2]=5;[$R.$B$6];IF([$Rankers.F2]=6;[$R.$B$7];IF([$Rankers.F2]=7;[$R.$B$8];IF([$Rankers.F2]=8;[$R.$B$9];IF([$Rankers.F2]=9;[$R.$B$10];IF([$Rankers.F2]=10;[$R.$B$11];IF([$Rankers.F2]=11;[$R.$B$12];IF([$Rankers.F2]=12;[$R.$B$13];IF([$Rankers.F2]=13;[$R.$B$14];IF([$Rankers.F2]=14;[$R.$B$15];IF([$Rankers.F2]=15;[$R.$B$16];IF([$Rankers.F2]=16;[$R.$B$17];IF([$Rankers.F2]=17;[$R.$B$18];IF([$Rankers.F2]=18;[$R.$B$19];IF([$Rankers.F2]=19;[$R.$B$20];IF([$Rankers.F2]=20;[$R.$B$21];IF([$Rankers.F2]=21;[$R.$B$22];IF([$Rankers.F2]=22;[$R.$B$23];IF([$Rankers.F2]=23;[$R.$B$24];IF([$Rankers.F2]=24;[$R.$B$25];IF([$Rankers.F2]=25;[$R.$B$26];IF([$Rankers.F2]=26;[$R.$B$27];IF([$Rankers.F2]=27;[$R.$B$28];IF([$Rankers.F2]=28;[$R.$B$29];IF([$Rankers.F2]=29;[$R.$B$30];IF([$Rankers.F2]=30;[$R.$B$31];IF([$Rankers.F2]=31;[$R.$B$32];IF([$Rankers.F2]=32;[$R.$B$33];IF([$Rankers.F2]=33;[$R.$B$34];IF([$Rankers.F2]=34;[$R.$B$35];IF([$Rankers.F2]=35;[$R.$B$36];IF([$Rankers.F2]=36;[$R.$B$37];IF([$Rankers.F2]=0;0;[$R.E38])))))))))))))))))))))))))))))))))))))" office:value-type="float" office:value="16" calcext:value-type="float">
            <text:p>16</text:p>
          </table:table-cell>
          <table:table-cell table:style-name="ce22" table:formula="of:=IF([$Rankers.G2]=1;[$R.$B$2];IF([$Rankers.G2]=2;[$R.$B$3];IF([$Rankers.G2]=3;[$R.$B$4];IF([$Rankers.G2]=4;[$R.$B$5];IF([$Rankers.G2]=5;[$R.$B$6];IF([$Rankers.G2]=6;[$R.$B$7];IF([$Rankers.G2]=7;[$R.$B$8];IF([$Rankers.G2]=8;[$R.$B$9];IF([$Rankers.G2]=9;[$R.$B$10];IF([$Rankers.G2]=10;[$R.$B$11];IF([$Rankers.G2]=11;[$R.$B$12];IF([$Rankers.G2]=12;[$R.$B$13];IF([$Rankers.G2]=13;[$R.$B$14];IF([$Rankers.G2]=14;[$R.$B$15];IF([$Rankers.G2]=15;[$R.$B$16];IF([$Rankers.G2]=16;[$R.$B$17];IF([$Rankers.G2]=17;[$R.$B$18];IF([$Rankers.G2]=18;[$R.$B$19];IF([$Rankers.G2]=19;[$R.$B$20];IF([$Rankers.G2]=20;[$R.$B$21];IF([$Rankers.G2]=21;[$R.$B$22];IF([$Rankers.G2]=22;[$R.$B$23];IF([$Rankers.G2]=23;[$R.$B$24];IF([$Rankers.G2]=24;[$R.$B$25];IF([$Rankers.G2]=25;[$R.$B$26];IF([$Rankers.G2]=26;[$R.$B$27];IF([$Rankers.G2]=27;[$R.$B$28];IF([$Rankers.G2]=28;[$R.$B$29];IF([$Rankers.G2]=29;[$R.$B$30];IF([$Rankers.G2]=30;[$R.$B$31];IF([$Rankers.G2]=31;[$R.$B$32];IF([$Rankers.G2]=32;[$R.$B$33];IF([$Rankers.G2]=33;[$R.$B$34];IF([$Rankers.G2]=34;[$R.$B$35];IF([$Rankers.G2]=35;[$R.$B$36];IF([$Rankers.G2]=36;[$R.$B$37];IF([$Rankers.G2]=0;0;[$R.F38])))))))))))))))))))))))))))))))))))))" office:value-type="float" office:value="13" calcext:value-type="float">
            <text:p>13</text:p>
          </table:table-cell>
          <table:table-cell table:style-name="ce22" table:formula="of:=IF([$Rankers.H2]=1;[$R.$B$2];IF([$Rankers.H2]=2;[$R.$B$3];IF([$Rankers.H2]=3;[$R.$B$4];IF([$Rankers.H2]=4;[$R.$B$5];IF([$Rankers.H2]=5;[$R.$B$6];IF([$Rankers.H2]=6;[$R.$B$7];IF([$Rankers.H2]=7;[$R.$B$8];IF([$Rankers.H2]=8;[$R.$B$9];IF([$Rankers.H2]=9;[$R.$B$10];IF([$Rankers.H2]=10;[$R.$B$11];IF([$Rankers.H2]=11;[$R.$B$12];IF([$Rankers.H2]=12;[$R.$B$13];IF([$Rankers.H2]=13;[$R.$B$14];IF([$Rankers.H2]=14;[$R.$B$15];IF([$Rankers.H2]=15;[$R.$B$16];IF([$Rankers.H2]=16;[$R.$B$17];IF([$Rankers.H2]=17;[$R.$B$18];IF([$Rankers.H2]=18;[$R.$B$19];IF([$Rankers.H2]=19;[$R.$B$20];IF([$Rankers.H2]=20;[$R.$B$21];IF([$Rankers.H2]=21;[$R.$B$22];IF([$Rankers.H2]=22;[$R.$B$23];IF([$Rankers.H2]=23;[$R.$B$24];IF([$Rankers.H2]=24;[$R.$B$25];IF([$Rankers.H2]=25;[$R.$B$26];IF([$Rankers.H2]=26;[$R.$B$27];IF([$Rankers.H2]=27;[$R.$B$28];IF([$Rankers.H2]=28;[$R.$B$29];IF([$Rankers.H2]=29;[$R.$B$30];IF([$Rankers.H2]=30;[$R.$B$31];IF([$Rankers.H2]=31;[$R.$B$32];IF([$Rankers.H2]=32;[$R.$B$33];IF([$Rankers.H2]=33;[$R.$B$34];IF([$Rankers.H2]=34;[$R.$B$35];IF([$Rankers.H2]=35;[$R.$B$36];IF([$Rankers.H2]=36;[$R.$B$37];IF([$Rankers.H2]=0;0;[$R.G38])))))))))))))))))))))))))))))))))))))" office:value-type="float" office:value="0" calcext:value-type="float">
            <text:p>0</text:p>
          </table:table-cell>
          <table:table-cell table:style-name="ce22" table:formula="of:=IF([$Rankers.I2]=1;[$R.$B$2];IF([$Rankers.I2]=2;[$R.$B$3];IF([$Rankers.I2]=3;[$R.$B$4];IF([$Rankers.I2]=4;[$R.$B$5];IF([$Rankers.I2]=5;[$R.$B$6];IF([$Rankers.I2]=6;[$R.$B$7];IF([$Rankers.I2]=7;[$R.$B$8];IF([$Rankers.I2]=8;[$R.$B$9];IF([$Rankers.I2]=9;[$R.$B$10];IF([$Rankers.I2]=10;[$R.$B$11];IF([$Rankers.I2]=11;[$R.$B$12];IF([$Rankers.I2]=12;[$R.$B$13];IF([$Rankers.I2]=13;[$R.$B$14];IF([$Rankers.I2]=14;[$R.$B$15];IF([$Rankers.I2]=15;[$R.$B$16];IF([$Rankers.I2]=16;[$R.$B$17];IF([$Rankers.I2]=17;[$R.$B$18];IF([$Rankers.I2]=18;[$R.$B$19];IF([$Rankers.I2]=19;[$R.$B$20];IF([$Rankers.I2]=20;[$R.$B$21];IF([$Rankers.I2]=21;[$R.$B$22];IF([$Rankers.I2]=22;[$R.$B$23];IF([$Rankers.I2]=23;[$R.$B$24];IF([$Rankers.I2]=24;[$R.$B$25];IF([$Rankers.I2]=25;[$R.$B$26];IF([$Rankers.I2]=26;[$R.$B$27];IF([$Rankers.I2]=27;[$R.$B$28];IF([$Rankers.I2]=28;[$R.$B$29];IF([$Rankers.I2]=29;[$R.$B$30];IF([$Rankers.I2]=30;[$R.$B$31];IF([$Rankers.I2]=31;[$R.$B$32];IF([$Rankers.I2]=32;[$R.$B$33];IF([$Rankers.I2]=33;[$R.$B$34];IF([$Rankers.I2]=34;[$R.$B$35];IF([$Rankers.I2]=35;[$R.$B$36];IF([$Rankers.I2]=36;[$R.$B$37];IF([$Rankers.I2]=0;0;[$R.H38])))))))))))))))))))))))))))))))))))))" office:value-type="float" office:value="0" calcext:value-type="float">
            <text:p>0</text:p>
          </table:table-cell>
          <table:table-cell table:style-name="ce22" table:formula="of:=IF([$Rankers.J2]=1;[$R.$B$2];IF([$Rankers.J2]=2;[$R.$B$3];IF([$Rankers.J2]=3;[$R.$B$4];IF([$Rankers.J2]=4;[$R.$B$5];IF([$Rankers.J2]=5;[$R.$B$6];IF([$Rankers.J2]=6;[$R.$B$7];IF([$Rankers.J2]=7;[$R.$B$8];IF([$Rankers.J2]=8;[$R.$B$9];IF([$Rankers.J2]=9;[$R.$B$10];IF([$Rankers.J2]=10;[$R.$B$11];IF([$Rankers.J2]=11;[$R.$B$12];IF([$Rankers.J2]=12;[$R.$B$13];IF([$Rankers.J2]=13;[$R.$B$14];IF([$Rankers.J2]=14;[$R.$B$15];IF([$Rankers.J2]=15;[$R.$B$16];IF([$Rankers.J2]=16;[$R.$B$17];IF([$Rankers.J2]=17;[$R.$B$18];IF([$Rankers.J2]=18;[$R.$B$19];IF([$Rankers.J2]=19;[$R.$B$20];IF([$Rankers.J2]=20;[$R.$B$21];IF([$Rankers.J2]=21;[$R.$B$22];IF([$Rankers.J2]=22;[$R.$B$23];IF([$Rankers.J2]=23;[$R.$B$24];IF([$Rankers.J2]=24;[$R.$B$25];IF([$Rankers.J2]=25;[$R.$B$26];IF([$Rankers.J2]=26;[$R.$B$27];IF([$Rankers.J2]=27;[$R.$B$28];IF([$Rankers.J2]=28;[$R.$B$29];IF([$Rankers.J2]=29;[$R.$B$30];IF([$Rankers.J2]=30;[$R.$B$31];IF([$Rankers.J2]=31;[$R.$B$32];IF([$Rankers.J2]=32;[$R.$B$33];IF([$Rankers.J2]=33;[$R.$B$34];IF([$Rankers.J2]=34;[$R.$B$35];IF([$Rankers.J2]=35;[$R.$B$36];IF([$Rankers.J2]=36;[$R.$B$37];IF([$Rankers.J2]=0;0;[$R.I38])))))))))))))))))))))))))))))))))))))" office:value-type="float" office:value="18" calcext:value-type="float">
            <text:p>18</text:p>
          </table:table-cell>
          <table:table-cell table:style-name="ce25" table:formula="of:=IF([$Rankers.K2]=1;[$R.$B$2];IF([$Rankers.K2]=2;[$R.$B$3];IF([$Rankers.K2]=3;[$R.$B$4];IF([$Rankers.K2]=4;[$R.$B$5];IF([$Rankers.K2]=5;[$R.$B$6];IF([$Rankers.K2]=6;[$R.$B$7];IF([$Rankers.K2]=7;[$R.$B$8];IF([$Rankers.K2]=8;[$R.$B$9];IF([$Rankers.K2]=9;[$R.$B$10];IF([$Rankers.K2]=10;[$R.$B$11];IF([$Rankers.K2]=11;[$R.$B$12];IF([$Rankers.K2]=12;[$R.$B$13];IF([$Rankers.K2]=13;[$R.$B$14];IF([$Rankers.K2]=14;[$R.$B$15];IF([$Rankers.K2]=15;[$R.$B$16];IF([$Rankers.K2]=16;[$R.$B$17];IF([$Rankers.K2]=17;[$R.$B$18];IF([$Rankers.K2]=18;[$R.$B$19];IF([$Rankers.K2]=19;[$R.$B$20];IF([$Rankers.K2]=20;[$R.$B$21];IF([$Rankers.K2]=21;[$R.$B$22];IF([$Rankers.K2]=22;[$R.$B$23];IF([$Rankers.K2]=23;[$R.$B$24];IF([$Rankers.K2]=24;[$R.$B$25];IF([$Rankers.K2]=25;[$R.$B$26];IF([$Rankers.K2]=26;[$R.$B$27];IF([$Rankers.K2]=27;[$R.$B$28];IF([$Rankers.K2]=28;[$R.$B$29];IF([$Rankers.K2]=29;[$R.$B$30];IF([$Rankers.K2]=30;[$R.$B$31];IF([$Rankers.K2]=31;[$R.$B$32];IF([$Rankers.K2]=32;[$R.$B$33];IF([$Rankers.K2]=33;[$R.$B$34];IF([$Rankers.K2]=34;[$R.$B$35];IF([$Rankers.K2]=35;[$R.$B$36];IF([$Rankers.K2]=36;[$R.$B$37];IF([$Rankers.K2]=0;0;[$R.J38])))))))))))))))))))))))))))))))))))))" office:value-type="float" office:value="17" calcext:value-type="float">
            <text:p>17</text:p>
          </table:table-cell>
          <table:table-cell table:style-name="ce28" office:value-type="float" office:value="29" calcext:value-type="float">
            <text:p>29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17" calcext:value-type="float">
            <text:p>17</text:p>
          </table:table-cell>
          <table:table-cell table:style-name="ce22" table:number-columns-repeated="7"/>
          <table:table-cell table:style-name="ce33"/>
          <table:table-cell table:number-columns-repeated="1001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8" office:value-type="string" calcext:value-type="string">
            <text:p>Аношкин Кирилл Дмитриевич</text:p>
          </table:table-cell>
          <table:table-cell table:style-name="ce15" table:formula="of:=SUM([.D3:.ZZ3])" office:value-type="float" office:value="236" calcext:value-type="float">
            <text:p>236.00</text:p>
          </table:table-cell>
          <table:table-cell table:style-name="ce22" table:formula="of:=IF([$Rankers.C3]=1;[$R.$B$2];IF([$Rankers.C3]=2;[$R.$B$3];IF([$Rankers.C3]=3;[$R.$B$4];IF([$Rankers.C3]=4;[$R.$B$5];IF([$Rankers.C3]=5;[$R.$B$6];IF([$Rankers.C3]=6;[$R.$B$7];IF([$Rankers.C3]=7;[$R.$B$8];IF([$Rankers.C3]=8;[$R.$B$9];IF([$Rankers.C3]=9;[$R.$B$10];IF([$Rankers.C3]=10;[$R.$B$11];IF([$Rankers.C3]=11;[$R.$B$12];IF([$Rankers.C3]=12;[$R.$B$13];IF([$Rankers.C3]=13;[$R.$B$14];IF([$Rankers.C3]=14;[$R.$B$15];IF([$Rankers.C3]=15;[$R.$B$16];IF([$Rankers.C3]=16;[$R.$B$17];IF([$Rankers.C3]=17;[$R.$B$18];IF([$Rankers.C3]=18;[$R.$B$19];IF([$Rankers.C3]=19;[$R.$B$20];IF([$Rankers.C3]=20;[$R.$B$21];IF([$Rankers.C3]=21;[$R.$B$22];IF([$Rankers.C3]=22;[$R.$B$23];IF([$Rankers.C3]=23;[$R.$B$24];IF([$Rankers.C3]=24;[$R.$B$25];IF([$Rankers.C3]=25;[$R.$B$26];IF([$Rankers.C3]=26;[$R.$B$27];IF([$Rankers.C3]=27;[$R.$B$28];IF([$Rankers.C3]=28;[$R.$B$29];IF([$Rankers.C3]=29;[$R.$B$30];IF([$Rankers.C3]=30;[$R.$B$31];IF([$Rankers.C3]=31;[$R.$B$32];IF([$Rankers.C3]=32;[$R.$B$33];IF([$Rankers.C3]=33;[$R.$B$34];IF([$Rankers.C3]=34;[$R.$B$35];IF([$Rankers.C3]=35;[$R.$B$36];IF([$Rankers.C3]=36;[$R.$B$37];IF([$Rankers.C3]=0;0;[$R.B39])))))))))))))))))))))))))))))))))))))" office:value-type="float" office:value="35" calcext:value-type="float">
            <text:p>35</text:p>
          </table:table-cell>
          <table:table-cell table:style-name="ce22" table:formula="of:=IF([$Rankers.D3]=1;[$R.$B$2];IF([$Rankers.D3]=2;[$R.$B$3];IF([$Rankers.D3]=3;[$R.$B$4];IF([$Rankers.D3]=4;[$R.$B$5];IF([$Rankers.D3]=5;[$R.$B$6];IF([$Rankers.D3]=6;[$R.$B$7];IF([$Rankers.D3]=7;[$R.$B$8];IF([$Rankers.D3]=8;[$R.$B$9];IF([$Rankers.D3]=9;[$R.$B$10];IF([$Rankers.D3]=10;[$R.$B$11];IF([$Rankers.D3]=11;[$R.$B$12];IF([$Rankers.D3]=12;[$R.$B$13];IF([$Rankers.D3]=13;[$R.$B$14];IF([$Rankers.D3]=14;[$R.$B$15];IF([$Rankers.D3]=15;[$R.$B$16];IF([$Rankers.D3]=16;[$R.$B$17];IF([$Rankers.D3]=17;[$R.$B$18];IF([$Rankers.D3]=18;[$R.$B$19];IF([$Rankers.D3]=19;[$R.$B$20];IF([$Rankers.D3]=20;[$R.$B$21];IF([$Rankers.D3]=21;[$R.$B$22];IF([$Rankers.D3]=22;[$R.$B$23];IF([$Rankers.D3]=23;[$R.$B$24];IF([$Rankers.D3]=24;[$R.$B$25];IF([$Rankers.D3]=25;[$R.$B$26];IF([$Rankers.D3]=26;[$R.$B$27];IF([$Rankers.D3]=27;[$R.$B$28];IF([$Rankers.D3]=28;[$R.$B$29];IF([$Rankers.D3]=29;[$R.$B$30];IF([$Rankers.D3]=30;[$R.$B$31];IF([$Rankers.D3]=31;[$R.$B$32];IF([$Rankers.D3]=32;[$R.$B$33];IF([$Rankers.D3]=33;[$R.$B$34];IF([$Rankers.D3]=34;[$R.$B$35];IF([$Rankers.D3]=35;[$R.$B$36];IF([$Rankers.D3]=36;[$R.$B$37];IF([$Rankers.D3]=0;0;[$R.C39])))))))))))))))))))))))))))))))))))))" office:value-type="float" office:value="25" calcext:value-type="float">
            <text:p>25</text:p>
          </table:table-cell>
          <table:table-cell table:style-name="ce22" table:formula="of:=IF([$Rankers.E3]=1;[$R.$B$2];IF([$Rankers.E3]=2;[$R.$B$3];IF([$Rankers.E3]=3;[$R.$B$4];IF([$Rankers.E3]=4;[$R.$B$5];IF([$Rankers.E3]=5;[$R.$B$6];IF([$Rankers.E3]=6;[$R.$B$7];IF([$Rankers.E3]=7;[$R.$B$8];IF([$Rankers.E3]=8;[$R.$B$9];IF([$Rankers.E3]=9;[$R.$B$10];IF([$Rankers.E3]=10;[$R.$B$11];IF([$Rankers.E3]=11;[$R.$B$12];IF([$Rankers.E3]=12;[$R.$B$13];IF([$Rankers.E3]=13;[$R.$B$14];IF([$Rankers.E3]=14;[$R.$B$15];IF([$Rankers.E3]=15;[$R.$B$16];IF([$Rankers.E3]=16;[$R.$B$17];IF([$Rankers.E3]=17;[$R.$B$18];IF([$Rankers.E3]=18;[$R.$B$19];IF([$Rankers.E3]=19;[$R.$B$20];IF([$Rankers.E3]=20;[$R.$B$21];IF([$Rankers.E3]=21;[$R.$B$22];IF([$Rankers.E3]=22;[$R.$B$23];IF([$Rankers.E3]=23;[$R.$B$24];IF([$Rankers.E3]=24;[$R.$B$25];IF([$Rankers.E3]=25;[$R.$B$26];IF([$Rankers.E3]=26;[$R.$B$27];IF([$Rankers.E3]=27;[$R.$B$28];IF([$Rankers.E3]=28;[$R.$B$29];IF([$Rankers.E3]=29;[$R.$B$30];IF([$Rankers.E3]=30;[$R.$B$31];IF([$Rankers.E3]=31;[$R.$B$32];IF([$Rankers.E3]=32;[$R.$B$33];IF([$Rankers.E3]=33;[$R.$B$34];IF([$Rankers.E3]=34;[$R.$B$35];IF([$Rankers.E3]=35;[$R.$B$36];IF([$Rankers.E3]=36;[$R.$B$37];IF([$Rankers.E3]=0;0;[$R.D39])))))))))))))))))))))))))))))))))))))" office:value-type="float" office:value="27" calcext:value-type="float">
            <text:p>27</text:p>
          </table:table-cell>
          <table:table-cell table:style-name="ce22" table:formula="of:=IF([$Rankers.F3]=1;[$R.$B$2];IF([$Rankers.F3]=2;[$R.$B$3];IF([$Rankers.F3]=3;[$R.$B$4];IF([$Rankers.F3]=4;[$R.$B$5];IF([$Rankers.F3]=5;[$R.$B$6];IF([$Rankers.F3]=6;[$R.$B$7];IF([$Rankers.F3]=7;[$R.$B$8];IF([$Rankers.F3]=8;[$R.$B$9];IF([$Rankers.F3]=9;[$R.$B$10];IF([$Rankers.F3]=10;[$R.$B$11];IF([$Rankers.F3]=11;[$R.$B$12];IF([$Rankers.F3]=12;[$R.$B$13];IF([$Rankers.F3]=13;[$R.$B$14];IF([$Rankers.F3]=14;[$R.$B$15];IF([$Rankers.F3]=15;[$R.$B$16];IF([$Rankers.F3]=16;[$R.$B$17];IF([$Rankers.F3]=17;[$R.$B$18];IF([$Rankers.F3]=18;[$R.$B$19];IF([$Rankers.F3]=19;[$R.$B$20];IF([$Rankers.F3]=20;[$R.$B$21];IF([$Rankers.F3]=21;[$R.$B$22];IF([$Rankers.F3]=22;[$R.$B$23];IF([$Rankers.F3]=23;[$R.$B$24];IF([$Rankers.F3]=24;[$R.$B$25];IF([$Rankers.F3]=25;[$R.$B$26];IF([$Rankers.F3]=26;[$R.$B$27];IF([$Rankers.F3]=27;[$R.$B$28];IF([$Rankers.F3]=28;[$R.$B$29];IF([$Rankers.F3]=29;[$R.$B$30];IF([$Rankers.F3]=30;[$R.$B$31];IF([$Rankers.F3]=31;[$R.$B$32];IF([$Rankers.F3]=32;[$R.$B$33];IF([$Rankers.F3]=33;[$R.$B$34];IF([$Rankers.F3]=34;[$R.$B$35];IF([$Rankers.F3]=35;[$R.$B$36];IF([$Rankers.F3]=36;[$R.$B$37];IF([$Rankers.F3]=0;0;[$R.E39])))))))))))))))))))))))))))))))))))))" office:value-type="float" office:value="21" calcext:value-type="float">
            <text:p>21</text:p>
          </table:table-cell>
          <table:table-cell table:style-name="ce22" table:formula="of:=IF([$Rankers.G3]=1;[$R.$B$2];IF([$Rankers.G3]=2;[$R.$B$3];IF([$Rankers.G3]=3;[$R.$B$4];IF([$Rankers.G3]=4;[$R.$B$5];IF([$Rankers.G3]=5;[$R.$B$6];IF([$Rankers.G3]=6;[$R.$B$7];IF([$Rankers.G3]=7;[$R.$B$8];IF([$Rankers.G3]=8;[$R.$B$9];IF([$Rankers.G3]=9;[$R.$B$10];IF([$Rankers.G3]=10;[$R.$B$11];IF([$Rankers.G3]=11;[$R.$B$12];IF([$Rankers.G3]=12;[$R.$B$13];IF([$Rankers.G3]=13;[$R.$B$14];IF([$Rankers.G3]=14;[$R.$B$15];IF([$Rankers.G3]=15;[$R.$B$16];IF([$Rankers.G3]=16;[$R.$B$17];IF([$Rankers.G3]=17;[$R.$B$18];IF([$Rankers.G3]=18;[$R.$B$19];IF([$Rankers.G3]=19;[$R.$B$20];IF([$Rankers.G3]=20;[$R.$B$21];IF([$Rankers.G3]=21;[$R.$B$22];IF([$Rankers.G3]=22;[$R.$B$23];IF([$Rankers.G3]=23;[$R.$B$24];IF([$Rankers.G3]=24;[$R.$B$25];IF([$Rankers.G3]=25;[$R.$B$26];IF([$Rankers.G3]=26;[$R.$B$27];IF([$Rankers.G3]=27;[$R.$B$28];IF([$Rankers.G3]=28;[$R.$B$29];IF([$Rankers.G3]=29;[$R.$B$30];IF([$Rankers.G3]=30;[$R.$B$31];IF([$Rankers.G3]=31;[$R.$B$32];IF([$Rankers.G3]=32;[$R.$B$33];IF([$Rankers.G3]=33;[$R.$B$34];IF([$Rankers.G3]=34;[$R.$B$35];IF([$Rankers.G3]=35;[$R.$B$36];IF([$Rankers.G3]=36;[$R.$B$37];IF([$Rankers.G3]=0;0;[$R.F39])))))))))))))))))))))))))))))))))))))" office:value-type="float" office:value="31" calcext:value-type="float">
            <text:p>31</text:p>
          </table:table-cell>
          <table:table-cell table:style-name="ce22" table:formula="of:=IF([$Rankers.H3]=1;[$R.$B$2];IF([$Rankers.H3]=2;[$R.$B$3];IF([$Rankers.H3]=3;[$R.$B$4];IF([$Rankers.H3]=4;[$R.$B$5];IF([$Rankers.H3]=5;[$R.$B$6];IF([$Rankers.H3]=6;[$R.$B$7];IF([$Rankers.H3]=7;[$R.$B$8];IF([$Rankers.H3]=8;[$R.$B$9];IF([$Rankers.H3]=9;[$R.$B$10];IF([$Rankers.H3]=10;[$R.$B$11];IF([$Rankers.H3]=11;[$R.$B$12];IF([$Rankers.H3]=12;[$R.$B$13];IF([$Rankers.H3]=13;[$R.$B$14];IF([$Rankers.H3]=14;[$R.$B$15];IF([$Rankers.H3]=15;[$R.$B$16];IF([$Rankers.H3]=16;[$R.$B$17];IF([$Rankers.H3]=17;[$R.$B$18];IF([$Rankers.H3]=18;[$R.$B$19];IF([$Rankers.H3]=19;[$R.$B$20];IF([$Rankers.H3]=20;[$R.$B$21];IF([$Rankers.H3]=21;[$R.$B$22];IF([$Rankers.H3]=22;[$R.$B$23];IF([$Rankers.H3]=23;[$R.$B$24];IF([$Rankers.H3]=24;[$R.$B$25];IF([$Rankers.H3]=25;[$R.$B$26];IF([$Rankers.H3]=26;[$R.$B$27];IF([$Rankers.H3]=27;[$R.$B$28];IF([$Rankers.H3]=28;[$R.$B$29];IF([$Rankers.H3]=29;[$R.$B$30];IF([$Rankers.H3]=30;[$R.$B$31];IF([$Rankers.H3]=31;[$R.$B$32];IF([$Rankers.H3]=32;[$R.$B$33];IF([$Rankers.H3]=33;[$R.$B$34];IF([$Rankers.H3]=34;[$R.$B$35];IF([$Rankers.H3]=35;[$R.$B$36];IF([$Rankers.H3]=36;[$R.$B$37];IF([$Rankers.H3]=0;0;[$R.G39])))))))))))))))))))))))))))))))))))))" office:value-type="float" office:value="35" calcext:value-type="float">
            <text:p>35</text:p>
          </table:table-cell>
          <table:table-cell table:style-name="ce22" table:formula="of:=IF([$Rankers.I3]=1;[$R.$B$2];IF([$Rankers.I3]=2;[$R.$B$3];IF([$Rankers.I3]=3;[$R.$B$4];IF([$Rankers.I3]=4;[$R.$B$5];IF([$Rankers.I3]=5;[$R.$B$6];IF([$Rankers.I3]=6;[$R.$B$7];IF([$Rankers.I3]=7;[$R.$B$8];IF([$Rankers.I3]=8;[$R.$B$9];IF([$Rankers.I3]=9;[$R.$B$10];IF([$Rankers.I3]=10;[$R.$B$11];IF([$Rankers.I3]=11;[$R.$B$12];IF([$Rankers.I3]=12;[$R.$B$13];IF([$Rankers.I3]=13;[$R.$B$14];IF([$Rankers.I3]=14;[$R.$B$15];IF([$Rankers.I3]=15;[$R.$B$16];IF([$Rankers.I3]=16;[$R.$B$17];IF([$Rankers.I3]=17;[$R.$B$18];IF([$Rankers.I3]=18;[$R.$B$19];IF([$Rankers.I3]=19;[$R.$B$20];IF([$Rankers.I3]=20;[$R.$B$21];IF([$Rankers.I3]=21;[$R.$B$22];IF([$Rankers.I3]=22;[$R.$B$23];IF([$Rankers.I3]=23;[$R.$B$24];IF([$Rankers.I3]=24;[$R.$B$25];IF([$Rankers.I3]=25;[$R.$B$26];IF([$Rankers.I3]=26;[$R.$B$27];IF([$Rankers.I3]=27;[$R.$B$28];IF([$Rankers.I3]=28;[$R.$B$29];IF([$Rankers.I3]=29;[$R.$B$30];IF([$Rankers.I3]=30;[$R.$B$31];IF([$Rankers.I3]=31;[$R.$B$32];IF([$Rankers.I3]=32;[$R.$B$33];IF([$Rankers.I3]=33;[$R.$B$34];IF([$Rankers.I3]=34;[$R.$B$35];IF([$Rankers.I3]=35;[$R.$B$36];IF([$Rankers.I3]=36;[$R.$B$37];IF([$Rankers.I3]=0;0;[$R.H39])))))))))))))))))))))))))))))))))))))" office:value-type="float" office:value="21" calcext:value-type="float">
            <text:p>21</text:p>
          </table:table-cell>
          <table:table-cell table:style-name="ce22" table:formula="of:=IF([$Rankers.J3]=1;[$R.$B$2];IF([$Rankers.J3]=2;[$R.$B$3];IF([$Rankers.J3]=3;[$R.$B$4];IF([$Rankers.J3]=4;[$R.$B$5];IF([$Rankers.J3]=5;[$R.$B$6];IF([$Rankers.J3]=6;[$R.$B$7];IF([$Rankers.J3]=7;[$R.$B$8];IF([$Rankers.J3]=8;[$R.$B$9];IF([$Rankers.J3]=9;[$R.$B$10];IF([$Rankers.J3]=10;[$R.$B$11];IF([$Rankers.J3]=11;[$R.$B$12];IF([$Rankers.J3]=12;[$R.$B$13];IF([$Rankers.J3]=13;[$R.$B$14];IF([$Rankers.J3]=14;[$R.$B$15];IF([$Rankers.J3]=15;[$R.$B$16];IF([$Rankers.J3]=16;[$R.$B$17];IF([$Rankers.J3]=17;[$R.$B$18];IF([$Rankers.J3]=18;[$R.$B$19];IF([$Rankers.J3]=19;[$R.$B$20];IF([$Rankers.J3]=20;[$R.$B$21];IF([$Rankers.J3]=21;[$R.$B$22];IF([$Rankers.J3]=22;[$R.$B$23];IF([$Rankers.J3]=23;[$R.$B$24];IF([$Rankers.J3]=24;[$R.$B$25];IF([$Rankers.J3]=25;[$R.$B$26];IF([$Rankers.J3]=26;[$R.$B$27];IF([$Rankers.J3]=27;[$R.$B$28];IF([$Rankers.J3]=28;[$R.$B$29];IF([$Rankers.J3]=29;[$R.$B$30];IF([$Rankers.J3]=30;[$R.$B$31];IF([$Rankers.J3]=31;[$R.$B$32];IF([$Rankers.J3]=32;[$R.$B$33];IF([$Rankers.J3]=33;[$R.$B$34];IF([$Rankers.J3]=34;[$R.$B$35];IF([$Rankers.J3]=35;[$R.$B$36];IF([$Rankers.J3]=36;[$R.$B$37];IF([$Rankers.J3]=0;0;[$R.I39])))))))))))))))))))))))))))))))))))))" office:value-type="float" office:value="0" calcext:value-type="float">
            <text:p>0</text:p>
          </table:table-cell>
          <table:table-cell table:style-name="ce25" table:formula="of:=IF([$Rankers.K3]=1;[$R.$B$2];IF([$Rankers.K3]=2;[$R.$B$3];IF([$Rankers.K3]=3;[$R.$B$4];IF([$Rankers.K3]=4;[$R.$B$5];IF([$Rankers.K3]=5;[$R.$B$6];IF([$Rankers.K3]=6;[$R.$B$7];IF([$Rankers.K3]=7;[$R.$B$8];IF([$Rankers.K3]=8;[$R.$B$9];IF([$Rankers.K3]=9;[$R.$B$10];IF([$Rankers.K3]=10;[$R.$B$11];IF([$Rankers.K3]=11;[$R.$B$12];IF([$Rankers.K3]=12;[$R.$B$13];IF([$Rankers.K3]=13;[$R.$B$14];IF([$Rankers.K3]=14;[$R.$B$15];IF([$Rankers.K3]=15;[$R.$B$16];IF([$Rankers.K3]=16;[$R.$B$17];IF([$Rankers.K3]=17;[$R.$B$18];IF([$Rankers.K3]=18;[$R.$B$19];IF([$Rankers.K3]=19;[$R.$B$20];IF([$Rankers.K3]=20;[$R.$B$21];IF([$Rankers.K3]=21;[$R.$B$22];IF([$Rankers.K3]=22;[$R.$B$23];IF([$Rankers.K3]=23;[$R.$B$24];IF([$Rankers.K3]=24;[$R.$B$25];IF([$Rankers.K3]=25;[$R.$B$26];IF([$Rankers.K3]=26;[$R.$B$27];IF([$Rankers.K3]=27;[$R.$B$28];IF([$Rankers.K3]=28;[$R.$B$29];IF([$Rankers.K3]=29;[$R.$B$30];IF([$Rankers.K3]=30;[$R.$B$31];IF([$Rankers.K3]=31;[$R.$B$32];IF([$Rankers.K3]=32;[$R.$B$33];IF([$Rankers.K3]=33;[$R.$B$34];IF([$Rankers.K3]=34;[$R.$B$35];IF([$Rankers.K3]=35;[$R.$B$36];IF([$Rankers.K3]=36;[$R.$B$37];IF([$Rankers.K3]=0;0;[$R.J39])))))))))))))))))))))))))))))))))))))" office:value-type="float" office:value="18" calcext:value-type="float">
            <text:p>1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1" calcext:value-type="float">
            <text:p>11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8" office:value-type="string" calcext:value-type="string">
            <text:p>Ауль Лев Николаевич</text:p>
          </table:table-cell>
          <table:table-cell table:style-name="ce15" table:formula="of:=SUM([.D4:.ZZ4])" office:value-type="float" office:value="191" calcext:value-type="float">
            <text:p>191.00</text:p>
          </table:table-cell>
          <table:table-cell table:style-name="ce22" table:formula="of:=IF([$Rankers.C4]=1;[$R.$B$2];IF([$Rankers.C4]=2;[$R.$B$3];IF([$Rankers.C4]=3;[$R.$B$4];IF([$Rankers.C4]=4;[$R.$B$5];IF([$Rankers.C4]=5;[$R.$B$6];IF([$Rankers.C4]=6;[$R.$B$7];IF([$Rankers.C4]=7;[$R.$B$8];IF([$Rankers.C4]=8;[$R.$B$9];IF([$Rankers.C4]=9;[$R.$B$10];IF([$Rankers.C4]=10;[$R.$B$11];IF([$Rankers.C4]=11;[$R.$B$12];IF([$Rankers.C4]=12;[$R.$B$13];IF([$Rankers.C4]=13;[$R.$B$14];IF([$Rankers.C4]=14;[$R.$B$15];IF([$Rankers.C4]=15;[$R.$B$16];IF([$Rankers.C4]=16;[$R.$B$17];IF([$Rankers.C4]=17;[$R.$B$18];IF([$Rankers.C4]=18;[$R.$B$19];IF([$Rankers.C4]=19;[$R.$B$20];IF([$Rankers.C4]=20;[$R.$B$21];IF([$Rankers.C4]=21;[$R.$B$22];IF([$Rankers.C4]=22;[$R.$B$23];IF([$Rankers.C4]=23;[$R.$B$24];IF([$Rankers.C4]=24;[$R.$B$25];IF([$Rankers.C4]=25;[$R.$B$26];IF([$Rankers.C4]=26;[$R.$B$27];IF([$Rankers.C4]=27;[$R.$B$28];IF([$Rankers.C4]=28;[$R.$B$29];IF([$Rankers.C4]=29;[$R.$B$30];IF([$Rankers.C4]=30;[$R.$B$31];IF([$Rankers.C4]=31;[$R.$B$32];IF([$Rankers.C4]=32;[$R.$B$33];IF([$Rankers.C4]=33;[$R.$B$34];IF([$Rankers.C4]=34;[$R.$B$35];IF([$Rankers.C4]=35;[$R.$B$36];IF([$Rankers.C4]=36;[$R.$B$37];IF([$Rankers.C4]=0;0;[$R.B40])))))))))))))))))))))))))))))))))))))" office:value-type="float" office:value="37" calcext:value-type="float">
            <text:p>37</text:p>
          </table:table-cell>
          <table:table-cell table:style-name="ce22" table:formula="of:=IF([$Rankers.D4]=1;[$R.$B$2];IF([$Rankers.D4]=2;[$R.$B$3];IF([$Rankers.D4]=3;[$R.$B$4];IF([$Rankers.D4]=4;[$R.$B$5];IF([$Rankers.D4]=5;[$R.$B$6];IF([$Rankers.D4]=6;[$R.$B$7];IF([$Rankers.D4]=7;[$R.$B$8];IF([$Rankers.D4]=8;[$R.$B$9];IF([$Rankers.D4]=9;[$R.$B$10];IF([$Rankers.D4]=10;[$R.$B$11];IF([$Rankers.D4]=11;[$R.$B$12];IF([$Rankers.D4]=12;[$R.$B$13];IF([$Rankers.D4]=13;[$R.$B$14];IF([$Rankers.D4]=14;[$R.$B$15];IF([$Rankers.D4]=15;[$R.$B$16];IF([$Rankers.D4]=16;[$R.$B$17];IF([$Rankers.D4]=17;[$R.$B$18];IF([$Rankers.D4]=18;[$R.$B$19];IF([$Rankers.D4]=19;[$R.$B$20];IF([$Rankers.D4]=20;[$R.$B$21];IF([$Rankers.D4]=21;[$R.$B$22];IF([$Rankers.D4]=22;[$R.$B$23];IF([$Rankers.D4]=23;[$R.$B$24];IF([$Rankers.D4]=24;[$R.$B$25];IF([$Rankers.D4]=25;[$R.$B$26];IF([$Rankers.D4]=26;[$R.$B$27];IF([$Rankers.D4]=27;[$R.$B$28];IF([$Rankers.D4]=28;[$R.$B$29];IF([$Rankers.D4]=29;[$R.$B$30];IF([$Rankers.D4]=30;[$R.$B$31];IF([$Rankers.D4]=31;[$R.$B$32];IF([$Rankers.D4]=32;[$R.$B$33];IF([$Rankers.D4]=33;[$R.$B$34];IF([$Rankers.D4]=34;[$R.$B$35];IF([$Rankers.D4]=35;[$R.$B$36];IF([$Rankers.D4]=36;[$R.$B$37];IF([$Rankers.D4]=0;0;[$R.C40])))))))))))))))))))))))))))))))))))))" office:value-type="float" office:value="36" calcext:value-type="float">
            <text:p>36</text:p>
          </table:table-cell>
          <table:table-cell table:style-name="ce22" table:formula="of:=IF([$Rankers.E4]=1;[$R.$B$2];IF([$Rankers.E4]=2;[$R.$B$3];IF([$Rankers.E4]=3;[$R.$B$4];IF([$Rankers.E4]=4;[$R.$B$5];IF([$Rankers.E4]=5;[$R.$B$6];IF([$Rankers.E4]=6;[$R.$B$7];IF([$Rankers.E4]=7;[$R.$B$8];IF([$Rankers.E4]=8;[$R.$B$9];IF([$Rankers.E4]=9;[$R.$B$10];IF([$Rankers.E4]=10;[$R.$B$11];IF([$Rankers.E4]=11;[$R.$B$12];IF([$Rankers.E4]=12;[$R.$B$13];IF([$Rankers.E4]=13;[$R.$B$14];IF([$Rankers.E4]=14;[$R.$B$15];IF([$Rankers.E4]=15;[$R.$B$16];IF([$Rankers.E4]=16;[$R.$B$17];IF([$Rankers.E4]=17;[$R.$B$18];IF([$Rankers.E4]=18;[$R.$B$19];IF([$Rankers.E4]=19;[$R.$B$20];IF([$Rankers.E4]=20;[$R.$B$21];IF([$Rankers.E4]=21;[$R.$B$22];IF([$Rankers.E4]=22;[$R.$B$23];IF([$Rankers.E4]=23;[$R.$B$24];IF([$Rankers.E4]=24;[$R.$B$25];IF([$Rankers.E4]=25;[$R.$B$26];IF([$Rankers.E4]=26;[$R.$B$27];IF([$Rankers.E4]=27;[$R.$B$28];IF([$Rankers.E4]=28;[$R.$B$29];IF([$Rankers.E4]=29;[$R.$B$30];IF([$Rankers.E4]=30;[$R.$B$31];IF([$Rankers.E4]=31;[$R.$B$32];IF([$Rankers.E4]=32;[$R.$B$33];IF([$Rankers.E4]=33;[$R.$B$34];IF([$Rankers.E4]=34;[$R.$B$35];IF([$Rankers.E4]=35;[$R.$B$36];IF([$Rankers.E4]=36;[$R.$B$37];IF([$Rankers.E4]=0;0;[$R.D40])))))))))))))))))))))))))))))))))))))" office:value-type="float" office:value="36" calcext:value-type="float">
            <text:p>36</text:p>
          </table:table-cell>
          <table:table-cell table:style-name="ce22" table:formula="of:=IF([$Rankers.F4]=1;[$R.$B$2];IF([$Rankers.F4]=2;[$R.$B$3];IF([$Rankers.F4]=3;[$R.$B$4];IF([$Rankers.F4]=4;[$R.$B$5];IF([$Rankers.F4]=5;[$R.$B$6];IF([$Rankers.F4]=6;[$R.$B$7];IF([$Rankers.F4]=7;[$R.$B$8];IF([$Rankers.F4]=8;[$R.$B$9];IF([$Rankers.F4]=9;[$R.$B$10];IF([$Rankers.F4]=10;[$R.$B$11];IF([$Rankers.F4]=11;[$R.$B$12];IF([$Rankers.F4]=12;[$R.$B$13];IF([$Rankers.F4]=13;[$R.$B$14];IF([$Rankers.F4]=14;[$R.$B$15];IF([$Rankers.F4]=15;[$R.$B$16];IF([$Rankers.F4]=16;[$R.$B$17];IF([$Rankers.F4]=17;[$R.$B$18];IF([$Rankers.F4]=18;[$R.$B$19];IF([$Rankers.F4]=19;[$R.$B$20];IF([$Rankers.F4]=20;[$R.$B$21];IF([$Rankers.F4]=21;[$R.$B$22];IF([$Rankers.F4]=22;[$R.$B$23];IF([$Rankers.F4]=23;[$R.$B$24];IF([$Rankers.F4]=24;[$R.$B$25];IF([$Rankers.F4]=25;[$R.$B$26];IF([$Rankers.F4]=26;[$R.$B$27];IF([$Rankers.F4]=27;[$R.$B$28];IF([$Rankers.F4]=28;[$R.$B$29];IF([$Rankers.F4]=29;[$R.$B$30];IF([$Rankers.F4]=30;[$R.$B$31];IF([$Rankers.F4]=31;[$R.$B$32];IF([$Rankers.F4]=32;[$R.$B$33];IF([$Rankers.F4]=33;[$R.$B$34];IF([$Rankers.F4]=34;[$R.$B$35];IF([$Rankers.F4]=35;[$R.$B$36];IF([$Rankers.F4]=36;[$R.$B$37];IF([$Rankers.F4]=0;0;[$R.E40])))))))))))))))))))))))))))))))))))))" office:value-type="float" office:value="36" calcext:value-type="float">
            <text:p>36</text:p>
          </table:table-cell>
          <table:table-cell table:style-name="ce22" table:formula="of:=IF([$Rankers.G4]=1;[$R.$B$2];IF([$Rankers.G4]=2;[$R.$B$3];IF([$Rankers.G4]=3;[$R.$B$4];IF([$Rankers.G4]=4;[$R.$B$5];IF([$Rankers.G4]=5;[$R.$B$6];IF([$Rankers.G4]=6;[$R.$B$7];IF([$Rankers.G4]=7;[$R.$B$8];IF([$Rankers.G4]=8;[$R.$B$9];IF([$Rankers.G4]=9;[$R.$B$10];IF([$Rankers.G4]=10;[$R.$B$11];IF([$Rankers.G4]=11;[$R.$B$12];IF([$Rankers.G4]=12;[$R.$B$13];IF([$Rankers.G4]=13;[$R.$B$14];IF([$Rankers.G4]=14;[$R.$B$15];IF([$Rankers.G4]=15;[$R.$B$16];IF([$Rankers.G4]=16;[$R.$B$17];IF([$Rankers.G4]=17;[$R.$B$18];IF([$Rankers.G4]=18;[$R.$B$19];IF([$Rankers.G4]=19;[$R.$B$20];IF([$Rankers.G4]=20;[$R.$B$21];IF([$Rankers.G4]=21;[$R.$B$22];IF([$Rankers.G4]=22;[$R.$B$23];IF([$Rankers.G4]=23;[$R.$B$24];IF([$Rankers.G4]=24;[$R.$B$25];IF([$Rankers.G4]=25;[$R.$B$26];IF([$Rankers.G4]=26;[$R.$B$27];IF([$Rankers.G4]=27;[$R.$B$28];IF([$Rankers.G4]=28;[$R.$B$29];IF([$Rankers.G4]=29;[$R.$B$30];IF([$Rankers.G4]=30;[$R.$B$31];IF([$Rankers.G4]=31;[$R.$B$32];IF([$Rankers.G4]=32;[$R.$B$33];IF([$Rankers.G4]=33;[$R.$B$34];IF([$Rankers.G4]=34;[$R.$B$35];IF([$Rankers.G4]=35;[$R.$B$36];IF([$Rankers.G4]=36;[$R.$B$37];IF([$Rankers.G4]=0;0;[$R.F40])))))))))))))))))))))))))))))))))))))" office:value-type="float" office:value="0" calcext:value-type="float">
            <text:p>0</text:p>
          </table:table-cell>
          <table:table-cell table:style-name="ce22" table:formula="of:=IF([$Rankers.H4]=1;[$R.$B$2];IF([$Rankers.H4]=2;[$R.$B$3];IF([$Rankers.H4]=3;[$R.$B$4];IF([$Rankers.H4]=4;[$R.$B$5];IF([$Rankers.H4]=5;[$R.$B$6];IF([$Rankers.H4]=6;[$R.$B$7];IF([$Rankers.H4]=7;[$R.$B$8];IF([$Rankers.H4]=8;[$R.$B$9];IF([$Rankers.H4]=9;[$R.$B$10];IF([$Rankers.H4]=10;[$R.$B$11];IF([$Rankers.H4]=11;[$R.$B$12];IF([$Rankers.H4]=12;[$R.$B$13];IF([$Rankers.H4]=13;[$R.$B$14];IF([$Rankers.H4]=14;[$R.$B$15];IF([$Rankers.H4]=15;[$R.$B$16];IF([$Rankers.H4]=16;[$R.$B$17];IF([$Rankers.H4]=17;[$R.$B$18];IF([$Rankers.H4]=18;[$R.$B$19];IF([$Rankers.H4]=19;[$R.$B$20];IF([$Rankers.H4]=20;[$R.$B$21];IF([$Rankers.H4]=21;[$R.$B$22];IF([$Rankers.H4]=22;[$R.$B$23];IF([$Rankers.H4]=23;[$R.$B$24];IF([$Rankers.H4]=24;[$R.$B$25];IF([$Rankers.H4]=25;[$R.$B$26];IF([$Rankers.H4]=26;[$R.$B$27];IF([$Rankers.H4]=27;[$R.$B$28];IF([$Rankers.H4]=28;[$R.$B$29];IF([$Rankers.H4]=29;[$R.$B$30];IF([$Rankers.H4]=30;[$R.$B$31];IF([$Rankers.H4]=31;[$R.$B$32];IF([$Rankers.H4]=32;[$R.$B$33];IF([$Rankers.H4]=33;[$R.$B$34];IF([$Rankers.H4]=34;[$R.$B$35];IF([$Rankers.H4]=35;[$R.$B$36];IF([$Rankers.H4]=36;[$R.$B$37];IF([$Rankers.H4]=0;0;[$R.G40])))))))))))))))))))))))))))))))))))))" office:value-type="float" office:value="0" calcext:value-type="float">
            <text:p>0</text:p>
          </table:table-cell>
          <table:table-cell table:style-name="ce22" table:formula="of:=IF([$Rankers.I4]=1;[$R.$B$2];IF([$Rankers.I4]=2;[$R.$B$3];IF([$Rankers.I4]=3;[$R.$B$4];IF([$Rankers.I4]=4;[$R.$B$5];IF([$Rankers.I4]=5;[$R.$B$6];IF([$Rankers.I4]=6;[$R.$B$7];IF([$Rankers.I4]=7;[$R.$B$8];IF([$Rankers.I4]=8;[$R.$B$9];IF([$Rankers.I4]=9;[$R.$B$10];IF([$Rankers.I4]=10;[$R.$B$11];IF([$Rankers.I4]=11;[$R.$B$12];IF([$Rankers.I4]=12;[$R.$B$13];IF([$Rankers.I4]=13;[$R.$B$14];IF([$Rankers.I4]=14;[$R.$B$15];IF([$Rankers.I4]=15;[$R.$B$16];IF([$Rankers.I4]=16;[$R.$B$17];IF([$Rankers.I4]=17;[$R.$B$18];IF([$Rankers.I4]=18;[$R.$B$19];IF([$Rankers.I4]=19;[$R.$B$20];IF([$Rankers.I4]=20;[$R.$B$21];IF([$Rankers.I4]=21;[$R.$B$22];IF([$Rankers.I4]=22;[$R.$B$23];IF([$Rankers.I4]=23;[$R.$B$24];IF([$Rankers.I4]=24;[$R.$B$25];IF([$Rankers.I4]=25;[$R.$B$26];IF([$Rankers.I4]=26;[$R.$B$27];IF([$Rankers.I4]=27;[$R.$B$28];IF([$Rankers.I4]=28;[$R.$B$29];IF([$Rankers.I4]=29;[$R.$B$30];IF([$Rankers.I4]=30;[$R.$B$31];IF([$Rankers.I4]=31;[$R.$B$32];IF([$Rankers.I4]=32;[$R.$B$33];IF([$Rankers.I4]=33;[$R.$B$34];IF([$Rankers.I4]=34;[$R.$B$35];IF([$Rankers.I4]=35;[$R.$B$36];IF([$Rankers.I4]=36;[$R.$B$37];IF([$Rankers.I4]=0;0;[$R.H40])))))))))))))))))))))))))))))))))))))" office:value-type="float" office:value="0" calcext:value-type="float">
            <text:p>0</text:p>
          </table:table-cell>
          <table:table-cell table:style-name="ce22" table:formula="of:=IF([$Rankers.J4]=1;[$R.$B$2];IF([$Rankers.J4]=2;[$R.$B$3];IF([$Rankers.J4]=3;[$R.$B$4];IF([$Rankers.J4]=4;[$R.$B$5];IF([$Rankers.J4]=5;[$R.$B$6];IF([$Rankers.J4]=6;[$R.$B$7];IF([$Rankers.J4]=7;[$R.$B$8];IF([$Rankers.J4]=8;[$R.$B$9];IF([$Rankers.J4]=9;[$R.$B$10];IF([$Rankers.J4]=10;[$R.$B$11];IF([$Rankers.J4]=11;[$R.$B$12];IF([$Rankers.J4]=12;[$R.$B$13];IF([$Rankers.J4]=13;[$R.$B$14];IF([$Rankers.J4]=14;[$R.$B$15];IF([$Rankers.J4]=15;[$R.$B$16];IF([$Rankers.J4]=16;[$R.$B$17];IF([$Rankers.J4]=17;[$R.$B$18];IF([$Rankers.J4]=18;[$R.$B$19];IF([$Rankers.J4]=19;[$R.$B$20];IF([$Rankers.J4]=20;[$R.$B$21];IF([$Rankers.J4]=21;[$R.$B$22];IF([$Rankers.J4]=22;[$R.$B$23];IF([$Rankers.J4]=23;[$R.$B$24];IF([$Rankers.J4]=24;[$R.$B$25];IF([$Rankers.J4]=25;[$R.$B$26];IF([$Rankers.J4]=26;[$R.$B$27];IF([$Rankers.J4]=27;[$R.$B$28];IF([$Rankers.J4]=28;[$R.$B$29];IF([$Rankers.J4]=29;[$R.$B$30];IF([$Rankers.J4]=30;[$R.$B$31];IF([$Rankers.J4]=31;[$R.$B$32];IF([$Rankers.J4]=32;[$R.$B$33];IF([$Rankers.J4]=33;[$R.$B$34];IF([$Rankers.J4]=34;[$R.$B$35];IF([$Rankers.J4]=35;[$R.$B$36];IF([$Rankers.J4]=36;[$R.$B$37];IF([$Rankers.J4]=0;0;[$R.I40])))))))))))))))))))))))))))))))))))))" office:value-type="float" office:value="0" calcext:value-type="float">
            <text:p>0</text:p>
          </table:table-cell>
          <table:table-cell table:style-name="ce25" table:formula="of:=IF([$Rankers.K4]=1;[$R.$B$2];IF([$Rankers.K4]=2;[$R.$B$3];IF([$Rankers.K4]=3;[$R.$B$4];IF([$Rankers.K4]=4;[$R.$B$5];IF([$Rankers.K4]=5;[$R.$B$6];IF([$Rankers.K4]=6;[$R.$B$7];IF([$Rankers.K4]=7;[$R.$B$8];IF([$Rankers.K4]=8;[$R.$B$9];IF([$Rankers.K4]=9;[$R.$B$10];IF([$Rankers.K4]=10;[$R.$B$11];IF([$Rankers.K4]=11;[$R.$B$12];IF([$Rankers.K4]=12;[$R.$B$13];IF([$Rankers.K4]=13;[$R.$B$14];IF([$Rankers.K4]=14;[$R.$B$15];IF([$Rankers.K4]=15;[$R.$B$16];IF([$Rankers.K4]=16;[$R.$B$17];IF([$Rankers.K4]=17;[$R.$B$18];IF([$Rankers.K4]=18;[$R.$B$19];IF([$Rankers.K4]=19;[$R.$B$20];IF([$Rankers.K4]=20;[$R.$B$21];IF([$Rankers.K4]=21;[$R.$B$22];IF([$Rankers.K4]=22;[$R.$B$23];IF([$Rankers.K4]=23;[$R.$B$24];IF([$Rankers.K4]=24;[$R.$B$25];IF([$Rankers.K4]=25;[$R.$B$26];IF([$Rankers.K4]=26;[$R.$B$27];IF([$Rankers.K4]=27;[$R.$B$28];IF([$Rankers.K4]=28;[$R.$B$29];IF([$Rankers.K4]=29;[$R.$B$30];IF([$Rankers.K4]=30;[$R.$B$31];IF([$Rankers.K4]=31;[$R.$B$32];IF([$Rankers.K4]=32;[$R.$B$33];IF([$Rankers.K4]=33;[$R.$B$34];IF([$Rankers.K4]=34;[$R.$B$35];IF([$Rankers.K4]=35;[$R.$B$36];IF([$Rankers.K4]=36;[$R.$B$37];IF([$Rankers.K4]=0;0;[$R.J40])))))))))))))))))))))))))))))))))))))" office:value-type="float" office:value="20" calcext:value-type="float">
            <text:p>20</text:p>
          </table:table-cell>
          <table:table-cell table:style-name="ce28" table:formula="of:=IF([$Rankers.L4]=1;[$R.$B$2];IF([$Rankers.L4]=2;[$R.$B$3];IF([$Rankers.L4]=3;[$R.$B$4];IF([$Rankers.L4]=4;[$R.$B$5];IF([$Rankers.L4]=5;[$R.$B$6];IF([$Rankers.L4]=6;[$R.$B$7];IF([$Rankers.L4]=7;[$R.$B$8];IF([$Rankers.L4]=8;[$R.$B$9];IF([$Rankers.L4]=9;[$R.$B$10];IF([$Rankers.L4]=10;[$R.$B$11];IF([$Rankers.L4]=11;[$R.$B$12];IF([$Rankers.L4]=12;[$R.$B$13];IF([$Rankers.L4]=13;[$R.$B$14];IF([$Rankers.L4]=14;[$R.$B$15];IF([$Rankers.L4]=15;[$R.$B$16];IF([$Rankers.L4]=16;[$R.$B$17];IF([$Rankers.L4]=17;[$R.$B$18];IF([$Rankers.L4]=18;[$R.$B$19];IF([$Rankers.L4]=19;[$R.$B$20];IF([$Rankers.L4]=20;[$R.$B$21];IF([$Rankers.L4]=21;[$R.$B$22];IF([$Rankers.L4]=22;[$R.$B$23];IF([$Rankers.L4]=23;[$R.$B$24];IF([$Rankers.L4]=24;[$R.$B$25];IF([$Rankers.L4]=25;[$R.$B$26];IF([$Rankers.L4]=26;[$R.$B$27];IF([$Rankers.L4]=27;[$R.$B$28];IF([$Rankers.L4]=28;[$R.$B$29];IF([$Rankers.L4]=29;[$R.$B$30];IF([$Rankers.L4]=30;[$R.$B$31];IF([$Rankers.L4]=31;[$R.$B$32];IF([$Rankers.L4]=32;[$R.$B$33];IF([$Rankers.L4]=33;[$R.$B$34];IF([$Rankers.L4]=34;[$R.$B$35];IF([$Rankers.L4]=35;[$R.$B$36];IF([$Rankers.L4]=36;[$R.$B$37];IF([$Rankers.L4]=0;0;[$R.K40])))))))))))))))))))))))))))))))))))))" office:value-type="float" office:value="0" calcext:value-type="float">
            <text:p>0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8" office:value-type="string" calcext:value-type="string">
            <text:p>Бабешина Ульяна Павловна</text:p>
          </table:table-cell>
          <table:table-cell table:style-name="ce15" table:formula="of:=SUM([.D5:.ZZ5])" office:value-type="float" office:value="91" calcext:value-type="float">
            <text:p>91.00</text:p>
          </table:table-cell>
          <table:table-cell table:style-name="ce22" table:formula="of:=IF([$Rankers.C5]=1;[$R.$B$2];IF([$Rankers.C5]=2;[$R.$B$3];IF([$Rankers.C5]=3;[$R.$B$4];IF([$Rankers.C5]=4;[$R.$B$5];IF([$Rankers.C5]=5;[$R.$B$6];IF([$Rankers.C5]=6;[$R.$B$7];IF([$Rankers.C5]=7;[$R.$B$8];IF([$Rankers.C5]=8;[$R.$B$9];IF([$Rankers.C5]=9;[$R.$B$10];IF([$Rankers.C5]=10;[$R.$B$11];IF([$Rankers.C5]=11;[$R.$B$12];IF([$Rankers.C5]=12;[$R.$B$13];IF([$Rankers.C5]=13;[$R.$B$14];IF([$Rankers.C5]=14;[$R.$B$15];IF([$Rankers.C5]=15;[$R.$B$16];IF([$Rankers.C5]=16;[$R.$B$17];IF([$Rankers.C5]=17;[$R.$B$18];IF([$Rankers.C5]=18;[$R.$B$19];IF([$Rankers.C5]=19;[$R.$B$20];IF([$Rankers.C5]=20;[$R.$B$21];IF([$Rankers.C5]=21;[$R.$B$22];IF([$Rankers.C5]=22;[$R.$B$23];IF([$Rankers.C5]=23;[$R.$B$24];IF([$Rankers.C5]=24;[$R.$B$25];IF([$Rankers.C5]=25;[$R.$B$26];IF([$Rankers.C5]=26;[$R.$B$27];IF([$Rankers.C5]=27;[$R.$B$28];IF([$Rankers.C5]=28;[$R.$B$29];IF([$Rankers.C5]=29;[$R.$B$30];IF([$Rankers.C5]=30;[$R.$B$31];IF([$Rankers.C5]=31;[$R.$B$32];IF([$Rankers.C5]=32;[$R.$B$33];IF([$Rankers.C5]=33;[$R.$B$34];IF([$Rankers.C5]=34;[$R.$B$35];IF([$Rankers.C5]=35;[$R.$B$36];IF([$Rankers.C5]=36;[$R.$B$37];IF([$Rankers.C5]=0;0;[$R.B41])))))))))))))))))))))))))))))))))))))" office:value-type="float" office:value="24" calcext:value-type="float">
            <text:p>24</text:p>
          </table:table-cell>
          <table:table-cell table:style-name="ce22" table:formula="of:=IF([$Rankers.D5]=1;[$R.$B$2];IF([$Rankers.D5]=2;[$R.$B$3];IF([$Rankers.D5]=3;[$R.$B$4];IF([$Rankers.D5]=4;[$R.$B$5];IF([$Rankers.D5]=5;[$R.$B$6];IF([$Rankers.D5]=6;[$R.$B$7];IF([$Rankers.D5]=7;[$R.$B$8];IF([$Rankers.D5]=8;[$R.$B$9];IF([$Rankers.D5]=9;[$R.$B$10];IF([$Rankers.D5]=10;[$R.$B$11];IF([$Rankers.D5]=11;[$R.$B$12];IF([$Rankers.D5]=12;[$R.$B$13];IF([$Rankers.D5]=13;[$R.$B$14];IF([$Rankers.D5]=14;[$R.$B$15];IF([$Rankers.D5]=15;[$R.$B$16];IF([$Rankers.D5]=16;[$R.$B$17];IF([$Rankers.D5]=17;[$R.$B$18];IF([$Rankers.D5]=18;[$R.$B$19];IF([$Rankers.D5]=19;[$R.$B$20];IF([$Rankers.D5]=20;[$R.$B$21];IF([$Rankers.D5]=21;[$R.$B$22];IF([$Rankers.D5]=22;[$R.$B$23];IF([$Rankers.D5]=23;[$R.$B$24];IF([$Rankers.D5]=24;[$R.$B$25];IF([$Rankers.D5]=25;[$R.$B$26];IF([$Rankers.D5]=26;[$R.$B$27];IF([$Rankers.D5]=27;[$R.$B$28];IF([$Rankers.D5]=28;[$R.$B$29];IF([$Rankers.D5]=29;[$R.$B$30];IF([$Rankers.D5]=30;[$R.$B$31];IF([$Rankers.D5]=31;[$R.$B$32];IF([$Rankers.D5]=32;[$R.$B$33];IF([$Rankers.D5]=33;[$R.$B$34];IF([$Rankers.D5]=34;[$R.$B$35];IF([$Rankers.D5]=35;[$R.$B$36];IF([$Rankers.D5]=36;[$R.$B$37];IF([$Rankers.D5]=0;0;[$R.C41])))))))))))))))))))))))))))))))))))))" office:value-type="float" office:value="0" calcext:value-type="float">
            <text:p>0</text:p>
          </table:table-cell>
          <table:table-cell table:style-name="ce22" table:formula="of:=IF([$Rankers.E5]=1;[$R.$B$2];IF([$Rankers.E5]=2;[$R.$B$3];IF([$Rankers.E5]=3;[$R.$B$4];IF([$Rankers.E5]=4;[$R.$B$5];IF([$Rankers.E5]=5;[$R.$B$6];IF([$Rankers.E5]=6;[$R.$B$7];IF([$Rankers.E5]=7;[$R.$B$8];IF([$Rankers.E5]=8;[$R.$B$9];IF([$Rankers.E5]=9;[$R.$B$10];IF([$Rankers.E5]=10;[$R.$B$11];IF([$Rankers.E5]=11;[$R.$B$12];IF([$Rankers.E5]=12;[$R.$B$13];IF([$Rankers.E5]=13;[$R.$B$14];IF([$Rankers.E5]=14;[$R.$B$15];IF([$Rankers.E5]=15;[$R.$B$16];IF([$Rankers.E5]=16;[$R.$B$17];IF([$Rankers.E5]=17;[$R.$B$18];IF([$Rankers.E5]=18;[$R.$B$19];IF([$Rankers.E5]=19;[$R.$B$20];IF([$Rankers.E5]=20;[$R.$B$21];IF([$Rankers.E5]=21;[$R.$B$22];IF([$Rankers.E5]=22;[$R.$B$23];IF([$Rankers.E5]=23;[$R.$B$24];IF([$Rankers.E5]=24;[$R.$B$25];IF([$Rankers.E5]=25;[$R.$B$26];IF([$Rankers.E5]=26;[$R.$B$27];IF([$Rankers.E5]=27;[$R.$B$28];IF([$Rankers.E5]=28;[$R.$B$29];IF([$Rankers.E5]=29;[$R.$B$30];IF([$Rankers.E5]=30;[$R.$B$31];IF([$Rankers.E5]=31;[$R.$B$32];IF([$Rankers.E5]=32;[$R.$B$33];IF([$Rankers.E5]=33;[$R.$B$34];IF([$Rankers.E5]=34;[$R.$B$35];IF([$Rankers.E5]=35;[$R.$B$36];IF([$Rankers.E5]=36;[$R.$B$37];IF([$Rankers.E5]=0;0;[$R.D41])))))))))))))))))))))))))))))))))))))" office:value-type="float" office:value="0" calcext:value-type="float">
            <text:p>0</text:p>
          </table:table-cell>
          <table:table-cell table:style-name="ce22" table:formula="of:=IF([$Rankers.F5]=1;[$R.$B$2];IF([$Rankers.F5]=2;[$R.$B$3];IF([$Rankers.F5]=3;[$R.$B$4];IF([$Rankers.F5]=4;[$R.$B$5];IF([$Rankers.F5]=5;[$R.$B$6];IF([$Rankers.F5]=6;[$R.$B$7];IF([$Rankers.F5]=7;[$R.$B$8];IF([$Rankers.F5]=8;[$R.$B$9];IF([$Rankers.F5]=9;[$R.$B$10];IF([$Rankers.F5]=10;[$R.$B$11];IF([$Rankers.F5]=11;[$R.$B$12];IF([$Rankers.F5]=12;[$R.$B$13];IF([$Rankers.F5]=13;[$R.$B$14];IF([$Rankers.F5]=14;[$R.$B$15];IF([$Rankers.F5]=15;[$R.$B$16];IF([$Rankers.F5]=16;[$R.$B$17];IF([$Rankers.F5]=17;[$R.$B$18];IF([$Rankers.F5]=18;[$R.$B$19];IF([$Rankers.F5]=19;[$R.$B$20];IF([$Rankers.F5]=20;[$R.$B$21];IF([$Rankers.F5]=21;[$R.$B$22];IF([$Rankers.F5]=22;[$R.$B$23];IF([$Rankers.F5]=23;[$R.$B$24];IF([$Rankers.F5]=24;[$R.$B$25];IF([$Rankers.F5]=25;[$R.$B$26];IF([$Rankers.F5]=26;[$R.$B$27];IF([$Rankers.F5]=27;[$R.$B$28];IF([$Rankers.F5]=28;[$R.$B$29];IF([$Rankers.F5]=29;[$R.$B$30];IF([$Rankers.F5]=30;[$R.$B$31];IF([$Rankers.F5]=31;[$R.$B$32];IF([$Rankers.F5]=32;[$R.$B$33];IF([$Rankers.F5]=33;[$R.$B$34];IF([$Rankers.F5]=34;[$R.$B$35];IF([$Rankers.F5]=35;[$R.$B$36];IF([$Rankers.F5]=36;[$R.$B$37];IF([$Rankers.F5]=0;0;[$R.E41])))))))))))))))))))))))))))))))))))))" office:value-type="float" office:value="0" calcext:value-type="float">
            <text:p>0</text:p>
          </table:table-cell>
          <table:table-cell table:style-name="ce22" table:formula="of:=IF([$Rankers.G5]=1;[$R.$B$2];IF([$Rankers.G5]=2;[$R.$B$3];IF([$Rankers.G5]=3;[$R.$B$4];IF([$Rankers.G5]=4;[$R.$B$5];IF([$Rankers.G5]=5;[$R.$B$6];IF([$Rankers.G5]=6;[$R.$B$7];IF([$Rankers.G5]=7;[$R.$B$8];IF([$Rankers.G5]=8;[$R.$B$9];IF([$Rankers.G5]=9;[$R.$B$10];IF([$Rankers.G5]=10;[$R.$B$11];IF([$Rankers.G5]=11;[$R.$B$12];IF([$Rankers.G5]=12;[$R.$B$13];IF([$Rankers.G5]=13;[$R.$B$14];IF([$Rankers.G5]=14;[$R.$B$15];IF([$Rankers.G5]=15;[$R.$B$16];IF([$Rankers.G5]=16;[$R.$B$17];IF([$Rankers.G5]=17;[$R.$B$18];IF([$Rankers.G5]=18;[$R.$B$19];IF([$Rankers.G5]=19;[$R.$B$20];IF([$Rankers.G5]=20;[$R.$B$21];IF([$Rankers.G5]=21;[$R.$B$22];IF([$Rankers.G5]=22;[$R.$B$23];IF([$Rankers.G5]=23;[$R.$B$24];IF([$Rankers.G5]=24;[$R.$B$25];IF([$Rankers.G5]=25;[$R.$B$26];IF([$Rankers.G5]=26;[$R.$B$27];IF([$Rankers.G5]=27;[$R.$B$28];IF([$Rankers.G5]=28;[$R.$B$29];IF([$Rankers.G5]=29;[$R.$B$30];IF([$Rankers.G5]=30;[$R.$B$31];IF([$Rankers.G5]=31;[$R.$B$32];IF([$Rankers.G5]=32;[$R.$B$33];IF([$Rankers.G5]=33;[$R.$B$34];IF([$Rankers.G5]=34;[$R.$B$35];IF([$Rankers.G5]=35;[$R.$B$36];IF([$Rankers.G5]=36;[$R.$B$37];IF([$Rankers.G5]=0;0;[$R.F41])))))))))))))))))))))))))))))))))))))" office:value-type="float" office:value="0" calcext:value-type="float">
            <text:p>0</text:p>
          </table:table-cell>
          <table:table-cell table:style-name="ce22" table:formula="of:=IF([$Rankers.H5]=1;[$R.$B$2];IF([$Rankers.H5]=2;[$R.$B$3];IF([$Rankers.H5]=3;[$R.$B$4];IF([$Rankers.H5]=4;[$R.$B$5];IF([$Rankers.H5]=5;[$R.$B$6];IF([$Rankers.H5]=6;[$R.$B$7];IF([$Rankers.H5]=7;[$R.$B$8];IF([$Rankers.H5]=8;[$R.$B$9];IF([$Rankers.H5]=9;[$R.$B$10];IF([$Rankers.H5]=10;[$R.$B$11];IF([$Rankers.H5]=11;[$R.$B$12];IF([$Rankers.H5]=12;[$R.$B$13];IF([$Rankers.H5]=13;[$R.$B$14];IF([$Rankers.H5]=14;[$R.$B$15];IF([$Rankers.H5]=15;[$R.$B$16];IF([$Rankers.H5]=16;[$R.$B$17];IF([$Rankers.H5]=17;[$R.$B$18];IF([$Rankers.H5]=18;[$R.$B$19];IF([$Rankers.H5]=19;[$R.$B$20];IF([$Rankers.H5]=20;[$R.$B$21];IF([$Rankers.H5]=21;[$R.$B$22];IF([$Rankers.H5]=22;[$R.$B$23];IF([$Rankers.H5]=23;[$R.$B$24];IF([$Rankers.H5]=24;[$R.$B$25];IF([$Rankers.H5]=25;[$R.$B$26];IF([$Rankers.H5]=26;[$R.$B$27];IF([$Rankers.H5]=27;[$R.$B$28];IF([$Rankers.H5]=28;[$R.$B$29];IF([$Rankers.H5]=29;[$R.$B$30];IF([$Rankers.H5]=30;[$R.$B$31];IF([$Rankers.H5]=31;[$R.$B$32];IF([$Rankers.H5]=32;[$R.$B$33];IF([$Rankers.H5]=33;[$R.$B$34];IF([$Rankers.H5]=34;[$R.$B$35];IF([$Rankers.H5]=35;[$R.$B$36];IF([$Rankers.H5]=36;[$R.$B$37];IF([$Rankers.H5]=0;0;[$R.G41])))))))))))))))))))))))))))))))))))))" office:value-type="float" office:value="0" calcext:value-type="float">
            <text:p>0</text:p>
          </table:table-cell>
          <table:table-cell table:style-name="ce22" table:formula="of:=IF([$Rankers.I5]=1;[$R.$B$2];IF([$Rankers.I5]=2;[$R.$B$3];IF([$Rankers.I5]=3;[$R.$B$4];IF([$Rankers.I5]=4;[$R.$B$5];IF([$Rankers.I5]=5;[$R.$B$6];IF([$Rankers.I5]=6;[$R.$B$7];IF([$Rankers.I5]=7;[$R.$B$8];IF([$Rankers.I5]=8;[$R.$B$9];IF([$Rankers.I5]=9;[$R.$B$10];IF([$Rankers.I5]=10;[$R.$B$11];IF([$Rankers.I5]=11;[$R.$B$12];IF([$Rankers.I5]=12;[$R.$B$13];IF([$Rankers.I5]=13;[$R.$B$14];IF([$Rankers.I5]=14;[$R.$B$15];IF([$Rankers.I5]=15;[$R.$B$16];IF([$Rankers.I5]=16;[$R.$B$17];IF([$Rankers.I5]=17;[$R.$B$18];IF([$Rankers.I5]=18;[$R.$B$19];IF([$Rankers.I5]=19;[$R.$B$20];IF([$Rankers.I5]=20;[$R.$B$21];IF([$Rankers.I5]=21;[$R.$B$22];IF([$Rankers.I5]=22;[$R.$B$23];IF([$Rankers.I5]=23;[$R.$B$24];IF([$Rankers.I5]=24;[$R.$B$25];IF([$Rankers.I5]=25;[$R.$B$26];IF([$Rankers.I5]=26;[$R.$B$27];IF([$Rankers.I5]=27;[$R.$B$28];IF([$Rankers.I5]=28;[$R.$B$29];IF([$Rankers.I5]=29;[$R.$B$30];IF([$Rankers.I5]=30;[$R.$B$31];IF([$Rankers.I5]=31;[$R.$B$32];IF([$Rankers.I5]=32;[$R.$B$33];IF([$Rankers.I5]=33;[$R.$B$34];IF([$Rankers.I5]=34;[$R.$B$35];IF([$Rankers.I5]=35;[$R.$B$36];IF([$Rankers.I5]=36;[$R.$B$37];IF([$Rankers.I5]=0;0;[$R.H41])))))))))))))))))))))))))))))))))))))" office:value-type="float" office:value="0" calcext:value-type="float">
            <text:p>0</text:p>
          </table:table-cell>
          <table:table-cell table:style-name="ce22" table:formula="of:=IF([$Rankers.J5]=1;[$R.$B$2];IF([$Rankers.J5]=2;[$R.$B$3];IF([$Rankers.J5]=3;[$R.$B$4];IF([$Rankers.J5]=4;[$R.$B$5];IF([$Rankers.J5]=5;[$R.$B$6];IF([$Rankers.J5]=6;[$R.$B$7];IF([$Rankers.J5]=7;[$R.$B$8];IF([$Rankers.J5]=8;[$R.$B$9];IF([$Rankers.J5]=9;[$R.$B$10];IF([$Rankers.J5]=10;[$R.$B$11];IF([$Rankers.J5]=11;[$R.$B$12];IF([$Rankers.J5]=12;[$R.$B$13];IF([$Rankers.J5]=13;[$R.$B$14];IF([$Rankers.J5]=14;[$R.$B$15];IF([$Rankers.J5]=15;[$R.$B$16];IF([$Rankers.J5]=16;[$R.$B$17];IF([$Rankers.J5]=17;[$R.$B$18];IF([$Rankers.J5]=18;[$R.$B$19];IF([$Rankers.J5]=19;[$R.$B$20];IF([$Rankers.J5]=20;[$R.$B$21];IF([$Rankers.J5]=21;[$R.$B$22];IF([$Rankers.J5]=22;[$R.$B$23];IF([$Rankers.J5]=23;[$R.$B$24];IF([$Rankers.J5]=24;[$R.$B$25];IF([$Rankers.J5]=25;[$R.$B$26];IF([$Rankers.J5]=26;[$R.$B$27];IF([$Rankers.J5]=27;[$R.$B$28];IF([$Rankers.J5]=28;[$R.$B$29];IF([$Rankers.J5]=29;[$R.$B$30];IF([$Rankers.J5]=30;[$R.$B$31];IF([$Rankers.J5]=31;[$R.$B$32];IF([$Rankers.J5]=32;[$R.$B$33];IF([$Rankers.J5]=33;[$R.$B$34];IF([$Rankers.J5]=34;[$R.$B$35];IF([$Rankers.J5]=35;[$R.$B$36];IF([$Rankers.J5]=36;[$R.$B$37];IF([$Rankers.J5]=0;0;[$R.I41])))))))))))))))))))))))))))))))))))))" office:value-type="float" office:value="35" calcext:value-type="float">
            <text:p>35</text:p>
          </table:table-cell>
          <table:table-cell table:style-name="ce25" table:formula="of:=IF([$Rankers.K5]=1;[$R.$B$2];IF([$Rankers.K5]=2;[$R.$B$3];IF([$Rankers.K5]=3;[$R.$B$4];IF([$Rankers.K5]=4;[$R.$B$5];IF([$Rankers.K5]=5;[$R.$B$6];IF([$Rankers.K5]=6;[$R.$B$7];IF([$Rankers.K5]=7;[$R.$B$8];IF([$Rankers.K5]=8;[$R.$B$9];IF([$Rankers.K5]=9;[$R.$B$10];IF([$Rankers.K5]=10;[$R.$B$11];IF([$Rankers.K5]=11;[$R.$B$12];IF([$Rankers.K5]=12;[$R.$B$13];IF([$Rankers.K5]=13;[$R.$B$14];IF([$Rankers.K5]=14;[$R.$B$15];IF([$Rankers.K5]=15;[$R.$B$16];IF([$Rankers.K5]=16;[$R.$B$17];IF([$Rankers.K5]=17;[$R.$B$18];IF([$Rankers.K5]=18;[$R.$B$19];IF([$Rankers.K5]=19;[$R.$B$20];IF([$Rankers.K5]=20;[$R.$B$21];IF([$Rankers.K5]=21;[$R.$B$22];IF([$Rankers.K5]=22;[$R.$B$23];IF([$Rankers.K5]=23;[$R.$B$24];IF([$Rankers.K5]=24;[$R.$B$25];IF([$Rankers.K5]=25;[$R.$B$26];IF([$Rankers.K5]=26;[$R.$B$27];IF([$Rankers.K5]=27;[$R.$B$28];IF([$Rankers.K5]=28;[$R.$B$29];IF([$Rankers.K5]=29;[$R.$B$30];IF([$Rankers.K5]=30;[$R.$B$31];IF([$Rankers.K5]=31;[$R.$B$32];IF([$Rankers.K5]=32;[$R.$B$33];IF([$Rankers.K5]=33;[$R.$B$34];IF([$Rankers.K5]=34;[$R.$B$35];IF([$Rankers.K5]=35;[$R.$B$36];IF([$Rankers.K5]=36;[$R.$B$37];IF([$Rankers.K5]=0;0;[$R.J41])))))))))))))))))))))))))))))))))))))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2" calcext:value-type="float">
            <text:p>12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8" office:value-type="string" calcext:value-type="string">
            <text:p>Бардола Андрей Кириллович</text:p>
          </table:table-cell>
          <table:table-cell table:style-name="ce15" table:formula="of:=SUM([.D6:.ZZ6])" office:value-type="float" office:value="290" calcext:value-type="float">
            <text:p>290.00</text:p>
          </table:table-cell>
          <table:table-cell table:style-name="ce22" table:formula="of:=IF([$Rankers.C6]=1;[$R.$B$2];IF([$Rankers.C6]=2;[$R.$B$3];IF([$Rankers.C6]=3;[$R.$B$4];IF([$Rankers.C6]=4;[$R.$B$5];IF([$Rankers.C6]=5;[$R.$B$6];IF([$Rankers.C6]=6;[$R.$B$7];IF([$Rankers.C6]=7;[$R.$B$8];IF([$Rankers.C6]=8;[$R.$B$9];IF([$Rankers.C6]=9;[$R.$B$10];IF([$Rankers.C6]=10;[$R.$B$11];IF([$Rankers.C6]=11;[$R.$B$12];IF([$Rankers.C6]=12;[$R.$B$13];IF([$Rankers.C6]=13;[$R.$B$14];IF([$Rankers.C6]=14;[$R.$B$15];IF([$Rankers.C6]=15;[$R.$B$16];IF([$Rankers.C6]=16;[$R.$B$17];IF([$Rankers.C6]=17;[$R.$B$18];IF([$Rankers.C6]=18;[$R.$B$19];IF([$Rankers.C6]=19;[$R.$B$20];IF([$Rankers.C6]=20;[$R.$B$21];IF([$Rankers.C6]=21;[$R.$B$22];IF([$Rankers.C6]=22;[$R.$B$23];IF([$Rankers.C6]=23;[$R.$B$24];IF([$Rankers.C6]=24;[$R.$B$25];IF([$Rankers.C6]=25;[$R.$B$26];IF([$Rankers.C6]=26;[$R.$B$27];IF([$Rankers.C6]=27;[$R.$B$28];IF([$Rankers.C6]=28;[$R.$B$29];IF([$Rankers.C6]=29;[$R.$B$30];IF([$Rankers.C6]=30;[$R.$B$31];IF([$Rankers.C6]=31;[$R.$B$32];IF([$Rankers.C6]=32;[$R.$B$33];IF([$Rankers.C6]=33;[$R.$B$34];IF([$Rankers.C6]=34;[$R.$B$35];IF([$Rankers.C6]=35;[$R.$B$36];IF([$Rankers.C6]=36;[$R.$B$37];IF([$Rankers.C6]=0;0;[$R.B42])))))))))))))))))))))))))))))))))))))" office:value-type="float" office:value="36" calcext:value-type="float">
            <text:p>36</text:p>
          </table:table-cell>
          <table:table-cell table:style-name="ce22" table:formula="of:=IF([$Rankers.D6]=1;[$R.$B$2];IF([$Rankers.D6]=2;[$R.$B$3];IF([$Rankers.D6]=3;[$R.$B$4];IF([$Rankers.D6]=4;[$R.$B$5];IF([$Rankers.D6]=5;[$R.$B$6];IF([$Rankers.D6]=6;[$R.$B$7];IF([$Rankers.D6]=7;[$R.$B$8];IF([$Rankers.D6]=8;[$R.$B$9];IF([$Rankers.D6]=9;[$R.$B$10];IF([$Rankers.D6]=10;[$R.$B$11];IF([$Rankers.D6]=11;[$R.$B$12];IF([$Rankers.D6]=12;[$R.$B$13];IF([$Rankers.D6]=13;[$R.$B$14];IF([$Rankers.D6]=14;[$R.$B$15];IF([$Rankers.D6]=15;[$R.$B$16];IF([$Rankers.D6]=16;[$R.$B$17];IF([$Rankers.D6]=17;[$R.$B$18];IF([$Rankers.D6]=18;[$R.$B$19];IF([$Rankers.D6]=19;[$R.$B$20];IF([$Rankers.D6]=20;[$R.$B$21];IF([$Rankers.D6]=21;[$R.$B$22];IF([$Rankers.D6]=22;[$R.$B$23];IF([$Rankers.D6]=23;[$R.$B$24];IF([$Rankers.D6]=24;[$R.$B$25];IF([$Rankers.D6]=25;[$R.$B$26];IF([$Rankers.D6]=26;[$R.$B$27];IF([$Rankers.D6]=27;[$R.$B$28];IF([$Rankers.D6]=28;[$R.$B$29];IF([$Rankers.D6]=29;[$R.$B$30];IF([$Rankers.D6]=30;[$R.$B$31];IF([$Rankers.D6]=31;[$R.$B$32];IF([$Rankers.D6]=32;[$R.$B$33];IF([$Rankers.D6]=33;[$R.$B$34];IF([$Rankers.D6]=34;[$R.$B$35];IF([$Rankers.D6]=35;[$R.$B$36];IF([$Rankers.D6]=36;[$R.$B$37];IF([$Rankers.D6]=0;0;[$R.C42])))))))))))))))))))))))))))))))))))))" office:value-type="float" office:value="37" calcext:value-type="float">
            <text:p>37</text:p>
          </table:table-cell>
          <table:table-cell table:style-name="ce22" table:formula="of:=IF([$Rankers.E6]=1;[$R.$B$2];IF([$Rankers.E6]=2;[$R.$B$3];IF([$Rankers.E6]=3;[$R.$B$4];IF([$Rankers.E6]=4;[$R.$B$5];IF([$Rankers.E6]=5;[$R.$B$6];IF([$Rankers.E6]=6;[$R.$B$7];IF([$Rankers.E6]=7;[$R.$B$8];IF([$Rankers.E6]=8;[$R.$B$9];IF([$Rankers.E6]=9;[$R.$B$10];IF([$Rankers.E6]=10;[$R.$B$11];IF([$Rankers.E6]=11;[$R.$B$12];IF([$Rankers.E6]=12;[$R.$B$13];IF([$Rankers.E6]=13;[$R.$B$14];IF([$Rankers.E6]=14;[$R.$B$15];IF([$Rankers.E6]=15;[$R.$B$16];IF([$Rankers.E6]=16;[$R.$B$17];IF([$Rankers.E6]=17;[$R.$B$18];IF([$Rankers.E6]=18;[$R.$B$19];IF([$Rankers.E6]=19;[$R.$B$20];IF([$Rankers.E6]=20;[$R.$B$21];IF([$Rankers.E6]=21;[$R.$B$22];IF([$Rankers.E6]=22;[$R.$B$23];IF([$Rankers.E6]=23;[$R.$B$24];IF([$Rankers.E6]=24;[$R.$B$25];IF([$Rankers.E6]=25;[$R.$B$26];IF([$Rankers.E6]=26;[$R.$B$27];IF([$Rankers.E6]=27;[$R.$B$28];IF([$Rankers.E6]=28;[$R.$B$29];IF([$Rankers.E6]=29;[$R.$B$30];IF([$Rankers.E6]=30;[$R.$B$31];IF([$Rankers.E6]=31;[$R.$B$32];IF([$Rankers.E6]=32;[$R.$B$33];IF([$Rankers.E6]=33;[$R.$B$34];IF([$Rankers.E6]=34;[$R.$B$35];IF([$Rankers.E6]=35;[$R.$B$36];IF([$Rankers.E6]=36;[$R.$B$37];IF([$Rankers.E6]=0;0;[$R.D42])))))))))))))))))))))))))))))))))))))" office:value-type="float" office:value="37" calcext:value-type="float">
            <text:p>37</text:p>
          </table:table-cell>
          <table:table-cell table:style-name="ce22" table:formula="of:=IF([$Rankers.F6]=1;[$R.$B$2];IF([$Rankers.F6]=2;[$R.$B$3];IF([$Rankers.F6]=3;[$R.$B$4];IF([$Rankers.F6]=4;[$R.$B$5];IF([$Rankers.F6]=5;[$R.$B$6];IF([$Rankers.F6]=6;[$R.$B$7];IF([$Rankers.F6]=7;[$R.$B$8];IF([$Rankers.F6]=8;[$R.$B$9];IF([$Rankers.F6]=9;[$R.$B$10];IF([$Rankers.F6]=10;[$R.$B$11];IF([$Rankers.F6]=11;[$R.$B$12];IF([$Rankers.F6]=12;[$R.$B$13];IF([$Rankers.F6]=13;[$R.$B$14];IF([$Rankers.F6]=14;[$R.$B$15];IF([$Rankers.F6]=15;[$R.$B$16];IF([$Rankers.F6]=16;[$R.$B$17];IF([$Rankers.F6]=17;[$R.$B$18];IF([$Rankers.F6]=18;[$R.$B$19];IF([$Rankers.F6]=19;[$R.$B$20];IF([$Rankers.F6]=20;[$R.$B$21];IF([$Rankers.F6]=21;[$R.$B$22];IF([$Rankers.F6]=22;[$R.$B$23];IF([$Rankers.F6]=23;[$R.$B$24];IF([$Rankers.F6]=24;[$R.$B$25];IF([$Rankers.F6]=25;[$R.$B$26];IF([$Rankers.F6]=26;[$R.$B$27];IF([$Rankers.F6]=27;[$R.$B$28];IF([$Rankers.F6]=28;[$R.$B$29];IF([$Rankers.F6]=29;[$R.$B$30];IF([$Rankers.F6]=30;[$R.$B$31];IF([$Rankers.F6]=31;[$R.$B$32];IF([$Rankers.F6]=32;[$R.$B$33];IF([$Rankers.F6]=33;[$R.$B$34];IF([$Rankers.F6]=34;[$R.$B$35];IF([$Rankers.F6]=35;[$R.$B$36];IF([$Rankers.F6]=36;[$R.$B$37];IF([$Rankers.F6]=0;0;[$R.E42])))))))))))))))))))))))))))))))))))))" office:value-type="float" office:value="37" calcext:value-type="float">
            <text:p>37</text:p>
          </table:table-cell>
          <table:table-cell table:style-name="ce22" table:formula="of:=IF([$Rankers.G6]=1;[$R.$B$2];IF([$Rankers.G6]=2;[$R.$B$3];IF([$Rankers.G6]=3;[$R.$B$4];IF([$Rankers.G6]=4;[$R.$B$5];IF([$Rankers.G6]=5;[$R.$B$6];IF([$Rankers.G6]=6;[$R.$B$7];IF([$Rankers.G6]=7;[$R.$B$8];IF([$Rankers.G6]=8;[$R.$B$9];IF([$Rankers.G6]=9;[$R.$B$10];IF([$Rankers.G6]=10;[$R.$B$11];IF([$Rankers.G6]=11;[$R.$B$12];IF([$Rankers.G6]=12;[$R.$B$13];IF([$Rankers.G6]=13;[$R.$B$14];IF([$Rankers.G6]=14;[$R.$B$15];IF([$Rankers.G6]=15;[$R.$B$16];IF([$Rankers.G6]=16;[$R.$B$17];IF([$Rankers.G6]=17;[$R.$B$18];IF([$Rankers.G6]=18;[$R.$B$19];IF([$Rankers.G6]=19;[$R.$B$20];IF([$Rankers.G6]=20;[$R.$B$21];IF([$Rankers.G6]=21;[$R.$B$22];IF([$Rankers.G6]=22;[$R.$B$23];IF([$Rankers.G6]=23;[$R.$B$24];IF([$Rankers.G6]=24;[$R.$B$25];IF([$Rankers.G6]=25;[$R.$B$26];IF([$Rankers.G6]=26;[$R.$B$27];IF([$Rankers.G6]=27;[$R.$B$28];IF([$Rankers.G6]=28;[$R.$B$29];IF([$Rankers.G6]=29;[$R.$B$30];IF([$Rankers.G6]=30;[$R.$B$31];IF([$Rankers.G6]=31;[$R.$B$32];IF([$Rankers.G6]=32;[$R.$B$33];IF([$Rankers.G6]=33;[$R.$B$34];IF([$Rankers.G6]=34;[$R.$B$35];IF([$Rankers.G6]=35;[$R.$B$36];IF([$Rankers.G6]=36;[$R.$B$37];IF([$Rankers.G6]=0;0;[$R.F42])))))))))))))))))))))))))))))))))))))" office:value-type="float" office:value="28" calcext:value-type="float">
            <text:p>28</text:p>
          </table:table-cell>
          <table:table-cell table:style-name="ce22" table:formula="of:=IF([$Rankers.H6]=1;[$R.$B$2];IF([$Rankers.H6]=2;[$R.$B$3];IF([$Rankers.H6]=3;[$R.$B$4];IF([$Rankers.H6]=4;[$R.$B$5];IF([$Rankers.H6]=5;[$R.$B$6];IF([$Rankers.H6]=6;[$R.$B$7];IF([$Rankers.H6]=7;[$R.$B$8];IF([$Rankers.H6]=8;[$R.$B$9];IF([$Rankers.H6]=9;[$R.$B$10];IF([$Rankers.H6]=10;[$R.$B$11];IF([$Rankers.H6]=11;[$R.$B$12];IF([$Rankers.H6]=12;[$R.$B$13];IF([$Rankers.H6]=13;[$R.$B$14];IF([$Rankers.H6]=14;[$R.$B$15];IF([$Rankers.H6]=15;[$R.$B$16];IF([$Rankers.H6]=16;[$R.$B$17];IF([$Rankers.H6]=17;[$R.$B$18];IF([$Rankers.H6]=18;[$R.$B$19];IF([$Rankers.H6]=19;[$R.$B$20];IF([$Rankers.H6]=20;[$R.$B$21];IF([$Rankers.H6]=21;[$R.$B$22];IF([$Rankers.H6]=22;[$R.$B$23];IF([$Rankers.H6]=23;[$R.$B$24];IF([$Rankers.H6]=24;[$R.$B$25];IF([$Rankers.H6]=25;[$R.$B$26];IF([$Rankers.H6]=26;[$R.$B$27];IF([$Rankers.H6]=27;[$R.$B$28];IF([$Rankers.H6]=28;[$R.$B$29];IF([$Rankers.H6]=29;[$R.$B$30];IF([$Rankers.H6]=30;[$R.$B$31];IF([$Rankers.H6]=31;[$R.$B$32];IF([$Rankers.H6]=32;[$R.$B$33];IF([$Rankers.H6]=33;[$R.$B$34];IF([$Rankers.H6]=34;[$R.$B$35];IF([$Rankers.H6]=35;[$R.$B$36];IF([$Rankers.H6]=36;[$R.$B$37];IF([$Rankers.H6]=0;0;[$R.G42])))))))))))))))))))))))))))))))))))))" office:value-type="float" office:value="28" calcext:value-type="float">
            <text:p>28</text:p>
          </table:table-cell>
          <table:table-cell table:style-name="ce22" table:formula="of:=IF([$Rankers.I6]=1;[$R.$B$2];IF([$Rankers.I6]=2;[$R.$B$3];IF([$Rankers.I6]=3;[$R.$B$4];IF([$Rankers.I6]=4;[$R.$B$5];IF([$Rankers.I6]=5;[$R.$B$6];IF([$Rankers.I6]=6;[$R.$B$7];IF([$Rankers.I6]=7;[$R.$B$8];IF([$Rankers.I6]=8;[$R.$B$9];IF([$Rankers.I6]=9;[$R.$B$10];IF([$Rankers.I6]=10;[$R.$B$11];IF([$Rankers.I6]=11;[$R.$B$12];IF([$Rankers.I6]=12;[$R.$B$13];IF([$Rankers.I6]=13;[$R.$B$14];IF([$Rankers.I6]=14;[$R.$B$15];IF([$Rankers.I6]=15;[$R.$B$16];IF([$Rankers.I6]=16;[$R.$B$17];IF([$Rankers.I6]=17;[$R.$B$18];IF([$Rankers.I6]=18;[$R.$B$19];IF([$Rankers.I6]=19;[$R.$B$20];IF([$Rankers.I6]=20;[$R.$B$21];IF([$Rankers.I6]=21;[$R.$B$22];IF([$Rankers.I6]=22;[$R.$B$23];IF([$Rankers.I6]=23;[$R.$B$24];IF([$Rankers.I6]=24;[$R.$B$25];IF([$Rankers.I6]=25;[$R.$B$26];IF([$Rankers.I6]=26;[$R.$B$27];IF([$Rankers.I6]=27;[$R.$B$28];IF([$Rankers.I6]=28;[$R.$B$29];IF([$Rankers.I6]=29;[$R.$B$30];IF([$Rankers.I6]=30;[$R.$B$31];IF([$Rankers.I6]=31;[$R.$B$32];IF([$Rankers.I6]=32;[$R.$B$33];IF([$Rankers.I6]=33;[$R.$B$34];IF([$Rankers.I6]=34;[$R.$B$35];IF([$Rankers.I6]=35;[$R.$B$36];IF([$Rankers.I6]=36;[$R.$B$37];IF([$Rankers.I6]=0;0;[$R.H42])))))))))))))))))))))))))))))))))))))" office:value-type="float" office:value="37" calcext:value-type="float">
            <text:p>37</text:p>
          </table:table-cell>
          <table:table-cell table:style-name="ce22" table:formula="of:=IF([$Rankers.J6]=1;[$R.$B$2];IF([$Rankers.J6]=2;[$R.$B$3];IF([$Rankers.J6]=3;[$R.$B$4];IF([$Rankers.J6]=4;[$R.$B$5];IF([$Rankers.J6]=5;[$R.$B$6];IF([$Rankers.J6]=6;[$R.$B$7];IF([$Rankers.J6]=7;[$R.$B$8];IF([$Rankers.J6]=8;[$R.$B$9];IF([$Rankers.J6]=9;[$R.$B$10];IF([$Rankers.J6]=10;[$R.$B$11];IF([$Rankers.J6]=11;[$R.$B$12];IF([$Rankers.J6]=12;[$R.$B$13];IF([$Rankers.J6]=13;[$R.$B$14];IF([$Rankers.J6]=14;[$R.$B$15];IF([$Rankers.J6]=15;[$R.$B$16];IF([$Rankers.J6]=16;[$R.$B$17];IF([$Rankers.J6]=17;[$R.$B$18];IF([$Rankers.J6]=18;[$R.$B$19];IF([$Rankers.J6]=19;[$R.$B$20];IF([$Rankers.J6]=20;[$R.$B$21];IF([$Rankers.J6]=21;[$R.$B$22];IF([$Rankers.J6]=22;[$R.$B$23];IF([$Rankers.J6]=23;[$R.$B$24];IF([$Rankers.J6]=24;[$R.$B$25];IF([$Rankers.J6]=25;[$R.$B$26];IF([$Rankers.J6]=26;[$R.$B$27];IF([$Rankers.J6]=27;[$R.$B$28];IF([$Rankers.J6]=28;[$R.$B$29];IF([$Rankers.J6]=29;[$R.$B$30];IF([$Rankers.J6]=30;[$R.$B$31];IF([$Rankers.J6]=31;[$R.$B$32];IF([$Rankers.J6]=32;[$R.$B$33];IF([$Rankers.J6]=33;[$R.$B$34];IF([$Rankers.J6]=34;[$R.$B$35];IF([$Rankers.J6]=35;[$R.$B$36];IF([$Rankers.J6]=36;[$R.$B$37];IF([$Rankers.J6]=0;0;[$R.I42])))))))))))))))))))))))))))))))))))))" office:value-type="float" office:value="30" calcext:value-type="float">
            <text:p>30</text:p>
          </table:table-cell>
          <table:table-cell table:style-name="ce25" table:formula="of:=IF([$Rankers.K6]=1;[$R.$B$2];IF([$Rankers.K6]=2;[$R.$B$3];IF([$Rankers.K6]=3;[$R.$B$4];IF([$Rankers.K6]=4;[$R.$B$5];IF([$Rankers.K6]=5;[$R.$B$6];IF([$Rankers.K6]=6;[$R.$B$7];IF([$Rankers.K6]=7;[$R.$B$8];IF([$Rankers.K6]=8;[$R.$B$9];IF([$Rankers.K6]=9;[$R.$B$10];IF([$Rankers.K6]=10;[$R.$B$11];IF([$Rankers.K6]=11;[$R.$B$12];IF([$Rankers.K6]=12;[$R.$B$13];IF([$Rankers.K6]=13;[$R.$B$14];IF([$Rankers.K6]=14;[$R.$B$15];IF([$Rankers.K6]=15;[$R.$B$16];IF([$Rankers.K6]=16;[$R.$B$17];IF([$Rankers.K6]=17;[$R.$B$18];IF([$Rankers.K6]=18;[$R.$B$19];IF([$Rankers.K6]=19;[$R.$B$20];IF([$Rankers.K6]=20;[$R.$B$21];IF([$Rankers.K6]=21;[$R.$B$22];IF([$Rankers.K6]=22;[$R.$B$23];IF([$Rankers.K6]=23;[$R.$B$24];IF([$Rankers.K6]=24;[$R.$B$25];IF([$Rankers.K6]=25;[$R.$B$26];IF([$Rankers.K6]=26;[$R.$B$27];IF([$Rankers.K6]=27;[$R.$B$28];IF([$Rankers.K6]=28;[$R.$B$29];IF([$Rankers.K6]=29;[$R.$B$30];IF([$Rankers.K6]=30;[$R.$B$31];IF([$Rankers.K6]=31;[$R.$B$32];IF([$Rankers.K6]=32;[$R.$B$33];IF([$Rankers.K6]=33;[$R.$B$34];IF([$Rankers.K6]=34;[$R.$B$35];IF([$Rankers.K6]=35;[$R.$B$36];IF([$Rankers.K6]=36;[$R.$B$37];IF([$Rankers.K6]=0;0;[$R.J42])))))))))))))))))))))))))))))))))))))" office:value-type="float" office:value="16" calcext:value-type="float">
            <text:p>16</text:p>
          </table:table-cell>
          <table:table-cell table:style-name="ce28" table:formula="of:=IF([$Rankers.L6]=1;[$R.$B$2];IF([$Rankers.L6]=2;[$R.$B$3];IF([$Rankers.L6]=3;[$R.$B$4];IF([$Rankers.L6]=4;[$R.$B$5];IF([$Rankers.L6]=5;[$R.$B$6];IF([$Rankers.L6]=6;[$R.$B$7];IF([$Rankers.L6]=7;[$R.$B$8];IF([$Rankers.L6]=8;[$R.$B$9];IF([$Rankers.L6]=9;[$R.$B$10];IF([$Rankers.L6]=10;[$R.$B$11];IF([$Rankers.L6]=11;[$R.$B$12];IF([$Rankers.L6]=12;[$R.$B$13];IF([$Rankers.L6]=13;[$R.$B$14];IF([$Rankers.L6]=14;[$R.$B$15];IF([$Rankers.L6]=15;[$R.$B$16];IF([$Rankers.L6]=16;[$R.$B$17];IF([$Rankers.L6]=17;[$R.$B$18];IF([$Rankers.L6]=18;[$R.$B$19];IF([$Rankers.L6]=19;[$R.$B$20];IF([$Rankers.L6]=20;[$R.$B$21];IF([$Rankers.L6]=21;[$R.$B$22];IF([$Rankers.L6]=22;[$R.$B$23];IF([$Rankers.L6]=23;[$R.$B$24];IF([$Rankers.L6]=24;[$R.$B$25];IF([$Rankers.L6]=25;[$R.$B$26];IF([$Rankers.L6]=26;[$R.$B$27];IF([$Rankers.L6]=27;[$R.$B$28];IF([$Rankers.L6]=28;[$R.$B$29];IF([$Rankers.L6]=29;[$R.$B$30];IF([$Rankers.L6]=30;[$R.$B$31];IF([$Rankers.L6]=31;[$R.$B$32];IF([$Rankers.L6]=32;[$R.$B$33];IF([$Rankers.L6]=33;[$R.$B$34];IF([$Rankers.L6]=34;[$R.$B$35];IF([$Rankers.L6]=35;[$R.$B$36];IF([$Rankers.L6]=36;[$R.$B$37];IF([$Rankers.L6]=0;0;[$R.K42])))))))))))))))))))))))))))))))))))))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8" office:value-type="string" calcext:value-type="string">
            <text:p>Воеводкин Данила Дмитриевич</text:p>
          </table:table-cell>
          <table:table-cell table:style-name="ce15" table:formula="of:=SUM([.D7:.ZZ7])" office:value-type="float" office:value="142" calcext:value-type="float">
            <text:p>142.00</text:p>
          </table:table-cell>
          <table:table-cell table:style-name="ce22" table:formula="of:=IF([$Rankers.C7]=1;[$R.$B$2];IF([$Rankers.C7]=2;[$R.$B$3];IF([$Rankers.C7]=3;[$R.$B$4];IF([$Rankers.C7]=4;[$R.$B$5];IF([$Rankers.C7]=5;[$R.$B$6];IF([$Rankers.C7]=6;[$R.$B$7];IF([$Rankers.C7]=7;[$R.$B$8];IF([$Rankers.C7]=8;[$R.$B$9];IF([$Rankers.C7]=9;[$R.$B$10];IF([$Rankers.C7]=10;[$R.$B$11];IF([$Rankers.C7]=11;[$R.$B$12];IF([$Rankers.C7]=12;[$R.$B$13];IF([$Rankers.C7]=13;[$R.$B$14];IF([$Rankers.C7]=14;[$R.$B$15];IF([$Rankers.C7]=15;[$R.$B$16];IF([$Rankers.C7]=16;[$R.$B$17];IF([$Rankers.C7]=17;[$R.$B$18];IF([$Rankers.C7]=18;[$R.$B$19];IF([$Rankers.C7]=19;[$R.$B$20];IF([$Rankers.C7]=20;[$R.$B$21];IF([$Rankers.C7]=21;[$R.$B$22];IF([$Rankers.C7]=22;[$R.$B$23];IF([$Rankers.C7]=23;[$R.$B$24];IF([$Rankers.C7]=24;[$R.$B$25];IF([$Rankers.C7]=25;[$R.$B$26];IF([$Rankers.C7]=26;[$R.$B$27];IF([$Rankers.C7]=27;[$R.$B$28];IF([$Rankers.C7]=28;[$R.$B$29];IF([$Rankers.C7]=29;[$R.$B$30];IF([$Rankers.C7]=30;[$R.$B$31];IF([$Rankers.C7]=31;[$R.$B$32];IF([$Rankers.C7]=32;[$R.$B$33];IF([$Rankers.C7]=33;[$R.$B$34];IF([$Rankers.C7]=34;[$R.$B$35];IF([$Rankers.C7]=35;[$R.$B$36];IF([$Rankers.C7]=36;[$R.$B$37];IF([$Rankers.C7]=0;0;[$R.B43])))))))))))))))))))))))))))))))))))))" office:value-type="float" office:value="11" calcext:value-type="float">
            <text:p>11</text:p>
          </table:table-cell>
          <table:table-cell table:style-name="ce22" table:formula="of:=IF([$Rankers.D7]=1;[$R.$B$2];IF([$Rankers.D7]=2;[$R.$B$3];IF([$Rankers.D7]=3;[$R.$B$4];IF([$Rankers.D7]=4;[$R.$B$5];IF([$Rankers.D7]=5;[$R.$B$6];IF([$Rankers.D7]=6;[$R.$B$7];IF([$Rankers.D7]=7;[$R.$B$8];IF([$Rankers.D7]=8;[$R.$B$9];IF([$Rankers.D7]=9;[$R.$B$10];IF([$Rankers.D7]=10;[$R.$B$11];IF([$Rankers.D7]=11;[$R.$B$12];IF([$Rankers.D7]=12;[$R.$B$13];IF([$Rankers.D7]=13;[$R.$B$14];IF([$Rankers.D7]=14;[$R.$B$15];IF([$Rankers.D7]=15;[$R.$B$16];IF([$Rankers.D7]=16;[$R.$B$17];IF([$Rankers.D7]=17;[$R.$B$18];IF([$Rankers.D7]=18;[$R.$B$19];IF([$Rankers.D7]=19;[$R.$B$20];IF([$Rankers.D7]=20;[$R.$B$21];IF([$Rankers.D7]=21;[$R.$B$22];IF([$Rankers.D7]=22;[$R.$B$23];IF([$Rankers.D7]=23;[$R.$B$24];IF([$Rankers.D7]=24;[$R.$B$25];IF([$Rankers.D7]=25;[$R.$B$26];IF([$Rankers.D7]=26;[$R.$B$27];IF([$Rankers.D7]=27;[$R.$B$28];IF([$Rankers.D7]=28;[$R.$B$29];IF([$Rankers.D7]=29;[$R.$B$30];IF([$Rankers.D7]=30;[$R.$B$31];IF([$Rankers.D7]=31;[$R.$B$32];IF([$Rankers.D7]=32;[$R.$B$33];IF([$Rankers.D7]=33;[$R.$B$34];IF([$Rankers.D7]=34;[$R.$B$35];IF([$Rankers.D7]=35;[$R.$B$36];IF([$Rankers.D7]=36;[$R.$B$37];IF([$Rankers.D7]=0;0;[$R.C43])))))))))))))))))))))))))))))))))))))" office:value-type="float" office:value="21" calcext:value-type="float">
            <text:p>21</text:p>
          </table:table-cell>
          <table:table-cell table:style-name="ce22" table:formula="of:=IF([$Rankers.E7]=1;[$R.$B$2];IF([$Rankers.E7]=2;[$R.$B$3];IF([$Rankers.E7]=3;[$R.$B$4];IF([$Rankers.E7]=4;[$R.$B$5];IF([$Rankers.E7]=5;[$R.$B$6];IF([$Rankers.E7]=6;[$R.$B$7];IF([$Rankers.E7]=7;[$R.$B$8];IF([$Rankers.E7]=8;[$R.$B$9];IF([$Rankers.E7]=9;[$R.$B$10];IF([$Rankers.E7]=10;[$R.$B$11];IF([$Rankers.E7]=11;[$R.$B$12];IF([$Rankers.E7]=12;[$R.$B$13];IF([$Rankers.E7]=13;[$R.$B$14];IF([$Rankers.E7]=14;[$R.$B$15];IF([$Rankers.E7]=15;[$R.$B$16];IF([$Rankers.E7]=16;[$R.$B$17];IF([$Rankers.E7]=17;[$R.$B$18];IF([$Rankers.E7]=18;[$R.$B$19];IF([$Rankers.E7]=19;[$R.$B$20];IF([$Rankers.E7]=20;[$R.$B$21];IF([$Rankers.E7]=21;[$R.$B$22];IF([$Rankers.E7]=22;[$R.$B$23];IF([$Rankers.E7]=23;[$R.$B$24];IF([$Rankers.E7]=24;[$R.$B$25];IF([$Rankers.E7]=25;[$R.$B$26];IF([$Rankers.E7]=26;[$R.$B$27];IF([$Rankers.E7]=27;[$R.$B$28];IF([$Rankers.E7]=28;[$R.$B$29];IF([$Rankers.E7]=29;[$R.$B$30];IF([$Rankers.E7]=30;[$R.$B$31];IF([$Rankers.E7]=31;[$R.$B$32];IF([$Rankers.E7]=32;[$R.$B$33];IF([$Rankers.E7]=33;[$R.$B$34];IF([$Rankers.E7]=34;[$R.$B$35];IF([$Rankers.E7]=35;[$R.$B$36];IF([$Rankers.E7]=36;[$R.$B$37];IF([$Rankers.E7]=0;0;[$R.D43])))))))))))))))))))))))))))))))))))))" office:value-type="float" office:value="30" calcext:value-type="float">
            <text:p>30</text:p>
          </table:table-cell>
          <table:table-cell table:style-name="ce22" table:formula="of:=IF([$Rankers.F7]=1;[$R.$B$2];IF([$Rankers.F7]=2;[$R.$B$3];IF([$Rankers.F7]=3;[$R.$B$4];IF([$Rankers.F7]=4;[$R.$B$5];IF([$Rankers.F7]=5;[$R.$B$6];IF([$Rankers.F7]=6;[$R.$B$7];IF([$Rankers.F7]=7;[$R.$B$8];IF([$Rankers.F7]=8;[$R.$B$9];IF([$Rankers.F7]=9;[$R.$B$10];IF([$Rankers.F7]=10;[$R.$B$11];IF([$Rankers.F7]=11;[$R.$B$12];IF([$Rankers.F7]=12;[$R.$B$13];IF([$Rankers.F7]=13;[$R.$B$14];IF([$Rankers.F7]=14;[$R.$B$15];IF([$Rankers.F7]=15;[$R.$B$16];IF([$Rankers.F7]=16;[$R.$B$17];IF([$Rankers.F7]=17;[$R.$B$18];IF([$Rankers.F7]=18;[$R.$B$19];IF([$Rankers.F7]=19;[$R.$B$20];IF([$Rankers.F7]=20;[$R.$B$21];IF([$Rankers.F7]=21;[$R.$B$22];IF([$Rankers.F7]=22;[$R.$B$23];IF([$Rankers.F7]=23;[$R.$B$24];IF([$Rankers.F7]=24;[$R.$B$25];IF([$Rankers.F7]=25;[$R.$B$26];IF([$Rankers.F7]=26;[$R.$B$27];IF([$Rankers.F7]=27;[$R.$B$28];IF([$Rankers.F7]=28;[$R.$B$29];IF([$Rankers.F7]=29;[$R.$B$30];IF([$Rankers.F7]=30;[$R.$B$31];IF([$Rankers.F7]=31;[$R.$B$32];IF([$Rankers.F7]=32;[$R.$B$33];IF([$Rankers.F7]=33;[$R.$B$34];IF([$Rankers.F7]=34;[$R.$B$35];IF([$Rankers.F7]=35;[$R.$B$36];IF([$Rankers.F7]=36;[$R.$B$37];IF([$Rankers.F7]=0;0;[$R.E43])))))))))))))))))))))))))))))))))))))" office:value-type="float" office:value="10" calcext:value-type="float">
            <text:p>10</text:p>
          </table:table-cell>
          <table:table-cell table:style-name="ce22" table:formula="of:=IF([$Rankers.G7]=1;[$R.$B$2];IF([$Rankers.G7]=2;[$R.$B$3];IF([$Rankers.G7]=3;[$R.$B$4];IF([$Rankers.G7]=4;[$R.$B$5];IF([$Rankers.G7]=5;[$R.$B$6];IF([$Rankers.G7]=6;[$R.$B$7];IF([$Rankers.G7]=7;[$R.$B$8];IF([$Rankers.G7]=8;[$R.$B$9];IF([$Rankers.G7]=9;[$R.$B$10];IF([$Rankers.G7]=10;[$R.$B$11];IF([$Rankers.G7]=11;[$R.$B$12];IF([$Rankers.G7]=12;[$R.$B$13];IF([$Rankers.G7]=13;[$R.$B$14];IF([$Rankers.G7]=14;[$R.$B$15];IF([$Rankers.G7]=15;[$R.$B$16];IF([$Rankers.G7]=16;[$R.$B$17];IF([$Rankers.G7]=17;[$R.$B$18];IF([$Rankers.G7]=18;[$R.$B$19];IF([$Rankers.G7]=19;[$R.$B$20];IF([$Rankers.G7]=20;[$R.$B$21];IF([$Rankers.G7]=21;[$R.$B$22];IF([$Rankers.G7]=22;[$R.$B$23];IF([$Rankers.G7]=23;[$R.$B$24];IF([$Rankers.G7]=24;[$R.$B$25];IF([$Rankers.G7]=25;[$R.$B$26];IF([$Rankers.G7]=26;[$R.$B$27];IF([$Rankers.G7]=27;[$R.$B$28];IF([$Rankers.G7]=28;[$R.$B$29];IF([$Rankers.G7]=29;[$R.$B$30];IF([$Rankers.G7]=30;[$R.$B$31];IF([$Rankers.G7]=31;[$R.$B$32];IF([$Rankers.G7]=32;[$R.$B$33];IF([$Rankers.G7]=33;[$R.$B$34];IF([$Rankers.G7]=34;[$R.$B$35];IF([$Rankers.G7]=35;[$R.$B$36];IF([$Rankers.G7]=36;[$R.$B$37];IF([$Rankers.G7]=0;0;[$R.F43])))))))))))))))))))))))))))))))))))))" office:value-type="float" office:value="12" calcext:value-type="float">
            <text:p>12</text:p>
          </table:table-cell>
          <table:table-cell table:style-name="ce22" table:formula="of:=IF([$Rankers.H7]=1;[$R.$B$2];IF([$Rankers.H7]=2;[$R.$B$3];IF([$Rankers.H7]=3;[$R.$B$4];IF([$Rankers.H7]=4;[$R.$B$5];IF([$Rankers.H7]=5;[$R.$B$6];IF([$Rankers.H7]=6;[$R.$B$7];IF([$Rankers.H7]=7;[$R.$B$8];IF([$Rankers.H7]=8;[$R.$B$9];IF([$Rankers.H7]=9;[$R.$B$10];IF([$Rankers.H7]=10;[$R.$B$11];IF([$Rankers.H7]=11;[$R.$B$12];IF([$Rankers.H7]=12;[$R.$B$13];IF([$Rankers.H7]=13;[$R.$B$14];IF([$Rankers.H7]=14;[$R.$B$15];IF([$Rankers.H7]=15;[$R.$B$16];IF([$Rankers.H7]=16;[$R.$B$17];IF([$Rankers.H7]=17;[$R.$B$18];IF([$Rankers.H7]=18;[$R.$B$19];IF([$Rankers.H7]=19;[$R.$B$20];IF([$Rankers.H7]=20;[$R.$B$21];IF([$Rankers.H7]=21;[$R.$B$22];IF([$Rankers.H7]=22;[$R.$B$23];IF([$Rankers.H7]=23;[$R.$B$24];IF([$Rankers.H7]=24;[$R.$B$25];IF([$Rankers.H7]=25;[$R.$B$26];IF([$Rankers.H7]=26;[$R.$B$27];IF([$Rankers.H7]=27;[$R.$B$28];IF([$Rankers.H7]=28;[$R.$B$29];IF([$Rankers.H7]=29;[$R.$B$30];IF([$Rankers.H7]=30;[$R.$B$31];IF([$Rankers.H7]=31;[$R.$B$32];IF([$Rankers.H7]=32;[$R.$B$33];IF([$Rankers.H7]=33;[$R.$B$34];IF([$Rankers.H7]=34;[$R.$B$35];IF([$Rankers.H7]=35;[$R.$B$36];IF([$Rankers.H7]=36;[$R.$B$37];IF([$Rankers.H7]=0;0;[$R.G43])))))))))))))))))))))))))))))))))))))" office:value-type="float" office:value="27" calcext:value-type="float">
            <text:p>27</text:p>
          </table:table-cell>
          <table:table-cell table:style-name="ce22" table:formula="of:=IF([$Rankers.I7]=1;[$R.$B$2];IF([$Rankers.I7]=2;[$R.$B$3];IF([$Rankers.I7]=3;[$R.$B$4];IF([$Rankers.I7]=4;[$R.$B$5];IF([$Rankers.I7]=5;[$R.$B$6];IF([$Rankers.I7]=6;[$R.$B$7];IF([$Rankers.I7]=7;[$R.$B$8];IF([$Rankers.I7]=8;[$R.$B$9];IF([$Rankers.I7]=9;[$R.$B$10];IF([$Rankers.I7]=10;[$R.$B$11];IF([$Rankers.I7]=11;[$R.$B$12];IF([$Rankers.I7]=12;[$R.$B$13];IF([$Rankers.I7]=13;[$R.$B$14];IF([$Rankers.I7]=14;[$R.$B$15];IF([$Rankers.I7]=15;[$R.$B$16];IF([$Rankers.I7]=16;[$R.$B$17];IF([$Rankers.I7]=17;[$R.$B$18];IF([$Rankers.I7]=18;[$R.$B$19];IF([$Rankers.I7]=19;[$R.$B$20];IF([$Rankers.I7]=20;[$R.$B$21];IF([$Rankers.I7]=21;[$R.$B$22];IF([$Rankers.I7]=22;[$R.$B$23];IF([$Rankers.I7]=23;[$R.$B$24];IF([$Rankers.I7]=24;[$R.$B$25];IF([$Rankers.I7]=25;[$R.$B$26];IF([$Rankers.I7]=26;[$R.$B$27];IF([$Rankers.I7]=27;[$R.$B$28];IF([$Rankers.I7]=28;[$R.$B$29];IF([$Rankers.I7]=29;[$R.$B$30];IF([$Rankers.I7]=30;[$R.$B$31];IF([$Rankers.I7]=31;[$R.$B$32];IF([$Rankers.I7]=32;[$R.$B$33];IF([$Rankers.I7]=33;[$R.$B$34];IF([$Rankers.I7]=34;[$R.$B$35];IF([$Rankers.I7]=35;[$R.$B$36];IF([$Rankers.I7]=36;[$R.$B$37];IF([$Rankers.I7]=0;0;[$R.H43])))))))))))))))))))))))))))))))))))))" office:value-type="float" office:value="0" calcext:value-type="float">
            <text:p>0</text:p>
          </table:table-cell>
          <table:table-cell table:style-name="ce22" table:formula="of:=IF([$Rankers.J7]=1;[$R.$B$2];IF([$Rankers.J7]=2;[$R.$B$3];IF([$Rankers.J7]=3;[$R.$B$4];IF([$Rankers.J7]=4;[$R.$B$5];IF([$Rankers.J7]=5;[$R.$B$6];IF([$Rankers.J7]=6;[$R.$B$7];IF([$Rankers.J7]=7;[$R.$B$8];IF([$Rankers.J7]=8;[$R.$B$9];IF([$Rankers.J7]=9;[$R.$B$10];IF([$Rankers.J7]=10;[$R.$B$11];IF([$Rankers.J7]=11;[$R.$B$12];IF([$Rankers.J7]=12;[$R.$B$13];IF([$Rankers.J7]=13;[$R.$B$14];IF([$Rankers.J7]=14;[$R.$B$15];IF([$Rankers.J7]=15;[$R.$B$16];IF([$Rankers.J7]=16;[$R.$B$17];IF([$Rankers.J7]=17;[$R.$B$18];IF([$Rankers.J7]=18;[$R.$B$19];IF([$Rankers.J7]=19;[$R.$B$20];IF([$Rankers.J7]=20;[$R.$B$21];IF([$Rankers.J7]=21;[$R.$B$22];IF([$Rankers.J7]=22;[$R.$B$23];IF([$Rankers.J7]=23;[$R.$B$24];IF([$Rankers.J7]=24;[$R.$B$25];IF([$Rankers.J7]=25;[$R.$B$26];IF([$Rankers.J7]=26;[$R.$B$27];IF([$Rankers.J7]=27;[$R.$B$28];IF([$Rankers.J7]=28;[$R.$B$29];IF([$Rankers.J7]=29;[$R.$B$30];IF([$Rankers.J7]=30;[$R.$B$31];IF([$Rankers.J7]=31;[$R.$B$32];IF([$Rankers.J7]=32;[$R.$B$33];IF([$Rankers.J7]=33;[$R.$B$34];IF([$Rankers.J7]=34;[$R.$B$35];IF([$Rankers.J7]=35;[$R.$B$36];IF([$Rankers.J7]=36;[$R.$B$37];IF([$Rankers.J7]=0;0;[$R.I43])))))))))))))))))))))))))))))))))))))" office:value-type="float" office:value="0" calcext:value-type="float">
            <text:p>0</text:p>
          </table:table-cell>
          <table:table-cell table:style-name="ce25" table:formula="of:=IF([$Rankers.K7]=1;[$R.$B$2];IF([$Rankers.K7]=2;[$R.$B$3];IF([$Rankers.K7]=3;[$R.$B$4];IF([$Rankers.K7]=4;[$R.$B$5];IF([$Rankers.K7]=5;[$R.$B$6];IF([$Rankers.K7]=6;[$R.$B$7];IF([$Rankers.K7]=7;[$R.$B$8];IF([$Rankers.K7]=8;[$R.$B$9];IF([$Rankers.K7]=9;[$R.$B$10];IF([$Rankers.K7]=10;[$R.$B$11];IF([$Rankers.K7]=11;[$R.$B$12];IF([$Rankers.K7]=12;[$R.$B$13];IF([$Rankers.K7]=13;[$R.$B$14];IF([$Rankers.K7]=14;[$R.$B$15];IF([$Rankers.K7]=15;[$R.$B$16];IF([$Rankers.K7]=16;[$R.$B$17];IF([$Rankers.K7]=17;[$R.$B$18];IF([$Rankers.K7]=18;[$R.$B$19];IF([$Rankers.K7]=19;[$R.$B$20];IF([$Rankers.K7]=20;[$R.$B$21];IF([$Rankers.K7]=21;[$R.$B$22];IF([$Rankers.K7]=22;[$R.$B$23];IF([$Rankers.K7]=23;[$R.$B$24];IF([$Rankers.K7]=24;[$R.$B$25];IF([$Rankers.K7]=25;[$R.$B$26];IF([$Rankers.K7]=26;[$R.$B$27];IF([$Rankers.K7]=27;[$R.$B$28];IF([$Rankers.K7]=28;[$R.$B$29];IF([$Rankers.K7]=29;[$R.$B$30];IF([$Rankers.K7]=30;[$R.$B$31];IF([$Rankers.K7]=31;[$R.$B$32];IF([$Rankers.K7]=32;[$R.$B$33];IF([$Rankers.K7]=33;[$R.$B$34];IF([$Rankers.K7]=34;[$R.$B$35];IF([$Rankers.K7]=35;[$R.$B$36];IF([$Rankers.K7]=36;[$R.$B$37];IF([$Rankers.K7]=0;0;[$R.J43])))))))))))))))))))))))))))))))))))))" office:value-type="float" office:value="12" calcext:value-type="float">
            <text:p>12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8" office:value-type="string" calcext:value-type="string">
            <text:p>Вязников Иван Николаевич</text:p>
          </table:table-cell>
          <table:table-cell table:style-name="ce15" table:formula="of:=SUM([.D8:.ZZ8])" office:value-type="float" office:value="91" calcext:value-type="float">
            <text:p>91.00</text:p>
          </table:table-cell>
          <table:table-cell table:style-name="ce22" table:formula="of:=IF([$Rankers.C8]=1;[$R.$B$2];IF([$Rankers.C8]=2;[$R.$B$3];IF([$Rankers.C8]=3;[$R.$B$4];IF([$Rankers.C8]=4;[$R.$B$5];IF([$Rankers.C8]=5;[$R.$B$6];IF([$Rankers.C8]=6;[$R.$B$7];IF([$Rankers.C8]=7;[$R.$B$8];IF([$Rankers.C8]=8;[$R.$B$9];IF([$Rankers.C8]=9;[$R.$B$10];IF([$Rankers.C8]=10;[$R.$B$11];IF([$Rankers.C8]=11;[$R.$B$12];IF([$Rankers.C8]=12;[$R.$B$13];IF([$Rankers.C8]=13;[$R.$B$14];IF([$Rankers.C8]=14;[$R.$B$15];IF([$Rankers.C8]=15;[$R.$B$16];IF([$Rankers.C8]=16;[$R.$B$17];IF([$Rankers.C8]=17;[$R.$B$18];IF([$Rankers.C8]=18;[$R.$B$19];IF([$Rankers.C8]=19;[$R.$B$20];IF([$Rankers.C8]=20;[$R.$B$21];IF([$Rankers.C8]=21;[$R.$B$22];IF([$Rankers.C8]=22;[$R.$B$23];IF([$Rankers.C8]=23;[$R.$B$24];IF([$Rankers.C8]=24;[$R.$B$25];IF([$Rankers.C8]=25;[$R.$B$26];IF([$Rankers.C8]=26;[$R.$B$27];IF([$Rankers.C8]=27;[$R.$B$28];IF([$Rankers.C8]=28;[$R.$B$29];IF([$Rankers.C8]=29;[$R.$B$30];IF([$Rankers.C8]=30;[$R.$B$31];IF([$Rankers.C8]=31;[$R.$B$32];IF([$Rankers.C8]=32;[$R.$B$33];IF([$Rankers.C8]=33;[$R.$B$34];IF([$Rankers.C8]=34;[$R.$B$35];IF([$Rankers.C8]=35;[$R.$B$36];IF([$Rankers.C8]=36;[$R.$B$37];IF([$Rankers.C8]=0;0;[$R.B44])))))))))))))))))))))))))))))))))))))" office:value-type="float" office:value="0" calcext:value-type="float">
            <text:p>0</text:p>
          </table:table-cell>
          <table:table-cell table:style-name="ce22" table:formula="of:=IF([$Rankers.D8]=1;[$R.$B$2];IF([$Rankers.D8]=2;[$R.$B$3];IF([$Rankers.D8]=3;[$R.$B$4];IF([$Rankers.D8]=4;[$R.$B$5];IF([$Rankers.D8]=5;[$R.$B$6];IF([$Rankers.D8]=6;[$R.$B$7];IF([$Rankers.D8]=7;[$R.$B$8];IF([$Rankers.D8]=8;[$R.$B$9];IF([$Rankers.D8]=9;[$R.$B$10];IF([$Rankers.D8]=10;[$R.$B$11];IF([$Rankers.D8]=11;[$R.$B$12];IF([$Rankers.D8]=12;[$R.$B$13];IF([$Rankers.D8]=13;[$R.$B$14];IF([$Rankers.D8]=14;[$R.$B$15];IF([$Rankers.D8]=15;[$R.$B$16];IF([$Rankers.D8]=16;[$R.$B$17];IF([$Rankers.D8]=17;[$R.$B$18];IF([$Rankers.D8]=18;[$R.$B$19];IF([$Rankers.D8]=19;[$R.$B$20];IF([$Rankers.D8]=20;[$R.$B$21];IF([$Rankers.D8]=21;[$R.$B$22];IF([$Rankers.D8]=22;[$R.$B$23];IF([$Rankers.D8]=23;[$R.$B$24];IF([$Rankers.D8]=24;[$R.$B$25];IF([$Rankers.D8]=25;[$R.$B$26];IF([$Rankers.D8]=26;[$R.$B$27];IF([$Rankers.D8]=27;[$R.$B$28];IF([$Rankers.D8]=28;[$R.$B$29];IF([$Rankers.D8]=29;[$R.$B$30];IF([$Rankers.D8]=30;[$R.$B$31];IF([$Rankers.D8]=31;[$R.$B$32];IF([$Rankers.D8]=32;[$R.$B$33];IF([$Rankers.D8]=33;[$R.$B$34];IF([$Rankers.D8]=34;[$R.$B$35];IF([$Rankers.D8]=35;[$R.$B$36];IF([$Rankers.D8]=36;[$R.$B$37];IF([$Rankers.D8]=0;0;[$R.C44])))))))))))))))))))))))))))))))))))))" office:value-type="float" office:value="0" calcext:value-type="float">
            <text:p>0</text:p>
          </table:table-cell>
          <table:table-cell table:style-name="ce22" table:formula="of:=IF([$Rankers.E8]=1;[$R.$B$2];IF([$Rankers.E8]=2;[$R.$B$3];IF([$Rankers.E8]=3;[$R.$B$4];IF([$Rankers.E8]=4;[$R.$B$5];IF([$Rankers.E8]=5;[$R.$B$6];IF([$Rankers.E8]=6;[$R.$B$7];IF([$Rankers.E8]=7;[$R.$B$8];IF([$Rankers.E8]=8;[$R.$B$9];IF([$Rankers.E8]=9;[$R.$B$10];IF([$Rankers.E8]=10;[$R.$B$11];IF([$Rankers.E8]=11;[$R.$B$12];IF([$Rankers.E8]=12;[$R.$B$13];IF([$Rankers.E8]=13;[$R.$B$14];IF([$Rankers.E8]=14;[$R.$B$15];IF([$Rankers.E8]=15;[$R.$B$16];IF([$Rankers.E8]=16;[$R.$B$17];IF([$Rankers.E8]=17;[$R.$B$18];IF([$Rankers.E8]=18;[$R.$B$19];IF([$Rankers.E8]=19;[$R.$B$20];IF([$Rankers.E8]=20;[$R.$B$21];IF([$Rankers.E8]=21;[$R.$B$22];IF([$Rankers.E8]=22;[$R.$B$23];IF([$Rankers.E8]=23;[$R.$B$24];IF([$Rankers.E8]=24;[$R.$B$25];IF([$Rankers.E8]=25;[$R.$B$26];IF([$Rankers.E8]=26;[$R.$B$27];IF([$Rankers.E8]=27;[$R.$B$28];IF([$Rankers.E8]=28;[$R.$B$29];IF([$Rankers.E8]=29;[$R.$B$30];IF([$Rankers.E8]=30;[$R.$B$31];IF([$Rankers.E8]=31;[$R.$B$32];IF([$Rankers.E8]=32;[$R.$B$33];IF([$Rankers.E8]=33;[$R.$B$34];IF([$Rankers.E8]=34;[$R.$B$35];IF([$Rankers.E8]=35;[$R.$B$36];IF([$Rankers.E8]=36;[$R.$B$37];IF([$Rankers.E8]=0;0;[$R.D44])))))))))))))))))))))))))))))))))))))" office:value-type="float" office:value="0" calcext:value-type="float">
            <text:p>0</text:p>
          </table:table-cell>
          <table:table-cell table:style-name="ce22" table:formula="of:=IF([$Rankers.F8]=1;[$R.$B$2];IF([$Rankers.F8]=2;[$R.$B$3];IF([$Rankers.F8]=3;[$R.$B$4];IF([$Rankers.F8]=4;[$R.$B$5];IF([$Rankers.F8]=5;[$R.$B$6];IF([$Rankers.F8]=6;[$R.$B$7];IF([$Rankers.F8]=7;[$R.$B$8];IF([$Rankers.F8]=8;[$R.$B$9];IF([$Rankers.F8]=9;[$R.$B$10];IF([$Rankers.F8]=10;[$R.$B$11];IF([$Rankers.F8]=11;[$R.$B$12];IF([$Rankers.F8]=12;[$R.$B$13];IF([$Rankers.F8]=13;[$R.$B$14];IF([$Rankers.F8]=14;[$R.$B$15];IF([$Rankers.F8]=15;[$R.$B$16];IF([$Rankers.F8]=16;[$R.$B$17];IF([$Rankers.F8]=17;[$R.$B$18];IF([$Rankers.F8]=18;[$R.$B$19];IF([$Rankers.F8]=19;[$R.$B$20];IF([$Rankers.F8]=20;[$R.$B$21];IF([$Rankers.F8]=21;[$R.$B$22];IF([$Rankers.F8]=22;[$R.$B$23];IF([$Rankers.F8]=23;[$R.$B$24];IF([$Rankers.F8]=24;[$R.$B$25];IF([$Rankers.F8]=25;[$R.$B$26];IF([$Rankers.F8]=26;[$R.$B$27];IF([$Rankers.F8]=27;[$R.$B$28];IF([$Rankers.F8]=28;[$R.$B$29];IF([$Rankers.F8]=29;[$R.$B$30];IF([$Rankers.F8]=30;[$R.$B$31];IF([$Rankers.F8]=31;[$R.$B$32];IF([$Rankers.F8]=32;[$R.$B$33];IF([$Rankers.F8]=33;[$R.$B$34];IF([$Rankers.F8]=34;[$R.$B$35];IF([$Rankers.F8]=35;[$R.$B$36];IF([$Rankers.F8]=36;[$R.$B$37];IF([$Rankers.F8]=0;0;[$R.E44])))))))))))))))))))))))))))))))))))))" office:value-type="float" office:value="17" calcext:value-type="float">
            <text:p>17</text:p>
          </table:table-cell>
          <table:table-cell table:style-name="ce22" table:formula="of:=IF([$Rankers.G8]=1;[$R.$B$2];IF([$Rankers.G8]=2;[$R.$B$3];IF([$Rankers.G8]=3;[$R.$B$4];IF([$Rankers.G8]=4;[$R.$B$5];IF([$Rankers.G8]=5;[$R.$B$6];IF([$Rankers.G8]=6;[$R.$B$7];IF([$Rankers.G8]=7;[$R.$B$8];IF([$Rankers.G8]=8;[$R.$B$9];IF([$Rankers.G8]=9;[$R.$B$10];IF([$Rankers.G8]=10;[$R.$B$11];IF([$Rankers.G8]=11;[$R.$B$12];IF([$Rankers.G8]=12;[$R.$B$13];IF([$Rankers.G8]=13;[$R.$B$14];IF([$Rankers.G8]=14;[$R.$B$15];IF([$Rankers.G8]=15;[$R.$B$16];IF([$Rankers.G8]=16;[$R.$B$17];IF([$Rankers.G8]=17;[$R.$B$18];IF([$Rankers.G8]=18;[$R.$B$19];IF([$Rankers.G8]=19;[$R.$B$20];IF([$Rankers.G8]=20;[$R.$B$21];IF([$Rankers.G8]=21;[$R.$B$22];IF([$Rankers.G8]=22;[$R.$B$23];IF([$Rankers.G8]=23;[$R.$B$24];IF([$Rankers.G8]=24;[$R.$B$25];IF([$Rankers.G8]=25;[$R.$B$26];IF([$Rankers.G8]=26;[$R.$B$27];IF([$Rankers.G8]=27;[$R.$B$28];IF([$Rankers.G8]=28;[$R.$B$29];IF([$Rankers.G8]=29;[$R.$B$30];IF([$Rankers.G8]=30;[$R.$B$31];IF([$Rankers.G8]=31;[$R.$B$32];IF([$Rankers.G8]=32;[$R.$B$33];IF([$Rankers.G8]=33;[$R.$B$34];IF([$Rankers.G8]=34;[$R.$B$35];IF([$Rankers.G8]=35;[$R.$B$36];IF([$Rankers.G8]=36;[$R.$B$37];IF([$Rankers.G8]=0;0;[$R.F44])))))))))))))))))))))))))))))))))))))" office:value-type="float" office:value="0" calcext:value-type="float">
            <text:p>0</text:p>
          </table:table-cell>
          <table:table-cell table:style-name="ce22" table:formula="of:=IF([$Rankers.H8]=1;[$R.$B$2];IF([$Rankers.H8]=2;[$R.$B$3];IF([$Rankers.H8]=3;[$R.$B$4];IF([$Rankers.H8]=4;[$R.$B$5];IF([$Rankers.H8]=5;[$R.$B$6];IF([$Rankers.H8]=6;[$R.$B$7];IF([$Rankers.H8]=7;[$R.$B$8];IF([$Rankers.H8]=8;[$R.$B$9];IF([$Rankers.H8]=9;[$R.$B$10];IF([$Rankers.H8]=10;[$R.$B$11];IF([$Rankers.H8]=11;[$R.$B$12];IF([$Rankers.H8]=12;[$R.$B$13];IF([$Rankers.H8]=13;[$R.$B$14];IF([$Rankers.H8]=14;[$R.$B$15];IF([$Rankers.H8]=15;[$R.$B$16];IF([$Rankers.H8]=16;[$R.$B$17];IF([$Rankers.H8]=17;[$R.$B$18];IF([$Rankers.H8]=18;[$R.$B$19];IF([$Rankers.H8]=19;[$R.$B$20];IF([$Rankers.H8]=20;[$R.$B$21];IF([$Rankers.H8]=21;[$R.$B$22];IF([$Rankers.H8]=22;[$R.$B$23];IF([$Rankers.H8]=23;[$R.$B$24];IF([$Rankers.H8]=24;[$R.$B$25];IF([$Rankers.H8]=25;[$R.$B$26];IF([$Rankers.H8]=26;[$R.$B$27];IF([$Rankers.H8]=27;[$R.$B$28];IF([$Rankers.H8]=28;[$R.$B$29];IF([$Rankers.H8]=29;[$R.$B$30];IF([$Rankers.H8]=30;[$R.$B$31];IF([$Rankers.H8]=31;[$R.$B$32];IF([$Rankers.H8]=32;[$R.$B$33];IF([$Rankers.H8]=33;[$R.$B$34];IF([$Rankers.H8]=34;[$R.$B$35];IF([$Rankers.H8]=35;[$R.$B$36];IF([$Rankers.H8]=36;[$R.$B$37];IF([$Rankers.H8]=0;0;[$R.G44])))))))))))))))))))))))))))))))))))))" office:value-type="float" office:value="22" calcext:value-type="float">
            <text:p>22</text:p>
          </table:table-cell>
          <table:table-cell table:style-name="ce22" table:formula="of:=IF([$Rankers.I8]=1;[$R.$B$2];IF([$Rankers.I8]=2;[$R.$B$3];IF([$Rankers.I8]=3;[$R.$B$4];IF([$Rankers.I8]=4;[$R.$B$5];IF([$Rankers.I8]=5;[$R.$B$6];IF([$Rankers.I8]=6;[$R.$B$7];IF([$Rankers.I8]=7;[$R.$B$8];IF([$Rankers.I8]=8;[$R.$B$9];IF([$Rankers.I8]=9;[$R.$B$10];IF([$Rankers.I8]=10;[$R.$B$11];IF([$Rankers.I8]=11;[$R.$B$12];IF([$Rankers.I8]=12;[$R.$B$13];IF([$Rankers.I8]=13;[$R.$B$14];IF([$Rankers.I8]=14;[$R.$B$15];IF([$Rankers.I8]=15;[$R.$B$16];IF([$Rankers.I8]=16;[$R.$B$17];IF([$Rankers.I8]=17;[$R.$B$18];IF([$Rankers.I8]=18;[$R.$B$19];IF([$Rankers.I8]=19;[$R.$B$20];IF([$Rankers.I8]=20;[$R.$B$21];IF([$Rankers.I8]=21;[$R.$B$22];IF([$Rankers.I8]=22;[$R.$B$23];IF([$Rankers.I8]=23;[$R.$B$24];IF([$Rankers.I8]=24;[$R.$B$25];IF([$Rankers.I8]=25;[$R.$B$26];IF([$Rankers.I8]=26;[$R.$B$27];IF([$Rankers.I8]=27;[$R.$B$28];IF([$Rankers.I8]=28;[$R.$B$29];IF([$Rankers.I8]=29;[$R.$B$30];IF([$Rankers.I8]=30;[$R.$B$31];IF([$Rankers.I8]=31;[$R.$B$32];IF([$Rankers.I8]=32;[$R.$B$33];IF([$Rankers.I8]=33;[$R.$B$34];IF([$Rankers.I8]=34;[$R.$B$35];IF([$Rankers.I8]=35;[$R.$B$36];IF([$Rankers.I8]=36;[$R.$B$37];IF([$Rankers.I8]=0;0;[$R.H44])))))))))))))))))))))))))))))))))))))" office:value-type="float" office:value="0" calcext:value-type="float">
            <text:p>0</text:p>
          </table:table-cell>
          <table:table-cell table:style-name="ce22" table:formula="of:=IF([$Rankers.J8]=1;[$R.$B$2];IF([$Rankers.J8]=2;[$R.$B$3];IF([$Rankers.J8]=3;[$R.$B$4];IF([$Rankers.J8]=4;[$R.$B$5];IF([$Rankers.J8]=5;[$R.$B$6];IF([$Rankers.J8]=6;[$R.$B$7];IF([$Rankers.J8]=7;[$R.$B$8];IF([$Rankers.J8]=8;[$R.$B$9];IF([$Rankers.J8]=9;[$R.$B$10];IF([$Rankers.J8]=10;[$R.$B$11];IF([$Rankers.J8]=11;[$R.$B$12];IF([$Rankers.J8]=12;[$R.$B$13];IF([$Rankers.J8]=13;[$R.$B$14];IF([$Rankers.J8]=14;[$R.$B$15];IF([$Rankers.J8]=15;[$R.$B$16];IF([$Rankers.J8]=16;[$R.$B$17];IF([$Rankers.J8]=17;[$R.$B$18];IF([$Rankers.J8]=18;[$R.$B$19];IF([$Rankers.J8]=19;[$R.$B$20];IF([$Rankers.J8]=20;[$R.$B$21];IF([$Rankers.J8]=21;[$R.$B$22];IF([$Rankers.J8]=22;[$R.$B$23];IF([$Rankers.J8]=23;[$R.$B$24];IF([$Rankers.J8]=24;[$R.$B$25];IF([$Rankers.J8]=25;[$R.$B$26];IF([$Rankers.J8]=26;[$R.$B$27];IF([$Rankers.J8]=27;[$R.$B$28];IF([$Rankers.J8]=28;[$R.$B$29];IF([$Rankers.J8]=29;[$R.$B$30];IF([$Rankers.J8]=30;[$R.$B$31];IF([$Rankers.J8]=31;[$R.$B$32];IF([$Rankers.J8]=32;[$R.$B$33];IF([$Rankers.J8]=33;[$R.$B$34];IF([$Rankers.J8]=34;[$R.$B$35];IF([$Rankers.J8]=35;[$R.$B$36];IF([$Rankers.J8]=36;[$R.$B$37];IF([$Rankers.J8]=0;0;[$R.I44])))))))))))))))))))))))))))))))))))))" office:value-type="float" office:value="15" calcext:value-type="float">
            <text:p>15</text:p>
          </table:table-cell>
          <table:table-cell table:style-name="ce25" table:formula="of:=IF([$Rankers.K8]=1;[$R.$B$2];IF([$Rankers.K8]=2;[$R.$B$3];IF([$Rankers.K8]=3;[$R.$B$4];IF([$Rankers.K8]=4;[$R.$B$5];IF([$Rankers.K8]=5;[$R.$B$6];IF([$Rankers.K8]=6;[$R.$B$7];IF([$Rankers.K8]=7;[$R.$B$8];IF([$Rankers.K8]=8;[$R.$B$9];IF([$Rankers.K8]=9;[$R.$B$10];IF([$Rankers.K8]=10;[$R.$B$11];IF([$Rankers.K8]=11;[$R.$B$12];IF([$Rankers.K8]=12;[$R.$B$13];IF([$Rankers.K8]=13;[$R.$B$14];IF([$Rankers.K8]=14;[$R.$B$15];IF([$Rankers.K8]=15;[$R.$B$16];IF([$Rankers.K8]=16;[$R.$B$17];IF([$Rankers.K8]=17;[$R.$B$18];IF([$Rankers.K8]=18;[$R.$B$19];IF([$Rankers.K8]=19;[$R.$B$20];IF([$Rankers.K8]=20;[$R.$B$21];IF([$Rankers.K8]=21;[$R.$B$22];IF([$Rankers.K8]=22;[$R.$B$23];IF([$Rankers.K8]=23;[$R.$B$24];IF([$Rankers.K8]=24;[$R.$B$25];IF([$Rankers.K8]=25;[$R.$B$26];IF([$Rankers.K8]=26;[$R.$B$27];IF([$Rankers.K8]=27;[$R.$B$28];IF([$Rankers.K8]=28;[$R.$B$29];IF([$Rankers.K8]=29;[$R.$B$30];IF([$Rankers.K8]=30;[$R.$B$31];IF([$Rankers.K8]=31;[$R.$B$32];IF([$Rankers.K8]=32;[$R.$B$33];IF([$Rankers.K8]=33;[$R.$B$34];IF([$Rankers.K8]=34;[$R.$B$35];IF([$Rankers.K8]=35;[$R.$B$36];IF([$Rankers.K8]=36;[$R.$B$37];IF([$Rankers.K8]=0;0;[$R.J44])))))))))))))))))))))))))))))))))))))" office:value-type="float" office:value="9" calcext:value-type="float">
            <text:p>9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8" office:value-type="string" calcext:value-type="string">
            <text:p>Гаврилюк Илья Александрович</text:p>
          </table:table-cell>
          <table:table-cell table:style-name="ce15" table:formula="of:=SUM([.D9:.ZZ9])" office:value-type="float" office:value="148" calcext:value-type="float">
            <text:p>148.00</text:p>
          </table:table-cell>
          <table:table-cell table:style-name="ce22" table:formula="of:=IF([$Rankers.C9]=1;[$R.$B$2];IF([$Rankers.C9]=2;[$R.$B$3];IF([$Rankers.C9]=3;[$R.$B$4];IF([$Rankers.C9]=4;[$R.$B$5];IF([$Rankers.C9]=5;[$R.$B$6];IF([$Rankers.C9]=6;[$R.$B$7];IF([$Rankers.C9]=7;[$R.$B$8];IF([$Rankers.C9]=8;[$R.$B$9];IF([$Rankers.C9]=9;[$R.$B$10];IF([$Rankers.C9]=10;[$R.$B$11];IF([$Rankers.C9]=11;[$R.$B$12];IF([$Rankers.C9]=12;[$R.$B$13];IF([$Rankers.C9]=13;[$R.$B$14];IF([$Rankers.C9]=14;[$R.$B$15];IF([$Rankers.C9]=15;[$R.$B$16];IF([$Rankers.C9]=16;[$R.$B$17];IF([$Rankers.C9]=17;[$R.$B$18];IF([$Rankers.C9]=18;[$R.$B$19];IF([$Rankers.C9]=19;[$R.$B$20];IF([$Rankers.C9]=20;[$R.$B$21];IF([$Rankers.C9]=21;[$R.$B$22];IF([$Rankers.C9]=22;[$R.$B$23];IF([$Rankers.C9]=23;[$R.$B$24];IF([$Rankers.C9]=24;[$R.$B$25];IF([$Rankers.C9]=25;[$R.$B$26];IF([$Rankers.C9]=26;[$R.$B$27];IF([$Rankers.C9]=27;[$R.$B$28];IF([$Rankers.C9]=28;[$R.$B$29];IF([$Rankers.C9]=29;[$R.$B$30];IF([$Rankers.C9]=30;[$R.$B$31];IF([$Rankers.C9]=31;[$R.$B$32];IF([$Rankers.C9]=32;[$R.$B$33];IF([$Rankers.C9]=33;[$R.$B$34];IF([$Rankers.C9]=34;[$R.$B$35];IF([$Rankers.C9]=35;[$R.$B$36];IF([$Rankers.C9]=36;[$R.$B$37];IF([$Rankers.C9]=0;0;[$R.B45])))))))))))))))))))))))))))))))))))))" office:value-type="float" office:value="8" calcext:value-type="float">
            <text:p>8</text:p>
          </table:table-cell>
          <table:table-cell table:style-name="ce22" table:formula="of:=IF([$Rankers.D9]=1;[$R.$B$2];IF([$Rankers.D9]=2;[$R.$B$3];IF([$Rankers.D9]=3;[$R.$B$4];IF([$Rankers.D9]=4;[$R.$B$5];IF([$Rankers.D9]=5;[$R.$B$6];IF([$Rankers.D9]=6;[$R.$B$7];IF([$Rankers.D9]=7;[$R.$B$8];IF([$Rankers.D9]=8;[$R.$B$9];IF([$Rankers.D9]=9;[$R.$B$10];IF([$Rankers.D9]=10;[$R.$B$11];IF([$Rankers.D9]=11;[$R.$B$12];IF([$Rankers.D9]=12;[$R.$B$13];IF([$Rankers.D9]=13;[$R.$B$14];IF([$Rankers.D9]=14;[$R.$B$15];IF([$Rankers.D9]=15;[$R.$B$16];IF([$Rankers.D9]=16;[$R.$B$17];IF([$Rankers.D9]=17;[$R.$B$18];IF([$Rankers.D9]=18;[$R.$B$19];IF([$Rankers.D9]=19;[$R.$B$20];IF([$Rankers.D9]=20;[$R.$B$21];IF([$Rankers.D9]=21;[$R.$B$22];IF([$Rankers.D9]=22;[$R.$B$23];IF([$Rankers.D9]=23;[$R.$B$24];IF([$Rankers.D9]=24;[$R.$B$25];IF([$Rankers.D9]=25;[$R.$B$26];IF([$Rankers.D9]=26;[$R.$B$27];IF([$Rankers.D9]=27;[$R.$B$28];IF([$Rankers.D9]=28;[$R.$B$29];IF([$Rankers.D9]=29;[$R.$B$30];IF([$Rankers.D9]=30;[$R.$B$31];IF([$Rankers.D9]=31;[$R.$B$32];IF([$Rankers.D9]=32;[$R.$B$33];IF([$Rankers.D9]=33;[$R.$B$34];IF([$Rankers.D9]=34;[$R.$B$35];IF([$Rankers.D9]=35;[$R.$B$36];IF([$Rankers.D9]=36;[$R.$B$37];IF([$Rankers.D9]=0;0;[$R.C45])))))))))))))))))))))))))))))))))))))" office:value-type="float" office:value="0" calcext:value-type="float">
            <text:p>0</text:p>
          </table:table-cell>
          <table:table-cell table:style-name="ce22" table:formula="of:=IF([$Rankers.E9]=1;[$R.$B$2];IF([$Rankers.E9]=2;[$R.$B$3];IF([$Rankers.E9]=3;[$R.$B$4];IF([$Rankers.E9]=4;[$R.$B$5];IF([$Rankers.E9]=5;[$R.$B$6];IF([$Rankers.E9]=6;[$R.$B$7];IF([$Rankers.E9]=7;[$R.$B$8];IF([$Rankers.E9]=8;[$R.$B$9];IF([$Rankers.E9]=9;[$R.$B$10];IF([$Rankers.E9]=10;[$R.$B$11];IF([$Rankers.E9]=11;[$R.$B$12];IF([$Rankers.E9]=12;[$R.$B$13];IF([$Rankers.E9]=13;[$R.$B$14];IF([$Rankers.E9]=14;[$R.$B$15];IF([$Rankers.E9]=15;[$R.$B$16];IF([$Rankers.E9]=16;[$R.$B$17];IF([$Rankers.E9]=17;[$R.$B$18];IF([$Rankers.E9]=18;[$R.$B$19];IF([$Rankers.E9]=19;[$R.$B$20];IF([$Rankers.E9]=20;[$R.$B$21];IF([$Rankers.E9]=21;[$R.$B$22];IF([$Rankers.E9]=22;[$R.$B$23];IF([$Rankers.E9]=23;[$R.$B$24];IF([$Rankers.E9]=24;[$R.$B$25];IF([$Rankers.E9]=25;[$R.$B$26];IF([$Rankers.E9]=26;[$R.$B$27];IF([$Rankers.E9]=27;[$R.$B$28];IF([$Rankers.E9]=28;[$R.$B$29];IF([$Rankers.E9]=29;[$R.$B$30];IF([$Rankers.E9]=30;[$R.$B$31];IF([$Rankers.E9]=31;[$R.$B$32];IF([$Rankers.E9]=32;[$R.$B$33];IF([$Rankers.E9]=33;[$R.$B$34];IF([$Rankers.E9]=34;[$R.$B$35];IF([$Rankers.E9]=35;[$R.$B$36];IF([$Rankers.E9]=36;[$R.$B$37];IF([$Rankers.E9]=0;0;[$R.D45])))))))))))))))))))))))))))))))))))))" office:value-type="float" office:value="0" calcext:value-type="float">
            <text:p>0</text:p>
          </table:table-cell>
          <table:table-cell table:style-name="ce22" table:formula="of:=IF([$Rankers.F9]=1;[$R.$B$2];IF([$Rankers.F9]=2;[$R.$B$3];IF([$Rankers.F9]=3;[$R.$B$4];IF([$Rankers.F9]=4;[$R.$B$5];IF([$Rankers.F9]=5;[$R.$B$6];IF([$Rankers.F9]=6;[$R.$B$7];IF([$Rankers.F9]=7;[$R.$B$8];IF([$Rankers.F9]=8;[$R.$B$9];IF([$Rankers.F9]=9;[$R.$B$10];IF([$Rankers.F9]=10;[$R.$B$11];IF([$Rankers.F9]=11;[$R.$B$12];IF([$Rankers.F9]=12;[$R.$B$13];IF([$Rankers.F9]=13;[$R.$B$14];IF([$Rankers.F9]=14;[$R.$B$15];IF([$Rankers.F9]=15;[$R.$B$16];IF([$Rankers.F9]=16;[$R.$B$17];IF([$Rankers.F9]=17;[$R.$B$18];IF([$Rankers.F9]=18;[$R.$B$19];IF([$Rankers.F9]=19;[$R.$B$20];IF([$Rankers.F9]=20;[$R.$B$21];IF([$Rankers.F9]=21;[$R.$B$22];IF([$Rankers.F9]=22;[$R.$B$23];IF([$Rankers.F9]=23;[$R.$B$24];IF([$Rankers.F9]=24;[$R.$B$25];IF([$Rankers.F9]=25;[$R.$B$26];IF([$Rankers.F9]=26;[$R.$B$27];IF([$Rankers.F9]=27;[$R.$B$28];IF([$Rankers.F9]=28;[$R.$B$29];IF([$Rankers.F9]=29;[$R.$B$30];IF([$Rankers.F9]=30;[$R.$B$31];IF([$Rankers.F9]=31;[$R.$B$32];IF([$Rankers.F9]=32;[$R.$B$33];IF([$Rankers.F9]=33;[$R.$B$34];IF([$Rankers.F9]=34;[$R.$B$35];IF([$Rankers.F9]=35;[$R.$B$36];IF([$Rankers.F9]=36;[$R.$B$37];IF([$Rankers.F9]=0;0;[$R.E45])))))))))))))))))))))))))))))))))))))" office:value-type="float" office:value="29" calcext:value-type="float">
            <text:p>29</text:p>
          </table:table-cell>
          <table:table-cell table:style-name="ce22" table:formula="of:=IF([$Rankers.G9]=1;[$R.$B$2];IF([$Rankers.G9]=2;[$R.$B$3];IF([$Rankers.G9]=3;[$R.$B$4];IF([$Rankers.G9]=4;[$R.$B$5];IF([$Rankers.G9]=5;[$R.$B$6];IF([$Rankers.G9]=6;[$R.$B$7];IF([$Rankers.G9]=7;[$R.$B$8];IF([$Rankers.G9]=8;[$R.$B$9];IF([$Rankers.G9]=9;[$R.$B$10];IF([$Rankers.G9]=10;[$R.$B$11];IF([$Rankers.G9]=11;[$R.$B$12];IF([$Rankers.G9]=12;[$R.$B$13];IF([$Rankers.G9]=13;[$R.$B$14];IF([$Rankers.G9]=14;[$R.$B$15];IF([$Rankers.G9]=15;[$R.$B$16];IF([$Rankers.G9]=16;[$R.$B$17];IF([$Rankers.G9]=17;[$R.$B$18];IF([$Rankers.G9]=18;[$R.$B$19];IF([$Rankers.G9]=19;[$R.$B$20];IF([$Rankers.G9]=20;[$R.$B$21];IF([$Rankers.G9]=21;[$R.$B$22];IF([$Rankers.G9]=22;[$R.$B$23];IF([$Rankers.G9]=23;[$R.$B$24];IF([$Rankers.G9]=24;[$R.$B$25];IF([$Rankers.G9]=25;[$R.$B$26];IF([$Rankers.G9]=26;[$R.$B$27];IF([$Rankers.G9]=27;[$R.$B$28];IF([$Rankers.G9]=28;[$R.$B$29];IF([$Rankers.G9]=29;[$R.$B$30];IF([$Rankers.G9]=30;[$R.$B$31];IF([$Rankers.G9]=31;[$R.$B$32];IF([$Rankers.G9]=32;[$R.$B$33];IF([$Rankers.G9]=33;[$R.$B$34];IF([$Rankers.G9]=34;[$R.$B$35];IF([$Rankers.G9]=35;[$R.$B$36];IF([$Rankers.G9]=36;[$R.$B$37];IF([$Rankers.G9]=0;0;[$R.F45])))))))))))))))))))))))))))))))))))))" office:value-type="float" office:value="10" calcext:value-type="float">
            <text:p>10</text:p>
          </table:table-cell>
          <table:table-cell table:style-name="ce22" table:formula="of:=IF([$Rankers.H9]=1;[$R.$B$2];IF([$Rankers.H9]=2;[$R.$B$3];IF([$Rankers.H9]=3;[$R.$B$4];IF([$Rankers.H9]=4;[$R.$B$5];IF([$Rankers.H9]=5;[$R.$B$6];IF([$Rankers.H9]=6;[$R.$B$7];IF([$Rankers.H9]=7;[$R.$B$8];IF([$Rankers.H9]=8;[$R.$B$9];IF([$Rankers.H9]=9;[$R.$B$10];IF([$Rankers.H9]=10;[$R.$B$11];IF([$Rankers.H9]=11;[$R.$B$12];IF([$Rankers.H9]=12;[$R.$B$13];IF([$Rankers.H9]=13;[$R.$B$14];IF([$Rankers.H9]=14;[$R.$B$15];IF([$Rankers.H9]=15;[$R.$B$16];IF([$Rankers.H9]=16;[$R.$B$17];IF([$Rankers.H9]=17;[$R.$B$18];IF([$Rankers.H9]=18;[$R.$B$19];IF([$Rankers.H9]=19;[$R.$B$20];IF([$Rankers.H9]=20;[$R.$B$21];IF([$Rankers.H9]=21;[$R.$B$22];IF([$Rankers.H9]=22;[$R.$B$23];IF([$Rankers.H9]=23;[$R.$B$24];IF([$Rankers.H9]=24;[$R.$B$25];IF([$Rankers.H9]=25;[$R.$B$26];IF([$Rankers.H9]=26;[$R.$B$27];IF([$Rankers.H9]=27;[$R.$B$28];IF([$Rankers.H9]=28;[$R.$B$29];IF([$Rankers.H9]=29;[$R.$B$30];IF([$Rankers.H9]=30;[$R.$B$31];IF([$Rankers.H9]=31;[$R.$B$32];IF([$Rankers.H9]=32;[$R.$B$33];IF([$Rankers.H9]=33;[$R.$B$34];IF([$Rankers.H9]=34;[$R.$B$35];IF([$Rankers.H9]=35;[$R.$B$36];IF([$Rankers.H9]=36;[$R.$B$37];IF([$Rankers.H9]=0;0;[$R.G45])))))))))))))))))))))))))))))))))))))" office:value-type="float" office:value="17" calcext:value-type="float">
            <text:p>17</text:p>
          </table:table-cell>
          <table:table-cell table:style-name="ce22" table:formula="of:=IF([$Rankers.I9]=1;[$R.$B$2];IF([$Rankers.I9]=2;[$R.$B$3];IF([$Rankers.I9]=3;[$R.$B$4];IF([$Rankers.I9]=4;[$R.$B$5];IF([$Rankers.I9]=5;[$R.$B$6];IF([$Rankers.I9]=6;[$R.$B$7];IF([$Rankers.I9]=7;[$R.$B$8];IF([$Rankers.I9]=8;[$R.$B$9];IF([$Rankers.I9]=9;[$R.$B$10];IF([$Rankers.I9]=10;[$R.$B$11];IF([$Rankers.I9]=11;[$R.$B$12];IF([$Rankers.I9]=12;[$R.$B$13];IF([$Rankers.I9]=13;[$R.$B$14];IF([$Rankers.I9]=14;[$R.$B$15];IF([$Rankers.I9]=15;[$R.$B$16];IF([$Rankers.I9]=16;[$R.$B$17];IF([$Rankers.I9]=17;[$R.$B$18];IF([$Rankers.I9]=18;[$R.$B$19];IF([$Rankers.I9]=19;[$R.$B$20];IF([$Rankers.I9]=20;[$R.$B$21];IF([$Rankers.I9]=21;[$R.$B$22];IF([$Rankers.I9]=22;[$R.$B$23];IF([$Rankers.I9]=23;[$R.$B$24];IF([$Rankers.I9]=24;[$R.$B$25];IF([$Rankers.I9]=25;[$R.$B$26];IF([$Rankers.I9]=26;[$R.$B$27];IF([$Rankers.I9]=27;[$R.$B$28];IF([$Rankers.I9]=28;[$R.$B$29];IF([$Rankers.I9]=29;[$R.$B$30];IF([$Rankers.I9]=30;[$R.$B$31];IF([$Rankers.I9]=31;[$R.$B$32];IF([$Rankers.I9]=32;[$R.$B$33];IF([$Rankers.I9]=33;[$R.$B$34];IF([$Rankers.I9]=34;[$R.$B$35];IF([$Rankers.I9]=35;[$R.$B$36];IF([$Rankers.I9]=36;[$R.$B$37];IF([$Rankers.I9]=0;0;[$R.H45])))))))))))))))))))))))))))))))))))))" office:value-type="float" office:value="33" calcext:value-type="float">
            <text:p>33</text:p>
          </table:table-cell>
          <table:table-cell table:style-name="ce22" table:formula="of:=IF([$Rankers.J9]=1;[$R.$B$2];IF([$Rankers.J9]=2;[$R.$B$3];IF([$Rankers.J9]=3;[$R.$B$4];IF([$Rankers.J9]=4;[$R.$B$5];IF([$Rankers.J9]=5;[$R.$B$6];IF([$Rankers.J9]=6;[$R.$B$7];IF([$Rankers.J9]=7;[$R.$B$8];IF([$Rankers.J9]=8;[$R.$B$9];IF([$Rankers.J9]=9;[$R.$B$10];IF([$Rankers.J9]=10;[$R.$B$11];IF([$Rankers.J9]=11;[$R.$B$12];IF([$Rankers.J9]=12;[$R.$B$13];IF([$Rankers.J9]=13;[$R.$B$14];IF([$Rankers.J9]=14;[$R.$B$15];IF([$Rankers.J9]=15;[$R.$B$16];IF([$Rankers.J9]=16;[$R.$B$17];IF([$Rankers.J9]=17;[$R.$B$18];IF([$Rankers.J9]=18;[$R.$B$19];IF([$Rankers.J9]=19;[$R.$B$20];IF([$Rankers.J9]=20;[$R.$B$21];IF([$Rankers.J9]=21;[$R.$B$22];IF([$Rankers.J9]=22;[$R.$B$23];IF([$Rankers.J9]=23;[$R.$B$24];IF([$Rankers.J9]=24;[$R.$B$25];IF([$Rankers.J9]=25;[$R.$B$26];IF([$Rankers.J9]=26;[$R.$B$27];IF([$Rankers.J9]=27;[$R.$B$28];IF([$Rankers.J9]=28;[$R.$B$29];IF([$Rankers.J9]=29;[$R.$B$30];IF([$Rankers.J9]=30;[$R.$B$31];IF([$Rankers.J9]=31;[$R.$B$32];IF([$Rankers.J9]=32;[$R.$B$33];IF([$Rankers.J9]=33;[$R.$B$34];IF([$Rankers.J9]=34;[$R.$B$35];IF([$Rankers.J9]=35;[$R.$B$36];IF([$Rankers.J9]=36;[$R.$B$37];IF([$Rankers.J9]=0;0;[$R.I45])))))))))))))))))))))))))))))))))))))" office:value-type="float" office:value="0" calcext:value-type="float">
            <text:p>0</text:p>
          </table:table-cell>
          <table:table-cell table:style-name="ce25" table:formula="of:=IF([$Rankers.K9]=1;[$R.$B$2];IF([$Rankers.K9]=2;[$R.$B$3];IF([$Rankers.K9]=3;[$R.$B$4];IF([$Rankers.K9]=4;[$R.$B$5];IF([$Rankers.K9]=5;[$R.$B$6];IF([$Rankers.K9]=6;[$R.$B$7];IF([$Rankers.K9]=7;[$R.$B$8];IF([$Rankers.K9]=8;[$R.$B$9];IF([$Rankers.K9]=9;[$R.$B$10];IF([$Rankers.K9]=10;[$R.$B$11];IF([$Rankers.K9]=11;[$R.$B$12];IF([$Rankers.K9]=12;[$R.$B$13];IF([$Rankers.K9]=13;[$R.$B$14];IF([$Rankers.K9]=14;[$R.$B$15];IF([$Rankers.K9]=15;[$R.$B$16];IF([$Rankers.K9]=16;[$R.$B$17];IF([$Rankers.K9]=17;[$R.$B$18];IF([$Rankers.K9]=18;[$R.$B$19];IF([$Rankers.K9]=19;[$R.$B$20];IF([$Rankers.K9]=20;[$R.$B$21];IF([$Rankers.K9]=21;[$R.$B$22];IF([$Rankers.K9]=22;[$R.$B$23];IF([$Rankers.K9]=23;[$R.$B$24];IF([$Rankers.K9]=24;[$R.$B$25];IF([$Rankers.K9]=25;[$R.$B$26];IF([$Rankers.K9]=26;[$R.$B$27];IF([$Rankers.K9]=27;[$R.$B$28];IF([$Rankers.K9]=28;[$R.$B$29];IF([$Rankers.K9]=29;[$R.$B$30];IF([$Rankers.K9]=30;[$R.$B$31];IF([$Rankers.K9]=31;[$R.$B$32];IF([$Rankers.K9]=32;[$R.$B$33];IF([$Rankers.K9]=33;[$R.$B$34];IF([$Rankers.K9]=34;[$R.$B$35];IF([$Rankers.K9]=35;[$R.$B$36];IF([$Rankers.K9]=36;[$R.$B$37];IF([$Rankers.K9]=0;0;[$R.J45])))))))))))))))))))))))))))))))))))))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8" office:value-type="string" calcext:value-type="string">
            <text:p>Гартунг Валерия Андреевна</text:p>
          </table:table-cell>
          <table:table-cell table:style-name="ce15" table:formula="of:=SUM([.D10:.ZZ10])" office:value-type="float" office:value="190" calcext:value-type="float">
            <text:p>190.00</text:p>
          </table:table-cell>
          <table:table-cell table:style-name="ce22" table:formula="of:=IF([$Rankers.C10]=1;[$R.$B$2];IF([$Rankers.C10]=2;[$R.$B$3];IF([$Rankers.C10]=3;[$R.$B$4];IF([$Rankers.C10]=4;[$R.$B$5];IF([$Rankers.C10]=5;[$R.$B$6];IF([$Rankers.C10]=6;[$R.$B$7];IF([$Rankers.C10]=7;[$R.$B$8];IF([$Rankers.C10]=8;[$R.$B$9];IF([$Rankers.C10]=9;[$R.$B$10];IF([$Rankers.C10]=10;[$R.$B$11];IF([$Rankers.C10]=11;[$R.$B$12];IF([$Rankers.C10]=12;[$R.$B$13];IF([$Rankers.C10]=13;[$R.$B$14];IF([$Rankers.C10]=14;[$R.$B$15];IF([$Rankers.C10]=15;[$R.$B$16];IF([$Rankers.C10]=16;[$R.$B$17];IF([$Rankers.C10]=17;[$R.$B$18];IF([$Rankers.C10]=18;[$R.$B$19];IF([$Rankers.C10]=19;[$R.$B$20];IF([$Rankers.C10]=20;[$R.$B$21];IF([$Rankers.C10]=21;[$R.$B$22];IF([$Rankers.C10]=22;[$R.$B$23];IF([$Rankers.C10]=23;[$R.$B$24];IF([$Rankers.C10]=24;[$R.$B$25];IF([$Rankers.C10]=25;[$R.$B$26];IF([$Rankers.C10]=26;[$R.$B$27];IF([$Rankers.C10]=27;[$R.$B$28];IF([$Rankers.C10]=28;[$R.$B$29];IF([$Rankers.C10]=29;[$R.$B$30];IF([$Rankers.C10]=30;[$R.$B$31];IF([$Rankers.C10]=31;[$R.$B$32];IF([$Rankers.C10]=32;[$R.$B$33];IF([$Rankers.C10]=33;[$R.$B$34];IF([$Rankers.C10]=34;[$R.$B$35];IF([$Rankers.C10]=35;[$R.$B$36];IF([$Rankers.C10]=36;[$R.$B$37];IF([$Rankers.C10]=0;0;[$R.B46])))))))))))))))))))))))))))))))))))))" office:value-type="float" office:value="19" calcext:value-type="float">
            <text:p>19</text:p>
          </table:table-cell>
          <table:table-cell table:style-name="ce22" table:formula="of:=IF([$Rankers.D10]=1;[$R.$B$2];IF([$Rankers.D10]=2;[$R.$B$3];IF([$Rankers.D10]=3;[$R.$B$4];IF([$Rankers.D10]=4;[$R.$B$5];IF([$Rankers.D10]=5;[$R.$B$6];IF([$Rankers.D10]=6;[$R.$B$7];IF([$Rankers.D10]=7;[$R.$B$8];IF([$Rankers.D10]=8;[$R.$B$9];IF([$Rankers.D10]=9;[$R.$B$10];IF([$Rankers.D10]=10;[$R.$B$11];IF([$Rankers.D10]=11;[$R.$B$12];IF([$Rankers.D10]=12;[$R.$B$13];IF([$Rankers.D10]=13;[$R.$B$14];IF([$Rankers.D10]=14;[$R.$B$15];IF([$Rankers.D10]=15;[$R.$B$16];IF([$Rankers.D10]=16;[$R.$B$17];IF([$Rankers.D10]=17;[$R.$B$18];IF([$Rankers.D10]=18;[$R.$B$19];IF([$Rankers.D10]=19;[$R.$B$20];IF([$Rankers.D10]=20;[$R.$B$21];IF([$Rankers.D10]=21;[$R.$B$22];IF([$Rankers.D10]=22;[$R.$B$23];IF([$Rankers.D10]=23;[$R.$B$24];IF([$Rankers.D10]=24;[$R.$B$25];IF([$Rankers.D10]=25;[$R.$B$26];IF([$Rankers.D10]=26;[$R.$B$27];IF([$Rankers.D10]=27;[$R.$B$28];IF([$Rankers.D10]=28;[$R.$B$29];IF([$Rankers.D10]=29;[$R.$B$30];IF([$Rankers.D10]=30;[$R.$B$31];IF([$Rankers.D10]=31;[$R.$B$32];IF([$Rankers.D10]=32;[$R.$B$33];IF([$Rankers.D10]=33;[$R.$B$34];IF([$Rankers.D10]=34;[$R.$B$35];IF([$Rankers.D10]=35;[$R.$B$36];IF([$Rankers.D10]=36;[$R.$B$37];IF([$Rankers.D10]=0;0;[$R.C46])))))))))))))))))))))))))))))))))))))" office:value-type="float" office:value="23" calcext:value-type="float">
            <text:p>23</text:p>
          </table:table-cell>
          <table:table-cell table:style-name="ce22" table:formula="of:=IF([$Rankers.E10]=1;[$R.$B$2];IF([$Rankers.E10]=2;[$R.$B$3];IF([$Rankers.E10]=3;[$R.$B$4];IF([$Rankers.E10]=4;[$R.$B$5];IF([$Rankers.E10]=5;[$R.$B$6];IF([$Rankers.E10]=6;[$R.$B$7];IF([$Rankers.E10]=7;[$R.$B$8];IF([$Rankers.E10]=8;[$R.$B$9];IF([$Rankers.E10]=9;[$R.$B$10];IF([$Rankers.E10]=10;[$R.$B$11];IF([$Rankers.E10]=11;[$R.$B$12];IF([$Rankers.E10]=12;[$R.$B$13];IF([$Rankers.E10]=13;[$R.$B$14];IF([$Rankers.E10]=14;[$R.$B$15];IF([$Rankers.E10]=15;[$R.$B$16];IF([$Rankers.E10]=16;[$R.$B$17];IF([$Rankers.E10]=17;[$R.$B$18];IF([$Rankers.E10]=18;[$R.$B$19];IF([$Rankers.E10]=19;[$R.$B$20];IF([$Rankers.E10]=20;[$R.$B$21];IF([$Rankers.E10]=21;[$R.$B$22];IF([$Rankers.E10]=22;[$R.$B$23];IF([$Rankers.E10]=23;[$R.$B$24];IF([$Rankers.E10]=24;[$R.$B$25];IF([$Rankers.E10]=25;[$R.$B$26];IF([$Rankers.E10]=26;[$R.$B$27];IF([$Rankers.E10]=27;[$R.$B$28];IF([$Rankers.E10]=28;[$R.$B$29];IF([$Rankers.E10]=29;[$R.$B$30];IF([$Rankers.E10]=30;[$R.$B$31];IF([$Rankers.E10]=31;[$R.$B$32];IF([$Rankers.E10]=32;[$R.$B$33];IF([$Rankers.E10]=33;[$R.$B$34];IF([$Rankers.E10]=34;[$R.$B$35];IF([$Rankers.E10]=35;[$R.$B$36];IF([$Rankers.E10]=36;[$R.$B$37];IF([$Rankers.E10]=0;0;[$R.D46])))))))))))))))))))))))))))))))))))))" office:value-type="float" office:value="23" calcext:value-type="float">
            <text:p>23</text:p>
          </table:table-cell>
          <table:table-cell table:style-name="ce22" table:formula="of:=IF([$Rankers.F10]=1;[$R.$B$2];IF([$Rankers.F10]=2;[$R.$B$3];IF([$Rankers.F10]=3;[$R.$B$4];IF([$Rankers.F10]=4;[$R.$B$5];IF([$Rankers.F10]=5;[$R.$B$6];IF([$Rankers.F10]=6;[$R.$B$7];IF([$Rankers.F10]=7;[$R.$B$8];IF([$Rankers.F10]=8;[$R.$B$9];IF([$Rankers.F10]=9;[$R.$B$10];IF([$Rankers.F10]=10;[$R.$B$11];IF([$Rankers.F10]=11;[$R.$B$12];IF([$Rankers.F10]=12;[$R.$B$13];IF([$Rankers.F10]=13;[$R.$B$14];IF([$Rankers.F10]=14;[$R.$B$15];IF([$Rankers.F10]=15;[$R.$B$16];IF([$Rankers.F10]=16;[$R.$B$17];IF([$Rankers.F10]=17;[$R.$B$18];IF([$Rankers.F10]=18;[$R.$B$19];IF([$Rankers.F10]=19;[$R.$B$20];IF([$Rankers.F10]=20;[$R.$B$21];IF([$Rankers.F10]=21;[$R.$B$22];IF([$Rankers.F10]=22;[$R.$B$23];IF([$Rankers.F10]=23;[$R.$B$24];IF([$Rankers.F10]=24;[$R.$B$25];IF([$Rankers.F10]=25;[$R.$B$26];IF([$Rankers.F10]=26;[$R.$B$27];IF([$Rankers.F10]=27;[$R.$B$28];IF([$Rankers.F10]=28;[$R.$B$29];IF([$Rankers.F10]=29;[$R.$B$30];IF([$Rankers.F10]=30;[$R.$B$31];IF([$Rankers.F10]=31;[$R.$B$32];IF([$Rankers.F10]=32;[$R.$B$33];IF([$Rankers.F10]=33;[$R.$B$34];IF([$Rankers.F10]=34;[$R.$B$35];IF([$Rankers.F10]=35;[$R.$B$36];IF([$Rankers.F10]=36;[$R.$B$37];IF([$Rankers.F10]=0;0;[$R.E46])))))))))))))))))))))))))))))))))))))" office:value-type="float" office:value="0" calcext:value-type="float">
            <text:p>0</text:p>
          </table:table-cell>
          <table:table-cell table:style-name="ce22" table:formula="of:=IF([$Rankers.G10]=1;[$R.$B$2];IF([$Rankers.G10]=2;[$R.$B$3];IF([$Rankers.G10]=3;[$R.$B$4];IF([$Rankers.G10]=4;[$R.$B$5];IF([$Rankers.G10]=5;[$R.$B$6];IF([$Rankers.G10]=6;[$R.$B$7];IF([$Rankers.G10]=7;[$R.$B$8];IF([$Rankers.G10]=8;[$R.$B$9];IF([$Rankers.G10]=9;[$R.$B$10];IF([$Rankers.G10]=10;[$R.$B$11];IF([$Rankers.G10]=11;[$R.$B$12];IF([$Rankers.G10]=12;[$R.$B$13];IF([$Rankers.G10]=13;[$R.$B$14];IF([$Rankers.G10]=14;[$R.$B$15];IF([$Rankers.G10]=15;[$R.$B$16];IF([$Rankers.G10]=16;[$R.$B$17];IF([$Rankers.G10]=17;[$R.$B$18];IF([$Rankers.G10]=18;[$R.$B$19];IF([$Rankers.G10]=19;[$R.$B$20];IF([$Rankers.G10]=20;[$R.$B$21];IF([$Rankers.G10]=21;[$R.$B$22];IF([$Rankers.G10]=22;[$R.$B$23];IF([$Rankers.G10]=23;[$R.$B$24];IF([$Rankers.G10]=24;[$R.$B$25];IF([$Rankers.G10]=25;[$R.$B$26];IF([$Rankers.G10]=26;[$R.$B$27];IF([$Rankers.G10]=27;[$R.$B$28];IF([$Rankers.G10]=28;[$R.$B$29];IF([$Rankers.G10]=29;[$R.$B$30];IF([$Rankers.G10]=30;[$R.$B$31];IF([$Rankers.G10]=31;[$R.$B$32];IF([$Rankers.G10]=32;[$R.$B$33];IF([$Rankers.G10]=33;[$R.$B$34];IF([$Rankers.G10]=34;[$R.$B$35];IF([$Rankers.G10]=35;[$R.$B$36];IF([$Rankers.G10]=36;[$R.$B$37];IF([$Rankers.G10]=0;0;[$R.F46])))))))))))))))))))))))))))))))))))))" office:value-type="float" office:value="17" calcext:value-type="float">
            <text:p>17</text:p>
          </table:table-cell>
          <table:table-cell table:style-name="ce22" table:formula="of:=IF([$Rankers.H10]=1;[$R.$B$2];IF([$Rankers.H10]=2;[$R.$B$3];IF([$Rankers.H10]=3;[$R.$B$4];IF([$Rankers.H10]=4;[$R.$B$5];IF([$Rankers.H10]=5;[$R.$B$6];IF([$Rankers.H10]=6;[$R.$B$7];IF([$Rankers.H10]=7;[$R.$B$8];IF([$Rankers.H10]=8;[$R.$B$9];IF([$Rankers.H10]=9;[$R.$B$10];IF([$Rankers.H10]=10;[$R.$B$11];IF([$Rankers.H10]=11;[$R.$B$12];IF([$Rankers.H10]=12;[$R.$B$13];IF([$Rankers.H10]=13;[$R.$B$14];IF([$Rankers.H10]=14;[$R.$B$15];IF([$Rankers.H10]=15;[$R.$B$16];IF([$Rankers.H10]=16;[$R.$B$17];IF([$Rankers.H10]=17;[$R.$B$18];IF([$Rankers.H10]=18;[$R.$B$19];IF([$Rankers.H10]=19;[$R.$B$20];IF([$Rankers.H10]=20;[$R.$B$21];IF([$Rankers.H10]=21;[$R.$B$22];IF([$Rankers.H10]=22;[$R.$B$23];IF([$Rankers.H10]=23;[$R.$B$24];IF([$Rankers.H10]=24;[$R.$B$25];IF([$Rankers.H10]=25;[$R.$B$26];IF([$Rankers.H10]=26;[$R.$B$27];IF([$Rankers.H10]=27;[$R.$B$28];IF([$Rankers.H10]=28;[$R.$B$29];IF([$Rankers.H10]=29;[$R.$B$30];IF([$Rankers.H10]=30;[$R.$B$31];IF([$Rankers.H10]=31;[$R.$B$32];IF([$Rankers.H10]=32;[$R.$B$33];IF([$Rankers.H10]=33;[$R.$B$34];IF([$Rankers.H10]=34;[$R.$B$35];IF([$Rankers.H10]=35;[$R.$B$36];IF([$Rankers.H10]=36;[$R.$B$37];IF([$Rankers.H10]=0;0;[$R.G46])))))))))))))))))))))))))))))))))))))" office:value-type="float" office:value="0" calcext:value-type="float">
            <text:p>0</text:p>
          </table:table-cell>
          <table:table-cell table:style-name="ce22" table:formula="of:=IF([$Rankers.I10]=1;[$R.$B$2];IF([$Rankers.I10]=2;[$R.$B$3];IF([$Rankers.I10]=3;[$R.$B$4];IF([$Rankers.I10]=4;[$R.$B$5];IF([$Rankers.I10]=5;[$R.$B$6];IF([$Rankers.I10]=6;[$R.$B$7];IF([$Rankers.I10]=7;[$R.$B$8];IF([$Rankers.I10]=8;[$R.$B$9];IF([$Rankers.I10]=9;[$R.$B$10];IF([$Rankers.I10]=10;[$R.$B$11];IF([$Rankers.I10]=11;[$R.$B$12];IF([$Rankers.I10]=12;[$R.$B$13];IF([$Rankers.I10]=13;[$R.$B$14];IF([$Rankers.I10]=14;[$R.$B$15];IF([$Rankers.I10]=15;[$R.$B$16];IF([$Rankers.I10]=16;[$R.$B$17];IF([$Rankers.I10]=17;[$R.$B$18];IF([$Rankers.I10]=18;[$R.$B$19];IF([$Rankers.I10]=19;[$R.$B$20];IF([$Rankers.I10]=20;[$R.$B$21];IF([$Rankers.I10]=21;[$R.$B$22];IF([$Rankers.I10]=22;[$R.$B$23];IF([$Rankers.I10]=23;[$R.$B$24];IF([$Rankers.I10]=24;[$R.$B$25];IF([$Rankers.I10]=25;[$R.$B$26];IF([$Rankers.I10]=26;[$R.$B$27];IF([$Rankers.I10]=27;[$R.$B$28];IF([$Rankers.I10]=28;[$R.$B$29];IF([$Rankers.I10]=29;[$R.$B$30];IF([$Rankers.I10]=30;[$R.$B$31];IF([$Rankers.I10]=31;[$R.$B$32];IF([$Rankers.I10]=32;[$R.$B$33];IF([$Rankers.I10]=33;[$R.$B$34];IF([$Rankers.I10]=34;[$R.$B$35];IF([$Rankers.I10]=35;[$R.$B$36];IF([$Rankers.I10]=36;[$R.$B$37];IF([$Rankers.I10]=0;0;[$R.H46])))))))))))))))))))))))))))))))))))))" office:value-type="float" office:value="29" calcext:value-type="float">
            <text:p>29</text:p>
          </table:table-cell>
          <table:table-cell table:style-name="ce22" table:formula="of:=IF([$Rankers.J10]=1;[$R.$B$2];IF([$Rankers.J10]=2;[$R.$B$3];IF([$Rankers.J10]=3;[$R.$B$4];IF([$Rankers.J10]=4;[$R.$B$5];IF([$Rankers.J10]=5;[$R.$B$6];IF([$Rankers.J10]=6;[$R.$B$7];IF([$Rankers.J10]=7;[$R.$B$8];IF([$Rankers.J10]=8;[$R.$B$9];IF([$Rankers.J10]=9;[$R.$B$10];IF([$Rankers.J10]=10;[$R.$B$11];IF([$Rankers.J10]=11;[$R.$B$12];IF([$Rankers.J10]=12;[$R.$B$13];IF([$Rankers.J10]=13;[$R.$B$14];IF([$Rankers.J10]=14;[$R.$B$15];IF([$Rankers.J10]=15;[$R.$B$16];IF([$Rankers.J10]=16;[$R.$B$17];IF([$Rankers.J10]=17;[$R.$B$18];IF([$Rankers.J10]=18;[$R.$B$19];IF([$Rankers.J10]=19;[$R.$B$20];IF([$Rankers.J10]=20;[$R.$B$21];IF([$Rankers.J10]=21;[$R.$B$22];IF([$Rankers.J10]=22;[$R.$B$23];IF([$Rankers.J10]=23;[$R.$B$24];IF([$Rankers.J10]=24;[$R.$B$25];IF([$Rankers.J10]=25;[$R.$B$26];IF([$Rankers.J10]=26;[$R.$B$27];IF([$Rankers.J10]=27;[$R.$B$28];IF([$Rankers.J10]=28;[$R.$B$29];IF([$Rankers.J10]=29;[$R.$B$30];IF([$Rankers.J10]=30;[$R.$B$31];IF([$Rankers.J10]=31;[$R.$B$32];IF([$Rankers.J10]=32;[$R.$B$33];IF([$Rankers.J10]=33;[$R.$B$34];IF([$Rankers.J10]=34;[$R.$B$35];IF([$Rankers.J10]=35;[$R.$B$36];IF([$Rankers.J10]=36;[$R.$B$37];IF([$Rankers.J10]=0;0;[$R.I46])))))))))))))))))))))))))))))))))))))" office:value-type="float" office:value="23" calcext:value-type="float">
            <text:p>23</text:p>
          </table:table-cell>
          <table:table-cell table:style-name="ce25" table:formula="of:=IF([$Rankers.K10]=1;[$R.$B$2];IF([$Rankers.K10]=2;[$R.$B$3];IF([$Rankers.K10]=3;[$R.$B$4];IF([$Rankers.K10]=4;[$R.$B$5];IF([$Rankers.K10]=5;[$R.$B$6];IF([$Rankers.K10]=6;[$R.$B$7];IF([$Rankers.K10]=7;[$R.$B$8];IF([$Rankers.K10]=8;[$R.$B$9];IF([$Rankers.K10]=9;[$R.$B$10];IF([$Rankers.K10]=10;[$R.$B$11];IF([$Rankers.K10]=11;[$R.$B$12];IF([$Rankers.K10]=12;[$R.$B$13];IF([$Rankers.K10]=13;[$R.$B$14];IF([$Rankers.K10]=14;[$R.$B$15];IF([$Rankers.K10]=15;[$R.$B$16];IF([$Rankers.K10]=16;[$R.$B$17];IF([$Rankers.K10]=17;[$R.$B$18];IF([$Rankers.K10]=18;[$R.$B$19];IF([$Rankers.K10]=19;[$R.$B$20];IF([$Rankers.K10]=20;[$R.$B$21];IF([$Rankers.K10]=21;[$R.$B$22];IF([$Rankers.K10]=22;[$R.$B$23];IF([$Rankers.K10]=23;[$R.$B$24];IF([$Rankers.K10]=24;[$R.$B$25];IF([$Rankers.K10]=25;[$R.$B$26];IF([$Rankers.K10]=26;[$R.$B$27];IF([$Rankers.K10]=27;[$R.$B$28];IF([$Rankers.K10]=28;[$R.$B$29];IF([$Rankers.K10]=29;[$R.$B$30];IF([$Rankers.K10]=30;[$R.$B$31];IF([$Rankers.K10]=31;[$R.$B$32];IF([$Rankers.K10]=32;[$R.$B$33];IF([$Rankers.K10]=33;[$R.$B$34];IF([$Rankers.K10]=34;[$R.$B$35];IF([$Rankers.K10]=35;[$R.$B$36];IF([$Rankers.K10]=36;[$R.$B$37];IF([$Rankers.K10]=0;0;[$R.J46])))))))))))))))))))))))))))))))))))))" office:value-type="float" office:value="25" calcext:value-type="float">
            <text:p>25</text:p>
          </table:table-cell>
          <table:table-cell table:style-name="ce28" office:value-type="float" office:value="24" calcext:value-type="float">
            <text:p>2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8" office:value-type="string" calcext:value-type="string">
            <text:p>Горький Илья Евгеньевич</text:p>
          </table:table-cell>
          <table:table-cell table:style-name="ce15" table:formula="of:=SUM([.D11:.ZZ11])" office:value-type="float" office:value="152" calcext:value-type="float">
            <text:p>152.00</text:p>
          </table:table-cell>
          <table:table-cell table:style-name="ce22" table:formula="of:=IF([$Rankers.C11]=1;[$R.$B$2];IF([$Rankers.C11]=2;[$R.$B$3];IF([$Rankers.C11]=3;[$R.$B$4];IF([$Rankers.C11]=4;[$R.$B$5];IF([$Rankers.C11]=5;[$R.$B$6];IF([$Rankers.C11]=6;[$R.$B$7];IF([$Rankers.C11]=7;[$R.$B$8];IF([$Rankers.C11]=8;[$R.$B$9];IF([$Rankers.C11]=9;[$R.$B$10];IF([$Rankers.C11]=10;[$R.$B$11];IF([$Rankers.C11]=11;[$R.$B$12];IF([$Rankers.C11]=12;[$R.$B$13];IF([$Rankers.C11]=13;[$R.$B$14];IF([$Rankers.C11]=14;[$R.$B$15];IF([$Rankers.C11]=15;[$R.$B$16];IF([$Rankers.C11]=16;[$R.$B$17];IF([$Rankers.C11]=17;[$R.$B$18];IF([$Rankers.C11]=18;[$R.$B$19];IF([$Rankers.C11]=19;[$R.$B$20];IF([$Rankers.C11]=20;[$R.$B$21];IF([$Rankers.C11]=21;[$R.$B$22];IF([$Rankers.C11]=22;[$R.$B$23];IF([$Rankers.C11]=23;[$R.$B$24];IF([$Rankers.C11]=24;[$R.$B$25];IF([$Rankers.C11]=25;[$R.$B$26];IF([$Rankers.C11]=26;[$R.$B$27];IF([$Rankers.C11]=27;[$R.$B$28];IF([$Rankers.C11]=28;[$R.$B$29];IF([$Rankers.C11]=29;[$R.$B$30];IF([$Rankers.C11]=30;[$R.$B$31];IF([$Rankers.C11]=31;[$R.$B$32];IF([$Rankers.C11]=32;[$R.$B$33];IF([$Rankers.C11]=33;[$R.$B$34];IF([$Rankers.C11]=34;[$R.$B$35];IF([$Rankers.C11]=35;[$R.$B$36];IF([$Rankers.C11]=36;[$R.$B$37];IF([$Rankers.C11]=0;0;[$R.B47])))))))))))))))))))))))))))))))))))))" office:value-type="float" office:value="31" calcext:value-type="float">
            <text:p>31</text:p>
          </table:table-cell>
          <table:table-cell table:style-name="ce22" table:formula="of:=IF([$Rankers.D11]=1;[$R.$B$2];IF([$Rankers.D11]=2;[$R.$B$3];IF([$Rankers.D11]=3;[$R.$B$4];IF([$Rankers.D11]=4;[$R.$B$5];IF([$Rankers.D11]=5;[$R.$B$6];IF([$Rankers.D11]=6;[$R.$B$7];IF([$Rankers.D11]=7;[$R.$B$8];IF([$Rankers.D11]=8;[$R.$B$9];IF([$Rankers.D11]=9;[$R.$B$10];IF([$Rankers.D11]=10;[$R.$B$11];IF([$Rankers.D11]=11;[$R.$B$12];IF([$Rankers.D11]=12;[$R.$B$13];IF([$Rankers.D11]=13;[$R.$B$14];IF([$Rankers.D11]=14;[$R.$B$15];IF([$Rankers.D11]=15;[$R.$B$16];IF([$Rankers.D11]=16;[$R.$B$17];IF([$Rankers.D11]=17;[$R.$B$18];IF([$Rankers.D11]=18;[$R.$B$19];IF([$Rankers.D11]=19;[$R.$B$20];IF([$Rankers.D11]=20;[$R.$B$21];IF([$Rankers.D11]=21;[$R.$B$22];IF([$Rankers.D11]=22;[$R.$B$23];IF([$Rankers.D11]=23;[$R.$B$24];IF([$Rankers.D11]=24;[$R.$B$25];IF([$Rankers.D11]=25;[$R.$B$26];IF([$Rankers.D11]=26;[$R.$B$27];IF([$Rankers.D11]=27;[$R.$B$28];IF([$Rankers.D11]=28;[$R.$B$29];IF([$Rankers.D11]=29;[$R.$B$30];IF([$Rankers.D11]=30;[$R.$B$31];IF([$Rankers.D11]=31;[$R.$B$32];IF([$Rankers.D11]=32;[$R.$B$33];IF([$Rankers.D11]=33;[$R.$B$34];IF([$Rankers.D11]=34;[$R.$B$35];IF([$Rankers.D11]=35;[$R.$B$36];IF([$Rankers.D11]=36;[$R.$B$37];IF([$Rankers.D11]=0;0;[$R.C47])))))))))))))))))))))))))))))))))))))" office:value-type="float" office:value="22" calcext:value-type="float">
            <text:p>22</text:p>
          </table:table-cell>
          <table:table-cell table:style-name="ce22" table:formula="of:=IF([$Rankers.E11]=1;[$R.$B$2];IF([$Rankers.E11]=2;[$R.$B$3];IF([$Rankers.E11]=3;[$R.$B$4];IF([$Rankers.E11]=4;[$R.$B$5];IF([$Rankers.E11]=5;[$R.$B$6];IF([$Rankers.E11]=6;[$R.$B$7];IF([$Rankers.E11]=7;[$R.$B$8];IF([$Rankers.E11]=8;[$R.$B$9];IF([$Rankers.E11]=9;[$R.$B$10];IF([$Rankers.E11]=10;[$R.$B$11];IF([$Rankers.E11]=11;[$R.$B$12];IF([$Rankers.E11]=12;[$R.$B$13];IF([$Rankers.E11]=13;[$R.$B$14];IF([$Rankers.E11]=14;[$R.$B$15];IF([$Rankers.E11]=15;[$R.$B$16];IF([$Rankers.E11]=16;[$R.$B$17];IF([$Rankers.E11]=17;[$R.$B$18];IF([$Rankers.E11]=18;[$R.$B$19];IF([$Rankers.E11]=19;[$R.$B$20];IF([$Rankers.E11]=20;[$R.$B$21];IF([$Rankers.E11]=21;[$R.$B$22];IF([$Rankers.E11]=22;[$R.$B$23];IF([$Rankers.E11]=23;[$R.$B$24];IF([$Rankers.E11]=24;[$R.$B$25];IF([$Rankers.E11]=25;[$R.$B$26];IF([$Rankers.E11]=26;[$R.$B$27];IF([$Rankers.E11]=27;[$R.$B$28];IF([$Rankers.E11]=28;[$R.$B$29];IF([$Rankers.E11]=29;[$R.$B$30];IF([$Rankers.E11]=30;[$R.$B$31];IF([$Rankers.E11]=31;[$R.$B$32];IF([$Rankers.E11]=32;[$R.$B$33];IF([$Rankers.E11]=33;[$R.$B$34];IF([$Rankers.E11]=34;[$R.$B$35];IF([$Rankers.E11]=35;[$R.$B$36];IF([$Rankers.E11]=36;[$R.$B$37];IF([$Rankers.E11]=0;0;[$R.D47])))))))))))))))))))))))))))))))))))))" office:value-type="float" office:value="18" calcext:value-type="float">
            <text:p>18</text:p>
          </table:table-cell>
          <table:table-cell table:style-name="ce22" table:formula="of:=IF([$Rankers.F11]=1;[$R.$B$2];IF([$Rankers.F11]=2;[$R.$B$3];IF([$Rankers.F11]=3;[$R.$B$4];IF([$Rankers.F11]=4;[$R.$B$5];IF([$Rankers.F11]=5;[$R.$B$6];IF([$Rankers.F11]=6;[$R.$B$7];IF([$Rankers.F11]=7;[$R.$B$8];IF([$Rankers.F11]=8;[$R.$B$9];IF([$Rankers.F11]=9;[$R.$B$10];IF([$Rankers.F11]=10;[$R.$B$11];IF([$Rankers.F11]=11;[$R.$B$12];IF([$Rankers.F11]=12;[$R.$B$13];IF([$Rankers.F11]=13;[$R.$B$14];IF([$Rankers.F11]=14;[$R.$B$15];IF([$Rankers.F11]=15;[$R.$B$16];IF([$Rankers.F11]=16;[$R.$B$17];IF([$Rankers.F11]=17;[$R.$B$18];IF([$Rankers.F11]=18;[$R.$B$19];IF([$Rankers.F11]=19;[$R.$B$20];IF([$Rankers.F11]=20;[$R.$B$21];IF([$Rankers.F11]=21;[$R.$B$22];IF([$Rankers.F11]=22;[$R.$B$23];IF([$Rankers.F11]=23;[$R.$B$24];IF([$Rankers.F11]=24;[$R.$B$25];IF([$Rankers.F11]=25;[$R.$B$26];IF([$Rankers.F11]=26;[$R.$B$27];IF([$Rankers.F11]=27;[$R.$B$28];IF([$Rankers.F11]=28;[$R.$B$29];IF([$Rankers.F11]=29;[$R.$B$30];IF([$Rankers.F11]=30;[$R.$B$31];IF([$Rankers.F11]=31;[$R.$B$32];IF([$Rankers.F11]=32;[$R.$B$33];IF([$Rankers.F11]=33;[$R.$B$34];IF([$Rankers.F11]=34;[$R.$B$35];IF([$Rankers.F11]=35;[$R.$B$36];IF([$Rankers.F11]=36;[$R.$B$37];IF([$Rankers.F11]=0;0;[$R.E47])))))))))))))))))))))))))))))))))))))" office:value-type="float" office:value="20" calcext:value-type="float">
            <text:p>20</text:p>
          </table:table-cell>
          <table:table-cell table:style-name="ce22" table:formula="of:=IF([$Rankers.G11]=1;[$R.$B$2];IF([$Rankers.G11]=2;[$R.$B$3];IF([$Rankers.G11]=3;[$R.$B$4];IF([$Rankers.G11]=4;[$R.$B$5];IF([$Rankers.G11]=5;[$R.$B$6];IF([$Rankers.G11]=6;[$R.$B$7];IF([$Rankers.G11]=7;[$R.$B$8];IF([$Rankers.G11]=8;[$R.$B$9];IF([$Rankers.G11]=9;[$R.$B$10];IF([$Rankers.G11]=10;[$R.$B$11];IF([$Rankers.G11]=11;[$R.$B$12];IF([$Rankers.G11]=12;[$R.$B$13];IF([$Rankers.G11]=13;[$R.$B$14];IF([$Rankers.G11]=14;[$R.$B$15];IF([$Rankers.G11]=15;[$R.$B$16];IF([$Rankers.G11]=16;[$R.$B$17];IF([$Rankers.G11]=17;[$R.$B$18];IF([$Rankers.G11]=18;[$R.$B$19];IF([$Rankers.G11]=19;[$R.$B$20];IF([$Rankers.G11]=20;[$R.$B$21];IF([$Rankers.G11]=21;[$R.$B$22];IF([$Rankers.G11]=22;[$R.$B$23];IF([$Rankers.G11]=23;[$R.$B$24];IF([$Rankers.G11]=24;[$R.$B$25];IF([$Rankers.G11]=25;[$R.$B$26];IF([$Rankers.G11]=26;[$R.$B$27];IF([$Rankers.G11]=27;[$R.$B$28];IF([$Rankers.G11]=28;[$R.$B$29];IF([$Rankers.G11]=29;[$R.$B$30];IF([$Rankers.G11]=30;[$R.$B$31];IF([$Rankers.G11]=31;[$R.$B$32];IF([$Rankers.G11]=32;[$R.$B$33];IF([$Rankers.G11]=33;[$R.$B$34];IF([$Rankers.G11]=34;[$R.$B$35];IF([$Rankers.G11]=35;[$R.$B$36];IF([$Rankers.G11]=36;[$R.$B$37];IF([$Rankers.G11]=0;0;[$R.F47])))))))))))))))))))))))))))))))))))))" office:value-type="float" office:value="0" calcext:value-type="float">
            <text:p>0</text:p>
          </table:table-cell>
          <table:table-cell table:style-name="ce22" table:formula="of:=IF([$Rankers.H11]=1;[$R.$B$2];IF([$Rankers.H11]=2;[$R.$B$3];IF([$Rankers.H11]=3;[$R.$B$4];IF([$Rankers.H11]=4;[$R.$B$5];IF([$Rankers.H11]=5;[$R.$B$6];IF([$Rankers.H11]=6;[$R.$B$7];IF([$Rankers.H11]=7;[$R.$B$8];IF([$Rankers.H11]=8;[$R.$B$9];IF([$Rankers.H11]=9;[$R.$B$10];IF([$Rankers.H11]=10;[$R.$B$11];IF([$Rankers.H11]=11;[$R.$B$12];IF([$Rankers.H11]=12;[$R.$B$13];IF([$Rankers.H11]=13;[$R.$B$14];IF([$Rankers.H11]=14;[$R.$B$15];IF([$Rankers.H11]=15;[$R.$B$16];IF([$Rankers.H11]=16;[$R.$B$17];IF([$Rankers.H11]=17;[$R.$B$18];IF([$Rankers.H11]=18;[$R.$B$19];IF([$Rankers.H11]=19;[$R.$B$20];IF([$Rankers.H11]=20;[$R.$B$21];IF([$Rankers.H11]=21;[$R.$B$22];IF([$Rankers.H11]=22;[$R.$B$23];IF([$Rankers.H11]=23;[$R.$B$24];IF([$Rankers.H11]=24;[$R.$B$25];IF([$Rankers.H11]=25;[$R.$B$26];IF([$Rankers.H11]=26;[$R.$B$27];IF([$Rankers.H11]=27;[$R.$B$28];IF([$Rankers.H11]=28;[$R.$B$29];IF([$Rankers.H11]=29;[$R.$B$30];IF([$Rankers.H11]=30;[$R.$B$31];IF([$Rankers.H11]=31;[$R.$B$32];IF([$Rankers.H11]=32;[$R.$B$33];IF([$Rankers.H11]=33;[$R.$B$34];IF([$Rankers.H11]=34;[$R.$B$35];IF([$Rankers.H11]=35;[$R.$B$36];IF([$Rankers.H11]=36;[$R.$B$37];IF([$Rankers.H11]=0;0;[$R.G47])))))))))))))))))))))))))))))))))))))" office:value-type="float" office:value="0" calcext:value-type="float">
            <text:p>0</text:p>
          </table:table-cell>
          <table:table-cell table:style-name="ce22" table:formula="of:=IF([$Rankers.I11]=1;[$R.$B$2];IF([$Rankers.I11]=2;[$R.$B$3];IF([$Rankers.I11]=3;[$R.$B$4];IF([$Rankers.I11]=4;[$R.$B$5];IF([$Rankers.I11]=5;[$R.$B$6];IF([$Rankers.I11]=6;[$R.$B$7];IF([$Rankers.I11]=7;[$R.$B$8];IF([$Rankers.I11]=8;[$R.$B$9];IF([$Rankers.I11]=9;[$R.$B$10];IF([$Rankers.I11]=10;[$R.$B$11];IF([$Rankers.I11]=11;[$R.$B$12];IF([$Rankers.I11]=12;[$R.$B$13];IF([$Rankers.I11]=13;[$R.$B$14];IF([$Rankers.I11]=14;[$R.$B$15];IF([$Rankers.I11]=15;[$R.$B$16];IF([$Rankers.I11]=16;[$R.$B$17];IF([$Rankers.I11]=17;[$R.$B$18];IF([$Rankers.I11]=18;[$R.$B$19];IF([$Rankers.I11]=19;[$R.$B$20];IF([$Rankers.I11]=20;[$R.$B$21];IF([$Rankers.I11]=21;[$R.$B$22];IF([$Rankers.I11]=22;[$R.$B$23];IF([$Rankers.I11]=23;[$R.$B$24];IF([$Rankers.I11]=24;[$R.$B$25];IF([$Rankers.I11]=25;[$R.$B$26];IF([$Rankers.I11]=26;[$R.$B$27];IF([$Rankers.I11]=27;[$R.$B$28];IF([$Rankers.I11]=28;[$R.$B$29];IF([$Rankers.I11]=29;[$R.$B$30];IF([$Rankers.I11]=30;[$R.$B$31];IF([$Rankers.I11]=31;[$R.$B$32];IF([$Rankers.I11]=32;[$R.$B$33];IF([$Rankers.I11]=33;[$R.$B$34];IF([$Rankers.I11]=34;[$R.$B$35];IF([$Rankers.I11]=35;[$R.$B$36];IF([$Rankers.I11]=36;[$R.$B$37];IF([$Rankers.I11]=0;0;[$R.H47])))))))))))))))))))))))))))))))))))))" office:value-type="float" office:value="0" calcext:value-type="float">
            <text:p>0</text:p>
          </table:table-cell>
          <table:table-cell table:style-name="ce22" table:formula="of:=IF([$Rankers.J11]=1;[$R.$B$2];IF([$Rankers.J11]=2;[$R.$B$3];IF([$Rankers.J11]=3;[$R.$B$4];IF([$Rankers.J11]=4;[$R.$B$5];IF([$Rankers.J11]=5;[$R.$B$6];IF([$Rankers.J11]=6;[$R.$B$7];IF([$Rankers.J11]=7;[$R.$B$8];IF([$Rankers.J11]=8;[$R.$B$9];IF([$Rankers.J11]=9;[$R.$B$10];IF([$Rankers.J11]=10;[$R.$B$11];IF([$Rankers.J11]=11;[$R.$B$12];IF([$Rankers.J11]=12;[$R.$B$13];IF([$Rankers.J11]=13;[$R.$B$14];IF([$Rankers.J11]=14;[$R.$B$15];IF([$Rankers.J11]=15;[$R.$B$16];IF([$Rankers.J11]=16;[$R.$B$17];IF([$Rankers.J11]=17;[$R.$B$18];IF([$Rankers.J11]=18;[$R.$B$19];IF([$Rankers.J11]=19;[$R.$B$20];IF([$Rankers.J11]=20;[$R.$B$21];IF([$Rankers.J11]=21;[$R.$B$22];IF([$Rankers.J11]=22;[$R.$B$23];IF([$Rankers.J11]=23;[$R.$B$24];IF([$Rankers.J11]=24;[$R.$B$25];IF([$Rankers.J11]=25;[$R.$B$26];IF([$Rankers.J11]=26;[$R.$B$27];IF([$Rankers.J11]=27;[$R.$B$28];IF([$Rankers.J11]=28;[$R.$B$29];IF([$Rankers.J11]=29;[$R.$B$30];IF([$Rankers.J11]=30;[$R.$B$31];IF([$Rankers.J11]=31;[$R.$B$32];IF([$Rankers.J11]=32;[$R.$B$33];IF([$Rankers.J11]=33;[$R.$B$34];IF([$Rankers.J11]=34;[$R.$B$35];IF([$Rankers.J11]=35;[$R.$B$36];IF([$Rankers.J11]=36;[$R.$B$37];IF([$Rankers.J11]=0;0;[$R.I47])))))))))))))))))))))))))))))))))))))" office:value-type="float" office:value="36" calcext:value-type="float">
            <text:p>36</text:p>
          </table:table-cell>
          <table:table-cell table:style-name="ce25" table:formula="of:=IF([$Rankers.K11]=1;[$R.$B$2];IF([$Rankers.K11]=2;[$R.$B$3];IF([$Rankers.K11]=3;[$R.$B$4];IF([$Rankers.K11]=4;[$R.$B$5];IF([$Rankers.K11]=5;[$R.$B$6];IF([$Rankers.K11]=6;[$R.$B$7];IF([$Rankers.K11]=7;[$R.$B$8];IF([$Rankers.K11]=8;[$R.$B$9];IF([$Rankers.K11]=9;[$R.$B$10];IF([$Rankers.K11]=10;[$R.$B$11];IF([$Rankers.K11]=11;[$R.$B$12];IF([$Rankers.K11]=12;[$R.$B$13];IF([$Rankers.K11]=13;[$R.$B$14];IF([$Rankers.K11]=14;[$R.$B$15];IF([$Rankers.K11]=15;[$R.$B$16];IF([$Rankers.K11]=16;[$R.$B$17];IF([$Rankers.K11]=17;[$R.$B$18];IF([$Rankers.K11]=18;[$R.$B$19];IF([$Rankers.K11]=19;[$R.$B$20];IF([$Rankers.K11]=20;[$R.$B$21];IF([$Rankers.K11]=21;[$R.$B$22];IF([$Rankers.K11]=22;[$R.$B$23];IF([$Rankers.K11]=23;[$R.$B$24];IF([$Rankers.K11]=24;[$R.$B$25];IF([$Rankers.K11]=25;[$R.$B$26];IF([$Rankers.K11]=26;[$R.$B$27];IF([$Rankers.K11]=27;[$R.$B$28];IF([$Rankers.K11]=28;[$R.$B$29];IF([$Rankers.K11]=29;[$R.$B$30];IF([$Rankers.K11]=30;[$R.$B$31];IF([$Rankers.K11]=31;[$R.$B$32];IF([$Rankers.K11]=32;[$R.$B$33];IF([$Rankers.K11]=33;[$R.$B$34];IF([$Rankers.K11]=34;[$R.$B$35];IF([$Rankers.K11]=35;[$R.$B$36];IF([$Rankers.K11]=36;[$R.$B$37];IF([$Rankers.K11]=0;0;[$R.J47])))))))))))))))))))))))))))))))))))))" office:value-type="float" office:value="0" calcext:value-type="float">
            <text:p>0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8" office:value-type="string" calcext:value-type="string">
            <text:p>Заботкин Андрей Андреевич</text:p>
          </table:table-cell>
          <table:table-cell table:style-name="ce15" table:formula="of:=SUM([.D12:.ZZ12])" office:value-type="float" office:value="157" calcext:value-type="float">
            <text:p>157.00</text:p>
          </table:table-cell>
          <table:table-cell table:style-name="ce22" table:formula="of:=IF([$Rankers.C12]=1;[$R.$B$2];IF([$Rankers.C12]=2;[$R.$B$3];IF([$Rankers.C12]=3;[$R.$B$4];IF([$Rankers.C12]=4;[$R.$B$5];IF([$Rankers.C12]=5;[$R.$B$6];IF([$Rankers.C12]=6;[$R.$B$7];IF([$Rankers.C12]=7;[$R.$B$8];IF([$Rankers.C12]=8;[$R.$B$9];IF([$Rankers.C12]=9;[$R.$B$10];IF([$Rankers.C12]=10;[$R.$B$11];IF([$Rankers.C12]=11;[$R.$B$12];IF([$Rankers.C12]=12;[$R.$B$13];IF([$Rankers.C12]=13;[$R.$B$14];IF([$Rankers.C12]=14;[$R.$B$15];IF([$Rankers.C12]=15;[$R.$B$16];IF([$Rankers.C12]=16;[$R.$B$17];IF([$Rankers.C12]=17;[$R.$B$18];IF([$Rankers.C12]=18;[$R.$B$19];IF([$Rankers.C12]=19;[$R.$B$20];IF([$Rankers.C12]=20;[$R.$B$21];IF([$Rankers.C12]=21;[$R.$B$22];IF([$Rankers.C12]=22;[$R.$B$23];IF([$Rankers.C12]=23;[$R.$B$24];IF([$Rankers.C12]=24;[$R.$B$25];IF([$Rankers.C12]=25;[$R.$B$26];IF([$Rankers.C12]=26;[$R.$B$27];IF([$Rankers.C12]=27;[$R.$B$28];IF([$Rankers.C12]=28;[$R.$B$29];IF([$Rankers.C12]=29;[$R.$B$30];IF([$Rankers.C12]=30;[$R.$B$31];IF([$Rankers.C12]=31;[$R.$B$32];IF([$Rankers.C12]=32;[$R.$B$33];IF([$Rankers.C12]=33;[$R.$B$34];IF([$Rankers.C12]=34;[$R.$B$35];IF([$Rankers.C12]=35;[$R.$B$36];IF([$Rankers.C12]=36;[$R.$B$37];IF([$Rankers.C12]=0;0;[$R.B48])))))))))))))))))))))))))))))))))))))" office:value-type="float" office:value="0" calcext:value-type="float">
            <text:p>0</text:p>
          </table:table-cell>
          <table:table-cell table:style-name="ce22" table:formula="of:=IF([$Rankers.D12]=1;[$R.$B$2];IF([$Rankers.D12]=2;[$R.$B$3];IF([$Rankers.D12]=3;[$R.$B$4];IF([$Rankers.D12]=4;[$R.$B$5];IF([$Rankers.D12]=5;[$R.$B$6];IF([$Rankers.D12]=6;[$R.$B$7];IF([$Rankers.D12]=7;[$R.$B$8];IF([$Rankers.D12]=8;[$R.$B$9];IF([$Rankers.D12]=9;[$R.$B$10];IF([$Rankers.D12]=10;[$R.$B$11];IF([$Rankers.D12]=11;[$R.$B$12];IF([$Rankers.D12]=12;[$R.$B$13];IF([$Rankers.D12]=13;[$R.$B$14];IF([$Rankers.D12]=14;[$R.$B$15];IF([$Rankers.D12]=15;[$R.$B$16];IF([$Rankers.D12]=16;[$R.$B$17];IF([$Rankers.D12]=17;[$R.$B$18];IF([$Rankers.D12]=18;[$R.$B$19];IF([$Rankers.D12]=19;[$R.$B$20];IF([$Rankers.D12]=20;[$R.$B$21];IF([$Rankers.D12]=21;[$R.$B$22];IF([$Rankers.D12]=22;[$R.$B$23];IF([$Rankers.D12]=23;[$R.$B$24];IF([$Rankers.D12]=24;[$R.$B$25];IF([$Rankers.D12]=25;[$R.$B$26];IF([$Rankers.D12]=26;[$R.$B$27];IF([$Rankers.D12]=27;[$R.$B$28];IF([$Rankers.D12]=28;[$R.$B$29];IF([$Rankers.D12]=29;[$R.$B$30];IF([$Rankers.D12]=30;[$R.$B$31];IF([$Rankers.D12]=31;[$R.$B$32];IF([$Rankers.D12]=32;[$R.$B$33];IF([$Rankers.D12]=33;[$R.$B$34];IF([$Rankers.D12]=34;[$R.$B$35];IF([$Rankers.D12]=35;[$R.$B$36];IF([$Rankers.D12]=36;[$R.$B$37];IF([$Rankers.D12]=0;0;[$R.C48])))))))))))))))))))))))))))))))))))))" office:value-type="float" office:value="0" calcext:value-type="float">
            <text:p>0</text:p>
          </table:table-cell>
          <table:table-cell table:style-name="ce22" table:formula="of:=IF([$Rankers.E12]=1;[$R.$B$2];IF([$Rankers.E12]=2;[$R.$B$3];IF([$Rankers.E12]=3;[$R.$B$4];IF([$Rankers.E12]=4;[$R.$B$5];IF([$Rankers.E12]=5;[$R.$B$6];IF([$Rankers.E12]=6;[$R.$B$7];IF([$Rankers.E12]=7;[$R.$B$8];IF([$Rankers.E12]=8;[$R.$B$9];IF([$Rankers.E12]=9;[$R.$B$10];IF([$Rankers.E12]=10;[$R.$B$11];IF([$Rankers.E12]=11;[$R.$B$12];IF([$Rankers.E12]=12;[$R.$B$13];IF([$Rankers.E12]=13;[$R.$B$14];IF([$Rankers.E12]=14;[$R.$B$15];IF([$Rankers.E12]=15;[$R.$B$16];IF([$Rankers.E12]=16;[$R.$B$17];IF([$Rankers.E12]=17;[$R.$B$18];IF([$Rankers.E12]=18;[$R.$B$19];IF([$Rankers.E12]=19;[$R.$B$20];IF([$Rankers.E12]=20;[$R.$B$21];IF([$Rankers.E12]=21;[$R.$B$22];IF([$Rankers.E12]=22;[$R.$B$23];IF([$Rankers.E12]=23;[$R.$B$24];IF([$Rankers.E12]=24;[$R.$B$25];IF([$Rankers.E12]=25;[$R.$B$26];IF([$Rankers.E12]=26;[$R.$B$27];IF([$Rankers.E12]=27;[$R.$B$28];IF([$Rankers.E12]=28;[$R.$B$29];IF([$Rankers.E12]=29;[$R.$B$30];IF([$Rankers.E12]=30;[$R.$B$31];IF([$Rankers.E12]=31;[$R.$B$32];IF([$Rankers.E12]=32;[$R.$B$33];IF([$Rankers.E12]=33;[$R.$B$34];IF([$Rankers.E12]=34;[$R.$B$35];IF([$Rankers.E12]=35;[$R.$B$36];IF([$Rankers.E12]=36;[$R.$B$37];IF([$Rankers.E12]=0;0;[$R.D48])))))))))))))))))))))))))))))))))))))" office:value-type="float" office:value="0" calcext:value-type="float">
            <text:p>0</text:p>
          </table:table-cell>
          <table:table-cell table:style-name="ce22" table:formula="of:=IF([$Rankers.F12]=1;[$R.$B$2];IF([$Rankers.F12]=2;[$R.$B$3];IF([$Rankers.F12]=3;[$R.$B$4];IF([$Rankers.F12]=4;[$R.$B$5];IF([$Rankers.F12]=5;[$R.$B$6];IF([$Rankers.F12]=6;[$R.$B$7];IF([$Rankers.F12]=7;[$R.$B$8];IF([$Rankers.F12]=8;[$R.$B$9];IF([$Rankers.F12]=9;[$R.$B$10];IF([$Rankers.F12]=10;[$R.$B$11];IF([$Rankers.F12]=11;[$R.$B$12];IF([$Rankers.F12]=12;[$R.$B$13];IF([$Rankers.F12]=13;[$R.$B$14];IF([$Rankers.F12]=14;[$R.$B$15];IF([$Rankers.F12]=15;[$R.$B$16];IF([$Rankers.F12]=16;[$R.$B$17];IF([$Rankers.F12]=17;[$R.$B$18];IF([$Rankers.F12]=18;[$R.$B$19];IF([$Rankers.F12]=19;[$R.$B$20];IF([$Rankers.F12]=20;[$R.$B$21];IF([$Rankers.F12]=21;[$R.$B$22];IF([$Rankers.F12]=22;[$R.$B$23];IF([$Rankers.F12]=23;[$R.$B$24];IF([$Rankers.F12]=24;[$R.$B$25];IF([$Rankers.F12]=25;[$R.$B$26];IF([$Rankers.F12]=26;[$R.$B$27];IF([$Rankers.F12]=27;[$R.$B$28];IF([$Rankers.F12]=28;[$R.$B$29];IF([$Rankers.F12]=29;[$R.$B$30];IF([$Rankers.F12]=30;[$R.$B$31];IF([$Rankers.F12]=31;[$R.$B$32];IF([$Rankers.F12]=32;[$R.$B$33];IF([$Rankers.F12]=33;[$R.$B$34];IF([$Rankers.F12]=34;[$R.$B$35];IF([$Rankers.F12]=35;[$R.$B$36];IF([$Rankers.F12]=36;[$R.$B$37];IF([$Rankers.F12]=0;0;[$R.E48])))))))))))))))))))))))))))))))))))))" office:value-type="float" office:value="34" calcext:value-type="float">
            <text:p>34</text:p>
          </table:table-cell>
          <table:table-cell table:style-name="ce22" table:formula="of:=IF([$Rankers.G12]=1;[$R.$B$2];IF([$Rankers.G12]=2;[$R.$B$3];IF([$Rankers.G12]=3;[$R.$B$4];IF([$Rankers.G12]=4;[$R.$B$5];IF([$Rankers.G12]=5;[$R.$B$6];IF([$Rankers.G12]=6;[$R.$B$7];IF([$Rankers.G12]=7;[$R.$B$8];IF([$Rankers.G12]=8;[$R.$B$9];IF([$Rankers.G12]=9;[$R.$B$10];IF([$Rankers.G12]=10;[$R.$B$11];IF([$Rankers.G12]=11;[$R.$B$12];IF([$Rankers.G12]=12;[$R.$B$13];IF([$Rankers.G12]=13;[$R.$B$14];IF([$Rankers.G12]=14;[$R.$B$15];IF([$Rankers.G12]=15;[$R.$B$16];IF([$Rankers.G12]=16;[$R.$B$17];IF([$Rankers.G12]=17;[$R.$B$18];IF([$Rankers.G12]=18;[$R.$B$19];IF([$Rankers.G12]=19;[$R.$B$20];IF([$Rankers.G12]=20;[$R.$B$21];IF([$Rankers.G12]=21;[$R.$B$22];IF([$Rankers.G12]=22;[$R.$B$23];IF([$Rankers.G12]=23;[$R.$B$24];IF([$Rankers.G12]=24;[$R.$B$25];IF([$Rankers.G12]=25;[$R.$B$26];IF([$Rankers.G12]=26;[$R.$B$27];IF([$Rankers.G12]=27;[$R.$B$28];IF([$Rankers.G12]=28;[$R.$B$29];IF([$Rankers.G12]=29;[$R.$B$30];IF([$Rankers.G12]=30;[$R.$B$31];IF([$Rankers.G12]=31;[$R.$B$32];IF([$Rankers.G12]=32;[$R.$B$33];IF([$Rankers.G12]=33;[$R.$B$34];IF([$Rankers.G12]=34;[$R.$B$35];IF([$Rankers.G12]=35;[$R.$B$36];IF([$Rankers.G12]=36;[$R.$B$37];IF([$Rankers.G12]=0;0;[$R.F48])))))))))))))))))))))))))))))))))))))" office:value-type="float" office:value="0" calcext:value-type="float">
            <text:p>0</text:p>
          </table:table-cell>
          <table:table-cell table:style-name="ce22" table:formula="of:=IF([$Rankers.H12]=1;[$R.$B$2];IF([$Rankers.H12]=2;[$R.$B$3];IF([$Rankers.H12]=3;[$R.$B$4];IF([$Rankers.H12]=4;[$R.$B$5];IF([$Rankers.H12]=5;[$R.$B$6];IF([$Rankers.H12]=6;[$R.$B$7];IF([$Rankers.H12]=7;[$R.$B$8];IF([$Rankers.H12]=8;[$R.$B$9];IF([$Rankers.H12]=9;[$R.$B$10];IF([$Rankers.H12]=10;[$R.$B$11];IF([$Rankers.H12]=11;[$R.$B$12];IF([$Rankers.H12]=12;[$R.$B$13];IF([$Rankers.H12]=13;[$R.$B$14];IF([$Rankers.H12]=14;[$R.$B$15];IF([$Rankers.H12]=15;[$R.$B$16];IF([$Rankers.H12]=16;[$R.$B$17];IF([$Rankers.H12]=17;[$R.$B$18];IF([$Rankers.H12]=18;[$R.$B$19];IF([$Rankers.H12]=19;[$R.$B$20];IF([$Rankers.H12]=20;[$R.$B$21];IF([$Rankers.H12]=21;[$R.$B$22];IF([$Rankers.H12]=22;[$R.$B$23];IF([$Rankers.H12]=23;[$R.$B$24];IF([$Rankers.H12]=24;[$R.$B$25];IF([$Rankers.H12]=25;[$R.$B$26];IF([$Rankers.H12]=26;[$R.$B$27];IF([$Rankers.H12]=27;[$R.$B$28];IF([$Rankers.H12]=28;[$R.$B$29];IF([$Rankers.H12]=29;[$R.$B$30];IF([$Rankers.H12]=30;[$R.$B$31];IF([$Rankers.H12]=31;[$R.$B$32];IF([$Rankers.H12]=32;[$R.$B$33];IF([$Rankers.H12]=33;[$R.$B$34];IF([$Rankers.H12]=34;[$R.$B$35];IF([$Rankers.H12]=35;[$R.$B$36];IF([$Rankers.H12]=36;[$R.$B$37];IF([$Rankers.H12]=0;0;[$R.G48])))))))))))))))))))))))))))))))))))))" office:value-type="float" office:value="23" calcext:value-type="float">
            <text:p>23</text:p>
          </table:table-cell>
          <table:table-cell table:style-name="ce22" table:formula="of:=IF([$Rankers.I12]=1;[$R.$B$2];IF([$Rankers.I12]=2;[$R.$B$3];IF([$Rankers.I12]=3;[$R.$B$4];IF([$Rankers.I12]=4;[$R.$B$5];IF([$Rankers.I12]=5;[$R.$B$6];IF([$Rankers.I12]=6;[$R.$B$7];IF([$Rankers.I12]=7;[$R.$B$8];IF([$Rankers.I12]=8;[$R.$B$9];IF([$Rankers.I12]=9;[$R.$B$10];IF([$Rankers.I12]=10;[$R.$B$11];IF([$Rankers.I12]=11;[$R.$B$12];IF([$Rankers.I12]=12;[$R.$B$13];IF([$Rankers.I12]=13;[$R.$B$14];IF([$Rankers.I12]=14;[$R.$B$15];IF([$Rankers.I12]=15;[$R.$B$16];IF([$Rankers.I12]=16;[$R.$B$17];IF([$Rankers.I12]=17;[$R.$B$18];IF([$Rankers.I12]=18;[$R.$B$19];IF([$Rankers.I12]=19;[$R.$B$20];IF([$Rankers.I12]=20;[$R.$B$21];IF([$Rankers.I12]=21;[$R.$B$22];IF([$Rankers.I12]=22;[$R.$B$23];IF([$Rankers.I12]=23;[$R.$B$24];IF([$Rankers.I12]=24;[$R.$B$25];IF([$Rankers.I12]=25;[$R.$B$26];IF([$Rankers.I12]=26;[$R.$B$27];IF([$Rankers.I12]=27;[$R.$B$28];IF([$Rankers.I12]=28;[$R.$B$29];IF([$Rankers.I12]=29;[$R.$B$30];IF([$Rankers.I12]=30;[$R.$B$31];IF([$Rankers.I12]=31;[$R.$B$32];IF([$Rankers.I12]=32;[$R.$B$33];IF([$Rankers.I12]=33;[$R.$B$34];IF([$Rankers.I12]=34;[$R.$B$35];IF([$Rankers.I12]=35;[$R.$B$36];IF([$Rankers.I12]=36;[$R.$B$37];IF([$Rankers.I12]=0;0;[$R.H48])))))))))))))))))))))))))))))))))))))" office:value-type="float" office:value="27" calcext:value-type="float">
            <text:p>27</text:p>
          </table:table-cell>
          <table:table-cell table:style-name="ce22" table:formula="of:=IF([$Rankers.J12]=1;[$R.$B$2];IF([$Rankers.J12]=2;[$R.$B$3];IF([$Rankers.J12]=3;[$R.$B$4];IF([$Rankers.J12]=4;[$R.$B$5];IF([$Rankers.J12]=5;[$R.$B$6];IF([$Rankers.J12]=6;[$R.$B$7];IF([$Rankers.J12]=7;[$R.$B$8];IF([$Rankers.J12]=8;[$R.$B$9];IF([$Rankers.J12]=9;[$R.$B$10];IF([$Rankers.J12]=10;[$R.$B$11];IF([$Rankers.J12]=11;[$R.$B$12];IF([$Rankers.J12]=12;[$R.$B$13];IF([$Rankers.J12]=13;[$R.$B$14];IF([$Rankers.J12]=14;[$R.$B$15];IF([$Rankers.J12]=15;[$R.$B$16];IF([$Rankers.J12]=16;[$R.$B$17];IF([$Rankers.J12]=17;[$R.$B$18];IF([$Rankers.J12]=18;[$R.$B$19];IF([$Rankers.J12]=19;[$R.$B$20];IF([$Rankers.J12]=20;[$R.$B$21];IF([$Rankers.J12]=21;[$R.$B$22];IF([$Rankers.J12]=22;[$R.$B$23];IF([$Rankers.J12]=23;[$R.$B$24];IF([$Rankers.J12]=24;[$R.$B$25];IF([$Rankers.J12]=25;[$R.$B$26];IF([$Rankers.J12]=26;[$R.$B$27];IF([$Rankers.J12]=27;[$R.$B$28];IF([$Rankers.J12]=28;[$R.$B$29];IF([$Rankers.J12]=29;[$R.$B$30];IF([$Rankers.J12]=30;[$R.$B$31];IF([$Rankers.J12]=31;[$R.$B$32];IF([$Rankers.J12]=32;[$R.$B$33];IF([$Rankers.J12]=33;[$R.$B$34];IF([$Rankers.J12]=34;[$R.$B$35];IF([$Rankers.J12]=35;[$R.$B$36];IF([$Rankers.J12]=36;[$R.$B$37];IF([$Rankers.J12]=0;0;[$R.I48])))))))))))))))))))))))))))))))))))))" office:value-type="float" office:value="19" calcext:value-type="float">
            <text:p>19</text:p>
          </table:table-cell>
          <table:table-cell table:style-name="ce25" table:formula="of:=IF([$Rankers.K12]=1;[$R.$B$2];IF([$Rankers.K12]=2;[$R.$B$3];IF([$Rankers.K12]=3;[$R.$B$4];IF([$Rankers.K12]=4;[$R.$B$5];IF([$Rankers.K12]=5;[$R.$B$6];IF([$Rankers.K12]=6;[$R.$B$7];IF([$Rankers.K12]=7;[$R.$B$8];IF([$Rankers.K12]=8;[$R.$B$9];IF([$Rankers.K12]=9;[$R.$B$10];IF([$Rankers.K12]=10;[$R.$B$11];IF([$Rankers.K12]=11;[$R.$B$12];IF([$Rankers.K12]=12;[$R.$B$13];IF([$Rankers.K12]=13;[$R.$B$14];IF([$Rankers.K12]=14;[$R.$B$15];IF([$Rankers.K12]=15;[$R.$B$16];IF([$Rankers.K12]=16;[$R.$B$17];IF([$Rankers.K12]=17;[$R.$B$18];IF([$Rankers.K12]=18;[$R.$B$19];IF([$Rankers.K12]=19;[$R.$B$20];IF([$Rankers.K12]=20;[$R.$B$21];IF([$Rankers.K12]=21;[$R.$B$22];IF([$Rankers.K12]=22;[$R.$B$23];IF([$Rankers.K12]=23;[$R.$B$24];IF([$Rankers.K12]=24;[$R.$B$25];IF([$Rankers.K12]=25;[$R.$B$26];IF([$Rankers.K12]=26;[$R.$B$27];IF([$Rankers.K12]=27;[$R.$B$28];IF([$Rankers.K12]=28;[$R.$B$29];IF([$Rankers.K12]=29;[$R.$B$30];IF([$Rankers.K12]=30;[$R.$B$31];IF([$Rankers.K12]=31;[$R.$B$32];IF([$Rankers.K12]=32;[$R.$B$33];IF([$Rankers.K12]=33;[$R.$B$34];IF([$Rankers.K12]=34;[$R.$B$35];IF([$Rankers.K12]=35;[$R.$B$36];IF([$Rankers.K12]=36;[$R.$B$37];IF([$Rankers.K12]=0;0;[$R.J48])))))))))))))))))))))))))))))))))))))" office:value-type="float" office:value="29" calcext:value-type="float">
            <text:p>29</text:p>
          </table:table-cell>
          <table:table-cell table:style-name="ce28" office:value-type="float" office:value="16" calcext:value-type="float">
            <text:p>1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8" office:value-type="string" calcext:value-type="string">
            <text:p>Задворнов Николай Сергеевич</text:p>
          </table:table-cell>
          <table:table-cell table:style-name="ce15" table:formula="of:=SUM([.D13:.ZZ13])" office:value-type="float" office:value="252" calcext:value-type="float">
            <text:p>252.00</text:p>
          </table:table-cell>
          <table:table-cell table:style-name="ce22" table:formula="of:=IF([$Rankers.C13]=1;[$R.$B$2];IF([$Rankers.C13]=2;[$R.$B$3];IF([$Rankers.C13]=3;[$R.$B$4];IF([$Rankers.C13]=4;[$R.$B$5];IF([$Rankers.C13]=5;[$R.$B$6];IF([$Rankers.C13]=6;[$R.$B$7];IF([$Rankers.C13]=7;[$R.$B$8];IF([$Rankers.C13]=8;[$R.$B$9];IF([$Rankers.C13]=9;[$R.$B$10];IF([$Rankers.C13]=10;[$R.$B$11];IF([$Rankers.C13]=11;[$R.$B$12];IF([$Rankers.C13]=12;[$R.$B$13];IF([$Rankers.C13]=13;[$R.$B$14];IF([$Rankers.C13]=14;[$R.$B$15];IF([$Rankers.C13]=15;[$R.$B$16];IF([$Rankers.C13]=16;[$R.$B$17];IF([$Rankers.C13]=17;[$R.$B$18];IF([$Rankers.C13]=18;[$R.$B$19];IF([$Rankers.C13]=19;[$R.$B$20];IF([$Rankers.C13]=20;[$R.$B$21];IF([$Rankers.C13]=21;[$R.$B$22];IF([$Rankers.C13]=22;[$R.$B$23];IF([$Rankers.C13]=23;[$R.$B$24];IF([$Rankers.C13]=24;[$R.$B$25];IF([$Rankers.C13]=25;[$R.$B$26];IF([$Rankers.C13]=26;[$R.$B$27];IF([$Rankers.C13]=27;[$R.$B$28];IF([$Rankers.C13]=28;[$R.$B$29];IF([$Rankers.C13]=29;[$R.$B$30];IF([$Rankers.C13]=30;[$R.$B$31];IF([$Rankers.C13]=31;[$R.$B$32];IF([$Rankers.C13]=32;[$R.$B$33];IF([$Rankers.C13]=33;[$R.$B$34];IF([$Rankers.C13]=34;[$R.$B$35];IF([$Rankers.C13]=35;[$R.$B$36];IF([$Rankers.C13]=36;[$R.$B$37];IF([$Rankers.C13]=0;0;[$R.B49])))))))))))))))))))))))))))))))))))))" office:value-type="float" office:value="32" calcext:value-type="float">
            <text:p>32</text:p>
          </table:table-cell>
          <table:table-cell table:style-name="ce22" table:formula="of:=IF([$Rankers.D13]=1;[$R.$B$2];IF([$Rankers.D13]=2;[$R.$B$3];IF([$Rankers.D13]=3;[$R.$B$4];IF([$Rankers.D13]=4;[$R.$B$5];IF([$Rankers.D13]=5;[$R.$B$6];IF([$Rankers.D13]=6;[$R.$B$7];IF([$Rankers.D13]=7;[$R.$B$8];IF([$Rankers.D13]=8;[$R.$B$9];IF([$Rankers.D13]=9;[$R.$B$10];IF([$Rankers.D13]=10;[$R.$B$11];IF([$Rankers.D13]=11;[$R.$B$12];IF([$Rankers.D13]=12;[$R.$B$13];IF([$Rankers.D13]=13;[$R.$B$14];IF([$Rankers.D13]=14;[$R.$B$15];IF([$Rankers.D13]=15;[$R.$B$16];IF([$Rankers.D13]=16;[$R.$B$17];IF([$Rankers.D13]=17;[$R.$B$18];IF([$Rankers.D13]=18;[$R.$B$19];IF([$Rankers.D13]=19;[$R.$B$20];IF([$Rankers.D13]=20;[$R.$B$21];IF([$Rankers.D13]=21;[$R.$B$22];IF([$Rankers.D13]=22;[$R.$B$23];IF([$Rankers.D13]=23;[$R.$B$24];IF([$Rankers.D13]=24;[$R.$B$25];IF([$Rankers.D13]=25;[$R.$B$26];IF([$Rankers.D13]=26;[$R.$B$27];IF([$Rankers.D13]=27;[$R.$B$28];IF([$Rankers.D13]=28;[$R.$B$29];IF([$Rankers.D13]=29;[$R.$B$30];IF([$Rankers.D13]=30;[$R.$B$31];IF([$Rankers.D13]=31;[$R.$B$32];IF([$Rankers.D13]=32;[$R.$B$33];IF([$Rankers.D13]=33;[$R.$B$34];IF([$Rankers.D13]=34;[$R.$B$35];IF([$Rankers.D13]=35;[$R.$B$36];IF([$Rankers.D13]=36;[$R.$B$37];IF([$Rankers.D13]=0;0;[$R.C49])))))))))))))))))))))))))))))))))))))" office:value-type="float" office:value="31" calcext:value-type="float">
            <text:p>31</text:p>
          </table:table-cell>
          <table:table-cell table:style-name="ce22" table:formula="of:=IF([$Rankers.E13]=1;[$R.$B$2];IF([$Rankers.E13]=2;[$R.$B$3];IF([$Rankers.E13]=3;[$R.$B$4];IF([$Rankers.E13]=4;[$R.$B$5];IF([$Rankers.E13]=5;[$R.$B$6];IF([$Rankers.E13]=6;[$R.$B$7];IF([$Rankers.E13]=7;[$R.$B$8];IF([$Rankers.E13]=8;[$R.$B$9];IF([$Rankers.E13]=9;[$R.$B$10];IF([$Rankers.E13]=10;[$R.$B$11];IF([$Rankers.E13]=11;[$R.$B$12];IF([$Rankers.E13]=12;[$R.$B$13];IF([$Rankers.E13]=13;[$R.$B$14];IF([$Rankers.E13]=14;[$R.$B$15];IF([$Rankers.E13]=15;[$R.$B$16];IF([$Rankers.E13]=16;[$R.$B$17];IF([$Rankers.E13]=17;[$R.$B$18];IF([$Rankers.E13]=18;[$R.$B$19];IF([$Rankers.E13]=19;[$R.$B$20];IF([$Rankers.E13]=20;[$R.$B$21];IF([$Rankers.E13]=21;[$R.$B$22];IF([$Rankers.E13]=22;[$R.$B$23];IF([$Rankers.E13]=23;[$R.$B$24];IF([$Rankers.E13]=24;[$R.$B$25];IF([$Rankers.E13]=25;[$R.$B$26];IF([$Rankers.E13]=26;[$R.$B$27];IF([$Rankers.E13]=27;[$R.$B$28];IF([$Rankers.E13]=28;[$R.$B$29];IF([$Rankers.E13]=29;[$R.$B$30];IF([$Rankers.E13]=30;[$R.$B$31];IF([$Rankers.E13]=31;[$R.$B$32];IF([$Rankers.E13]=32;[$R.$B$33];IF([$Rankers.E13]=33;[$R.$B$34];IF([$Rankers.E13]=34;[$R.$B$35];IF([$Rankers.E13]=35;[$R.$B$36];IF([$Rankers.E13]=36;[$R.$B$37];IF([$Rankers.E13]=0;0;[$R.D49])))))))))))))))))))))))))))))))))))))" office:value-type="float" office:value="33" calcext:value-type="float">
            <text:p>33</text:p>
          </table:table-cell>
          <table:table-cell table:style-name="ce22" table:formula="of:=IF([$Rankers.F13]=1;[$R.$B$2];IF([$Rankers.F13]=2;[$R.$B$3];IF([$Rankers.F13]=3;[$R.$B$4];IF([$Rankers.F13]=4;[$R.$B$5];IF([$Rankers.F13]=5;[$R.$B$6];IF([$Rankers.F13]=6;[$R.$B$7];IF([$Rankers.F13]=7;[$R.$B$8];IF([$Rankers.F13]=8;[$R.$B$9];IF([$Rankers.F13]=9;[$R.$B$10];IF([$Rankers.F13]=10;[$R.$B$11];IF([$Rankers.F13]=11;[$R.$B$12];IF([$Rankers.F13]=12;[$R.$B$13];IF([$Rankers.F13]=13;[$R.$B$14];IF([$Rankers.F13]=14;[$R.$B$15];IF([$Rankers.F13]=15;[$R.$B$16];IF([$Rankers.F13]=16;[$R.$B$17];IF([$Rankers.F13]=17;[$R.$B$18];IF([$Rankers.F13]=18;[$R.$B$19];IF([$Rankers.F13]=19;[$R.$B$20];IF([$Rankers.F13]=20;[$R.$B$21];IF([$Rankers.F13]=21;[$R.$B$22];IF([$Rankers.F13]=22;[$R.$B$23];IF([$Rankers.F13]=23;[$R.$B$24];IF([$Rankers.F13]=24;[$R.$B$25];IF([$Rankers.F13]=25;[$R.$B$26];IF([$Rankers.F13]=26;[$R.$B$27];IF([$Rankers.F13]=27;[$R.$B$28];IF([$Rankers.F13]=28;[$R.$B$29];IF([$Rankers.F13]=29;[$R.$B$30];IF([$Rankers.F13]=30;[$R.$B$31];IF([$Rankers.F13]=31;[$R.$B$32];IF([$Rankers.F13]=32;[$R.$B$33];IF([$Rankers.F13]=33;[$R.$B$34];IF([$Rankers.F13]=34;[$R.$B$35];IF([$Rankers.F13]=35;[$R.$B$36];IF([$Rankers.F13]=36;[$R.$B$37];IF([$Rankers.F13]=0;0;[$R.E49])))))))))))))))))))))))))))))))))))))" office:value-type="float" office:value="30" calcext:value-type="float">
            <text:p>30</text:p>
          </table:table-cell>
          <table:table-cell table:style-name="ce22" table:formula="of:=IF([$Rankers.G13]=1;[$R.$B$2];IF([$Rankers.G13]=2;[$R.$B$3];IF([$Rankers.G13]=3;[$R.$B$4];IF([$Rankers.G13]=4;[$R.$B$5];IF([$Rankers.G13]=5;[$R.$B$6];IF([$Rankers.G13]=6;[$R.$B$7];IF([$Rankers.G13]=7;[$R.$B$8];IF([$Rankers.G13]=8;[$R.$B$9];IF([$Rankers.G13]=9;[$R.$B$10];IF([$Rankers.G13]=10;[$R.$B$11];IF([$Rankers.G13]=11;[$R.$B$12];IF([$Rankers.G13]=12;[$R.$B$13];IF([$Rankers.G13]=13;[$R.$B$14];IF([$Rankers.G13]=14;[$R.$B$15];IF([$Rankers.G13]=15;[$R.$B$16];IF([$Rankers.G13]=16;[$R.$B$17];IF([$Rankers.G13]=17;[$R.$B$18];IF([$Rankers.G13]=18;[$R.$B$19];IF([$Rankers.G13]=19;[$R.$B$20];IF([$Rankers.G13]=20;[$R.$B$21];IF([$Rankers.G13]=21;[$R.$B$22];IF([$Rankers.G13]=22;[$R.$B$23];IF([$Rankers.G13]=23;[$R.$B$24];IF([$Rankers.G13]=24;[$R.$B$25];IF([$Rankers.G13]=25;[$R.$B$26];IF([$Rankers.G13]=26;[$R.$B$27];IF([$Rankers.G13]=27;[$R.$B$28];IF([$Rankers.G13]=28;[$R.$B$29];IF([$Rankers.G13]=29;[$R.$B$30];IF([$Rankers.G13]=30;[$R.$B$31];IF([$Rankers.G13]=31;[$R.$B$32];IF([$Rankers.G13]=32;[$R.$B$33];IF([$Rankers.G13]=33;[$R.$B$34];IF([$Rankers.G13]=34;[$R.$B$35];IF([$Rankers.G13]=35;[$R.$B$36];IF([$Rankers.G13]=36;[$R.$B$37];IF([$Rankers.G13]=0;0;[$R.F49])))))))))))))))))))))))))))))))))))))" office:value-type="float" office:value="29" calcext:value-type="float">
            <text:p>29</text:p>
          </table:table-cell>
          <table:table-cell table:style-name="ce22" table:formula="of:=IF([$Rankers.H13]=1;[$R.$B$2];IF([$Rankers.H13]=2;[$R.$B$3];IF([$Rankers.H13]=3;[$R.$B$4];IF([$Rankers.H13]=4;[$R.$B$5];IF([$Rankers.H13]=5;[$R.$B$6];IF([$Rankers.H13]=6;[$R.$B$7];IF([$Rankers.H13]=7;[$R.$B$8];IF([$Rankers.H13]=8;[$R.$B$9];IF([$Rankers.H13]=9;[$R.$B$10];IF([$Rankers.H13]=10;[$R.$B$11];IF([$Rankers.H13]=11;[$R.$B$12];IF([$Rankers.H13]=12;[$R.$B$13];IF([$Rankers.H13]=13;[$R.$B$14];IF([$Rankers.H13]=14;[$R.$B$15];IF([$Rankers.H13]=15;[$R.$B$16];IF([$Rankers.H13]=16;[$R.$B$17];IF([$Rankers.H13]=17;[$R.$B$18];IF([$Rankers.H13]=18;[$R.$B$19];IF([$Rankers.H13]=19;[$R.$B$20];IF([$Rankers.H13]=20;[$R.$B$21];IF([$Rankers.H13]=21;[$R.$B$22];IF([$Rankers.H13]=22;[$R.$B$23];IF([$Rankers.H13]=23;[$R.$B$24];IF([$Rankers.H13]=24;[$R.$B$25];IF([$Rankers.H13]=25;[$R.$B$26];IF([$Rankers.H13]=26;[$R.$B$27];IF([$Rankers.H13]=27;[$R.$B$28];IF([$Rankers.H13]=28;[$R.$B$29];IF([$Rankers.H13]=29;[$R.$B$30];IF([$Rankers.H13]=30;[$R.$B$31];IF([$Rankers.H13]=31;[$R.$B$32];IF([$Rankers.H13]=32;[$R.$B$33];IF([$Rankers.H13]=33;[$R.$B$34];IF([$Rankers.H13]=34;[$R.$B$35];IF([$Rankers.H13]=35;[$R.$B$36];IF([$Rankers.H13]=36;[$R.$B$37];IF([$Rankers.H13]=0;0;[$R.G49])))))))))))))))))))))))))))))))))))))" office:value-type="float" office:value="0" calcext:value-type="float">
            <text:p>0</text:p>
          </table:table-cell>
          <table:table-cell table:style-name="ce22" table:formula="of:=IF([$Rankers.I13]=1;[$R.$B$2];IF([$Rankers.I13]=2;[$R.$B$3];IF([$Rankers.I13]=3;[$R.$B$4];IF([$Rankers.I13]=4;[$R.$B$5];IF([$Rankers.I13]=5;[$R.$B$6];IF([$Rankers.I13]=6;[$R.$B$7];IF([$Rankers.I13]=7;[$R.$B$8];IF([$Rankers.I13]=8;[$R.$B$9];IF([$Rankers.I13]=9;[$R.$B$10];IF([$Rankers.I13]=10;[$R.$B$11];IF([$Rankers.I13]=11;[$R.$B$12];IF([$Rankers.I13]=12;[$R.$B$13];IF([$Rankers.I13]=13;[$R.$B$14];IF([$Rankers.I13]=14;[$R.$B$15];IF([$Rankers.I13]=15;[$R.$B$16];IF([$Rankers.I13]=16;[$R.$B$17];IF([$Rankers.I13]=17;[$R.$B$18];IF([$Rankers.I13]=18;[$R.$B$19];IF([$Rankers.I13]=19;[$R.$B$20];IF([$Rankers.I13]=20;[$R.$B$21];IF([$Rankers.I13]=21;[$R.$B$22];IF([$Rankers.I13]=22;[$R.$B$23];IF([$Rankers.I13]=23;[$R.$B$24];IF([$Rankers.I13]=24;[$R.$B$25];IF([$Rankers.I13]=25;[$R.$B$26];IF([$Rankers.I13]=26;[$R.$B$27];IF([$Rankers.I13]=27;[$R.$B$28];IF([$Rankers.I13]=28;[$R.$B$29];IF([$Rankers.I13]=29;[$R.$B$30];IF([$Rankers.I13]=30;[$R.$B$31];IF([$Rankers.I13]=31;[$R.$B$32];IF([$Rankers.I13]=32;[$R.$B$33];IF([$Rankers.I13]=33;[$R.$B$34];IF([$Rankers.I13]=34;[$R.$B$35];IF([$Rankers.I13]=35;[$R.$B$36];IF([$Rankers.I13]=36;[$R.$B$37];IF([$Rankers.I13]=0;0;[$R.H49])))))))))))))))))))))))))))))))))))))" office:value-type="float" office:value="20" calcext:value-type="float">
            <text:p>20</text:p>
          </table:table-cell>
          <table:table-cell table:style-name="ce22" table:formula="of:=IF([$Rankers.J13]=1;[$R.$B$2];IF([$Rankers.J13]=2;[$R.$B$3];IF([$Rankers.J13]=3;[$R.$B$4];IF([$Rankers.J13]=4;[$R.$B$5];IF([$Rankers.J13]=5;[$R.$B$6];IF([$Rankers.J13]=6;[$R.$B$7];IF([$Rankers.J13]=7;[$R.$B$8];IF([$Rankers.J13]=8;[$R.$B$9];IF([$Rankers.J13]=9;[$R.$B$10];IF([$Rankers.J13]=10;[$R.$B$11];IF([$Rankers.J13]=11;[$R.$B$12];IF([$Rankers.J13]=12;[$R.$B$13];IF([$Rankers.J13]=13;[$R.$B$14];IF([$Rankers.J13]=14;[$R.$B$15];IF([$Rankers.J13]=15;[$R.$B$16];IF([$Rankers.J13]=16;[$R.$B$17];IF([$Rankers.J13]=17;[$R.$B$18];IF([$Rankers.J13]=18;[$R.$B$19];IF([$Rankers.J13]=19;[$R.$B$20];IF([$Rankers.J13]=20;[$R.$B$21];IF([$Rankers.J13]=21;[$R.$B$22];IF([$Rankers.J13]=22;[$R.$B$23];IF([$Rankers.J13]=23;[$R.$B$24];IF([$Rankers.J13]=24;[$R.$B$25];IF([$Rankers.J13]=25;[$R.$B$26];IF([$Rankers.J13]=26;[$R.$B$27];IF([$Rankers.J13]=27;[$R.$B$28];IF([$Rankers.J13]=28;[$R.$B$29];IF([$Rankers.J13]=29;[$R.$B$30];IF([$Rankers.J13]=30;[$R.$B$31];IF([$Rankers.J13]=31;[$R.$B$32];IF([$Rankers.J13]=32;[$R.$B$33];IF([$Rankers.J13]=33;[$R.$B$34];IF([$Rankers.J13]=34;[$R.$B$35];IF([$Rankers.J13]=35;[$R.$B$36];IF([$Rankers.J13]=36;[$R.$B$37];IF([$Rankers.J13]=0;0;[$R.I49])))))))))))))))))))))))))))))))))))))" office:value-type="float" office:value="0" calcext:value-type="float">
            <text:p>0</text:p>
          </table:table-cell>
          <table:table-cell table:style-name="ce25" table:formula="of:=IF([$Rankers.K13]=1;[$R.$B$2];IF([$Rankers.K13]=2;[$R.$B$3];IF([$Rankers.K13]=3;[$R.$B$4];IF([$Rankers.K13]=4;[$R.$B$5];IF([$Rankers.K13]=5;[$R.$B$6];IF([$Rankers.K13]=6;[$R.$B$7];IF([$Rankers.K13]=7;[$R.$B$8];IF([$Rankers.K13]=8;[$R.$B$9];IF([$Rankers.K13]=9;[$R.$B$10];IF([$Rankers.K13]=10;[$R.$B$11];IF([$Rankers.K13]=11;[$R.$B$12];IF([$Rankers.K13]=12;[$R.$B$13];IF([$Rankers.K13]=13;[$R.$B$14];IF([$Rankers.K13]=14;[$R.$B$15];IF([$Rankers.K13]=15;[$R.$B$16];IF([$Rankers.K13]=16;[$R.$B$17];IF([$Rankers.K13]=17;[$R.$B$18];IF([$Rankers.K13]=18;[$R.$B$19];IF([$Rankers.K13]=19;[$R.$B$20];IF([$Rankers.K13]=20;[$R.$B$21];IF([$Rankers.K13]=21;[$R.$B$22];IF([$Rankers.K13]=22;[$R.$B$23];IF([$Rankers.K13]=23;[$R.$B$24];IF([$Rankers.K13]=24;[$R.$B$25];IF([$Rankers.K13]=25;[$R.$B$26];IF([$Rankers.K13]=26;[$R.$B$27];IF([$Rankers.K13]=27;[$R.$B$28];IF([$Rankers.K13]=28;[$R.$B$29];IF([$Rankers.K13]=29;[$R.$B$30];IF([$Rankers.K13]=30;[$R.$B$31];IF([$Rankers.K13]=31;[$R.$B$32];IF([$Rankers.K13]=32;[$R.$B$33];IF([$Rankers.K13]=33;[$R.$B$34];IF([$Rankers.K13]=34;[$R.$B$35];IF([$Rankers.K13]=35;[$R.$B$36];IF([$Rankers.K13]=36;[$R.$B$37];IF([$Rankers.K13]=0;0;[$R.J49])))))))))))))))))))))))))))))))))))))" office:value-type="float" office:value="36" calcext:value-type="float">
            <text:p>36</text:p>
          </table:table-cell>
          <table:table-cell table:style-name="ce28" office:value-type="float" office:value="15" calcext:value-type="float">
            <text:p>1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13]+1" office:value-type="float" office:value="13" calcext:value-type="float">
            <text:p>13</text:p>
          </table:table-cell>
          <table:table-cell table:style-name="ce8" office:value-type="string" calcext:value-type="string">
            <text:p>Кабанов Данил Евгеньевич</text:p>
          </table:table-cell>
          <table:table-cell table:style-name="ce15" table:formula="of:=SUM([.D14:.ZZ14])" office:value-type="float" office:value="235" calcext:value-type="float">
            <text:p>235.00</text:p>
          </table:table-cell>
          <table:table-cell table:style-name="ce22" table:formula="of:=IF([$Rankers.C14]=1;[$R.$B$2];IF([$Rankers.C14]=2;[$R.$B$3];IF([$Rankers.C14]=3;[$R.$B$4];IF([$Rankers.C14]=4;[$R.$B$5];IF([$Rankers.C14]=5;[$R.$B$6];IF([$Rankers.C14]=6;[$R.$B$7];IF([$Rankers.C14]=7;[$R.$B$8];IF([$Rankers.C14]=8;[$R.$B$9];IF([$Rankers.C14]=9;[$R.$B$10];IF([$Rankers.C14]=10;[$R.$B$11];IF([$Rankers.C14]=11;[$R.$B$12];IF([$Rankers.C14]=12;[$R.$B$13];IF([$Rankers.C14]=13;[$R.$B$14];IF([$Rankers.C14]=14;[$R.$B$15];IF([$Rankers.C14]=15;[$R.$B$16];IF([$Rankers.C14]=16;[$R.$B$17];IF([$Rankers.C14]=17;[$R.$B$18];IF([$Rankers.C14]=18;[$R.$B$19];IF([$Rankers.C14]=19;[$R.$B$20];IF([$Rankers.C14]=20;[$R.$B$21];IF([$Rankers.C14]=21;[$R.$B$22];IF([$Rankers.C14]=22;[$R.$B$23];IF([$Rankers.C14]=23;[$R.$B$24];IF([$Rankers.C14]=24;[$R.$B$25];IF([$Rankers.C14]=25;[$R.$B$26];IF([$Rankers.C14]=26;[$R.$B$27];IF([$Rankers.C14]=27;[$R.$B$28];IF([$Rankers.C14]=28;[$R.$B$29];IF([$Rankers.C14]=29;[$R.$B$30];IF([$Rankers.C14]=30;[$R.$B$31];IF([$Rankers.C14]=31;[$R.$B$32];IF([$Rankers.C14]=32;[$R.$B$33];IF([$Rankers.C14]=33;[$R.$B$34];IF([$Rankers.C14]=34;[$R.$B$35];IF([$Rankers.C14]=35;[$R.$B$36];IF([$Rankers.C14]=36;[$R.$B$37];IF([$Rankers.C14]=0;0;[$R.B50])))))))))))))))))))))))))))))))))))))" office:value-type="float" office:value="9" calcext:value-type="float">
            <text:p>9</text:p>
          </table:table-cell>
          <table:table-cell table:style-name="ce22" table:formula="of:=IF([$Rankers.D14]=1;[$R.$B$2];IF([$Rankers.D14]=2;[$R.$B$3];IF([$Rankers.D14]=3;[$R.$B$4];IF([$Rankers.D14]=4;[$R.$B$5];IF([$Rankers.D14]=5;[$R.$B$6];IF([$Rankers.D14]=6;[$R.$B$7];IF([$Rankers.D14]=7;[$R.$B$8];IF([$Rankers.D14]=8;[$R.$B$9];IF([$Rankers.D14]=9;[$R.$B$10];IF([$Rankers.D14]=10;[$R.$B$11];IF([$Rankers.D14]=11;[$R.$B$12];IF([$Rankers.D14]=12;[$R.$B$13];IF([$Rankers.D14]=13;[$R.$B$14];IF([$Rankers.D14]=14;[$R.$B$15];IF([$Rankers.D14]=15;[$R.$B$16];IF([$Rankers.D14]=16;[$R.$B$17];IF([$Rankers.D14]=17;[$R.$B$18];IF([$Rankers.D14]=18;[$R.$B$19];IF([$Rankers.D14]=19;[$R.$B$20];IF([$Rankers.D14]=20;[$R.$B$21];IF([$Rankers.D14]=21;[$R.$B$22];IF([$Rankers.D14]=22;[$R.$B$23];IF([$Rankers.D14]=23;[$R.$B$24];IF([$Rankers.D14]=24;[$R.$B$25];IF([$Rankers.D14]=25;[$R.$B$26];IF([$Rankers.D14]=26;[$R.$B$27];IF([$Rankers.D14]=27;[$R.$B$28];IF([$Rankers.D14]=28;[$R.$B$29];IF([$Rankers.D14]=29;[$R.$B$30];IF([$Rankers.D14]=30;[$R.$B$31];IF([$Rankers.D14]=31;[$R.$B$32];IF([$Rankers.D14]=32;[$R.$B$33];IF([$Rankers.D14]=33;[$R.$B$34];IF([$Rankers.D14]=34;[$R.$B$35];IF([$Rankers.D14]=35;[$R.$B$36];IF([$Rankers.D14]=36;[$R.$B$37];IF([$Rankers.D14]=0;0;[$R.C50])))))))))))))))))))))))))))))))))))))" office:value-type="float" office:value="0" calcext:value-type="float">
            <text:p>0</text:p>
          </table:table-cell>
          <table:table-cell table:style-name="ce22" table:formula="of:=IF([$Rankers.E14]=1;[$R.$B$2];IF([$Rankers.E14]=2;[$R.$B$3];IF([$Rankers.E14]=3;[$R.$B$4];IF([$Rankers.E14]=4;[$R.$B$5];IF([$Rankers.E14]=5;[$R.$B$6];IF([$Rankers.E14]=6;[$R.$B$7];IF([$Rankers.E14]=7;[$R.$B$8];IF([$Rankers.E14]=8;[$R.$B$9];IF([$Rankers.E14]=9;[$R.$B$10];IF([$Rankers.E14]=10;[$R.$B$11];IF([$Rankers.E14]=11;[$R.$B$12];IF([$Rankers.E14]=12;[$R.$B$13];IF([$Rankers.E14]=13;[$R.$B$14];IF([$Rankers.E14]=14;[$R.$B$15];IF([$Rankers.E14]=15;[$R.$B$16];IF([$Rankers.E14]=16;[$R.$B$17];IF([$Rankers.E14]=17;[$R.$B$18];IF([$Rankers.E14]=18;[$R.$B$19];IF([$Rankers.E14]=19;[$R.$B$20];IF([$Rankers.E14]=20;[$R.$B$21];IF([$Rankers.E14]=21;[$R.$B$22];IF([$Rankers.E14]=22;[$R.$B$23];IF([$Rankers.E14]=23;[$R.$B$24];IF([$Rankers.E14]=24;[$R.$B$25];IF([$Rankers.E14]=25;[$R.$B$26];IF([$Rankers.E14]=26;[$R.$B$27];IF([$Rankers.E14]=27;[$R.$B$28];IF([$Rankers.E14]=28;[$R.$B$29];IF([$Rankers.E14]=29;[$R.$B$30];IF([$Rankers.E14]=30;[$R.$B$31];IF([$Rankers.E14]=31;[$R.$B$32];IF([$Rankers.E14]=32;[$R.$B$33];IF([$Rankers.E14]=33;[$R.$B$34];IF([$Rankers.E14]=34;[$R.$B$35];IF([$Rankers.E14]=35;[$R.$B$36];IF([$Rankers.E14]=36;[$R.$B$37];IF([$Rankers.E14]=0;0;[$R.D50])))))))))))))))))))))))))))))))))))))" office:value-type="float" office:value="29" calcext:value-type="float">
            <text:p>29</text:p>
          </table:table-cell>
          <table:table-cell table:style-name="ce22" table:formula="of:=IF([$Rankers.F14]=1;[$R.$B$2];IF([$Rankers.F14]=2;[$R.$B$3];IF([$Rankers.F14]=3;[$R.$B$4];IF([$Rankers.F14]=4;[$R.$B$5];IF([$Rankers.F14]=5;[$R.$B$6];IF([$Rankers.F14]=6;[$R.$B$7];IF([$Rankers.F14]=7;[$R.$B$8];IF([$Rankers.F14]=8;[$R.$B$9];IF([$Rankers.F14]=9;[$R.$B$10];IF([$Rankers.F14]=10;[$R.$B$11];IF([$Rankers.F14]=11;[$R.$B$12];IF([$Rankers.F14]=12;[$R.$B$13];IF([$Rankers.F14]=13;[$R.$B$14];IF([$Rankers.F14]=14;[$R.$B$15];IF([$Rankers.F14]=15;[$R.$B$16];IF([$Rankers.F14]=16;[$R.$B$17];IF([$Rankers.F14]=17;[$R.$B$18];IF([$Rankers.F14]=18;[$R.$B$19];IF([$Rankers.F14]=19;[$R.$B$20];IF([$Rankers.F14]=20;[$R.$B$21];IF([$Rankers.F14]=21;[$R.$B$22];IF([$Rankers.F14]=22;[$R.$B$23];IF([$Rankers.F14]=23;[$R.$B$24];IF([$Rankers.F14]=24;[$R.$B$25];IF([$Rankers.F14]=25;[$R.$B$26];IF([$Rankers.F14]=26;[$R.$B$27];IF([$Rankers.F14]=27;[$R.$B$28];IF([$Rankers.F14]=28;[$R.$B$29];IF([$Rankers.F14]=29;[$R.$B$30];IF([$Rankers.F14]=30;[$R.$B$31];IF([$Rankers.F14]=31;[$R.$B$32];IF([$Rankers.F14]=32;[$R.$B$33];IF([$Rankers.F14]=33;[$R.$B$34];IF([$Rankers.F14]=34;[$R.$B$35];IF([$Rankers.F14]=35;[$R.$B$36];IF([$Rankers.F14]=36;[$R.$B$37];IF([$Rankers.F14]=0;0;[$R.E50])))))))))))))))))))))))))))))))))))))" office:value-type="float" office:value="14" calcext:value-type="float">
            <text:p>14</text:p>
          </table:table-cell>
          <table:table-cell table:style-name="ce22" table:formula="of:=IF([$Rankers.G14]=1;[$R.$B$2];IF([$Rankers.G14]=2;[$R.$B$3];IF([$Rankers.G14]=3;[$R.$B$4];IF([$Rankers.G14]=4;[$R.$B$5];IF([$Rankers.G14]=5;[$R.$B$6];IF([$Rankers.G14]=6;[$R.$B$7];IF([$Rankers.G14]=7;[$R.$B$8];IF([$Rankers.G14]=8;[$R.$B$9];IF([$Rankers.G14]=9;[$R.$B$10];IF([$Rankers.G14]=10;[$R.$B$11];IF([$Rankers.G14]=11;[$R.$B$12];IF([$Rankers.G14]=12;[$R.$B$13];IF([$Rankers.G14]=13;[$R.$B$14];IF([$Rankers.G14]=14;[$R.$B$15];IF([$Rankers.G14]=15;[$R.$B$16];IF([$Rankers.G14]=16;[$R.$B$17];IF([$Rankers.G14]=17;[$R.$B$18];IF([$Rankers.G14]=18;[$R.$B$19];IF([$Rankers.G14]=19;[$R.$B$20];IF([$Rankers.G14]=20;[$R.$B$21];IF([$Rankers.G14]=21;[$R.$B$22];IF([$Rankers.G14]=22;[$R.$B$23];IF([$Rankers.G14]=23;[$R.$B$24];IF([$Rankers.G14]=24;[$R.$B$25];IF([$Rankers.G14]=25;[$R.$B$26];IF([$Rankers.G14]=26;[$R.$B$27];IF([$Rankers.G14]=27;[$R.$B$28];IF([$Rankers.G14]=28;[$R.$B$29];IF([$Rankers.G14]=29;[$R.$B$30];IF([$Rankers.G14]=30;[$R.$B$31];IF([$Rankers.G14]=31;[$R.$B$32];IF([$Rankers.G14]=32;[$R.$B$33];IF([$Rankers.G14]=33;[$R.$B$34];IF([$Rankers.G14]=34;[$R.$B$35];IF([$Rankers.G14]=35;[$R.$B$36];IF([$Rankers.G14]=36;[$R.$B$37];IF([$Rankers.G14]=0;0;[$R.F50])))))))))))))))))))))))))))))))))))))" office:value-type="float" office:value="14" calcext:value-type="float">
            <text:p>14</text:p>
          </table:table-cell>
          <table:table-cell table:style-name="ce22" table:formula="of:=IF([$Rankers.H14]=1;[$R.$B$2];IF([$Rankers.H14]=2;[$R.$B$3];IF([$Rankers.H14]=3;[$R.$B$4];IF([$Rankers.H14]=4;[$R.$B$5];IF([$Rankers.H14]=5;[$R.$B$6];IF([$Rankers.H14]=6;[$R.$B$7];IF([$Rankers.H14]=7;[$R.$B$8];IF([$Rankers.H14]=8;[$R.$B$9];IF([$Rankers.H14]=9;[$R.$B$10];IF([$Rankers.H14]=10;[$R.$B$11];IF([$Rankers.H14]=11;[$R.$B$12];IF([$Rankers.H14]=12;[$R.$B$13];IF([$Rankers.H14]=13;[$R.$B$14];IF([$Rankers.H14]=14;[$R.$B$15];IF([$Rankers.H14]=15;[$R.$B$16];IF([$Rankers.H14]=16;[$R.$B$17];IF([$Rankers.H14]=17;[$R.$B$18];IF([$Rankers.H14]=18;[$R.$B$19];IF([$Rankers.H14]=19;[$R.$B$20];IF([$Rankers.H14]=20;[$R.$B$21];IF([$Rankers.H14]=21;[$R.$B$22];IF([$Rankers.H14]=22;[$R.$B$23];IF([$Rankers.H14]=23;[$R.$B$24];IF([$Rankers.H14]=24;[$R.$B$25];IF([$Rankers.H14]=25;[$R.$B$26];IF([$Rankers.H14]=26;[$R.$B$27];IF([$Rankers.H14]=27;[$R.$B$28];IF([$Rankers.H14]=28;[$R.$B$29];IF([$Rankers.H14]=29;[$R.$B$30];IF([$Rankers.H14]=30;[$R.$B$31];IF([$Rankers.H14]=31;[$R.$B$32];IF([$Rankers.H14]=32;[$R.$B$33];IF([$Rankers.H14]=33;[$R.$B$34];IF([$Rankers.H14]=34;[$R.$B$35];IF([$Rankers.H14]=35;[$R.$B$36];IF([$Rankers.H14]=36;[$R.$B$37];IF([$Rankers.H14]=0;0;[$R.G50])))))))))))))))))))))))))))))))))))))" office:value-type="float" office:value="37" calcext:value-type="float">
            <text:p>37</text:p>
          </table:table-cell>
          <table:table-cell table:style-name="ce22" table:formula="of:=IF([$Rankers.I14]=1;[$R.$B$2];IF([$Rankers.I14]=2;[$R.$B$3];IF([$Rankers.I14]=3;[$R.$B$4];IF([$Rankers.I14]=4;[$R.$B$5];IF([$Rankers.I14]=5;[$R.$B$6];IF([$Rankers.I14]=6;[$R.$B$7];IF([$Rankers.I14]=7;[$R.$B$8];IF([$Rankers.I14]=8;[$R.$B$9];IF([$Rankers.I14]=9;[$R.$B$10];IF([$Rankers.I14]=10;[$R.$B$11];IF([$Rankers.I14]=11;[$R.$B$12];IF([$Rankers.I14]=12;[$R.$B$13];IF([$Rankers.I14]=13;[$R.$B$14];IF([$Rankers.I14]=14;[$R.$B$15];IF([$Rankers.I14]=15;[$R.$B$16];IF([$Rankers.I14]=16;[$R.$B$17];IF([$Rankers.I14]=17;[$R.$B$18];IF([$Rankers.I14]=18;[$R.$B$19];IF([$Rankers.I14]=19;[$R.$B$20];IF([$Rankers.I14]=20;[$R.$B$21];IF([$Rankers.I14]=21;[$R.$B$22];IF([$Rankers.I14]=22;[$R.$B$23];IF([$Rankers.I14]=23;[$R.$B$24];IF([$Rankers.I14]=24;[$R.$B$25];IF([$Rankers.I14]=25;[$R.$B$26];IF([$Rankers.I14]=26;[$R.$B$27];IF([$Rankers.I14]=27;[$R.$B$28];IF([$Rankers.I14]=28;[$R.$B$29];IF([$Rankers.I14]=29;[$R.$B$30];IF([$Rankers.I14]=30;[$R.$B$31];IF([$Rankers.I14]=31;[$R.$B$32];IF([$Rankers.I14]=32;[$R.$B$33];IF([$Rankers.I14]=33;[$R.$B$34];IF([$Rankers.I14]=34;[$R.$B$35];IF([$Rankers.I14]=35;[$R.$B$36];IF([$Rankers.I14]=36;[$R.$B$37];IF([$Rankers.I14]=0;0;[$R.H50])))))))))))))))))))))))))))))))))))))" office:value-type="float" office:value="19" calcext:value-type="float">
            <text:p>19</text:p>
          </table:table-cell>
          <table:table-cell table:style-name="ce22" table:formula="of:=IF([$Rankers.J14]=1;[$R.$B$2];IF([$Rankers.J14]=2;[$R.$B$3];IF([$Rankers.J14]=3;[$R.$B$4];IF([$Rankers.J14]=4;[$R.$B$5];IF([$Rankers.J14]=5;[$R.$B$6];IF([$Rankers.J14]=6;[$R.$B$7];IF([$Rankers.J14]=7;[$R.$B$8];IF([$Rankers.J14]=8;[$R.$B$9];IF([$Rankers.J14]=9;[$R.$B$10];IF([$Rankers.J14]=10;[$R.$B$11];IF([$Rankers.J14]=11;[$R.$B$12];IF([$Rankers.J14]=12;[$R.$B$13];IF([$Rankers.J14]=13;[$R.$B$14];IF([$Rankers.J14]=14;[$R.$B$15];IF([$Rankers.J14]=15;[$R.$B$16];IF([$Rankers.J14]=16;[$R.$B$17];IF([$Rankers.J14]=17;[$R.$B$18];IF([$Rankers.J14]=18;[$R.$B$19];IF([$Rankers.J14]=19;[$R.$B$20];IF([$Rankers.J14]=20;[$R.$B$21];IF([$Rankers.J14]=21;[$R.$B$22];IF([$Rankers.J14]=22;[$R.$B$23];IF([$Rankers.J14]=23;[$R.$B$24];IF([$Rankers.J14]=24;[$R.$B$25];IF([$Rankers.J14]=25;[$R.$B$26];IF([$Rankers.J14]=26;[$R.$B$27];IF([$Rankers.J14]=27;[$R.$B$28];IF([$Rankers.J14]=28;[$R.$B$29];IF([$Rankers.J14]=29;[$R.$B$30];IF([$Rankers.J14]=30;[$R.$B$31];IF([$Rankers.J14]=31;[$R.$B$32];IF([$Rankers.J14]=32;[$R.$B$33];IF([$Rankers.J14]=33;[$R.$B$34];IF([$Rankers.J14]=34;[$R.$B$35];IF([$Rankers.J14]=35;[$R.$B$36];IF([$Rankers.J14]=36;[$R.$B$37];IF([$Rankers.J14]=0;0;[$R.I50])))))))))))))))))))))))))))))))))))))" office:value-type="float" office:value="21" calcext:value-type="float">
            <text:p>21</text:p>
          </table:table-cell>
          <table:table-cell table:style-name="ce25" table:formula="of:=IF([$Rankers.K14]=1;[$R.$B$2];IF([$Rankers.K14]=2;[$R.$B$3];IF([$Rankers.K14]=3;[$R.$B$4];IF([$Rankers.K14]=4;[$R.$B$5];IF([$Rankers.K14]=5;[$R.$B$6];IF([$Rankers.K14]=6;[$R.$B$7];IF([$Rankers.K14]=7;[$R.$B$8];IF([$Rankers.K14]=8;[$R.$B$9];IF([$Rankers.K14]=9;[$R.$B$10];IF([$Rankers.K14]=10;[$R.$B$11];IF([$Rankers.K14]=11;[$R.$B$12];IF([$Rankers.K14]=12;[$R.$B$13];IF([$Rankers.K14]=13;[$R.$B$14];IF([$Rankers.K14]=14;[$R.$B$15];IF([$Rankers.K14]=15;[$R.$B$16];IF([$Rankers.K14]=16;[$R.$B$17];IF([$Rankers.K14]=17;[$R.$B$18];IF([$Rankers.K14]=18;[$R.$B$19];IF([$Rankers.K14]=19;[$R.$B$20];IF([$Rankers.K14]=20;[$R.$B$21];IF([$Rankers.K14]=21;[$R.$B$22];IF([$Rankers.K14]=22;[$R.$B$23];IF([$Rankers.K14]=23;[$R.$B$24];IF([$Rankers.K14]=24;[$R.$B$25];IF([$Rankers.K14]=25;[$R.$B$26];IF([$Rankers.K14]=26;[$R.$B$27];IF([$Rankers.K14]=27;[$R.$B$28];IF([$Rankers.K14]=28;[$R.$B$29];IF([$Rankers.K14]=29;[$R.$B$30];IF([$Rankers.K14]=30;[$R.$B$31];IF([$Rankers.K14]=31;[$R.$B$32];IF([$Rankers.K14]=32;[$R.$B$33];IF([$Rankers.K14]=33;[$R.$B$34];IF([$Rankers.K14]=34;[$R.$B$35];IF([$Rankers.K14]=35;[$R.$B$36];IF([$Rankers.K14]=36;[$R.$B$37];IF([$Rankers.K14]=0;0;[$R.J50])))))))))))))))))))))))))))))))))))))" office:value-type="float" office:value="31" calcext:value-type="float">
            <text:p>31</text:p>
          </table:table-cell>
          <table:table-cell table:style-name="ce28" office:value-type="float" office:value="23" calcext:value-type="float">
            <text:p>23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8" office:value-type="string" calcext:value-type="string">
            <text:p>Каспирский Артемий Валерьевич</text:p>
          </table:table-cell>
          <table:table-cell table:style-name="ce15" table:formula="of:=SUM([.D15:.ZZ15])" office:value-type="float" office:value="137" calcext:value-type="float">
            <text:p>137.00</text:p>
          </table:table-cell>
          <table:table-cell table:style-name="ce22" table:formula="of:=IF([$Rankers.C15]=1;[$R.$B$2];IF([$Rankers.C15]=2;[$R.$B$3];IF([$Rankers.C15]=3;[$R.$B$4];IF([$Rankers.C15]=4;[$R.$B$5];IF([$Rankers.C15]=5;[$R.$B$6];IF([$Rankers.C15]=6;[$R.$B$7];IF([$Rankers.C15]=7;[$R.$B$8];IF([$Rankers.C15]=8;[$R.$B$9];IF([$Rankers.C15]=9;[$R.$B$10];IF([$Rankers.C15]=10;[$R.$B$11];IF([$Rankers.C15]=11;[$R.$B$12];IF([$Rankers.C15]=12;[$R.$B$13];IF([$Rankers.C15]=13;[$R.$B$14];IF([$Rankers.C15]=14;[$R.$B$15];IF([$Rankers.C15]=15;[$R.$B$16];IF([$Rankers.C15]=16;[$R.$B$17];IF([$Rankers.C15]=17;[$R.$B$18];IF([$Rankers.C15]=18;[$R.$B$19];IF([$Rankers.C15]=19;[$R.$B$20];IF([$Rankers.C15]=20;[$R.$B$21];IF([$Rankers.C15]=21;[$R.$B$22];IF([$Rankers.C15]=22;[$R.$B$23];IF([$Rankers.C15]=23;[$R.$B$24];IF([$Rankers.C15]=24;[$R.$B$25];IF([$Rankers.C15]=25;[$R.$B$26];IF([$Rankers.C15]=26;[$R.$B$27];IF([$Rankers.C15]=27;[$R.$B$28];IF([$Rankers.C15]=28;[$R.$B$29];IF([$Rankers.C15]=29;[$R.$B$30];IF([$Rankers.C15]=30;[$R.$B$31];IF([$Rankers.C15]=31;[$R.$B$32];IF([$Rankers.C15]=32;[$R.$B$33];IF([$Rankers.C15]=33;[$R.$B$34];IF([$Rankers.C15]=34;[$R.$B$35];IF([$Rankers.C15]=35;[$R.$B$36];IF([$Rankers.C15]=36;[$R.$B$37];IF([$Rankers.C15]=0;0;[$R.B51])))))))))))))))))))))))))))))))))))))" office:value-type="float" office:value="0" calcext:value-type="float">
            <text:p>0</text:p>
          </table:table-cell>
          <table:table-cell table:style-name="ce22" table:formula="of:=IF([$Rankers.D15]=1;[$R.$B$2];IF([$Rankers.D15]=2;[$R.$B$3];IF([$Rankers.D15]=3;[$R.$B$4];IF([$Rankers.D15]=4;[$R.$B$5];IF([$Rankers.D15]=5;[$R.$B$6];IF([$Rankers.D15]=6;[$R.$B$7];IF([$Rankers.D15]=7;[$R.$B$8];IF([$Rankers.D15]=8;[$R.$B$9];IF([$Rankers.D15]=9;[$R.$B$10];IF([$Rankers.D15]=10;[$R.$B$11];IF([$Rankers.D15]=11;[$R.$B$12];IF([$Rankers.D15]=12;[$R.$B$13];IF([$Rankers.D15]=13;[$R.$B$14];IF([$Rankers.D15]=14;[$R.$B$15];IF([$Rankers.D15]=15;[$R.$B$16];IF([$Rankers.D15]=16;[$R.$B$17];IF([$Rankers.D15]=17;[$R.$B$18];IF([$Rankers.D15]=18;[$R.$B$19];IF([$Rankers.D15]=19;[$R.$B$20];IF([$Rankers.D15]=20;[$R.$B$21];IF([$Rankers.D15]=21;[$R.$B$22];IF([$Rankers.D15]=22;[$R.$B$23];IF([$Rankers.D15]=23;[$R.$B$24];IF([$Rankers.D15]=24;[$R.$B$25];IF([$Rankers.D15]=25;[$R.$B$26];IF([$Rankers.D15]=26;[$R.$B$27];IF([$Rankers.D15]=27;[$R.$B$28];IF([$Rankers.D15]=28;[$R.$B$29];IF([$Rankers.D15]=29;[$R.$B$30];IF([$Rankers.D15]=30;[$R.$B$31];IF([$Rankers.D15]=31;[$R.$B$32];IF([$Rankers.D15]=32;[$R.$B$33];IF([$Rankers.D15]=33;[$R.$B$34];IF([$Rankers.D15]=34;[$R.$B$35];IF([$Rankers.D15]=35;[$R.$B$36];IF([$Rankers.D15]=36;[$R.$B$37];IF([$Rankers.D15]=0;0;[$R.C51])))))))))))))))))))))))))))))))))))))" office:value-type="float" office:value="0" calcext:value-type="float">
            <text:p>0</text:p>
          </table:table-cell>
          <table:table-cell table:style-name="ce22" table:formula="of:=IF([$Rankers.E15]=1;[$R.$B$2];IF([$Rankers.E15]=2;[$R.$B$3];IF([$Rankers.E15]=3;[$R.$B$4];IF([$Rankers.E15]=4;[$R.$B$5];IF([$Rankers.E15]=5;[$R.$B$6];IF([$Rankers.E15]=6;[$R.$B$7];IF([$Rankers.E15]=7;[$R.$B$8];IF([$Rankers.E15]=8;[$R.$B$9];IF([$Rankers.E15]=9;[$R.$B$10];IF([$Rankers.E15]=10;[$R.$B$11];IF([$Rankers.E15]=11;[$R.$B$12];IF([$Rankers.E15]=12;[$R.$B$13];IF([$Rankers.E15]=13;[$R.$B$14];IF([$Rankers.E15]=14;[$R.$B$15];IF([$Rankers.E15]=15;[$R.$B$16];IF([$Rankers.E15]=16;[$R.$B$17];IF([$Rankers.E15]=17;[$R.$B$18];IF([$Rankers.E15]=18;[$R.$B$19];IF([$Rankers.E15]=19;[$R.$B$20];IF([$Rankers.E15]=20;[$R.$B$21];IF([$Rankers.E15]=21;[$R.$B$22];IF([$Rankers.E15]=22;[$R.$B$23];IF([$Rankers.E15]=23;[$R.$B$24];IF([$Rankers.E15]=24;[$R.$B$25];IF([$Rankers.E15]=25;[$R.$B$26];IF([$Rankers.E15]=26;[$R.$B$27];IF([$Rankers.E15]=27;[$R.$B$28];IF([$Rankers.E15]=28;[$R.$B$29];IF([$Rankers.E15]=29;[$R.$B$30];IF([$Rankers.E15]=30;[$R.$B$31];IF([$Rankers.E15]=31;[$R.$B$32];IF([$Rankers.E15]=32;[$R.$B$33];IF([$Rankers.E15]=33;[$R.$B$34];IF([$Rankers.E15]=34;[$R.$B$35];IF([$Rankers.E15]=35;[$R.$B$36];IF([$Rankers.E15]=36;[$R.$B$37];IF([$Rankers.E15]=0;0;[$R.D51])))))))))))))))))))))))))))))))))))))" office:value-type="float" office:value="19" calcext:value-type="float">
            <text:p>19</text:p>
          </table:table-cell>
          <table:table-cell table:style-name="ce22" table:formula="of:=IF([$Rankers.F15]=1;[$R.$B$2];IF([$Rankers.F15]=2;[$R.$B$3];IF([$Rankers.F15]=3;[$R.$B$4];IF([$Rankers.F15]=4;[$R.$B$5];IF([$Rankers.F15]=5;[$R.$B$6];IF([$Rankers.F15]=6;[$R.$B$7];IF([$Rankers.F15]=7;[$R.$B$8];IF([$Rankers.F15]=8;[$R.$B$9];IF([$Rankers.F15]=9;[$R.$B$10];IF([$Rankers.F15]=10;[$R.$B$11];IF([$Rankers.F15]=11;[$R.$B$12];IF([$Rankers.F15]=12;[$R.$B$13];IF([$Rankers.F15]=13;[$R.$B$14];IF([$Rankers.F15]=14;[$R.$B$15];IF([$Rankers.F15]=15;[$R.$B$16];IF([$Rankers.F15]=16;[$R.$B$17];IF([$Rankers.F15]=17;[$R.$B$18];IF([$Rankers.F15]=18;[$R.$B$19];IF([$Rankers.F15]=19;[$R.$B$20];IF([$Rankers.F15]=20;[$R.$B$21];IF([$Rankers.F15]=21;[$R.$B$22];IF([$Rankers.F15]=22;[$R.$B$23];IF([$Rankers.F15]=23;[$R.$B$24];IF([$Rankers.F15]=24;[$R.$B$25];IF([$Rankers.F15]=25;[$R.$B$26];IF([$Rankers.F15]=26;[$R.$B$27];IF([$Rankers.F15]=27;[$R.$B$28];IF([$Rankers.F15]=28;[$R.$B$29];IF([$Rankers.F15]=29;[$R.$B$30];IF([$Rankers.F15]=30;[$R.$B$31];IF([$Rankers.F15]=31;[$R.$B$32];IF([$Rankers.F15]=32;[$R.$B$33];IF([$Rankers.F15]=33;[$R.$B$34];IF([$Rankers.F15]=34;[$R.$B$35];IF([$Rankers.F15]=35;[$R.$B$36];IF([$Rankers.F15]=36;[$R.$B$37];IF([$Rankers.F15]=0;0;[$R.E51])))))))))))))))))))))))))))))))))))))" office:value-type="float" office:value="32" calcext:value-type="float">
            <text:p>32</text:p>
          </table:table-cell>
          <table:table-cell table:style-name="ce22" table:formula="of:=IF([$Rankers.G15]=1;[$R.$B$2];IF([$Rankers.G15]=2;[$R.$B$3];IF([$Rankers.G15]=3;[$R.$B$4];IF([$Rankers.G15]=4;[$R.$B$5];IF([$Rankers.G15]=5;[$R.$B$6];IF([$Rankers.G15]=6;[$R.$B$7];IF([$Rankers.G15]=7;[$R.$B$8];IF([$Rankers.G15]=8;[$R.$B$9];IF([$Rankers.G15]=9;[$R.$B$10];IF([$Rankers.G15]=10;[$R.$B$11];IF([$Rankers.G15]=11;[$R.$B$12];IF([$Rankers.G15]=12;[$R.$B$13];IF([$Rankers.G15]=13;[$R.$B$14];IF([$Rankers.G15]=14;[$R.$B$15];IF([$Rankers.G15]=15;[$R.$B$16];IF([$Rankers.G15]=16;[$R.$B$17];IF([$Rankers.G15]=17;[$R.$B$18];IF([$Rankers.G15]=18;[$R.$B$19];IF([$Rankers.G15]=19;[$R.$B$20];IF([$Rankers.G15]=20;[$R.$B$21];IF([$Rankers.G15]=21;[$R.$B$22];IF([$Rankers.G15]=22;[$R.$B$23];IF([$Rankers.G15]=23;[$R.$B$24];IF([$Rankers.G15]=24;[$R.$B$25];IF([$Rankers.G15]=25;[$R.$B$26];IF([$Rankers.G15]=26;[$R.$B$27];IF([$Rankers.G15]=27;[$R.$B$28];IF([$Rankers.G15]=28;[$R.$B$29];IF([$Rankers.G15]=29;[$R.$B$30];IF([$Rankers.G15]=30;[$R.$B$31];IF([$Rankers.G15]=31;[$R.$B$32];IF([$Rankers.G15]=32;[$R.$B$33];IF([$Rankers.G15]=33;[$R.$B$34];IF([$Rankers.G15]=34;[$R.$B$35];IF([$Rankers.G15]=35;[$R.$B$36];IF([$Rankers.G15]=36;[$R.$B$37];IF([$Rankers.G15]=0;0;[$R.F51])))))))))))))))))))))))))))))))))))))" office:value-type="float" office:value="0" calcext:value-type="float">
            <text:p>0</text:p>
          </table:table-cell>
          <table:table-cell table:style-name="ce22" table:formula="of:=IF([$Rankers.H15]=1;[$R.$B$2];IF([$Rankers.H15]=2;[$R.$B$3];IF([$Rankers.H15]=3;[$R.$B$4];IF([$Rankers.H15]=4;[$R.$B$5];IF([$Rankers.H15]=5;[$R.$B$6];IF([$Rankers.H15]=6;[$R.$B$7];IF([$Rankers.H15]=7;[$R.$B$8];IF([$Rankers.H15]=8;[$R.$B$9];IF([$Rankers.H15]=9;[$R.$B$10];IF([$Rankers.H15]=10;[$R.$B$11];IF([$Rankers.H15]=11;[$R.$B$12];IF([$Rankers.H15]=12;[$R.$B$13];IF([$Rankers.H15]=13;[$R.$B$14];IF([$Rankers.H15]=14;[$R.$B$15];IF([$Rankers.H15]=15;[$R.$B$16];IF([$Rankers.H15]=16;[$R.$B$17];IF([$Rankers.H15]=17;[$R.$B$18];IF([$Rankers.H15]=18;[$R.$B$19];IF([$Rankers.H15]=19;[$R.$B$20];IF([$Rankers.H15]=20;[$R.$B$21];IF([$Rankers.H15]=21;[$R.$B$22];IF([$Rankers.H15]=22;[$R.$B$23];IF([$Rankers.H15]=23;[$R.$B$24];IF([$Rankers.H15]=24;[$R.$B$25];IF([$Rankers.H15]=25;[$R.$B$26];IF([$Rankers.H15]=26;[$R.$B$27];IF([$Rankers.H15]=27;[$R.$B$28];IF([$Rankers.H15]=28;[$R.$B$29];IF([$Rankers.H15]=29;[$R.$B$30];IF([$Rankers.H15]=30;[$R.$B$31];IF([$Rankers.H15]=31;[$R.$B$32];IF([$Rankers.H15]=32;[$R.$B$33];IF([$Rankers.H15]=33;[$R.$B$34];IF([$Rankers.H15]=34;[$R.$B$35];IF([$Rankers.H15]=35;[$R.$B$36];IF([$Rankers.H15]=36;[$R.$B$37];IF([$Rankers.H15]=0;0;[$R.G51])))))))))))))))))))))))))))))))))))))" office:value-type="float" office:value="15" calcext:value-type="float">
            <text:p>15</text:p>
          </table:table-cell>
          <table:table-cell table:style-name="ce22" table:formula="of:=IF([$Rankers.I15]=1;[$R.$B$2];IF([$Rankers.I15]=2;[$R.$B$3];IF([$Rankers.I15]=3;[$R.$B$4];IF([$Rankers.I15]=4;[$R.$B$5];IF([$Rankers.I15]=5;[$R.$B$6];IF([$Rankers.I15]=6;[$R.$B$7];IF([$Rankers.I15]=7;[$R.$B$8];IF([$Rankers.I15]=8;[$R.$B$9];IF([$Rankers.I15]=9;[$R.$B$10];IF([$Rankers.I15]=10;[$R.$B$11];IF([$Rankers.I15]=11;[$R.$B$12];IF([$Rankers.I15]=12;[$R.$B$13];IF([$Rankers.I15]=13;[$R.$B$14];IF([$Rankers.I15]=14;[$R.$B$15];IF([$Rankers.I15]=15;[$R.$B$16];IF([$Rankers.I15]=16;[$R.$B$17];IF([$Rankers.I15]=17;[$R.$B$18];IF([$Rankers.I15]=18;[$R.$B$19];IF([$Rankers.I15]=19;[$R.$B$20];IF([$Rankers.I15]=20;[$R.$B$21];IF([$Rankers.I15]=21;[$R.$B$22];IF([$Rankers.I15]=22;[$R.$B$23];IF([$Rankers.I15]=23;[$R.$B$24];IF([$Rankers.I15]=24;[$R.$B$25];IF([$Rankers.I15]=25;[$R.$B$26];IF([$Rankers.I15]=26;[$R.$B$27];IF([$Rankers.I15]=27;[$R.$B$28];IF([$Rankers.I15]=28;[$R.$B$29];IF([$Rankers.I15]=29;[$R.$B$30];IF([$Rankers.I15]=30;[$R.$B$31];IF([$Rankers.I15]=31;[$R.$B$32];IF([$Rankers.I15]=32;[$R.$B$33];IF([$Rankers.I15]=33;[$R.$B$34];IF([$Rankers.I15]=34;[$R.$B$35];IF([$Rankers.I15]=35;[$R.$B$36];IF([$Rankers.I15]=36;[$R.$B$37];IF([$Rankers.I15]=0;0;[$R.H51])))))))))))))))))))))))))))))))))))))" office:value-type="float" office:value="24" calcext:value-type="float">
            <text:p>24</text:p>
          </table:table-cell>
          <table:table-cell table:style-name="ce22" table:formula="of:=IF([$Rankers.J15]=1;[$R.$B$2];IF([$Rankers.J15]=2;[$R.$B$3];IF([$Rankers.J15]=3;[$R.$B$4];IF([$Rankers.J15]=4;[$R.$B$5];IF([$Rankers.J15]=5;[$R.$B$6];IF([$Rankers.J15]=6;[$R.$B$7];IF([$Rankers.J15]=7;[$R.$B$8];IF([$Rankers.J15]=8;[$R.$B$9];IF([$Rankers.J15]=9;[$R.$B$10];IF([$Rankers.J15]=10;[$R.$B$11];IF([$Rankers.J15]=11;[$R.$B$12];IF([$Rankers.J15]=12;[$R.$B$13];IF([$Rankers.J15]=13;[$R.$B$14];IF([$Rankers.J15]=14;[$R.$B$15];IF([$Rankers.J15]=15;[$R.$B$16];IF([$Rankers.J15]=16;[$R.$B$17];IF([$Rankers.J15]=17;[$R.$B$18];IF([$Rankers.J15]=18;[$R.$B$19];IF([$Rankers.J15]=19;[$R.$B$20];IF([$Rankers.J15]=20;[$R.$B$21];IF([$Rankers.J15]=21;[$R.$B$22];IF([$Rankers.J15]=22;[$R.$B$23];IF([$Rankers.J15]=23;[$R.$B$24];IF([$Rankers.J15]=24;[$R.$B$25];IF([$Rankers.J15]=25;[$R.$B$26];IF([$Rankers.J15]=26;[$R.$B$27];IF([$Rankers.J15]=27;[$R.$B$28];IF([$Rankers.J15]=28;[$R.$B$29];IF([$Rankers.J15]=29;[$R.$B$30];IF([$Rankers.J15]=30;[$R.$B$31];IF([$Rankers.J15]=31;[$R.$B$32];IF([$Rankers.J15]=32;[$R.$B$33];IF([$Rankers.J15]=33;[$R.$B$34];IF([$Rankers.J15]=34;[$R.$B$35];IF([$Rankers.J15]=35;[$R.$B$36];IF([$Rankers.J15]=36;[$R.$B$37];IF([$Rankers.J15]=0;0;[$R.I51])))))))))))))))))))))))))))))))))))))" office:value-type="float" office:value="0" calcext:value-type="float">
            <text:p>0</text:p>
          </table:table-cell>
          <table:table-cell table:style-name="ce25" table:formula="of:=IF([$Rankers.K15]=1;[$R.$B$2];IF([$Rankers.K15]=2;[$R.$B$3];IF([$Rankers.K15]=3;[$R.$B$4];IF([$Rankers.K15]=4;[$R.$B$5];IF([$Rankers.K15]=5;[$R.$B$6];IF([$Rankers.K15]=6;[$R.$B$7];IF([$Rankers.K15]=7;[$R.$B$8];IF([$Rankers.K15]=8;[$R.$B$9];IF([$Rankers.K15]=9;[$R.$B$10];IF([$Rankers.K15]=10;[$R.$B$11];IF([$Rankers.K15]=11;[$R.$B$12];IF([$Rankers.K15]=12;[$R.$B$13];IF([$Rankers.K15]=13;[$R.$B$14];IF([$Rankers.K15]=14;[$R.$B$15];IF([$Rankers.K15]=15;[$R.$B$16];IF([$Rankers.K15]=16;[$R.$B$17];IF([$Rankers.K15]=17;[$R.$B$18];IF([$Rankers.K15]=18;[$R.$B$19];IF([$Rankers.K15]=19;[$R.$B$20];IF([$Rankers.K15]=20;[$R.$B$21];IF([$Rankers.K15]=21;[$R.$B$22];IF([$Rankers.K15]=22;[$R.$B$23];IF([$Rankers.K15]=23;[$R.$B$24];IF([$Rankers.K15]=24;[$R.$B$25];IF([$Rankers.K15]=25;[$R.$B$26];IF([$Rankers.K15]=26;[$R.$B$27];IF([$Rankers.K15]=27;[$R.$B$28];IF([$Rankers.K15]=28;[$R.$B$29];IF([$Rankers.K15]=29;[$R.$B$30];IF([$Rankers.K15]=30;[$R.$B$31];IF([$Rankers.K15]=31;[$R.$B$32];IF([$Rankers.K15]=32;[$R.$B$33];IF([$Rankers.K15]=33;[$R.$B$34];IF([$Rankers.K15]=34;[$R.$B$35];IF([$Rankers.K15]=35;[$R.$B$36];IF([$Rankers.K15]=36;[$R.$B$37];IF([$Rankers.K15]=0;0;[$R.J51])))))))))))))))))))))))))))))))))))))" office:value-type="float" office:value="21" calcext:value-type="float">
            <text:p>21</text:p>
          </table:table-cell>
          <table:table-cell table:style-name="ce28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15]+1" office:value-type="float" office:value="15" calcext:value-type="float">
            <text:p>15</text:p>
          </table:table-cell>
          <table:table-cell table:style-name="ce8" office:value-type="string" calcext:value-type="string">
            <text:p>Козырев Евгений Сергеевич</text:p>
          </table:table-cell>
          <table:table-cell table:style-name="ce15" table:formula="of:=SUM([.D16:.ZZ16])" office:value-type="float" office:value="239" calcext:value-type="float">
            <text:p>239.00</text:p>
          </table:table-cell>
          <table:table-cell table:style-name="ce22" table:formula="of:=IF([$Rankers.C16]=1;[$R.$B$2];IF([$Rankers.C16]=2;[$R.$B$3];IF([$Rankers.C16]=3;[$R.$B$4];IF([$Rankers.C16]=4;[$R.$B$5];IF([$Rankers.C16]=5;[$R.$B$6];IF([$Rankers.C16]=6;[$R.$B$7];IF([$Rankers.C16]=7;[$R.$B$8];IF([$Rankers.C16]=8;[$R.$B$9];IF([$Rankers.C16]=9;[$R.$B$10];IF([$Rankers.C16]=10;[$R.$B$11];IF([$Rankers.C16]=11;[$R.$B$12];IF([$Rankers.C16]=12;[$R.$B$13];IF([$Rankers.C16]=13;[$R.$B$14];IF([$Rankers.C16]=14;[$R.$B$15];IF([$Rankers.C16]=15;[$R.$B$16];IF([$Rankers.C16]=16;[$R.$B$17];IF([$Rankers.C16]=17;[$R.$B$18];IF([$Rankers.C16]=18;[$R.$B$19];IF([$Rankers.C16]=19;[$R.$B$20];IF([$Rankers.C16]=20;[$R.$B$21];IF([$Rankers.C16]=21;[$R.$B$22];IF([$Rankers.C16]=22;[$R.$B$23];IF([$Rankers.C16]=23;[$R.$B$24];IF([$Rankers.C16]=24;[$R.$B$25];IF([$Rankers.C16]=25;[$R.$B$26];IF([$Rankers.C16]=26;[$R.$B$27];IF([$Rankers.C16]=27;[$R.$B$28];IF([$Rankers.C16]=28;[$R.$B$29];IF([$Rankers.C16]=29;[$R.$B$30];IF([$Rankers.C16]=30;[$R.$B$31];IF([$Rankers.C16]=31;[$R.$B$32];IF([$Rankers.C16]=32;[$R.$B$33];IF([$Rankers.C16]=33;[$R.$B$34];IF([$Rankers.C16]=34;[$R.$B$35];IF([$Rankers.C16]=35;[$R.$B$36];IF([$Rankers.C16]=36;[$R.$B$37];IF([$Rankers.C16]=0;0;[$R.B52])))))))))))))))))))))))))))))))))))))" office:value-type="float" office:value="14" calcext:value-type="float">
            <text:p>14</text:p>
          </table:table-cell>
          <table:table-cell table:style-name="ce22" table:formula="of:=IF([$Rankers.D16]=1;[$R.$B$2];IF([$Rankers.D16]=2;[$R.$B$3];IF([$Rankers.D16]=3;[$R.$B$4];IF([$Rankers.D16]=4;[$R.$B$5];IF([$Rankers.D16]=5;[$R.$B$6];IF([$Rankers.D16]=6;[$R.$B$7];IF([$Rankers.D16]=7;[$R.$B$8];IF([$Rankers.D16]=8;[$R.$B$9];IF([$Rankers.D16]=9;[$R.$B$10];IF([$Rankers.D16]=10;[$R.$B$11];IF([$Rankers.D16]=11;[$R.$B$12];IF([$Rankers.D16]=12;[$R.$B$13];IF([$Rankers.D16]=13;[$R.$B$14];IF([$Rankers.D16]=14;[$R.$B$15];IF([$Rankers.D16]=15;[$R.$B$16];IF([$Rankers.D16]=16;[$R.$B$17];IF([$Rankers.D16]=17;[$R.$B$18];IF([$Rankers.D16]=18;[$R.$B$19];IF([$Rankers.D16]=19;[$R.$B$20];IF([$Rankers.D16]=20;[$R.$B$21];IF([$Rankers.D16]=21;[$R.$B$22];IF([$Rankers.D16]=22;[$R.$B$23];IF([$Rankers.D16]=23;[$R.$B$24];IF([$Rankers.D16]=24;[$R.$B$25];IF([$Rankers.D16]=25;[$R.$B$26];IF([$Rankers.D16]=26;[$R.$B$27];IF([$Rankers.D16]=27;[$R.$B$28];IF([$Rankers.D16]=28;[$R.$B$29];IF([$Rankers.D16]=29;[$R.$B$30];IF([$Rankers.D16]=30;[$R.$B$31];IF([$Rankers.D16]=31;[$R.$B$32];IF([$Rankers.D16]=32;[$R.$B$33];IF([$Rankers.D16]=33;[$R.$B$34];IF([$Rankers.D16]=34;[$R.$B$35];IF([$Rankers.D16]=35;[$R.$B$36];IF([$Rankers.D16]=36;[$R.$B$37];IF([$Rankers.D16]=0;0;[$R.C52])))))))))))))))))))))))))))))))))))))" office:value-type="float" office:value="0" calcext:value-type="float">
            <text:p>0</text:p>
          </table:table-cell>
          <table:table-cell table:style-name="ce22" table:formula="of:=IF([$Rankers.E16]=1;[$R.$B$2];IF([$Rankers.E16]=2;[$R.$B$3];IF([$Rankers.E16]=3;[$R.$B$4];IF([$Rankers.E16]=4;[$R.$B$5];IF([$Rankers.E16]=5;[$R.$B$6];IF([$Rankers.E16]=6;[$R.$B$7];IF([$Rankers.E16]=7;[$R.$B$8];IF([$Rankers.E16]=8;[$R.$B$9];IF([$Rankers.E16]=9;[$R.$B$10];IF([$Rankers.E16]=10;[$R.$B$11];IF([$Rankers.E16]=11;[$R.$B$12];IF([$Rankers.E16]=12;[$R.$B$13];IF([$Rankers.E16]=13;[$R.$B$14];IF([$Rankers.E16]=14;[$R.$B$15];IF([$Rankers.E16]=15;[$R.$B$16];IF([$Rankers.E16]=16;[$R.$B$17];IF([$Rankers.E16]=17;[$R.$B$18];IF([$Rankers.E16]=18;[$R.$B$19];IF([$Rankers.E16]=19;[$R.$B$20];IF([$Rankers.E16]=20;[$R.$B$21];IF([$Rankers.E16]=21;[$R.$B$22];IF([$Rankers.E16]=22;[$R.$B$23];IF([$Rankers.E16]=23;[$R.$B$24];IF([$Rankers.E16]=24;[$R.$B$25];IF([$Rankers.E16]=25;[$R.$B$26];IF([$Rankers.E16]=26;[$R.$B$27];IF([$Rankers.E16]=27;[$R.$B$28];IF([$Rankers.E16]=28;[$R.$B$29];IF([$Rankers.E16]=29;[$R.$B$30];IF([$Rankers.E16]=30;[$R.$B$31];IF([$Rankers.E16]=31;[$R.$B$32];IF([$Rankers.E16]=32;[$R.$B$33];IF([$Rankers.E16]=33;[$R.$B$34];IF([$Rankers.E16]=34;[$R.$B$35];IF([$Rankers.E16]=35;[$R.$B$36];IF([$Rankers.E16]=36;[$R.$B$37];IF([$Rankers.E16]=0;0;[$R.D52])))))))))))))))))))))))))))))))))))))" office:value-type="float" office:value="0" calcext:value-type="float">
            <text:p>0</text:p>
          </table:table-cell>
          <table:table-cell table:style-name="ce22" table:formula="of:=IF([$Rankers.F16]=1;[$R.$B$2];IF([$Rankers.F16]=2;[$R.$B$3];IF([$Rankers.F16]=3;[$R.$B$4];IF([$Rankers.F16]=4;[$R.$B$5];IF([$Rankers.F16]=5;[$R.$B$6];IF([$Rankers.F16]=6;[$R.$B$7];IF([$Rankers.F16]=7;[$R.$B$8];IF([$Rankers.F16]=8;[$R.$B$9];IF([$Rankers.F16]=9;[$R.$B$10];IF([$Rankers.F16]=10;[$R.$B$11];IF([$Rankers.F16]=11;[$R.$B$12];IF([$Rankers.F16]=12;[$R.$B$13];IF([$Rankers.F16]=13;[$R.$B$14];IF([$Rankers.F16]=14;[$R.$B$15];IF([$Rankers.F16]=15;[$R.$B$16];IF([$Rankers.F16]=16;[$R.$B$17];IF([$Rankers.F16]=17;[$R.$B$18];IF([$Rankers.F16]=18;[$R.$B$19];IF([$Rankers.F16]=19;[$R.$B$20];IF([$Rankers.F16]=20;[$R.$B$21];IF([$Rankers.F16]=21;[$R.$B$22];IF([$Rankers.F16]=22;[$R.$B$23];IF([$Rankers.F16]=23;[$R.$B$24];IF([$Rankers.F16]=24;[$R.$B$25];IF([$Rankers.F16]=25;[$R.$B$26];IF([$Rankers.F16]=26;[$R.$B$27];IF([$Rankers.F16]=27;[$R.$B$28];IF([$Rankers.F16]=28;[$R.$B$29];IF([$Rankers.F16]=29;[$R.$B$30];IF([$Rankers.F16]=30;[$R.$B$31];IF([$Rankers.F16]=31;[$R.$B$32];IF([$Rankers.F16]=32;[$R.$B$33];IF([$Rankers.F16]=33;[$R.$B$34];IF([$Rankers.F16]=34;[$R.$B$35];IF([$Rankers.F16]=35;[$R.$B$36];IF([$Rankers.F16]=36;[$R.$B$37];IF([$Rankers.F16]=0;0;[$R.E52])))))))))))))))))))))))))))))))))))))" office:value-type="float" office:value="33" calcext:value-type="float">
            <text:p>33</text:p>
          </table:table-cell>
          <table:table-cell table:style-name="ce22" table:formula="of:=IF([$Rankers.G16]=1;[$R.$B$2];IF([$Rankers.G16]=2;[$R.$B$3];IF([$Rankers.G16]=3;[$R.$B$4];IF([$Rankers.G16]=4;[$R.$B$5];IF([$Rankers.G16]=5;[$R.$B$6];IF([$Rankers.G16]=6;[$R.$B$7];IF([$Rankers.G16]=7;[$R.$B$8];IF([$Rankers.G16]=8;[$R.$B$9];IF([$Rankers.G16]=9;[$R.$B$10];IF([$Rankers.G16]=10;[$R.$B$11];IF([$Rankers.G16]=11;[$R.$B$12];IF([$Rankers.G16]=12;[$R.$B$13];IF([$Rankers.G16]=13;[$R.$B$14];IF([$Rankers.G16]=14;[$R.$B$15];IF([$Rankers.G16]=15;[$R.$B$16];IF([$Rankers.G16]=16;[$R.$B$17];IF([$Rankers.G16]=17;[$R.$B$18];IF([$Rankers.G16]=18;[$R.$B$19];IF([$Rankers.G16]=19;[$R.$B$20];IF([$Rankers.G16]=20;[$R.$B$21];IF([$Rankers.G16]=21;[$R.$B$22];IF([$Rankers.G16]=22;[$R.$B$23];IF([$Rankers.G16]=23;[$R.$B$24];IF([$Rankers.G16]=24;[$R.$B$25];IF([$Rankers.G16]=25;[$R.$B$26];IF([$Rankers.G16]=26;[$R.$B$27];IF([$Rankers.G16]=27;[$R.$B$28];IF([$Rankers.G16]=28;[$R.$B$29];IF([$Rankers.G16]=29;[$R.$B$30];IF([$Rankers.G16]=30;[$R.$B$31];IF([$Rankers.G16]=31;[$R.$B$32];IF([$Rankers.G16]=32;[$R.$B$33];IF([$Rankers.G16]=33;[$R.$B$34];IF([$Rankers.G16]=34;[$R.$B$35];IF([$Rankers.G16]=35;[$R.$B$36];IF([$Rankers.G16]=36;[$R.$B$37];IF([$Rankers.G16]=0;0;[$R.F52])))))))))))))))))))))))))))))))))))))" office:value-type="float" office:value="35" calcext:value-type="float">
            <text:p>35</text:p>
          </table:table-cell>
          <table:table-cell table:style-name="ce22" table:formula="of:=IF([$Rankers.H16]=1;[$R.$B$2];IF([$Rankers.H16]=2;[$R.$B$3];IF([$Rankers.H16]=3;[$R.$B$4];IF([$Rankers.H16]=4;[$R.$B$5];IF([$Rankers.H16]=5;[$R.$B$6];IF([$Rankers.H16]=6;[$R.$B$7];IF([$Rankers.H16]=7;[$R.$B$8];IF([$Rankers.H16]=8;[$R.$B$9];IF([$Rankers.H16]=9;[$R.$B$10];IF([$Rankers.H16]=10;[$R.$B$11];IF([$Rankers.H16]=11;[$R.$B$12];IF([$Rankers.H16]=12;[$R.$B$13];IF([$Rankers.H16]=13;[$R.$B$14];IF([$Rankers.H16]=14;[$R.$B$15];IF([$Rankers.H16]=15;[$R.$B$16];IF([$Rankers.H16]=16;[$R.$B$17];IF([$Rankers.H16]=17;[$R.$B$18];IF([$Rankers.H16]=18;[$R.$B$19];IF([$Rankers.H16]=19;[$R.$B$20];IF([$Rankers.H16]=20;[$R.$B$21];IF([$Rankers.H16]=21;[$R.$B$22];IF([$Rankers.H16]=22;[$R.$B$23];IF([$Rankers.H16]=23;[$R.$B$24];IF([$Rankers.H16]=24;[$R.$B$25];IF([$Rankers.H16]=25;[$R.$B$26];IF([$Rankers.H16]=26;[$R.$B$27];IF([$Rankers.H16]=27;[$R.$B$28];IF([$Rankers.H16]=28;[$R.$B$29];IF([$Rankers.H16]=29;[$R.$B$30];IF([$Rankers.H16]=30;[$R.$B$31];IF([$Rankers.H16]=31;[$R.$B$32];IF([$Rankers.H16]=32;[$R.$B$33];IF([$Rankers.H16]=33;[$R.$B$34];IF([$Rankers.H16]=34;[$R.$B$35];IF([$Rankers.H16]=35;[$R.$B$36];IF([$Rankers.H16]=36;[$R.$B$37];IF([$Rankers.H16]=0;0;[$R.G52])))))))))))))))))))))))))))))))))))))" office:value-type="float" office:value="26" calcext:value-type="float">
            <text:p>26</text:p>
          </table:table-cell>
          <table:table-cell table:style-name="ce22" table:formula="of:=IF([$Rankers.I16]=1;[$R.$B$2];IF([$Rankers.I16]=2;[$R.$B$3];IF([$Rankers.I16]=3;[$R.$B$4];IF([$Rankers.I16]=4;[$R.$B$5];IF([$Rankers.I16]=5;[$R.$B$6];IF([$Rankers.I16]=6;[$R.$B$7];IF([$Rankers.I16]=7;[$R.$B$8];IF([$Rankers.I16]=8;[$R.$B$9];IF([$Rankers.I16]=9;[$R.$B$10];IF([$Rankers.I16]=10;[$R.$B$11];IF([$Rankers.I16]=11;[$R.$B$12];IF([$Rankers.I16]=12;[$R.$B$13];IF([$Rankers.I16]=13;[$R.$B$14];IF([$Rankers.I16]=14;[$R.$B$15];IF([$Rankers.I16]=15;[$R.$B$16];IF([$Rankers.I16]=16;[$R.$B$17];IF([$Rankers.I16]=17;[$R.$B$18];IF([$Rankers.I16]=18;[$R.$B$19];IF([$Rankers.I16]=19;[$R.$B$20];IF([$Rankers.I16]=20;[$R.$B$21];IF([$Rankers.I16]=21;[$R.$B$22];IF([$Rankers.I16]=22;[$R.$B$23];IF([$Rankers.I16]=23;[$R.$B$24];IF([$Rankers.I16]=24;[$R.$B$25];IF([$Rankers.I16]=25;[$R.$B$26];IF([$Rankers.I16]=26;[$R.$B$27];IF([$Rankers.I16]=27;[$R.$B$28];IF([$Rankers.I16]=28;[$R.$B$29];IF([$Rankers.I16]=29;[$R.$B$30];IF([$Rankers.I16]=30;[$R.$B$31];IF([$Rankers.I16]=31;[$R.$B$32];IF([$Rankers.I16]=32;[$R.$B$33];IF([$Rankers.I16]=33;[$R.$B$34];IF([$Rankers.I16]=34;[$R.$B$35];IF([$Rankers.I16]=35;[$R.$B$36];IF([$Rankers.I16]=36;[$R.$B$37];IF([$Rankers.I16]=0;0;[$R.H52])))))))))))))))))))))))))))))))))))))" office:value-type="float" office:value="30" calcext:value-type="float">
            <text:p>30</text:p>
          </table:table-cell>
          <table:table-cell table:style-name="ce22" table:formula="of:=IF([$Rankers.J16]=1;[$R.$B$2];IF([$Rankers.J16]=2;[$R.$B$3];IF([$Rankers.J16]=3;[$R.$B$4];IF([$Rankers.J16]=4;[$R.$B$5];IF([$Rankers.J16]=5;[$R.$B$6];IF([$Rankers.J16]=6;[$R.$B$7];IF([$Rankers.J16]=7;[$R.$B$8];IF([$Rankers.J16]=8;[$R.$B$9];IF([$Rankers.J16]=9;[$R.$B$10];IF([$Rankers.J16]=10;[$R.$B$11];IF([$Rankers.J16]=11;[$R.$B$12];IF([$Rankers.J16]=12;[$R.$B$13];IF([$Rankers.J16]=13;[$R.$B$14];IF([$Rankers.J16]=14;[$R.$B$15];IF([$Rankers.J16]=15;[$R.$B$16];IF([$Rankers.J16]=16;[$R.$B$17];IF([$Rankers.J16]=17;[$R.$B$18];IF([$Rankers.J16]=18;[$R.$B$19];IF([$Rankers.J16]=19;[$R.$B$20];IF([$Rankers.J16]=20;[$R.$B$21];IF([$Rankers.J16]=21;[$R.$B$22];IF([$Rankers.J16]=22;[$R.$B$23];IF([$Rankers.J16]=23;[$R.$B$24];IF([$Rankers.J16]=24;[$R.$B$25];IF([$Rankers.J16]=25;[$R.$B$26];IF([$Rankers.J16]=26;[$R.$B$27];IF([$Rankers.J16]=27;[$R.$B$28];IF([$Rankers.J16]=28;[$R.$B$29];IF([$Rankers.J16]=29;[$R.$B$30];IF([$Rankers.J16]=30;[$R.$B$31];IF([$Rankers.J16]=31;[$R.$B$32];IF([$Rankers.J16]=32;[$R.$B$33];IF([$Rankers.J16]=33;[$R.$B$34];IF([$Rankers.J16]=34;[$R.$B$35];IF([$Rankers.J16]=35;[$R.$B$36];IF([$Rankers.J16]=36;[$R.$B$37];IF([$Rankers.J16]=0;0;[$R.I52])))))))))))))))))))))))))))))))))))))" office:value-type="float" office:value="32" calcext:value-type="float">
            <text:p>32</text:p>
          </table:table-cell>
          <table:table-cell table:style-name="ce25" table:formula="of:=IF([$Rankers.K16]=1;[$R.$B$2];IF([$Rankers.K16]=2;[$R.$B$3];IF([$Rankers.K16]=3;[$R.$B$4];IF([$Rankers.K16]=4;[$R.$B$5];IF([$Rankers.K16]=5;[$R.$B$6];IF([$Rankers.K16]=6;[$R.$B$7];IF([$Rankers.K16]=7;[$R.$B$8];IF([$Rankers.K16]=8;[$R.$B$9];IF([$Rankers.K16]=9;[$R.$B$10];IF([$Rankers.K16]=10;[$R.$B$11];IF([$Rankers.K16]=11;[$R.$B$12];IF([$Rankers.K16]=12;[$R.$B$13];IF([$Rankers.K16]=13;[$R.$B$14];IF([$Rankers.K16]=14;[$R.$B$15];IF([$Rankers.K16]=15;[$R.$B$16];IF([$Rankers.K16]=16;[$R.$B$17];IF([$Rankers.K16]=17;[$R.$B$18];IF([$Rankers.K16]=18;[$R.$B$19];IF([$Rankers.K16]=19;[$R.$B$20];IF([$Rankers.K16]=20;[$R.$B$21];IF([$Rankers.K16]=21;[$R.$B$22];IF([$Rankers.K16]=22;[$R.$B$23];IF([$Rankers.K16]=23;[$R.$B$24];IF([$Rankers.K16]=24;[$R.$B$25];IF([$Rankers.K16]=25;[$R.$B$26];IF([$Rankers.K16]=26;[$R.$B$27];IF([$Rankers.K16]=27;[$R.$B$28];IF([$Rankers.K16]=28;[$R.$B$29];IF([$Rankers.K16]=29;[$R.$B$30];IF([$Rankers.K16]=30;[$R.$B$31];IF([$Rankers.K16]=31;[$R.$B$32];IF([$Rankers.K16]=32;[$R.$B$33];IF([$Rankers.K16]=33;[$R.$B$34];IF([$Rankers.K16]=34;[$R.$B$35];IF([$Rankers.K16]=35;[$R.$B$36];IF([$Rankers.K16]=36;[$R.$B$37];IF([$Rankers.K16]=0;0;[$R.J52])))))))))))))))))))))))))))))))))))))" office:value-type="float" office:value="37" calcext:value-type="float">
            <text:p>37</text:p>
          </table:table-cell>
          <table:table-cell table:style-name="ce28" office:value-type="float" office:value="21" calcext:value-type="float">
            <text:p>21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16]+1" office:value-type="float" office:value="16" calcext:value-type="float">
            <text:p>16</text:p>
          </table:table-cell>
          <table:table-cell table:style-name="ce8" office:value-type="string" calcext:value-type="string">
            <text:p>Колобков Егор Сергеевич</text:p>
          </table:table-cell>
          <table:table-cell table:style-name="ce15" table:formula="of:=SUM([.D17:.ZZ17])" office:value-type="float" office:value="159" calcext:value-type="float">
            <text:p>159.00</text:p>
          </table:table-cell>
          <table:table-cell table:style-name="ce22" table:formula="of:=IF([$Rankers.C17]=1;[$R.$B$2];IF([$Rankers.C17]=2;[$R.$B$3];IF([$Rankers.C17]=3;[$R.$B$4];IF([$Rankers.C17]=4;[$R.$B$5];IF([$Rankers.C17]=5;[$R.$B$6];IF([$Rankers.C17]=6;[$R.$B$7];IF([$Rankers.C17]=7;[$R.$B$8];IF([$Rankers.C17]=8;[$R.$B$9];IF([$Rankers.C17]=9;[$R.$B$10];IF([$Rankers.C17]=10;[$R.$B$11];IF([$Rankers.C17]=11;[$R.$B$12];IF([$Rankers.C17]=12;[$R.$B$13];IF([$Rankers.C17]=13;[$R.$B$14];IF([$Rankers.C17]=14;[$R.$B$15];IF([$Rankers.C17]=15;[$R.$B$16];IF([$Rankers.C17]=16;[$R.$B$17];IF([$Rankers.C17]=17;[$R.$B$18];IF([$Rankers.C17]=18;[$R.$B$19];IF([$Rankers.C17]=19;[$R.$B$20];IF([$Rankers.C17]=20;[$R.$B$21];IF([$Rankers.C17]=21;[$R.$B$22];IF([$Rankers.C17]=22;[$R.$B$23];IF([$Rankers.C17]=23;[$R.$B$24];IF([$Rankers.C17]=24;[$R.$B$25];IF([$Rankers.C17]=25;[$R.$B$26];IF([$Rankers.C17]=26;[$R.$B$27];IF([$Rankers.C17]=27;[$R.$B$28];IF([$Rankers.C17]=28;[$R.$B$29];IF([$Rankers.C17]=29;[$R.$B$30];IF([$Rankers.C17]=30;[$R.$B$31];IF([$Rankers.C17]=31;[$R.$B$32];IF([$Rankers.C17]=32;[$R.$B$33];IF([$Rankers.C17]=33;[$R.$B$34];IF([$Rankers.C17]=34;[$R.$B$35];IF([$Rankers.C17]=35;[$R.$B$36];IF([$Rankers.C17]=36;[$R.$B$37];IF([$Rankers.C17]=0;0;[$R.B53])))))))))))))))))))))))))))))))))))))" office:value-type="float" office:value="0" calcext:value-type="float">
            <text:p>0</text:p>
          </table:table-cell>
          <table:table-cell table:style-name="ce22" table:formula="of:=IF([$Rankers.D17]=1;[$R.$B$2];IF([$Rankers.D17]=2;[$R.$B$3];IF([$Rankers.D17]=3;[$R.$B$4];IF([$Rankers.D17]=4;[$R.$B$5];IF([$Rankers.D17]=5;[$R.$B$6];IF([$Rankers.D17]=6;[$R.$B$7];IF([$Rankers.D17]=7;[$R.$B$8];IF([$Rankers.D17]=8;[$R.$B$9];IF([$Rankers.D17]=9;[$R.$B$10];IF([$Rankers.D17]=10;[$R.$B$11];IF([$Rankers.D17]=11;[$R.$B$12];IF([$Rankers.D17]=12;[$R.$B$13];IF([$Rankers.D17]=13;[$R.$B$14];IF([$Rankers.D17]=14;[$R.$B$15];IF([$Rankers.D17]=15;[$R.$B$16];IF([$Rankers.D17]=16;[$R.$B$17];IF([$Rankers.D17]=17;[$R.$B$18];IF([$Rankers.D17]=18;[$R.$B$19];IF([$Rankers.D17]=19;[$R.$B$20];IF([$Rankers.D17]=20;[$R.$B$21];IF([$Rankers.D17]=21;[$R.$B$22];IF([$Rankers.D17]=22;[$R.$B$23];IF([$Rankers.D17]=23;[$R.$B$24];IF([$Rankers.D17]=24;[$R.$B$25];IF([$Rankers.D17]=25;[$R.$B$26];IF([$Rankers.D17]=26;[$R.$B$27];IF([$Rankers.D17]=27;[$R.$B$28];IF([$Rankers.D17]=28;[$R.$B$29];IF([$Rankers.D17]=29;[$R.$B$30];IF([$Rankers.D17]=30;[$R.$B$31];IF([$Rankers.D17]=31;[$R.$B$32];IF([$Rankers.D17]=32;[$R.$B$33];IF([$Rankers.D17]=33;[$R.$B$34];IF([$Rankers.D17]=34;[$R.$B$35];IF([$Rankers.D17]=35;[$R.$B$36];IF([$Rankers.D17]=36;[$R.$B$37];IF([$Rankers.D17]=0;0;[$R.C53])))))))))))))))))))))))))))))))))))))" office:value-type="float" office:value="34" calcext:value-type="float">
            <text:p>34</text:p>
          </table:table-cell>
          <table:table-cell table:style-name="ce22" table:formula="of:=IF([$Rankers.E17]=1;[$R.$B$2];IF([$Rankers.E17]=2;[$R.$B$3];IF([$Rankers.E17]=3;[$R.$B$4];IF([$Rankers.E17]=4;[$R.$B$5];IF([$Rankers.E17]=5;[$R.$B$6];IF([$Rankers.E17]=6;[$R.$B$7];IF([$Rankers.E17]=7;[$R.$B$8];IF([$Rankers.E17]=8;[$R.$B$9];IF([$Rankers.E17]=9;[$R.$B$10];IF([$Rankers.E17]=10;[$R.$B$11];IF([$Rankers.E17]=11;[$R.$B$12];IF([$Rankers.E17]=12;[$R.$B$13];IF([$Rankers.E17]=13;[$R.$B$14];IF([$Rankers.E17]=14;[$R.$B$15];IF([$Rankers.E17]=15;[$R.$B$16];IF([$Rankers.E17]=16;[$R.$B$17];IF([$Rankers.E17]=17;[$R.$B$18];IF([$Rankers.E17]=18;[$R.$B$19];IF([$Rankers.E17]=19;[$R.$B$20];IF([$Rankers.E17]=20;[$R.$B$21];IF([$Rankers.E17]=21;[$R.$B$22];IF([$Rankers.E17]=22;[$R.$B$23];IF([$Rankers.E17]=23;[$R.$B$24];IF([$Rankers.E17]=24;[$R.$B$25];IF([$Rankers.E17]=25;[$R.$B$26];IF([$Rankers.E17]=26;[$R.$B$27];IF([$Rankers.E17]=27;[$R.$B$28];IF([$Rankers.E17]=28;[$R.$B$29];IF([$Rankers.E17]=29;[$R.$B$30];IF([$Rankers.E17]=30;[$R.$B$31];IF([$Rankers.E17]=31;[$R.$B$32];IF([$Rankers.E17]=32;[$R.$B$33];IF([$Rankers.E17]=33;[$R.$B$34];IF([$Rankers.E17]=34;[$R.$B$35];IF([$Rankers.E17]=35;[$R.$B$36];IF([$Rankers.E17]=36;[$R.$B$37];IF([$Rankers.E17]=0;0;[$R.D53])))))))))))))))))))))))))))))))))))))" office:value-type="float" office:value="22" calcext:value-type="float">
            <text:p>22</text:p>
          </table:table-cell>
          <table:table-cell table:style-name="ce22" table:formula="of:=IF([$Rankers.F17]=1;[$R.$B$2];IF([$Rankers.F17]=2;[$R.$B$3];IF([$Rankers.F17]=3;[$R.$B$4];IF([$Rankers.F17]=4;[$R.$B$5];IF([$Rankers.F17]=5;[$R.$B$6];IF([$Rankers.F17]=6;[$R.$B$7];IF([$Rankers.F17]=7;[$R.$B$8];IF([$Rankers.F17]=8;[$R.$B$9];IF([$Rankers.F17]=9;[$R.$B$10];IF([$Rankers.F17]=10;[$R.$B$11];IF([$Rankers.F17]=11;[$R.$B$12];IF([$Rankers.F17]=12;[$R.$B$13];IF([$Rankers.F17]=13;[$R.$B$14];IF([$Rankers.F17]=14;[$R.$B$15];IF([$Rankers.F17]=15;[$R.$B$16];IF([$Rankers.F17]=16;[$R.$B$17];IF([$Rankers.F17]=17;[$R.$B$18];IF([$Rankers.F17]=18;[$R.$B$19];IF([$Rankers.F17]=19;[$R.$B$20];IF([$Rankers.F17]=20;[$R.$B$21];IF([$Rankers.F17]=21;[$R.$B$22];IF([$Rankers.F17]=22;[$R.$B$23];IF([$Rankers.F17]=23;[$R.$B$24];IF([$Rankers.F17]=24;[$R.$B$25];IF([$Rankers.F17]=25;[$R.$B$26];IF([$Rankers.F17]=26;[$R.$B$27];IF([$Rankers.F17]=27;[$R.$B$28];IF([$Rankers.F17]=28;[$R.$B$29];IF([$Rankers.F17]=29;[$R.$B$30];IF([$Rankers.F17]=30;[$R.$B$31];IF([$Rankers.F17]=31;[$R.$B$32];IF([$Rankers.F17]=32;[$R.$B$33];IF([$Rankers.F17]=33;[$R.$B$34];IF([$Rankers.F17]=34;[$R.$B$35];IF([$Rankers.F17]=35;[$R.$B$36];IF([$Rankers.F17]=36;[$R.$B$37];IF([$Rankers.F17]=0;0;[$R.E53])))))))))))))))))))))))))))))))))))))" office:value-type="float" office:value="0" calcext:value-type="float">
            <text:p>0</text:p>
          </table:table-cell>
          <table:table-cell table:style-name="ce22" table:formula="of:=IF([$Rankers.G17]=1;[$R.$B$2];IF([$Rankers.G17]=2;[$R.$B$3];IF([$Rankers.G17]=3;[$R.$B$4];IF([$Rankers.G17]=4;[$R.$B$5];IF([$Rankers.G17]=5;[$R.$B$6];IF([$Rankers.G17]=6;[$R.$B$7];IF([$Rankers.G17]=7;[$R.$B$8];IF([$Rankers.G17]=8;[$R.$B$9];IF([$Rankers.G17]=9;[$R.$B$10];IF([$Rankers.G17]=10;[$R.$B$11];IF([$Rankers.G17]=11;[$R.$B$12];IF([$Rankers.G17]=12;[$R.$B$13];IF([$Rankers.G17]=13;[$R.$B$14];IF([$Rankers.G17]=14;[$R.$B$15];IF([$Rankers.G17]=15;[$R.$B$16];IF([$Rankers.G17]=16;[$R.$B$17];IF([$Rankers.G17]=17;[$R.$B$18];IF([$Rankers.G17]=18;[$R.$B$19];IF([$Rankers.G17]=19;[$R.$B$20];IF([$Rankers.G17]=20;[$R.$B$21];IF([$Rankers.G17]=21;[$R.$B$22];IF([$Rankers.G17]=22;[$R.$B$23];IF([$Rankers.G17]=23;[$R.$B$24];IF([$Rankers.G17]=24;[$R.$B$25];IF([$Rankers.G17]=25;[$R.$B$26];IF([$Rankers.G17]=26;[$R.$B$27];IF([$Rankers.G17]=27;[$R.$B$28];IF([$Rankers.G17]=28;[$R.$B$29];IF([$Rankers.G17]=29;[$R.$B$30];IF([$Rankers.G17]=30;[$R.$B$31];IF([$Rankers.G17]=31;[$R.$B$32];IF([$Rankers.G17]=32;[$R.$B$33];IF([$Rankers.G17]=33;[$R.$B$34];IF([$Rankers.G17]=34;[$R.$B$35];IF([$Rankers.G17]=35;[$R.$B$36];IF([$Rankers.G17]=36;[$R.$B$37];IF([$Rankers.G17]=0;0;[$R.F53])))))))))))))))))))))))))))))))))))))" office:value-type="float" office:value="0" calcext:value-type="float">
            <text:p>0</text:p>
          </table:table-cell>
          <table:table-cell table:style-name="ce22" table:formula="of:=IF([$Rankers.H17]=1;[$R.$B$2];IF([$Rankers.H17]=2;[$R.$B$3];IF([$Rankers.H17]=3;[$R.$B$4];IF([$Rankers.H17]=4;[$R.$B$5];IF([$Rankers.H17]=5;[$R.$B$6];IF([$Rankers.H17]=6;[$R.$B$7];IF([$Rankers.H17]=7;[$R.$B$8];IF([$Rankers.H17]=8;[$R.$B$9];IF([$Rankers.H17]=9;[$R.$B$10];IF([$Rankers.H17]=10;[$R.$B$11];IF([$Rankers.H17]=11;[$R.$B$12];IF([$Rankers.H17]=12;[$R.$B$13];IF([$Rankers.H17]=13;[$R.$B$14];IF([$Rankers.H17]=14;[$R.$B$15];IF([$Rankers.H17]=15;[$R.$B$16];IF([$Rankers.H17]=16;[$R.$B$17];IF([$Rankers.H17]=17;[$R.$B$18];IF([$Rankers.H17]=18;[$R.$B$19];IF([$Rankers.H17]=19;[$R.$B$20];IF([$Rankers.H17]=20;[$R.$B$21];IF([$Rankers.H17]=21;[$R.$B$22];IF([$Rankers.H17]=22;[$R.$B$23];IF([$Rankers.H17]=23;[$R.$B$24];IF([$Rankers.H17]=24;[$R.$B$25];IF([$Rankers.H17]=25;[$R.$B$26];IF([$Rankers.H17]=26;[$R.$B$27];IF([$Rankers.H17]=27;[$R.$B$28];IF([$Rankers.H17]=28;[$R.$B$29];IF([$Rankers.H17]=29;[$R.$B$30];IF([$Rankers.H17]=30;[$R.$B$31];IF([$Rankers.H17]=31;[$R.$B$32];IF([$Rankers.H17]=32;[$R.$B$33];IF([$Rankers.H17]=33;[$R.$B$34];IF([$Rankers.H17]=34;[$R.$B$35];IF([$Rankers.H17]=35;[$R.$B$36];IF([$Rankers.H17]=36;[$R.$B$37];IF([$Rankers.H17]=0;0;[$R.G53])))))))))))))))))))))))))))))))))))))" office:value-type="float" office:value="33" calcext:value-type="float">
            <text:p>33</text:p>
          </table:table-cell>
          <table:table-cell table:style-name="ce22" table:formula="of:=IF([$Rankers.I17]=1;[$R.$B$2];IF([$Rankers.I17]=2;[$R.$B$3];IF([$Rankers.I17]=3;[$R.$B$4];IF([$Rankers.I17]=4;[$R.$B$5];IF([$Rankers.I17]=5;[$R.$B$6];IF([$Rankers.I17]=6;[$R.$B$7];IF([$Rankers.I17]=7;[$R.$B$8];IF([$Rankers.I17]=8;[$R.$B$9];IF([$Rankers.I17]=9;[$R.$B$10];IF([$Rankers.I17]=10;[$R.$B$11];IF([$Rankers.I17]=11;[$R.$B$12];IF([$Rankers.I17]=12;[$R.$B$13];IF([$Rankers.I17]=13;[$R.$B$14];IF([$Rankers.I17]=14;[$R.$B$15];IF([$Rankers.I17]=15;[$R.$B$16];IF([$Rankers.I17]=16;[$R.$B$17];IF([$Rankers.I17]=17;[$R.$B$18];IF([$Rankers.I17]=18;[$R.$B$19];IF([$Rankers.I17]=19;[$R.$B$20];IF([$Rankers.I17]=20;[$R.$B$21];IF([$Rankers.I17]=21;[$R.$B$22];IF([$Rankers.I17]=22;[$R.$B$23];IF([$Rankers.I17]=23;[$R.$B$24];IF([$Rankers.I17]=24;[$R.$B$25];IF([$Rankers.I17]=25;[$R.$B$26];IF([$Rankers.I17]=26;[$R.$B$27];IF([$Rankers.I17]=27;[$R.$B$28];IF([$Rankers.I17]=28;[$R.$B$29];IF([$Rankers.I17]=29;[$R.$B$30];IF([$Rankers.I17]=30;[$R.$B$31];IF([$Rankers.I17]=31;[$R.$B$32];IF([$Rankers.I17]=32;[$R.$B$33];IF([$Rankers.I17]=33;[$R.$B$34];IF([$Rankers.I17]=34;[$R.$B$35];IF([$Rankers.I17]=35;[$R.$B$36];IF([$Rankers.I17]=36;[$R.$B$37];IF([$Rankers.I17]=0;0;[$R.H53])))))))))))))))))))))))))))))))))))))" office:value-type="float" office:value="0" calcext:value-type="float">
            <text:p>0</text:p>
          </table:table-cell>
          <table:table-cell table:style-name="ce22" table:formula="of:=IF([$Rankers.J17]=1;[$R.$B$2];IF([$Rankers.J17]=2;[$R.$B$3];IF([$Rankers.J17]=3;[$R.$B$4];IF([$Rankers.J17]=4;[$R.$B$5];IF([$Rankers.J17]=5;[$R.$B$6];IF([$Rankers.J17]=6;[$R.$B$7];IF([$Rankers.J17]=7;[$R.$B$8];IF([$Rankers.J17]=8;[$R.$B$9];IF([$Rankers.J17]=9;[$R.$B$10];IF([$Rankers.J17]=10;[$R.$B$11];IF([$Rankers.J17]=11;[$R.$B$12];IF([$Rankers.J17]=12;[$R.$B$13];IF([$Rankers.J17]=13;[$R.$B$14];IF([$Rankers.J17]=14;[$R.$B$15];IF([$Rankers.J17]=15;[$R.$B$16];IF([$Rankers.J17]=16;[$R.$B$17];IF([$Rankers.J17]=17;[$R.$B$18];IF([$Rankers.J17]=18;[$R.$B$19];IF([$Rankers.J17]=19;[$R.$B$20];IF([$Rankers.J17]=20;[$R.$B$21];IF([$Rankers.J17]=21;[$R.$B$22];IF([$Rankers.J17]=22;[$R.$B$23];IF([$Rankers.J17]=23;[$R.$B$24];IF([$Rankers.J17]=24;[$R.$B$25];IF([$Rankers.J17]=25;[$R.$B$26];IF([$Rankers.J17]=26;[$R.$B$27];IF([$Rankers.J17]=27;[$R.$B$28];IF([$Rankers.J17]=28;[$R.$B$29];IF([$Rankers.J17]=29;[$R.$B$30];IF([$Rankers.J17]=30;[$R.$B$31];IF([$Rankers.J17]=31;[$R.$B$32];IF([$Rankers.J17]=32;[$R.$B$33];IF([$Rankers.J17]=33;[$R.$B$34];IF([$Rankers.J17]=34;[$R.$B$35];IF([$Rankers.J17]=35;[$R.$B$36];IF([$Rankers.J17]=36;[$R.$B$37];IF([$Rankers.J17]=0;0;[$R.I53])))))))))))))))))))))))))))))))))))))" office:value-type="float" office:value="26" calcext:value-type="float">
            <text:p>26</text:p>
          </table:table-cell>
          <table:table-cell table:style-name="ce25" table:formula="of:=IF([$Rankers.K17]=1;[$R.$B$2];IF([$Rankers.K17]=2;[$R.$B$3];IF([$Rankers.K17]=3;[$R.$B$4];IF([$Rankers.K17]=4;[$R.$B$5];IF([$Rankers.K17]=5;[$R.$B$6];IF([$Rankers.K17]=6;[$R.$B$7];IF([$Rankers.K17]=7;[$R.$B$8];IF([$Rankers.K17]=8;[$R.$B$9];IF([$Rankers.K17]=9;[$R.$B$10];IF([$Rankers.K17]=10;[$R.$B$11];IF([$Rankers.K17]=11;[$R.$B$12];IF([$Rankers.K17]=12;[$R.$B$13];IF([$Rankers.K17]=13;[$R.$B$14];IF([$Rankers.K17]=14;[$R.$B$15];IF([$Rankers.K17]=15;[$R.$B$16];IF([$Rankers.K17]=16;[$R.$B$17];IF([$Rankers.K17]=17;[$R.$B$18];IF([$Rankers.K17]=18;[$R.$B$19];IF([$Rankers.K17]=19;[$R.$B$20];IF([$Rankers.K17]=20;[$R.$B$21];IF([$Rankers.K17]=21;[$R.$B$22];IF([$Rankers.K17]=22;[$R.$B$23];IF([$Rankers.K17]=23;[$R.$B$24];IF([$Rankers.K17]=24;[$R.$B$25];IF([$Rankers.K17]=25;[$R.$B$26];IF([$Rankers.K17]=26;[$R.$B$27];IF([$Rankers.K17]=27;[$R.$B$28];IF([$Rankers.K17]=28;[$R.$B$29];IF([$Rankers.K17]=29;[$R.$B$30];IF([$Rankers.K17]=30;[$R.$B$31];IF([$Rankers.K17]=31;[$R.$B$32];IF([$Rankers.K17]=32;[$R.$B$33];IF([$Rankers.K17]=33;[$R.$B$34];IF([$Rankers.K17]=34;[$R.$B$35];IF([$Rankers.K17]=35;[$R.$B$36];IF([$Rankers.K17]=36;[$R.$B$37];IF([$Rankers.K17]=0;0;[$R.J53])))))))))))))))))))))))))))))))))))))" office:value-type="float" office:value="27" calcext:value-type="float">
            <text:p>27</text:p>
          </table:table-cell>
          <table:table-cell table:style-name="ce28" office:value-type="float" office:value="10" calcext:value-type="float">
            <text:p>1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17]+1" office:value-type="float" office:value="17" calcext:value-type="float">
            <text:p>17</text:p>
          </table:table-cell>
          <table:table-cell table:style-name="ce8" office:value-type="string" calcext:value-type="string">
            <text:p>Косачева Екатерина </text:p>
          </table:table-cell>
          <table:table-cell table:style-name="ce15" table:formula="of:=SUM([.D18:.ZZ18])" office:value-type="float" office:value="121" calcext:value-type="float">
            <text:p>121.00</text:p>
          </table:table-cell>
          <table:table-cell table:style-name="ce22" table:formula="of:=IF([$Rankers.C18]=1;[$R.$B$2];IF([$Rankers.C18]=2;[$R.$B$3];IF([$Rankers.C18]=3;[$R.$B$4];IF([$Rankers.C18]=4;[$R.$B$5];IF([$Rankers.C18]=5;[$R.$B$6];IF([$Rankers.C18]=6;[$R.$B$7];IF([$Rankers.C18]=7;[$R.$B$8];IF([$Rankers.C18]=8;[$R.$B$9];IF([$Rankers.C18]=9;[$R.$B$10];IF([$Rankers.C18]=10;[$R.$B$11];IF([$Rankers.C18]=11;[$R.$B$12];IF([$Rankers.C18]=12;[$R.$B$13];IF([$Rankers.C18]=13;[$R.$B$14];IF([$Rankers.C18]=14;[$R.$B$15];IF([$Rankers.C18]=15;[$R.$B$16];IF([$Rankers.C18]=16;[$R.$B$17];IF([$Rankers.C18]=17;[$R.$B$18];IF([$Rankers.C18]=18;[$R.$B$19];IF([$Rankers.C18]=19;[$R.$B$20];IF([$Rankers.C18]=20;[$R.$B$21];IF([$Rankers.C18]=21;[$R.$B$22];IF([$Rankers.C18]=22;[$R.$B$23];IF([$Rankers.C18]=23;[$R.$B$24];IF([$Rankers.C18]=24;[$R.$B$25];IF([$Rankers.C18]=25;[$R.$B$26];IF([$Rankers.C18]=26;[$R.$B$27];IF([$Rankers.C18]=27;[$R.$B$28];IF([$Rankers.C18]=28;[$R.$B$29];IF([$Rankers.C18]=29;[$R.$B$30];IF([$Rankers.C18]=30;[$R.$B$31];IF([$Rankers.C18]=31;[$R.$B$32];IF([$Rankers.C18]=32;[$R.$B$33];IF([$Rankers.C18]=33;[$R.$B$34];IF([$Rankers.C18]=34;[$R.$B$35];IF([$Rankers.C18]=35;[$R.$B$36];IF([$Rankers.C18]=36;[$R.$B$37];IF([$Rankers.C18]=0;0;[$R.B54])))))))))))))))))))))))))))))))))))))" office:value-type="float" office:value="12" calcext:value-type="float">
            <text:p>12</text:p>
          </table:table-cell>
          <table:table-cell table:style-name="ce22" table:formula="of:=IF([$Rankers.D18]=1;[$R.$B$2];IF([$Rankers.D18]=2;[$R.$B$3];IF([$Rankers.D18]=3;[$R.$B$4];IF([$Rankers.D18]=4;[$R.$B$5];IF([$Rankers.D18]=5;[$R.$B$6];IF([$Rankers.D18]=6;[$R.$B$7];IF([$Rankers.D18]=7;[$R.$B$8];IF([$Rankers.D18]=8;[$R.$B$9];IF([$Rankers.D18]=9;[$R.$B$10];IF([$Rankers.D18]=10;[$R.$B$11];IF([$Rankers.D18]=11;[$R.$B$12];IF([$Rankers.D18]=12;[$R.$B$13];IF([$Rankers.D18]=13;[$R.$B$14];IF([$Rankers.D18]=14;[$R.$B$15];IF([$Rankers.D18]=15;[$R.$B$16];IF([$Rankers.D18]=16;[$R.$B$17];IF([$Rankers.D18]=17;[$R.$B$18];IF([$Rankers.D18]=18;[$R.$B$19];IF([$Rankers.D18]=19;[$R.$B$20];IF([$Rankers.D18]=20;[$R.$B$21];IF([$Rankers.D18]=21;[$R.$B$22];IF([$Rankers.D18]=22;[$R.$B$23];IF([$Rankers.D18]=23;[$R.$B$24];IF([$Rankers.D18]=24;[$R.$B$25];IF([$Rankers.D18]=25;[$R.$B$26];IF([$Rankers.D18]=26;[$R.$B$27];IF([$Rankers.D18]=27;[$R.$B$28];IF([$Rankers.D18]=28;[$R.$B$29];IF([$Rankers.D18]=29;[$R.$B$30];IF([$Rankers.D18]=30;[$R.$B$31];IF([$Rankers.D18]=31;[$R.$B$32];IF([$Rankers.D18]=32;[$R.$B$33];IF([$Rankers.D18]=33;[$R.$B$34];IF([$Rankers.D18]=34;[$R.$B$35];IF([$Rankers.D18]=35;[$R.$B$36];IF([$Rankers.D18]=36;[$R.$B$37];IF([$Rankers.D18]=0;0;[$R.C54])))))))))))))))))))))))))))))))))))))" office:value-type="float" office:value="0" calcext:value-type="float">
            <text:p>0</text:p>
          </table:table-cell>
          <table:table-cell table:style-name="ce22" table:formula="of:=IF([$Rankers.E18]=1;[$R.$B$2];IF([$Rankers.E18]=2;[$R.$B$3];IF([$Rankers.E18]=3;[$R.$B$4];IF([$Rankers.E18]=4;[$R.$B$5];IF([$Rankers.E18]=5;[$R.$B$6];IF([$Rankers.E18]=6;[$R.$B$7];IF([$Rankers.E18]=7;[$R.$B$8];IF([$Rankers.E18]=8;[$R.$B$9];IF([$Rankers.E18]=9;[$R.$B$10];IF([$Rankers.E18]=10;[$R.$B$11];IF([$Rankers.E18]=11;[$R.$B$12];IF([$Rankers.E18]=12;[$R.$B$13];IF([$Rankers.E18]=13;[$R.$B$14];IF([$Rankers.E18]=14;[$R.$B$15];IF([$Rankers.E18]=15;[$R.$B$16];IF([$Rankers.E18]=16;[$R.$B$17];IF([$Rankers.E18]=17;[$R.$B$18];IF([$Rankers.E18]=18;[$R.$B$19];IF([$Rankers.E18]=19;[$R.$B$20];IF([$Rankers.E18]=20;[$R.$B$21];IF([$Rankers.E18]=21;[$R.$B$22];IF([$Rankers.E18]=22;[$R.$B$23];IF([$Rankers.E18]=23;[$R.$B$24];IF([$Rankers.E18]=24;[$R.$B$25];IF([$Rankers.E18]=25;[$R.$B$26];IF([$Rankers.E18]=26;[$R.$B$27];IF([$Rankers.E18]=27;[$R.$B$28];IF([$Rankers.E18]=28;[$R.$B$29];IF([$Rankers.E18]=29;[$R.$B$30];IF([$Rankers.E18]=30;[$R.$B$31];IF([$Rankers.E18]=31;[$R.$B$32];IF([$Rankers.E18]=32;[$R.$B$33];IF([$Rankers.E18]=33;[$R.$B$34];IF([$Rankers.E18]=34;[$R.$B$35];IF([$Rankers.E18]=35;[$R.$B$36];IF([$Rankers.E18]=36;[$R.$B$37];IF([$Rankers.E18]=0;0;[$R.D54])))))))))))))))))))))))))))))))))))))" office:value-type="float" office:value="28" calcext:value-type="float">
            <text:p>28</text:p>
          </table:table-cell>
          <table:table-cell table:style-name="ce22" table:formula="of:=IF([$Rankers.F18]=1;[$R.$B$2];IF([$Rankers.F18]=2;[$R.$B$3];IF([$Rankers.F18]=3;[$R.$B$4];IF([$Rankers.F18]=4;[$R.$B$5];IF([$Rankers.F18]=5;[$R.$B$6];IF([$Rankers.F18]=6;[$R.$B$7];IF([$Rankers.F18]=7;[$R.$B$8];IF([$Rankers.F18]=8;[$R.$B$9];IF([$Rankers.F18]=9;[$R.$B$10];IF([$Rankers.F18]=10;[$R.$B$11];IF([$Rankers.F18]=11;[$R.$B$12];IF([$Rankers.F18]=12;[$R.$B$13];IF([$Rankers.F18]=13;[$R.$B$14];IF([$Rankers.F18]=14;[$R.$B$15];IF([$Rankers.F18]=15;[$R.$B$16];IF([$Rankers.F18]=16;[$R.$B$17];IF([$Rankers.F18]=17;[$R.$B$18];IF([$Rankers.F18]=18;[$R.$B$19];IF([$Rankers.F18]=19;[$R.$B$20];IF([$Rankers.F18]=20;[$R.$B$21];IF([$Rankers.F18]=21;[$R.$B$22];IF([$Rankers.F18]=22;[$R.$B$23];IF([$Rankers.F18]=23;[$R.$B$24];IF([$Rankers.F18]=24;[$R.$B$25];IF([$Rankers.F18]=25;[$R.$B$26];IF([$Rankers.F18]=26;[$R.$B$27];IF([$Rankers.F18]=27;[$R.$B$28];IF([$Rankers.F18]=28;[$R.$B$29];IF([$Rankers.F18]=29;[$R.$B$30];IF([$Rankers.F18]=30;[$R.$B$31];IF([$Rankers.F18]=31;[$R.$B$32];IF([$Rankers.F18]=32;[$R.$B$33];IF([$Rankers.F18]=33;[$R.$B$34];IF([$Rankers.F18]=34;[$R.$B$35];IF([$Rankers.F18]=35;[$R.$B$36];IF([$Rankers.F18]=36;[$R.$B$37];IF([$Rankers.F18]=0;0;[$R.E54])))))))))))))))))))))))))))))))))))))" office:value-type="float" office:value="27" calcext:value-type="float">
            <text:p>27</text:p>
          </table:table-cell>
          <table:table-cell table:style-name="ce22" table:formula="of:=IF([$Rankers.G18]=1;[$R.$B$2];IF([$Rankers.G18]=2;[$R.$B$3];IF([$Rankers.G18]=3;[$R.$B$4];IF([$Rankers.G18]=4;[$R.$B$5];IF([$Rankers.G18]=5;[$R.$B$6];IF([$Rankers.G18]=6;[$R.$B$7];IF([$Rankers.G18]=7;[$R.$B$8];IF([$Rankers.G18]=8;[$R.$B$9];IF([$Rankers.G18]=9;[$R.$B$10];IF([$Rankers.G18]=10;[$R.$B$11];IF([$Rankers.G18]=11;[$R.$B$12];IF([$Rankers.G18]=12;[$R.$B$13];IF([$Rankers.G18]=13;[$R.$B$14];IF([$Rankers.G18]=14;[$R.$B$15];IF([$Rankers.G18]=15;[$R.$B$16];IF([$Rankers.G18]=16;[$R.$B$17];IF([$Rankers.G18]=17;[$R.$B$18];IF([$Rankers.G18]=18;[$R.$B$19];IF([$Rankers.G18]=19;[$R.$B$20];IF([$Rankers.G18]=20;[$R.$B$21];IF([$Rankers.G18]=21;[$R.$B$22];IF([$Rankers.G18]=22;[$R.$B$23];IF([$Rankers.G18]=23;[$R.$B$24];IF([$Rankers.G18]=24;[$R.$B$25];IF([$Rankers.G18]=25;[$R.$B$26];IF([$Rankers.G18]=26;[$R.$B$27];IF([$Rankers.G18]=27;[$R.$B$28];IF([$Rankers.G18]=28;[$R.$B$29];IF([$Rankers.G18]=29;[$R.$B$30];IF([$Rankers.G18]=30;[$R.$B$31];IF([$Rankers.G18]=31;[$R.$B$32];IF([$Rankers.G18]=32;[$R.$B$33];IF([$Rankers.G18]=33;[$R.$B$34];IF([$Rankers.G18]=34;[$R.$B$35];IF([$Rankers.G18]=35;[$R.$B$36];IF([$Rankers.G18]=36;[$R.$B$37];IF([$Rankers.G18]=0;0;[$R.F54])))))))))))))))))))))))))))))))))))))" office:value-type="float" office:value="0" calcext:value-type="float">
            <text:p>0</text:p>
          </table:table-cell>
          <table:table-cell table:style-name="ce22" table:formula="of:=IF([$Rankers.H18]=1;[$R.$B$2];IF([$Rankers.H18]=2;[$R.$B$3];IF([$Rankers.H18]=3;[$R.$B$4];IF([$Rankers.H18]=4;[$R.$B$5];IF([$Rankers.H18]=5;[$R.$B$6];IF([$Rankers.H18]=6;[$R.$B$7];IF([$Rankers.H18]=7;[$R.$B$8];IF([$Rankers.H18]=8;[$R.$B$9];IF([$Rankers.H18]=9;[$R.$B$10];IF([$Rankers.H18]=10;[$R.$B$11];IF([$Rankers.H18]=11;[$R.$B$12];IF([$Rankers.H18]=12;[$R.$B$13];IF([$Rankers.H18]=13;[$R.$B$14];IF([$Rankers.H18]=14;[$R.$B$15];IF([$Rankers.H18]=15;[$R.$B$16];IF([$Rankers.H18]=16;[$R.$B$17];IF([$Rankers.H18]=17;[$R.$B$18];IF([$Rankers.H18]=18;[$R.$B$19];IF([$Rankers.H18]=19;[$R.$B$20];IF([$Rankers.H18]=20;[$R.$B$21];IF([$Rankers.H18]=21;[$R.$B$22];IF([$Rankers.H18]=22;[$R.$B$23];IF([$Rankers.H18]=23;[$R.$B$24];IF([$Rankers.H18]=24;[$R.$B$25];IF([$Rankers.H18]=25;[$R.$B$26];IF([$Rankers.H18]=26;[$R.$B$27];IF([$Rankers.H18]=27;[$R.$B$28];IF([$Rankers.H18]=28;[$R.$B$29];IF([$Rankers.H18]=29;[$R.$B$30];IF([$Rankers.H18]=30;[$R.$B$31];IF([$Rankers.H18]=31;[$R.$B$32];IF([$Rankers.H18]=32;[$R.$B$33];IF([$Rankers.H18]=33;[$R.$B$34];IF([$Rankers.H18]=34;[$R.$B$35];IF([$Rankers.H18]=35;[$R.$B$36];IF([$Rankers.H18]=36;[$R.$B$37];IF([$Rankers.H18]=0;0;[$R.G54])))))))))))))))))))))))))))))))))))))" office:value-type="float" office:value="0" calcext:value-type="float">
            <text:p>0</text:p>
          </table:table-cell>
          <table:table-cell table:style-name="ce22" table:formula="of:=IF([$Rankers.I18]=1;[$R.$B$2];IF([$Rankers.I18]=2;[$R.$B$3];IF([$Rankers.I18]=3;[$R.$B$4];IF([$Rankers.I18]=4;[$R.$B$5];IF([$Rankers.I18]=5;[$R.$B$6];IF([$Rankers.I18]=6;[$R.$B$7];IF([$Rankers.I18]=7;[$R.$B$8];IF([$Rankers.I18]=8;[$R.$B$9];IF([$Rankers.I18]=9;[$R.$B$10];IF([$Rankers.I18]=10;[$R.$B$11];IF([$Rankers.I18]=11;[$R.$B$12];IF([$Rankers.I18]=12;[$R.$B$13];IF([$Rankers.I18]=13;[$R.$B$14];IF([$Rankers.I18]=14;[$R.$B$15];IF([$Rankers.I18]=15;[$R.$B$16];IF([$Rankers.I18]=16;[$R.$B$17];IF([$Rankers.I18]=17;[$R.$B$18];IF([$Rankers.I18]=18;[$R.$B$19];IF([$Rankers.I18]=19;[$R.$B$20];IF([$Rankers.I18]=20;[$R.$B$21];IF([$Rankers.I18]=21;[$R.$B$22];IF([$Rankers.I18]=22;[$R.$B$23];IF([$Rankers.I18]=23;[$R.$B$24];IF([$Rankers.I18]=24;[$R.$B$25];IF([$Rankers.I18]=25;[$R.$B$26];IF([$Rankers.I18]=26;[$R.$B$27];IF([$Rankers.I18]=27;[$R.$B$28];IF([$Rankers.I18]=28;[$R.$B$29];IF([$Rankers.I18]=29;[$R.$B$30];IF([$Rankers.I18]=30;[$R.$B$31];IF([$Rankers.I18]=31;[$R.$B$32];IF([$Rankers.I18]=32;[$R.$B$33];IF([$Rankers.I18]=33;[$R.$B$34];IF([$Rankers.I18]=34;[$R.$B$35];IF([$Rankers.I18]=35;[$R.$B$36];IF([$Rankers.I18]=36;[$R.$B$37];IF([$Rankers.I18]=0;0;[$R.H54])))))))))))))))))))))))))))))))))))))" office:value-type="float" office:value="17" calcext:value-type="float">
            <text:p>17</text:p>
          </table:table-cell>
          <table:table-cell table:style-name="ce22" table:formula="of:=IF([$Rankers.J18]=1;[$R.$B$2];IF([$Rankers.J18]=2;[$R.$B$3];IF([$Rankers.J18]=3;[$R.$B$4];IF([$Rankers.J18]=4;[$R.$B$5];IF([$Rankers.J18]=5;[$R.$B$6];IF([$Rankers.J18]=6;[$R.$B$7];IF([$Rankers.J18]=7;[$R.$B$8];IF([$Rankers.J18]=8;[$R.$B$9];IF([$Rankers.J18]=9;[$R.$B$10];IF([$Rankers.J18]=10;[$R.$B$11];IF([$Rankers.J18]=11;[$R.$B$12];IF([$Rankers.J18]=12;[$R.$B$13];IF([$Rankers.J18]=13;[$R.$B$14];IF([$Rankers.J18]=14;[$R.$B$15];IF([$Rankers.J18]=15;[$R.$B$16];IF([$Rankers.J18]=16;[$R.$B$17];IF([$Rankers.J18]=17;[$R.$B$18];IF([$Rankers.J18]=18;[$R.$B$19];IF([$Rankers.J18]=19;[$R.$B$20];IF([$Rankers.J18]=20;[$R.$B$21];IF([$Rankers.J18]=21;[$R.$B$22];IF([$Rankers.J18]=22;[$R.$B$23];IF([$Rankers.J18]=23;[$R.$B$24];IF([$Rankers.J18]=24;[$R.$B$25];IF([$Rankers.J18]=25;[$R.$B$26];IF([$Rankers.J18]=26;[$R.$B$27];IF([$Rankers.J18]=27;[$R.$B$28];IF([$Rankers.J18]=28;[$R.$B$29];IF([$Rankers.J18]=29;[$R.$B$30];IF([$Rankers.J18]=30;[$R.$B$31];IF([$Rankers.J18]=31;[$R.$B$32];IF([$Rankers.J18]=32;[$R.$B$33];IF([$Rankers.J18]=33;[$R.$B$34];IF([$Rankers.J18]=34;[$R.$B$35];IF([$Rankers.J18]=35;[$R.$B$36];IF([$Rankers.J18]=36;[$R.$B$37];IF([$Rankers.J18]=0;0;[$R.I54])))))))))))))))))))))))))))))))))))))" office:value-type="float" office:value="0" calcext:value-type="float">
            <text:p>0</text:p>
          </table:table-cell>
          <table:table-cell table:style-name="ce25" table:formula="of:=IF([$Rankers.K18]=1;[$R.$B$2];IF([$Rankers.K18]=2;[$R.$B$3];IF([$Rankers.K18]=3;[$R.$B$4];IF([$Rankers.K18]=4;[$R.$B$5];IF([$Rankers.K18]=5;[$R.$B$6];IF([$Rankers.K18]=6;[$R.$B$7];IF([$Rankers.K18]=7;[$R.$B$8];IF([$Rankers.K18]=8;[$R.$B$9];IF([$Rankers.K18]=9;[$R.$B$10];IF([$Rankers.K18]=10;[$R.$B$11];IF([$Rankers.K18]=11;[$R.$B$12];IF([$Rankers.K18]=12;[$R.$B$13];IF([$Rankers.K18]=13;[$R.$B$14];IF([$Rankers.K18]=14;[$R.$B$15];IF([$Rankers.K18]=15;[$R.$B$16];IF([$Rankers.K18]=16;[$R.$B$17];IF([$Rankers.K18]=17;[$R.$B$18];IF([$Rankers.K18]=18;[$R.$B$19];IF([$Rankers.K18]=19;[$R.$B$20];IF([$Rankers.K18]=20;[$R.$B$21];IF([$Rankers.K18]=21;[$R.$B$22];IF([$Rankers.K18]=22;[$R.$B$23];IF([$Rankers.K18]=23;[$R.$B$24];IF([$Rankers.K18]=24;[$R.$B$25];IF([$Rankers.K18]=25;[$R.$B$26];IF([$Rankers.K18]=26;[$R.$B$27];IF([$Rankers.K18]=27;[$R.$B$28];IF([$Rankers.K18]=28;[$R.$B$29];IF([$Rankers.K18]=29;[$R.$B$30];IF([$Rankers.K18]=30;[$R.$B$31];IF([$Rankers.K18]=31;[$R.$B$32];IF([$Rankers.K18]=32;[$R.$B$33];IF([$Rankers.K18]=33;[$R.$B$34];IF([$Rankers.K18]=34;[$R.$B$35];IF([$Rankers.K18]=35;[$R.$B$36];IF([$Rankers.K18]=36;[$R.$B$37];IF([$Rankers.K18]=0;0;[$R.J54])))))))))))))))))))))))))))))))))))))" office:value-type="float" office:value="0" calcext:value-type="float">
            <text:p>0</text:p>
          </table:table-cell>
          <table:table-cell table:style-name="ce28" table:formula="of:=IF([$Rankers.L18]=1;[$R.$B$2];IF([$Rankers.L18]=2;[$R.$B$3];IF([$Rankers.L18]=3;[$R.$B$4];IF([$Rankers.L18]=4;[$R.$B$5];IF([$Rankers.L18]=5;[$R.$B$6];IF([$Rankers.L18]=6;[$R.$B$7];IF([$Rankers.L18]=7;[$R.$B$8];IF([$Rankers.L18]=8;[$R.$B$9];IF([$Rankers.L18]=9;[$R.$B$10];IF([$Rankers.L18]=10;[$R.$B$11];IF([$Rankers.L18]=11;[$R.$B$12];IF([$Rankers.L18]=12;[$R.$B$13];IF([$Rankers.L18]=13;[$R.$B$14];IF([$Rankers.L18]=14;[$R.$B$15];IF([$Rankers.L18]=15;[$R.$B$16];IF([$Rankers.L18]=16;[$R.$B$17];IF([$Rankers.L18]=17;[$R.$B$18];IF([$Rankers.L18]=18;[$R.$B$19];IF([$Rankers.L18]=19;[$R.$B$20];IF([$Rankers.L18]=20;[$R.$B$21];IF([$Rankers.L18]=21;[$R.$B$22];IF([$Rankers.L18]=22;[$R.$B$23];IF([$Rankers.L18]=23;[$R.$B$24];IF([$Rankers.L18]=24;[$R.$B$25];IF([$Rankers.L18]=25;[$R.$B$26];IF([$Rankers.L18]=26;[$R.$B$27];IF([$Rankers.L18]=27;[$R.$B$28];IF([$Rankers.L18]=28;[$R.$B$29];IF([$Rankers.L18]=29;[$R.$B$30];IF([$Rankers.L18]=30;[$R.$B$31];IF([$Rankers.L18]=31;[$R.$B$32];IF([$Rankers.L18]=32;[$R.$B$33];IF([$Rankers.L18]=33;[$R.$B$34];IF([$Rankers.L18]=34;[$R.$B$35];IF([$Rankers.L18]=35;[$R.$B$36];IF([$Rankers.L18]=36;[$R.$B$37];IF([$Rankers.L18]=0;0;[$R.K54])))))))))))))))))))))))))))))))))))))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18]+1" office:value-type="float" office:value="18" calcext:value-type="float">
            <text:p>18</text:p>
          </table:table-cell>
          <table:table-cell table:style-name="ce8" office:value-type="string" calcext:value-type="string">
            <text:p>Крашенинин Евгений Иванович</text:p>
          </table:table-cell>
          <table:table-cell table:style-name="ce15" table:formula="of:=SUM([.D19:.ZZ19])" office:value-type="float" office:value="135" calcext:value-type="float">
            <text:p>135.00</text:p>
          </table:table-cell>
          <table:table-cell table:style-name="ce22" table:formula="of:=IF([$Rankers.C19]=1;[$R.$B$2];IF([$Rankers.C19]=2;[$R.$B$3];IF([$Rankers.C19]=3;[$R.$B$4];IF([$Rankers.C19]=4;[$R.$B$5];IF([$Rankers.C19]=5;[$R.$B$6];IF([$Rankers.C19]=6;[$R.$B$7];IF([$Rankers.C19]=7;[$R.$B$8];IF([$Rankers.C19]=8;[$R.$B$9];IF([$Rankers.C19]=9;[$R.$B$10];IF([$Rankers.C19]=10;[$R.$B$11];IF([$Rankers.C19]=11;[$R.$B$12];IF([$Rankers.C19]=12;[$R.$B$13];IF([$Rankers.C19]=13;[$R.$B$14];IF([$Rankers.C19]=14;[$R.$B$15];IF([$Rankers.C19]=15;[$R.$B$16];IF([$Rankers.C19]=16;[$R.$B$17];IF([$Rankers.C19]=17;[$R.$B$18];IF([$Rankers.C19]=18;[$R.$B$19];IF([$Rankers.C19]=19;[$R.$B$20];IF([$Rankers.C19]=20;[$R.$B$21];IF([$Rankers.C19]=21;[$R.$B$22];IF([$Rankers.C19]=22;[$R.$B$23];IF([$Rankers.C19]=23;[$R.$B$24];IF([$Rankers.C19]=24;[$R.$B$25];IF([$Rankers.C19]=25;[$R.$B$26];IF([$Rankers.C19]=26;[$R.$B$27];IF([$Rankers.C19]=27;[$R.$B$28];IF([$Rankers.C19]=28;[$R.$B$29];IF([$Rankers.C19]=29;[$R.$B$30];IF([$Rankers.C19]=30;[$R.$B$31];IF([$Rankers.C19]=31;[$R.$B$32];IF([$Rankers.C19]=32;[$R.$B$33];IF([$Rankers.C19]=33;[$R.$B$34];IF([$Rankers.C19]=34;[$R.$B$35];IF([$Rankers.C19]=35;[$R.$B$36];IF([$Rankers.C19]=36;[$R.$B$37];IF([$Rankers.C19]=0;0;[$R.B55])))))))))))))))))))))))))))))))))))))" office:value-type="float" office:value="15" calcext:value-type="float">
            <text:p>15</text:p>
          </table:table-cell>
          <table:table-cell table:style-name="ce22" table:formula="of:=IF([$Rankers.D19]=1;[$R.$B$2];IF([$Rankers.D19]=2;[$R.$B$3];IF([$Rankers.D19]=3;[$R.$B$4];IF([$Rankers.D19]=4;[$R.$B$5];IF([$Rankers.D19]=5;[$R.$B$6];IF([$Rankers.D19]=6;[$R.$B$7];IF([$Rankers.D19]=7;[$R.$B$8];IF([$Rankers.D19]=8;[$R.$B$9];IF([$Rankers.D19]=9;[$R.$B$10];IF([$Rankers.D19]=10;[$R.$B$11];IF([$Rankers.D19]=11;[$R.$B$12];IF([$Rankers.D19]=12;[$R.$B$13];IF([$Rankers.D19]=13;[$R.$B$14];IF([$Rankers.D19]=14;[$R.$B$15];IF([$Rankers.D19]=15;[$R.$B$16];IF([$Rankers.D19]=16;[$R.$B$17];IF([$Rankers.D19]=17;[$R.$B$18];IF([$Rankers.D19]=18;[$R.$B$19];IF([$Rankers.D19]=19;[$R.$B$20];IF([$Rankers.D19]=20;[$R.$B$21];IF([$Rankers.D19]=21;[$R.$B$22];IF([$Rankers.D19]=22;[$R.$B$23];IF([$Rankers.D19]=23;[$R.$B$24];IF([$Rankers.D19]=24;[$R.$B$25];IF([$Rankers.D19]=25;[$R.$B$26];IF([$Rankers.D19]=26;[$R.$B$27];IF([$Rankers.D19]=27;[$R.$B$28];IF([$Rankers.D19]=28;[$R.$B$29];IF([$Rankers.D19]=29;[$R.$B$30];IF([$Rankers.D19]=30;[$R.$B$31];IF([$Rankers.D19]=31;[$R.$B$32];IF([$Rankers.D19]=32;[$R.$B$33];IF([$Rankers.D19]=33;[$R.$B$34];IF([$Rankers.D19]=34;[$R.$B$35];IF([$Rankers.D19]=35;[$R.$B$36];IF([$Rankers.D19]=36;[$R.$B$37];IF([$Rankers.D19]=0;0;[$R.C55])))))))))))))))))))))))))))))))))))))" office:value-type="float" office:value="0" calcext:value-type="float">
            <text:p>0</text:p>
          </table:table-cell>
          <table:table-cell table:style-name="ce22" table:formula="of:=IF([$Rankers.E19]=1;[$R.$B$2];IF([$Rankers.E19]=2;[$R.$B$3];IF([$Rankers.E19]=3;[$R.$B$4];IF([$Rankers.E19]=4;[$R.$B$5];IF([$Rankers.E19]=5;[$R.$B$6];IF([$Rankers.E19]=6;[$R.$B$7];IF([$Rankers.E19]=7;[$R.$B$8];IF([$Rankers.E19]=8;[$R.$B$9];IF([$Rankers.E19]=9;[$R.$B$10];IF([$Rankers.E19]=10;[$R.$B$11];IF([$Rankers.E19]=11;[$R.$B$12];IF([$Rankers.E19]=12;[$R.$B$13];IF([$Rankers.E19]=13;[$R.$B$14];IF([$Rankers.E19]=14;[$R.$B$15];IF([$Rankers.E19]=15;[$R.$B$16];IF([$Rankers.E19]=16;[$R.$B$17];IF([$Rankers.E19]=17;[$R.$B$18];IF([$Rankers.E19]=18;[$R.$B$19];IF([$Rankers.E19]=19;[$R.$B$20];IF([$Rankers.E19]=20;[$R.$B$21];IF([$Rankers.E19]=21;[$R.$B$22];IF([$Rankers.E19]=22;[$R.$B$23];IF([$Rankers.E19]=23;[$R.$B$24];IF([$Rankers.E19]=24;[$R.$B$25];IF([$Rankers.E19]=25;[$R.$B$26];IF([$Rankers.E19]=26;[$R.$B$27];IF([$Rankers.E19]=27;[$R.$B$28];IF([$Rankers.E19]=28;[$R.$B$29];IF([$Rankers.E19]=29;[$R.$B$30];IF([$Rankers.E19]=30;[$R.$B$31];IF([$Rankers.E19]=31;[$R.$B$32];IF([$Rankers.E19]=32;[$R.$B$33];IF([$Rankers.E19]=33;[$R.$B$34];IF([$Rankers.E19]=34;[$R.$B$35];IF([$Rankers.E19]=35;[$R.$B$36];IF([$Rankers.E19]=36;[$R.$B$37];IF([$Rankers.E19]=0;0;[$R.D55])))))))))))))))))))))))))))))))))))))" office:value-type="float" office:value="0" calcext:value-type="float">
            <text:p>0</text:p>
          </table:table-cell>
          <table:table-cell table:style-name="ce22" table:formula="of:=IF([$Rankers.F19]=1;[$R.$B$2];IF([$Rankers.F19]=2;[$R.$B$3];IF([$Rankers.F19]=3;[$R.$B$4];IF([$Rankers.F19]=4;[$R.$B$5];IF([$Rankers.F19]=5;[$R.$B$6];IF([$Rankers.F19]=6;[$R.$B$7];IF([$Rankers.F19]=7;[$R.$B$8];IF([$Rankers.F19]=8;[$R.$B$9];IF([$Rankers.F19]=9;[$R.$B$10];IF([$Rankers.F19]=10;[$R.$B$11];IF([$Rankers.F19]=11;[$R.$B$12];IF([$Rankers.F19]=12;[$R.$B$13];IF([$Rankers.F19]=13;[$R.$B$14];IF([$Rankers.F19]=14;[$R.$B$15];IF([$Rankers.F19]=15;[$R.$B$16];IF([$Rankers.F19]=16;[$R.$B$17];IF([$Rankers.F19]=17;[$R.$B$18];IF([$Rankers.F19]=18;[$R.$B$19];IF([$Rankers.F19]=19;[$R.$B$20];IF([$Rankers.F19]=20;[$R.$B$21];IF([$Rankers.F19]=21;[$R.$B$22];IF([$Rankers.F19]=22;[$R.$B$23];IF([$Rankers.F19]=23;[$R.$B$24];IF([$Rankers.F19]=24;[$R.$B$25];IF([$Rankers.F19]=25;[$R.$B$26];IF([$Rankers.F19]=26;[$R.$B$27];IF([$Rankers.F19]=27;[$R.$B$28];IF([$Rankers.F19]=28;[$R.$B$29];IF([$Rankers.F19]=29;[$R.$B$30];IF([$Rankers.F19]=30;[$R.$B$31];IF([$Rankers.F19]=31;[$R.$B$32];IF([$Rankers.F19]=32;[$R.$B$33];IF([$Rankers.F19]=33;[$R.$B$34];IF([$Rankers.F19]=34;[$R.$B$35];IF([$Rankers.F19]=35;[$R.$B$36];IF([$Rankers.F19]=36;[$R.$B$37];IF([$Rankers.F19]=0;0;[$R.E55])))))))))))))))))))))))))))))))))))))" office:value-type="float" office:value="11" calcext:value-type="float">
            <text:p>11</text:p>
          </table:table-cell>
          <table:table-cell table:style-name="ce22" table:formula="of:=IF([$Rankers.G19]=1;[$R.$B$2];IF([$Rankers.G19]=2;[$R.$B$3];IF([$Rankers.G19]=3;[$R.$B$4];IF([$Rankers.G19]=4;[$R.$B$5];IF([$Rankers.G19]=5;[$R.$B$6];IF([$Rankers.G19]=6;[$R.$B$7];IF([$Rankers.G19]=7;[$R.$B$8];IF([$Rankers.G19]=8;[$R.$B$9];IF([$Rankers.G19]=9;[$R.$B$10];IF([$Rankers.G19]=10;[$R.$B$11];IF([$Rankers.G19]=11;[$R.$B$12];IF([$Rankers.G19]=12;[$R.$B$13];IF([$Rankers.G19]=13;[$R.$B$14];IF([$Rankers.G19]=14;[$R.$B$15];IF([$Rankers.G19]=15;[$R.$B$16];IF([$Rankers.G19]=16;[$R.$B$17];IF([$Rankers.G19]=17;[$R.$B$18];IF([$Rankers.G19]=18;[$R.$B$19];IF([$Rankers.G19]=19;[$R.$B$20];IF([$Rankers.G19]=20;[$R.$B$21];IF([$Rankers.G19]=21;[$R.$B$22];IF([$Rankers.G19]=22;[$R.$B$23];IF([$Rankers.G19]=23;[$R.$B$24];IF([$Rankers.G19]=24;[$R.$B$25];IF([$Rankers.G19]=25;[$R.$B$26];IF([$Rankers.G19]=26;[$R.$B$27];IF([$Rankers.G19]=27;[$R.$B$28];IF([$Rankers.G19]=28;[$R.$B$29];IF([$Rankers.G19]=29;[$R.$B$30];IF([$Rankers.G19]=30;[$R.$B$31];IF([$Rankers.G19]=31;[$R.$B$32];IF([$Rankers.G19]=32;[$R.$B$33];IF([$Rankers.G19]=33;[$R.$B$34];IF([$Rankers.G19]=34;[$R.$B$35];IF([$Rankers.G19]=35;[$R.$B$36];IF([$Rankers.G19]=36;[$R.$B$37];IF([$Rankers.G19]=0;0;[$R.F55])))))))))))))))))))))))))))))))))))))" office:value-type="float" office:value="16" calcext:value-type="float">
            <text:p>16</text:p>
          </table:table-cell>
          <table:table-cell table:style-name="ce22" table:formula="of:=IF([$Rankers.H19]=1;[$R.$B$2];IF([$Rankers.H19]=2;[$R.$B$3];IF([$Rankers.H19]=3;[$R.$B$4];IF([$Rankers.H19]=4;[$R.$B$5];IF([$Rankers.H19]=5;[$R.$B$6];IF([$Rankers.H19]=6;[$R.$B$7];IF([$Rankers.H19]=7;[$R.$B$8];IF([$Rankers.H19]=8;[$R.$B$9];IF([$Rankers.H19]=9;[$R.$B$10];IF([$Rankers.H19]=10;[$R.$B$11];IF([$Rankers.H19]=11;[$R.$B$12];IF([$Rankers.H19]=12;[$R.$B$13];IF([$Rankers.H19]=13;[$R.$B$14];IF([$Rankers.H19]=14;[$R.$B$15];IF([$Rankers.H19]=15;[$R.$B$16];IF([$Rankers.H19]=16;[$R.$B$17];IF([$Rankers.H19]=17;[$R.$B$18];IF([$Rankers.H19]=18;[$R.$B$19];IF([$Rankers.H19]=19;[$R.$B$20];IF([$Rankers.H19]=20;[$R.$B$21];IF([$Rankers.H19]=21;[$R.$B$22];IF([$Rankers.H19]=22;[$R.$B$23];IF([$Rankers.H19]=23;[$R.$B$24];IF([$Rankers.H19]=24;[$R.$B$25];IF([$Rankers.H19]=25;[$R.$B$26];IF([$Rankers.H19]=26;[$R.$B$27];IF([$Rankers.H19]=27;[$R.$B$28];IF([$Rankers.H19]=28;[$R.$B$29];IF([$Rankers.H19]=29;[$R.$B$30];IF([$Rankers.H19]=30;[$R.$B$31];IF([$Rankers.H19]=31;[$R.$B$32];IF([$Rankers.H19]=32;[$R.$B$33];IF([$Rankers.H19]=33;[$R.$B$34];IF([$Rankers.H19]=34;[$R.$B$35];IF([$Rankers.H19]=35;[$R.$B$36];IF([$Rankers.H19]=36;[$R.$B$37];IF([$Rankers.H19]=0;0;[$R.G55])))))))))))))))))))))))))))))))))))))" office:value-type="float" office:value="0" calcext:value-type="float">
            <text:p>0</text:p>
          </table:table-cell>
          <table:table-cell table:style-name="ce22" table:formula="of:=IF([$Rankers.I19]=1;[$R.$B$2];IF([$Rankers.I19]=2;[$R.$B$3];IF([$Rankers.I19]=3;[$R.$B$4];IF([$Rankers.I19]=4;[$R.$B$5];IF([$Rankers.I19]=5;[$R.$B$6];IF([$Rankers.I19]=6;[$R.$B$7];IF([$Rankers.I19]=7;[$R.$B$8];IF([$Rankers.I19]=8;[$R.$B$9];IF([$Rankers.I19]=9;[$R.$B$10];IF([$Rankers.I19]=10;[$R.$B$11];IF([$Rankers.I19]=11;[$R.$B$12];IF([$Rankers.I19]=12;[$R.$B$13];IF([$Rankers.I19]=13;[$R.$B$14];IF([$Rankers.I19]=14;[$R.$B$15];IF([$Rankers.I19]=15;[$R.$B$16];IF([$Rankers.I19]=16;[$R.$B$17];IF([$Rankers.I19]=17;[$R.$B$18];IF([$Rankers.I19]=18;[$R.$B$19];IF([$Rankers.I19]=19;[$R.$B$20];IF([$Rankers.I19]=20;[$R.$B$21];IF([$Rankers.I19]=21;[$R.$B$22];IF([$Rankers.I19]=22;[$R.$B$23];IF([$Rankers.I19]=23;[$R.$B$24];IF([$Rankers.I19]=24;[$R.$B$25];IF([$Rankers.I19]=25;[$R.$B$26];IF([$Rankers.I19]=26;[$R.$B$27];IF([$Rankers.I19]=27;[$R.$B$28];IF([$Rankers.I19]=28;[$R.$B$29];IF([$Rankers.I19]=29;[$R.$B$30];IF([$Rankers.I19]=30;[$R.$B$31];IF([$Rankers.I19]=31;[$R.$B$32];IF([$Rankers.I19]=32;[$R.$B$33];IF([$Rankers.I19]=33;[$R.$B$34];IF([$Rankers.I19]=34;[$R.$B$35];IF([$Rankers.I19]=35;[$R.$B$36];IF([$Rankers.I19]=36;[$R.$B$37];IF([$Rankers.I19]=0;0;[$R.H55])))))))))))))))))))))))))))))))))))))" office:value-type="float" office:value="18" calcext:value-type="float">
            <text:p>18</text:p>
          </table:table-cell>
          <table:table-cell table:style-name="ce22" table:formula="of:=IF([$Rankers.J19]=1;[$R.$B$2];IF([$Rankers.J19]=2;[$R.$B$3];IF([$Rankers.J19]=3;[$R.$B$4];IF([$Rankers.J19]=4;[$R.$B$5];IF([$Rankers.J19]=5;[$R.$B$6];IF([$Rankers.J19]=6;[$R.$B$7];IF([$Rankers.J19]=7;[$R.$B$8];IF([$Rankers.J19]=8;[$R.$B$9];IF([$Rankers.J19]=9;[$R.$B$10];IF([$Rankers.J19]=10;[$R.$B$11];IF([$Rankers.J19]=11;[$R.$B$12];IF([$Rankers.J19]=12;[$R.$B$13];IF([$Rankers.J19]=13;[$R.$B$14];IF([$Rankers.J19]=14;[$R.$B$15];IF([$Rankers.J19]=15;[$R.$B$16];IF([$Rankers.J19]=16;[$R.$B$17];IF([$Rankers.J19]=17;[$R.$B$18];IF([$Rankers.J19]=18;[$R.$B$19];IF([$Rankers.J19]=19;[$R.$B$20];IF([$Rankers.J19]=20;[$R.$B$21];IF([$Rankers.J19]=21;[$R.$B$22];IF([$Rankers.J19]=22;[$R.$B$23];IF([$Rankers.J19]=23;[$R.$B$24];IF([$Rankers.J19]=24;[$R.$B$25];IF([$Rankers.J19]=25;[$R.$B$26];IF([$Rankers.J19]=26;[$R.$B$27];IF([$Rankers.J19]=27;[$R.$B$28];IF([$Rankers.J19]=28;[$R.$B$29];IF([$Rankers.J19]=29;[$R.$B$30];IF([$Rankers.J19]=30;[$R.$B$31];IF([$Rankers.J19]=31;[$R.$B$32];IF([$Rankers.J19]=32;[$R.$B$33];IF([$Rankers.J19]=33;[$R.$B$34];IF([$Rankers.J19]=34;[$R.$B$35];IF([$Rankers.J19]=35;[$R.$B$36];IF([$Rankers.J19]=36;[$R.$B$37];IF([$Rankers.J19]=0;0;[$R.I55])))))))))))))))))))))))))))))))))))))" office:value-type="float" office:value="34" calcext:value-type="float">
            <text:p>34</text:p>
          </table:table-cell>
          <table:table-cell table:style-name="ce25" table:formula="of:=IF([$Rankers.K19]=1;[$R.$B$2];IF([$Rankers.K19]=2;[$R.$B$3];IF([$Rankers.K19]=3;[$R.$B$4];IF([$Rankers.K19]=4;[$R.$B$5];IF([$Rankers.K19]=5;[$R.$B$6];IF([$Rankers.K19]=6;[$R.$B$7];IF([$Rankers.K19]=7;[$R.$B$8];IF([$Rankers.K19]=8;[$R.$B$9];IF([$Rankers.K19]=9;[$R.$B$10];IF([$Rankers.K19]=10;[$R.$B$11];IF([$Rankers.K19]=11;[$R.$B$12];IF([$Rankers.K19]=12;[$R.$B$13];IF([$Rankers.K19]=13;[$R.$B$14];IF([$Rankers.K19]=14;[$R.$B$15];IF([$Rankers.K19]=15;[$R.$B$16];IF([$Rankers.K19]=16;[$R.$B$17];IF([$Rankers.K19]=17;[$R.$B$18];IF([$Rankers.K19]=18;[$R.$B$19];IF([$Rankers.K19]=19;[$R.$B$20];IF([$Rankers.K19]=20;[$R.$B$21];IF([$Rankers.K19]=21;[$R.$B$22];IF([$Rankers.K19]=22;[$R.$B$23];IF([$Rankers.K19]=23;[$R.$B$24];IF([$Rankers.K19]=24;[$R.$B$25];IF([$Rankers.K19]=25;[$R.$B$26];IF([$Rankers.K19]=26;[$R.$B$27];IF([$Rankers.K19]=27;[$R.$B$28];IF([$Rankers.K19]=28;[$R.$B$29];IF([$Rankers.K19]=29;[$R.$B$30];IF([$Rankers.K19]=30;[$R.$B$31];IF([$Rankers.K19]=31;[$R.$B$32];IF([$Rankers.K19]=32;[$R.$B$33];IF([$Rankers.K19]=33;[$R.$B$34];IF([$Rankers.K19]=34;[$R.$B$35];IF([$Rankers.K19]=35;[$R.$B$36];IF([$Rankers.K19]=36;[$R.$B$37];IF([$Rankers.K19]=0;0;[$R.J55])))))))))))))))))))))))))))))))))))))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8" calcext:value-type="float">
            <text:p>18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19]+1" office:value-type="float" office:value="19" calcext:value-type="float">
            <text:p>19</text:p>
          </table:table-cell>
          <table:table-cell table:style-name="ce8" office:value-type="string" calcext:value-type="string">
            <text:p>Курмышев Андрей Александрович</text:p>
          </table:table-cell>
          <table:table-cell table:style-name="ce15" table:formula="of:=SUM([.D20:.ZZ20])" office:value-type="float" office:value="84" calcext:value-type="float">
            <text:p>84.00</text:p>
          </table:table-cell>
          <table:table-cell table:style-name="ce22" table:formula="of:=IF([$Rankers.C20]=1;[$R.$B$2];IF([$Rankers.C20]=2;[$R.$B$3];IF([$Rankers.C20]=3;[$R.$B$4];IF([$Rankers.C20]=4;[$R.$B$5];IF([$Rankers.C20]=5;[$R.$B$6];IF([$Rankers.C20]=6;[$R.$B$7];IF([$Rankers.C20]=7;[$R.$B$8];IF([$Rankers.C20]=8;[$R.$B$9];IF([$Rankers.C20]=9;[$R.$B$10];IF([$Rankers.C20]=10;[$R.$B$11];IF([$Rankers.C20]=11;[$R.$B$12];IF([$Rankers.C20]=12;[$R.$B$13];IF([$Rankers.C20]=13;[$R.$B$14];IF([$Rankers.C20]=14;[$R.$B$15];IF([$Rankers.C20]=15;[$R.$B$16];IF([$Rankers.C20]=16;[$R.$B$17];IF([$Rankers.C20]=17;[$R.$B$18];IF([$Rankers.C20]=18;[$R.$B$19];IF([$Rankers.C20]=19;[$R.$B$20];IF([$Rankers.C20]=20;[$R.$B$21];IF([$Rankers.C20]=21;[$R.$B$22];IF([$Rankers.C20]=22;[$R.$B$23];IF([$Rankers.C20]=23;[$R.$B$24];IF([$Rankers.C20]=24;[$R.$B$25];IF([$Rankers.C20]=25;[$R.$B$26];IF([$Rankers.C20]=26;[$R.$B$27];IF([$Rankers.C20]=27;[$R.$B$28];IF([$Rankers.C20]=28;[$R.$B$29];IF([$Rankers.C20]=29;[$R.$B$30];IF([$Rankers.C20]=30;[$R.$B$31];IF([$Rankers.C20]=31;[$R.$B$32];IF([$Rankers.C20]=32;[$R.$B$33];IF([$Rankers.C20]=33;[$R.$B$34];IF([$Rankers.C20]=34;[$R.$B$35];IF([$Rankers.C20]=35;[$R.$B$36];IF([$Rankers.C20]=36;[$R.$B$37];IF([$Rankers.C20]=0;0;[$R.B56])))))))))))))))))))))))))))))))))))))" office:value-type="float" office:value="0" calcext:value-type="float">
            <text:p>0</text:p>
          </table:table-cell>
          <table:table-cell table:style-name="ce22" table:formula="of:=IF([$Rankers.D20]=1;[$R.$B$2];IF([$Rankers.D20]=2;[$R.$B$3];IF([$Rankers.D20]=3;[$R.$B$4];IF([$Rankers.D20]=4;[$R.$B$5];IF([$Rankers.D20]=5;[$R.$B$6];IF([$Rankers.D20]=6;[$R.$B$7];IF([$Rankers.D20]=7;[$R.$B$8];IF([$Rankers.D20]=8;[$R.$B$9];IF([$Rankers.D20]=9;[$R.$B$10];IF([$Rankers.D20]=10;[$R.$B$11];IF([$Rankers.D20]=11;[$R.$B$12];IF([$Rankers.D20]=12;[$R.$B$13];IF([$Rankers.D20]=13;[$R.$B$14];IF([$Rankers.D20]=14;[$R.$B$15];IF([$Rankers.D20]=15;[$R.$B$16];IF([$Rankers.D20]=16;[$R.$B$17];IF([$Rankers.D20]=17;[$R.$B$18];IF([$Rankers.D20]=18;[$R.$B$19];IF([$Rankers.D20]=19;[$R.$B$20];IF([$Rankers.D20]=20;[$R.$B$21];IF([$Rankers.D20]=21;[$R.$B$22];IF([$Rankers.D20]=22;[$R.$B$23];IF([$Rankers.D20]=23;[$R.$B$24];IF([$Rankers.D20]=24;[$R.$B$25];IF([$Rankers.D20]=25;[$R.$B$26];IF([$Rankers.D20]=26;[$R.$B$27];IF([$Rankers.D20]=27;[$R.$B$28];IF([$Rankers.D20]=28;[$R.$B$29];IF([$Rankers.D20]=29;[$R.$B$30];IF([$Rankers.D20]=30;[$R.$B$31];IF([$Rankers.D20]=31;[$R.$B$32];IF([$Rankers.D20]=32;[$R.$B$33];IF([$Rankers.D20]=33;[$R.$B$34];IF([$Rankers.D20]=34;[$R.$B$35];IF([$Rankers.D20]=35;[$R.$B$36];IF([$Rankers.D20]=36;[$R.$B$37];IF([$Rankers.D20]=0;0;[$R.C56])))))))))))))))))))))))))))))))))))))" office:value-type="float" office:value="0" calcext:value-type="float">
            <text:p>0</text:p>
          </table:table-cell>
          <table:table-cell table:style-name="ce22" table:formula="of:=IF([$Rankers.E20]=1;[$R.$B$2];IF([$Rankers.E20]=2;[$R.$B$3];IF([$Rankers.E20]=3;[$R.$B$4];IF([$Rankers.E20]=4;[$R.$B$5];IF([$Rankers.E20]=5;[$R.$B$6];IF([$Rankers.E20]=6;[$R.$B$7];IF([$Rankers.E20]=7;[$R.$B$8];IF([$Rankers.E20]=8;[$R.$B$9];IF([$Rankers.E20]=9;[$R.$B$10];IF([$Rankers.E20]=10;[$R.$B$11];IF([$Rankers.E20]=11;[$R.$B$12];IF([$Rankers.E20]=12;[$R.$B$13];IF([$Rankers.E20]=13;[$R.$B$14];IF([$Rankers.E20]=14;[$R.$B$15];IF([$Rankers.E20]=15;[$R.$B$16];IF([$Rankers.E20]=16;[$R.$B$17];IF([$Rankers.E20]=17;[$R.$B$18];IF([$Rankers.E20]=18;[$R.$B$19];IF([$Rankers.E20]=19;[$R.$B$20];IF([$Rankers.E20]=20;[$R.$B$21];IF([$Rankers.E20]=21;[$R.$B$22];IF([$Rankers.E20]=22;[$R.$B$23];IF([$Rankers.E20]=23;[$R.$B$24];IF([$Rankers.E20]=24;[$R.$B$25];IF([$Rankers.E20]=25;[$R.$B$26];IF([$Rankers.E20]=26;[$R.$B$27];IF([$Rankers.E20]=27;[$R.$B$28];IF([$Rankers.E20]=28;[$R.$B$29];IF([$Rankers.E20]=29;[$R.$B$30];IF([$Rankers.E20]=30;[$R.$B$31];IF([$Rankers.E20]=31;[$R.$B$32];IF([$Rankers.E20]=32;[$R.$B$33];IF([$Rankers.E20]=33;[$R.$B$34];IF([$Rankers.E20]=34;[$R.$B$35];IF([$Rankers.E20]=35;[$R.$B$36];IF([$Rankers.E20]=36;[$R.$B$37];IF([$Rankers.E20]=0;0;[$R.D56])))))))))))))))))))))))))))))))))))))" office:value-type="float" office:value="34" calcext:value-type="float">
            <text:p>34</text:p>
          </table:table-cell>
          <table:table-cell table:style-name="ce22" table:formula="of:=IF([$Rankers.F20]=1;[$R.$B$2];IF([$Rankers.F20]=2;[$R.$B$3];IF([$Rankers.F20]=3;[$R.$B$4];IF([$Rankers.F20]=4;[$R.$B$5];IF([$Rankers.F20]=5;[$R.$B$6];IF([$Rankers.F20]=6;[$R.$B$7];IF([$Rankers.F20]=7;[$R.$B$8];IF([$Rankers.F20]=8;[$R.$B$9];IF([$Rankers.F20]=9;[$R.$B$10];IF([$Rankers.F20]=10;[$R.$B$11];IF([$Rankers.F20]=11;[$R.$B$12];IF([$Rankers.F20]=12;[$R.$B$13];IF([$Rankers.F20]=13;[$R.$B$14];IF([$Rankers.F20]=14;[$R.$B$15];IF([$Rankers.F20]=15;[$R.$B$16];IF([$Rankers.F20]=16;[$R.$B$17];IF([$Rankers.F20]=17;[$R.$B$18];IF([$Rankers.F20]=18;[$R.$B$19];IF([$Rankers.F20]=19;[$R.$B$20];IF([$Rankers.F20]=20;[$R.$B$21];IF([$Rankers.F20]=21;[$R.$B$22];IF([$Rankers.F20]=22;[$R.$B$23];IF([$Rankers.F20]=23;[$R.$B$24];IF([$Rankers.F20]=24;[$R.$B$25];IF([$Rankers.F20]=25;[$R.$B$26];IF([$Rankers.F20]=26;[$R.$B$27];IF([$Rankers.F20]=27;[$R.$B$28];IF([$Rankers.F20]=28;[$R.$B$29];IF([$Rankers.F20]=29;[$R.$B$30];IF([$Rankers.F20]=30;[$R.$B$31];IF([$Rankers.F20]=31;[$R.$B$32];IF([$Rankers.F20]=32;[$R.$B$33];IF([$Rankers.F20]=33;[$R.$B$34];IF([$Rankers.F20]=34;[$R.$B$35];IF([$Rankers.F20]=35;[$R.$B$36];IF([$Rankers.F20]=36;[$R.$B$37];IF([$Rankers.F20]=0;0;[$R.E56])))))))))))))))))))))))))))))))))))))" office:value-type="float" office:value="0" calcext:value-type="float">
            <text:p>0</text:p>
          </table:table-cell>
          <table:table-cell table:style-name="ce22" table:formula="of:=IF([$Rankers.G20]=1;[$R.$B$2];IF([$Rankers.G20]=2;[$R.$B$3];IF([$Rankers.G20]=3;[$R.$B$4];IF([$Rankers.G20]=4;[$R.$B$5];IF([$Rankers.G20]=5;[$R.$B$6];IF([$Rankers.G20]=6;[$R.$B$7];IF([$Rankers.G20]=7;[$R.$B$8];IF([$Rankers.G20]=8;[$R.$B$9];IF([$Rankers.G20]=9;[$R.$B$10];IF([$Rankers.G20]=10;[$R.$B$11];IF([$Rankers.G20]=11;[$R.$B$12];IF([$Rankers.G20]=12;[$R.$B$13];IF([$Rankers.G20]=13;[$R.$B$14];IF([$Rankers.G20]=14;[$R.$B$15];IF([$Rankers.G20]=15;[$R.$B$16];IF([$Rankers.G20]=16;[$R.$B$17];IF([$Rankers.G20]=17;[$R.$B$18];IF([$Rankers.G20]=18;[$R.$B$19];IF([$Rankers.G20]=19;[$R.$B$20];IF([$Rankers.G20]=20;[$R.$B$21];IF([$Rankers.G20]=21;[$R.$B$22];IF([$Rankers.G20]=22;[$R.$B$23];IF([$Rankers.G20]=23;[$R.$B$24];IF([$Rankers.G20]=24;[$R.$B$25];IF([$Rankers.G20]=25;[$R.$B$26];IF([$Rankers.G20]=26;[$R.$B$27];IF([$Rankers.G20]=27;[$R.$B$28];IF([$Rankers.G20]=28;[$R.$B$29];IF([$Rankers.G20]=29;[$R.$B$30];IF([$Rankers.G20]=30;[$R.$B$31];IF([$Rankers.G20]=31;[$R.$B$32];IF([$Rankers.G20]=32;[$R.$B$33];IF([$Rankers.G20]=33;[$R.$B$34];IF([$Rankers.G20]=34;[$R.$B$35];IF([$Rankers.G20]=35;[$R.$B$36];IF([$Rankers.G20]=36;[$R.$B$37];IF([$Rankers.G20]=0;0;[$R.F56])))))))))))))))))))))))))))))))))))))" office:value-type="float" office:value="0" calcext:value-type="float">
            <text:p>0</text:p>
          </table:table-cell>
          <table:table-cell table:style-name="ce22" table:formula="of:=IF([$Rankers.H20]=1;[$R.$B$2];IF([$Rankers.H20]=2;[$R.$B$3];IF([$Rankers.H20]=3;[$R.$B$4];IF([$Rankers.H20]=4;[$R.$B$5];IF([$Rankers.H20]=5;[$R.$B$6];IF([$Rankers.H20]=6;[$R.$B$7];IF([$Rankers.H20]=7;[$R.$B$8];IF([$Rankers.H20]=8;[$R.$B$9];IF([$Rankers.H20]=9;[$R.$B$10];IF([$Rankers.H20]=10;[$R.$B$11];IF([$Rankers.H20]=11;[$R.$B$12];IF([$Rankers.H20]=12;[$R.$B$13];IF([$Rankers.H20]=13;[$R.$B$14];IF([$Rankers.H20]=14;[$R.$B$15];IF([$Rankers.H20]=15;[$R.$B$16];IF([$Rankers.H20]=16;[$R.$B$17];IF([$Rankers.H20]=17;[$R.$B$18];IF([$Rankers.H20]=18;[$R.$B$19];IF([$Rankers.H20]=19;[$R.$B$20];IF([$Rankers.H20]=20;[$R.$B$21];IF([$Rankers.H20]=21;[$R.$B$22];IF([$Rankers.H20]=22;[$R.$B$23];IF([$Rankers.H20]=23;[$R.$B$24];IF([$Rankers.H20]=24;[$R.$B$25];IF([$Rankers.H20]=25;[$R.$B$26];IF([$Rankers.H20]=26;[$R.$B$27];IF([$Rankers.H20]=27;[$R.$B$28];IF([$Rankers.H20]=28;[$R.$B$29];IF([$Rankers.H20]=29;[$R.$B$30];IF([$Rankers.H20]=30;[$R.$B$31];IF([$Rankers.H20]=31;[$R.$B$32];IF([$Rankers.H20]=32;[$R.$B$33];IF([$Rankers.H20]=33;[$R.$B$34];IF([$Rankers.H20]=34;[$R.$B$35];IF([$Rankers.H20]=35;[$R.$B$36];IF([$Rankers.H20]=36;[$R.$B$37];IF([$Rankers.H20]=0;0;[$R.G56])))))))))))))))))))))))))))))))))))))" office:value-type="float" office:value="0" calcext:value-type="float">
            <text:p>0</text:p>
          </table:table-cell>
          <table:table-cell table:style-name="ce22" table:formula="of:=IF([$Rankers.I20]=1;[$R.$B$2];IF([$Rankers.I20]=2;[$R.$B$3];IF([$Rankers.I20]=3;[$R.$B$4];IF([$Rankers.I20]=4;[$R.$B$5];IF([$Rankers.I20]=5;[$R.$B$6];IF([$Rankers.I20]=6;[$R.$B$7];IF([$Rankers.I20]=7;[$R.$B$8];IF([$Rankers.I20]=8;[$R.$B$9];IF([$Rankers.I20]=9;[$R.$B$10];IF([$Rankers.I20]=10;[$R.$B$11];IF([$Rankers.I20]=11;[$R.$B$12];IF([$Rankers.I20]=12;[$R.$B$13];IF([$Rankers.I20]=13;[$R.$B$14];IF([$Rankers.I20]=14;[$R.$B$15];IF([$Rankers.I20]=15;[$R.$B$16];IF([$Rankers.I20]=16;[$R.$B$17];IF([$Rankers.I20]=17;[$R.$B$18];IF([$Rankers.I20]=18;[$R.$B$19];IF([$Rankers.I20]=19;[$R.$B$20];IF([$Rankers.I20]=20;[$R.$B$21];IF([$Rankers.I20]=21;[$R.$B$22];IF([$Rankers.I20]=22;[$R.$B$23];IF([$Rankers.I20]=23;[$R.$B$24];IF([$Rankers.I20]=24;[$R.$B$25];IF([$Rankers.I20]=25;[$R.$B$26];IF([$Rankers.I20]=26;[$R.$B$27];IF([$Rankers.I20]=27;[$R.$B$28];IF([$Rankers.I20]=28;[$R.$B$29];IF([$Rankers.I20]=29;[$R.$B$30];IF([$Rankers.I20]=30;[$R.$B$31];IF([$Rankers.I20]=31;[$R.$B$32];IF([$Rankers.I20]=32;[$R.$B$33];IF([$Rankers.I20]=33;[$R.$B$34];IF([$Rankers.I20]=34;[$R.$B$35];IF([$Rankers.I20]=35;[$R.$B$36];IF([$Rankers.I20]=36;[$R.$B$37];IF([$Rankers.I20]=0;0;[$R.H56])))))))))))))))))))))))))))))))))))))" office:value-type="float" office:value="13" calcext:value-type="float">
            <text:p>13</text:p>
          </table:table-cell>
          <table:table-cell table:style-name="ce22" table:formula="of:=IF([$Rankers.J20]=1;[$R.$B$2];IF([$Rankers.J20]=2;[$R.$B$3];IF([$Rankers.J20]=3;[$R.$B$4];IF([$Rankers.J20]=4;[$R.$B$5];IF([$Rankers.J20]=5;[$R.$B$6];IF([$Rankers.J20]=6;[$R.$B$7];IF([$Rankers.J20]=7;[$R.$B$8];IF([$Rankers.J20]=8;[$R.$B$9];IF([$Rankers.J20]=9;[$R.$B$10];IF([$Rankers.J20]=10;[$R.$B$11];IF([$Rankers.J20]=11;[$R.$B$12];IF([$Rankers.J20]=12;[$R.$B$13];IF([$Rankers.J20]=13;[$R.$B$14];IF([$Rankers.J20]=14;[$R.$B$15];IF([$Rankers.J20]=15;[$R.$B$16];IF([$Rankers.J20]=16;[$R.$B$17];IF([$Rankers.J20]=17;[$R.$B$18];IF([$Rankers.J20]=18;[$R.$B$19];IF([$Rankers.J20]=19;[$R.$B$20];IF([$Rankers.J20]=20;[$R.$B$21];IF([$Rankers.J20]=21;[$R.$B$22];IF([$Rankers.J20]=22;[$R.$B$23];IF([$Rankers.J20]=23;[$R.$B$24];IF([$Rankers.J20]=24;[$R.$B$25];IF([$Rankers.J20]=25;[$R.$B$26];IF([$Rankers.J20]=26;[$R.$B$27];IF([$Rankers.J20]=27;[$R.$B$28];IF([$Rankers.J20]=28;[$R.$B$29];IF([$Rankers.J20]=29;[$R.$B$30];IF([$Rankers.J20]=30;[$R.$B$31];IF([$Rankers.J20]=31;[$R.$B$32];IF([$Rankers.J20]=32;[$R.$B$33];IF([$Rankers.J20]=33;[$R.$B$34];IF([$Rankers.J20]=34;[$R.$B$35];IF([$Rankers.J20]=35;[$R.$B$36];IF([$Rankers.J20]=36;[$R.$B$37];IF([$Rankers.J20]=0;0;[$R.I56])))))))))))))))))))))))))))))))))))))" office:value-type="float" office:value="0" calcext:value-type="float">
            <text:p>0</text:p>
          </table:table-cell>
          <table:table-cell table:style-name="ce25" table:formula="of:=IF([$Rankers.K20]=1;[$R.$B$2];IF([$Rankers.K20]=2;[$R.$B$3];IF([$Rankers.K20]=3;[$R.$B$4];IF([$Rankers.K20]=4;[$R.$B$5];IF([$Rankers.K20]=5;[$R.$B$6];IF([$Rankers.K20]=6;[$R.$B$7];IF([$Rankers.K20]=7;[$R.$B$8];IF([$Rankers.K20]=8;[$R.$B$9];IF([$Rankers.K20]=9;[$R.$B$10];IF([$Rankers.K20]=10;[$R.$B$11];IF([$Rankers.K20]=11;[$R.$B$12];IF([$Rankers.K20]=12;[$R.$B$13];IF([$Rankers.K20]=13;[$R.$B$14];IF([$Rankers.K20]=14;[$R.$B$15];IF([$Rankers.K20]=15;[$R.$B$16];IF([$Rankers.K20]=16;[$R.$B$17];IF([$Rankers.K20]=17;[$R.$B$18];IF([$Rankers.K20]=18;[$R.$B$19];IF([$Rankers.K20]=19;[$R.$B$20];IF([$Rankers.K20]=20;[$R.$B$21];IF([$Rankers.K20]=21;[$R.$B$22];IF([$Rankers.K20]=22;[$R.$B$23];IF([$Rankers.K20]=23;[$R.$B$24];IF([$Rankers.K20]=24;[$R.$B$25];IF([$Rankers.K20]=25;[$R.$B$26];IF([$Rankers.K20]=26;[$R.$B$27];IF([$Rankers.K20]=27;[$R.$B$28];IF([$Rankers.K20]=28;[$R.$B$29];IF([$Rankers.K20]=29;[$R.$B$30];IF([$Rankers.K20]=30;[$R.$B$31];IF([$Rankers.K20]=31;[$R.$B$32];IF([$Rankers.K20]=32;[$R.$B$33];IF([$Rankers.K20]=33;[$R.$B$34];IF([$Rankers.K20]=34;[$R.$B$35];IF([$Rankers.K20]=35;[$R.$B$36];IF([$Rankers.K20]=36;[$R.$B$37];IF([$Rankers.K20]=0;0;[$R.J56])))))))))))))))))))))))))))))))))))))" office:value-type="float" office:value="11" calcext:value-type="float">
            <text:p>11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20]+1" office:value-type="float" office:value="20" calcext:value-type="float">
            <text:p>20</text:p>
          </table:table-cell>
          <table:table-cell table:style-name="ce8" office:value-type="string" calcext:value-type="string">
            <text:p>Лыткина Кристина Александровна</text:p>
          </table:table-cell>
          <table:table-cell table:style-name="ce15" table:formula="of:=SUM([.D21:.ZZ21])" office:value-type="float" office:value="107" calcext:value-type="float">
            <text:p>107.00</text:p>
          </table:table-cell>
          <table:table-cell table:style-name="ce22" table:formula="of:=IF([$Rankers.C21]=1;[$R.$B$2];IF([$Rankers.C21]=2;[$R.$B$3];IF([$Rankers.C21]=3;[$R.$B$4];IF([$Rankers.C21]=4;[$R.$B$5];IF([$Rankers.C21]=5;[$R.$B$6];IF([$Rankers.C21]=6;[$R.$B$7];IF([$Rankers.C21]=7;[$R.$B$8];IF([$Rankers.C21]=8;[$R.$B$9];IF([$Rankers.C21]=9;[$R.$B$10];IF([$Rankers.C21]=10;[$R.$B$11];IF([$Rankers.C21]=11;[$R.$B$12];IF([$Rankers.C21]=12;[$R.$B$13];IF([$Rankers.C21]=13;[$R.$B$14];IF([$Rankers.C21]=14;[$R.$B$15];IF([$Rankers.C21]=15;[$R.$B$16];IF([$Rankers.C21]=16;[$R.$B$17];IF([$Rankers.C21]=17;[$R.$B$18];IF([$Rankers.C21]=18;[$R.$B$19];IF([$Rankers.C21]=19;[$R.$B$20];IF([$Rankers.C21]=20;[$R.$B$21];IF([$Rankers.C21]=21;[$R.$B$22];IF([$Rankers.C21]=22;[$R.$B$23];IF([$Rankers.C21]=23;[$R.$B$24];IF([$Rankers.C21]=24;[$R.$B$25];IF([$Rankers.C21]=25;[$R.$B$26];IF([$Rankers.C21]=26;[$R.$B$27];IF([$Rankers.C21]=27;[$R.$B$28];IF([$Rankers.C21]=28;[$R.$B$29];IF([$Rankers.C21]=29;[$R.$B$30];IF([$Rankers.C21]=30;[$R.$B$31];IF([$Rankers.C21]=31;[$R.$B$32];IF([$Rankers.C21]=32;[$R.$B$33];IF([$Rankers.C21]=33;[$R.$B$34];IF([$Rankers.C21]=34;[$R.$B$35];IF([$Rankers.C21]=35;[$R.$B$36];IF([$Rankers.C21]=36;[$R.$B$37];IF([$Rankers.C21]=0;0;[$R.B57])))))))))))))))))))))))))))))))))))))" office:value-type="float" office:value="30" calcext:value-type="float">
            <text:p>30</text:p>
          </table:table-cell>
          <table:table-cell table:style-name="ce22" table:formula="of:=IF([$Rankers.D21]=1;[$R.$B$2];IF([$Rankers.D21]=2;[$R.$B$3];IF([$Rankers.D21]=3;[$R.$B$4];IF([$Rankers.D21]=4;[$R.$B$5];IF([$Rankers.D21]=5;[$R.$B$6];IF([$Rankers.D21]=6;[$R.$B$7];IF([$Rankers.D21]=7;[$R.$B$8];IF([$Rankers.D21]=8;[$R.$B$9];IF([$Rankers.D21]=9;[$R.$B$10];IF([$Rankers.D21]=10;[$R.$B$11];IF([$Rankers.D21]=11;[$R.$B$12];IF([$Rankers.D21]=12;[$R.$B$13];IF([$Rankers.D21]=13;[$R.$B$14];IF([$Rankers.D21]=14;[$R.$B$15];IF([$Rankers.D21]=15;[$R.$B$16];IF([$Rankers.D21]=16;[$R.$B$17];IF([$Rankers.D21]=17;[$R.$B$18];IF([$Rankers.D21]=18;[$R.$B$19];IF([$Rankers.D21]=19;[$R.$B$20];IF([$Rankers.D21]=20;[$R.$B$21];IF([$Rankers.D21]=21;[$R.$B$22];IF([$Rankers.D21]=22;[$R.$B$23];IF([$Rankers.D21]=23;[$R.$B$24];IF([$Rankers.D21]=24;[$R.$B$25];IF([$Rankers.D21]=25;[$R.$B$26];IF([$Rankers.D21]=26;[$R.$B$27];IF([$Rankers.D21]=27;[$R.$B$28];IF([$Rankers.D21]=28;[$R.$B$29];IF([$Rankers.D21]=29;[$R.$B$30];IF([$Rankers.D21]=30;[$R.$B$31];IF([$Rankers.D21]=31;[$R.$B$32];IF([$Rankers.D21]=32;[$R.$B$33];IF([$Rankers.D21]=33;[$R.$B$34];IF([$Rankers.D21]=34;[$R.$B$35];IF([$Rankers.D21]=35;[$R.$B$36];IF([$Rankers.D21]=36;[$R.$B$37];IF([$Rankers.D21]=0;0;[$R.C57])))))))))))))))))))))))))))))))))))))" office:value-type="float" office:value="0" calcext:value-type="float">
            <text:p>0</text:p>
          </table:table-cell>
          <table:table-cell table:style-name="ce22" table:formula="of:=IF([$Rankers.E21]=1;[$R.$B$2];IF([$Rankers.E21]=2;[$R.$B$3];IF([$Rankers.E21]=3;[$R.$B$4];IF([$Rankers.E21]=4;[$R.$B$5];IF([$Rankers.E21]=5;[$R.$B$6];IF([$Rankers.E21]=6;[$R.$B$7];IF([$Rankers.E21]=7;[$R.$B$8];IF([$Rankers.E21]=8;[$R.$B$9];IF([$Rankers.E21]=9;[$R.$B$10];IF([$Rankers.E21]=10;[$R.$B$11];IF([$Rankers.E21]=11;[$R.$B$12];IF([$Rankers.E21]=12;[$R.$B$13];IF([$Rankers.E21]=13;[$R.$B$14];IF([$Rankers.E21]=14;[$R.$B$15];IF([$Rankers.E21]=15;[$R.$B$16];IF([$Rankers.E21]=16;[$R.$B$17];IF([$Rankers.E21]=17;[$R.$B$18];IF([$Rankers.E21]=18;[$R.$B$19];IF([$Rankers.E21]=19;[$R.$B$20];IF([$Rankers.E21]=20;[$R.$B$21];IF([$Rankers.E21]=21;[$R.$B$22];IF([$Rankers.E21]=22;[$R.$B$23];IF([$Rankers.E21]=23;[$R.$B$24];IF([$Rankers.E21]=24;[$R.$B$25];IF([$Rankers.E21]=25;[$R.$B$26];IF([$Rankers.E21]=26;[$R.$B$27];IF([$Rankers.E21]=27;[$R.$B$28];IF([$Rankers.E21]=28;[$R.$B$29];IF([$Rankers.E21]=29;[$R.$B$30];IF([$Rankers.E21]=30;[$R.$B$31];IF([$Rankers.E21]=31;[$R.$B$32];IF([$Rankers.E21]=32;[$R.$B$33];IF([$Rankers.E21]=33;[$R.$B$34];IF([$Rankers.E21]=34;[$R.$B$35];IF([$Rankers.E21]=35;[$R.$B$36];IF([$Rankers.E21]=36;[$R.$B$37];IF([$Rankers.E21]=0;0;[$R.D57])))))))))))))))))))))))))))))))))))))" office:value-type="float" office:value="0" calcext:value-type="float">
            <text:p>0</text:p>
          </table:table-cell>
          <table:table-cell table:style-name="ce22" table:formula="of:=IF([$Rankers.F21]=1;[$R.$B$2];IF([$Rankers.F21]=2;[$R.$B$3];IF([$Rankers.F21]=3;[$R.$B$4];IF([$Rankers.F21]=4;[$R.$B$5];IF([$Rankers.F21]=5;[$R.$B$6];IF([$Rankers.F21]=6;[$R.$B$7];IF([$Rankers.F21]=7;[$R.$B$8];IF([$Rankers.F21]=8;[$R.$B$9];IF([$Rankers.F21]=9;[$R.$B$10];IF([$Rankers.F21]=10;[$R.$B$11];IF([$Rankers.F21]=11;[$R.$B$12];IF([$Rankers.F21]=12;[$R.$B$13];IF([$Rankers.F21]=13;[$R.$B$14];IF([$Rankers.F21]=14;[$R.$B$15];IF([$Rankers.F21]=15;[$R.$B$16];IF([$Rankers.F21]=16;[$R.$B$17];IF([$Rankers.F21]=17;[$R.$B$18];IF([$Rankers.F21]=18;[$R.$B$19];IF([$Rankers.F21]=19;[$R.$B$20];IF([$Rankers.F21]=20;[$R.$B$21];IF([$Rankers.F21]=21;[$R.$B$22];IF([$Rankers.F21]=22;[$R.$B$23];IF([$Rankers.F21]=23;[$R.$B$24];IF([$Rankers.F21]=24;[$R.$B$25];IF([$Rankers.F21]=25;[$R.$B$26];IF([$Rankers.F21]=26;[$R.$B$27];IF([$Rankers.F21]=27;[$R.$B$28];IF([$Rankers.F21]=28;[$R.$B$29];IF([$Rankers.F21]=29;[$R.$B$30];IF([$Rankers.F21]=30;[$R.$B$31];IF([$Rankers.F21]=31;[$R.$B$32];IF([$Rankers.F21]=32;[$R.$B$33];IF([$Rankers.F21]=33;[$R.$B$34];IF([$Rankers.F21]=34;[$R.$B$35];IF([$Rankers.F21]=35;[$R.$B$36];IF([$Rankers.F21]=36;[$R.$B$37];IF([$Rankers.F21]=0;0;[$R.E57])))))))))))))))))))))))))))))))))))))" office:value-type="float" office:value="0" calcext:value-type="float">
            <text:p>0</text:p>
          </table:table-cell>
          <table:table-cell table:style-name="ce22" table:formula="of:=IF([$Rankers.G21]=1;[$R.$B$2];IF([$Rankers.G21]=2;[$R.$B$3];IF([$Rankers.G21]=3;[$R.$B$4];IF([$Rankers.G21]=4;[$R.$B$5];IF([$Rankers.G21]=5;[$R.$B$6];IF([$Rankers.G21]=6;[$R.$B$7];IF([$Rankers.G21]=7;[$R.$B$8];IF([$Rankers.G21]=8;[$R.$B$9];IF([$Rankers.G21]=9;[$R.$B$10];IF([$Rankers.G21]=10;[$R.$B$11];IF([$Rankers.G21]=11;[$R.$B$12];IF([$Rankers.G21]=12;[$R.$B$13];IF([$Rankers.G21]=13;[$R.$B$14];IF([$Rankers.G21]=14;[$R.$B$15];IF([$Rankers.G21]=15;[$R.$B$16];IF([$Rankers.G21]=16;[$R.$B$17];IF([$Rankers.G21]=17;[$R.$B$18];IF([$Rankers.G21]=18;[$R.$B$19];IF([$Rankers.G21]=19;[$R.$B$20];IF([$Rankers.G21]=20;[$R.$B$21];IF([$Rankers.G21]=21;[$R.$B$22];IF([$Rankers.G21]=22;[$R.$B$23];IF([$Rankers.G21]=23;[$R.$B$24];IF([$Rankers.G21]=24;[$R.$B$25];IF([$Rankers.G21]=25;[$R.$B$26];IF([$Rankers.G21]=26;[$R.$B$27];IF([$Rankers.G21]=27;[$R.$B$28];IF([$Rankers.G21]=28;[$R.$B$29];IF([$Rankers.G21]=29;[$R.$B$30];IF([$Rankers.G21]=30;[$R.$B$31];IF([$Rankers.G21]=31;[$R.$B$32];IF([$Rankers.G21]=32;[$R.$B$33];IF([$Rankers.G21]=33;[$R.$B$34];IF([$Rankers.G21]=34;[$R.$B$35];IF([$Rankers.G21]=35;[$R.$B$36];IF([$Rankers.G21]=36;[$R.$B$37];IF([$Rankers.G21]=0;0;[$R.F57])))))))))))))))))))))))))))))))))))))" office:value-type="float" office:value="0" calcext:value-type="float">
            <text:p>0</text:p>
          </table:table-cell>
          <table:table-cell table:style-name="ce22" table:formula="of:=IF([$Rankers.H21]=1;[$R.$B$2];IF([$Rankers.H21]=2;[$R.$B$3];IF([$Rankers.H21]=3;[$R.$B$4];IF([$Rankers.H21]=4;[$R.$B$5];IF([$Rankers.H21]=5;[$R.$B$6];IF([$Rankers.H21]=6;[$R.$B$7];IF([$Rankers.H21]=7;[$R.$B$8];IF([$Rankers.H21]=8;[$R.$B$9];IF([$Rankers.H21]=9;[$R.$B$10];IF([$Rankers.H21]=10;[$R.$B$11];IF([$Rankers.H21]=11;[$R.$B$12];IF([$Rankers.H21]=12;[$R.$B$13];IF([$Rankers.H21]=13;[$R.$B$14];IF([$Rankers.H21]=14;[$R.$B$15];IF([$Rankers.H21]=15;[$R.$B$16];IF([$Rankers.H21]=16;[$R.$B$17];IF([$Rankers.H21]=17;[$R.$B$18];IF([$Rankers.H21]=18;[$R.$B$19];IF([$Rankers.H21]=19;[$R.$B$20];IF([$Rankers.H21]=20;[$R.$B$21];IF([$Rankers.H21]=21;[$R.$B$22];IF([$Rankers.H21]=22;[$R.$B$23];IF([$Rankers.H21]=23;[$R.$B$24];IF([$Rankers.H21]=24;[$R.$B$25];IF([$Rankers.H21]=25;[$R.$B$26];IF([$Rankers.H21]=26;[$R.$B$27];IF([$Rankers.H21]=27;[$R.$B$28];IF([$Rankers.H21]=28;[$R.$B$29];IF([$Rankers.H21]=29;[$R.$B$30];IF([$Rankers.H21]=30;[$R.$B$31];IF([$Rankers.H21]=31;[$R.$B$32];IF([$Rankers.H21]=32;[$R.$B$33];IF([$Rankers.H21]=33;[$R.$B$34];IF([$Rankers.H21]=34;[$R.$B$35];IF([$Rankers.H21]=35;[$R.$B$36];IF([$Rankers.H21]=36;[$R.$B$37];IF([$Rankers.H21]=0;0;[$R.G57])))))))))))))))))))))))))))))))))))))" office:value-type="float" office:value="0" calcext:value-type="float">
            <text:p>0</text:p>
          </table:table-cell>
          <table:table-cell table:style-name="ce22" table:formula="of:=IF([$Rankers.I21]=1;[$R.$B$2];IF([$Rankers.I21]=2;[$R.$B$3];IF([$Rankers.I21]=3;[$R.$B$4];IF([$Rankers.I21]=4;[$R.$B$5];IF([$Rankers.I21]=5;[$R.$B$6];IF([$Rankers.I21]=6;[$R.$B$7];IF([$Rankers.I21]=7;[$R.$B$8];IF([$Rankers.I21]=8;[$R.$B$9];IF([$Rankers.I21]=9;[$R.$B$10];IF([$Rankers.I21]=10;[$R.$B$11];IF([$Rankers.I21]=11;[$R.$B$12];IF([$Rankers.I21]=12;[$R.$B$13];IF([$Rankers.I21]=13;[$R.$B$14];IF([$Rankers.I21]=14;[$R.$B$15];IF([$Rankers.I21]=15;[$R.$B$16];IF([$Rankers.I21]=16;[$R.$B$17];IF([$Rankers.I21]=17;[$R.$B$18];IF([$Rankers.I21]=18;[$R.$B$19];IF([$Rankers.I21]=19;[$R.$B$20];IF([$Rankers.I21]=20;[$R.$B$21];IF([$Rankers.I21]=21;[$R.$B$22];IF([$Rankers.I21]=22;[$R.$B$23];IF([$Rankers.I21]=23;[$R.$B$24];IF([$Rankers.I21]=24;[$R.$B$25];IF([$Rankers.I21]=25;[$R.$B$26];IF([$Rankers.I21]=26;[$R.$B$27];IF([$Rankers.I21]=27;[$R.$B$28];IF([$Rankers.I21]=28;[$R.$B$29];IF([$Rankers.I21]=29;[$R.$B$30];IF([$Rankers.I21]=30;[$R.$B$31];IF([$Rankers.I21]=31;[$R.$B$32];IF([$Rankers.I21]=32;[$R.$B$33];IF([$Rankers.I21]=33;[$R.$B$34];IF([$Rankers.I21]=34;[$R.$B$35];IF([$Rankers.I21]=35;[$R.$B$36];IF([$Rankers.I21]=36;[$R.$B$37];IF([$Rankers.I21]=0;0;[$R.H57])))))))))))))))))))))))))))))))))))))" office:value-type="float" office:value="0" calcext:value-type="float">
            <text:p>0</text:p>
          </table:table-cell>
          <table:table-cell table:style-name="ce22" table:formula="of:=IF([$Rankers.J21]=1;[$R.$B$2];IF([$Rankers.J21]=2;[$R.$B$3];IF([$Rankers.J21]=3;[$R.$B$4];IF([$Rankers.J21]=4;[$R.$B$5];IF([$Rankers.J21]=5;[$R.$B$6];IF([$Rankers.J21]=6;[$R.$B$7];IF([$Rankers.J21]=7;[$R.$B$8];IF([$Rankers.J21]=8;[$R.$B$9];IF([$Rankers.J21]=9;[$R.$B$10];IF([$Rankers.J21]=10;[$R.$B$11];IF([$Rankers.J21]=11;[$R.$B$12];IF([$Rankers.J21]=12;[$R.$B$13];IF([$Rankers.J21]=13;[$R.$B$14];IF([$Rankers.J21]=14;[$R.$B$15];IF([$Rankers.J21]=15;[$R.$B$16];IF([$Rankers.J21]=16;[$R.$B$17];IF([$Rankers.J21]=17;[$R.$B$18];IF([$Rankers.J21]=18;[$R.$B$19];IF([$Rankers.J21]=19;[$R.$B$20];IF([$Rankers.J21]=20;[$R.$B$21];IF([$Rankers.J21]=21;[$R.$B$22];IF([$Rankers.J21]=22;[$R.$B$23];IF([$Rankers.J21]=23;[$R.$B$24];IF([$Rankers.J21]=24;[$R.$B$25];IF([$Rankers.J21]=25;[$R.$B$26];IF([$Rankers.J21]=26;[$R.$B$27];IF([$Rankers.J21]=27;[$R.$B$28];IF([$Rankers.J21]=28;[$R.$B$29];IF([$Rankers.J21]=29;[$R.$B$30];IF([$Rankers.J21]=30;[$R.$B$31];IF([$Rankers.J21]=31;[$R.$B$32];IF([$Rankers.J21]=32;[$R.$B$33];IF([$Rankers.J21]=33;[$R.$B$34];IF([$Rankers.J21]=34;[$R.$B$35];IF([$Rankers.J21]=35;[$R.$B$36];IF([$Rankers.J21]=36;[$R.$B$37];IF([$Rankers.J21]=0;0;[$R.I57])))))))))))))))))))))))))))))))))))))" office:value-type="float" office:value="0" calcext:value-type="float">
            <text:p>0</text:p>
          </table:table-cell>
          <table:table-cell table:style-name="ce25" table:formula="of:=IF([$Rankers.K21]=1;[$R.$B$2];IF([$Rankers.K21]=2;[$R.$B$3];IF([$Rankers.K21]=3;[$R.$B$4];IF([$Rankers.K21]=4;[$R.$B$5];IF([$Rankers.K21]=5;[$R.$B$6];IF([$Rankers.K21]=6;[$R.$B$7];IF([$Rankers.K21]=7;[$R.$B$8];IF([$Rankers.K21]=8;[$R.$B$9];IF([$Rankers.K21]=9;[$R.$B$10];IF([$Rankers.K21]=10;[$R.$B$11];IF([$Rankers.K21]=11;[$R.$B$12];IF([$Rankers.K21]=12;[$R.$B$13];IF([$Rankers.K21]=13;[$R.$B$14];IF([$Rankers.K21]=14;[$R.$B$15];IF([$Rankers.K21]=15;[$R.$B$16];IF([$Rankers.K21]=16;[$R.$B$17];IF([$Rankers.K21]=17;[$R.$B$18];IF([$Rankers.K21]=18;[$R.$B$19];IF([$Rankers.K21]=19;[$R.$B$20];IF([$Rankers.K21]=20;[$R.$B$21];IF([$Rankers.K21]=21;[$R.$B$22];IF([$Rankers.K21]=22;[$R.$B$23];IF([$Rankers.K21]=23;[$R.$B$24];IF([$Rankers.K21]=24;[$R.$B$25];IF([$Rankers.K21]=25;[$R.$B$26];IF([$Rankers.K21]=26;[$R.$B$27];IF([$Rankers.K21]=27;[$R.$B$28];IF([$Rankers.K21]=28;[$R.$B$29];IF([$Rankers.K21]=29;[$R.$B$30];IF([$Rankers.K21]=30;[$R.$B$31];IF([$Rankers.K21]=31;[$R.$B$32];IF([$Rankers.K21]=32;[$R.$B$33];IF([$Rankers.K21]=33;[$R.$B$34];IF([$Rankers.K21]=34;[$R.$B$35];IF([$Rankers.K21]=35;[$R.$B$36];IF([$Rankers.K21]=36;[$R.$B$37];IF([$Rankers.K21]=0;0;[$R.J57])))))))))))))))))))))))))))))))))))))" office:value-type="float" office:value="30" calcext:value-type="float">
            <text:p>30</text:p>
          </table:table-cell>
          <table:table-cell table:style-name="ce28" office:value-type="float" office:value="30" calcext:value-type="float">
            <text:p>30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21]+1" office:value-type="float" office:value="21" calcext:value-type="float">
            <text:p>21</text:p>
          </table:table-cell>
          <table:table-cell table:style-name="ce8" office:value-type="string" calcext:value-type="string">
            <text:p>Лямбрехт Глеб Сергеевич</text:p>
          </table:table-cell>
          <table:table-cell table:style-name="ce15" table:formula="of:=SUM([.D22:.ZZ22])" office:value-type="float" office:value="220" calcext:value-type="float">
            <text:p>220.00</text:p>
          </table:table-cell>
          <table:table-cell table:style-name="ce22" table:formula="of:=IF([$Rankers.C22]=1;[$R.$B$2];IF([$Rankers.C22]=2;[$R.$B$3];IF([$Rankers.C22]=3;[$R.$B$4];IF([$Rankers.C22]=4;[$R.$B$5];IF([$Rankers.C22]=5;[$R.$B$6];IF([$Rankers.C22]=6;[$R.$B$7];IF([$Rankers.C22]=7;[$R.$B$8];IF([$Rankers.C22]=8;[$R.$B$9];IF([$Rankers.C22]=9;[$R.$B$10];IF([$Rankers.C22]=10;[$R.$B$11];IF([$Rankers.C22]=11;[$R.$B$12];IF([$Rankers.C22]=12;[$R.$B$13];IF([$Rankers.C22]=13;[$R.$B$14];IF([$Rankers.C22]=14;[$R.$B$15];IF([$Rankers.C22]=15;[$R.$B$16];IF([$Rankers.C22]=16;[$R.$B$17];IF([$Rankers.C22]=17;[$R.$B$18];IF([$Rankers.C22]=18;[$R.$B$19];IF([$Rankers.C22]=19;[$R.$B$20];IF([$Rankers.C22]=20;[$R.$B$21];IF([$Rankers.C22]=21;[$R.$B$22];IF([$Rankers.C22]=22;[$R.$B$23];IF([$Rankers.C22]=23;[$R.$B$24];IF([$Rankers.C22]=24;[$R.$B$25];IF([$Rankers.C22]=25;[$R.$B$26];IF([$Rankers.C22]=26;[$R.$B$27];IF([$Rankers.C22]=27;[$R.$B$28];IF([$Rankers.C22]=28;[$R.$B$29];IF([$Rankers.C22]=29;[$R.$B$30];IF([$Rankers.C22]=30;[$R.$B$31];IF([$Rankers.C22]=31;[$R.$B$32];IF([$Rankers.C22]=32;[$R.$B$33];IF([$Rankers.C22]=33;[$R.$B$34];IF([$Rankers.C22]=34;[$R.$B$35];IF([$Rankers.C22]=35;[$R.$B$36];IF([$Rankers.C22]=36;[$R.$B$37];IF([$Rankers.C22]=0;0;[$R.B58])))))))))))))))))))))))))))))))))))))" office:value-type="float" office:value="33" calcext:value-type="float">
            <text:p>33</text:p>
          </table:table-cell>
          <table:table-cell table:style-name="ce22" table:formula="of:=IF([$Rankers.D22]=1;[$R.$B$2];IF([$Rankers.D22]=2;[$R.$B$3];IF([$Rankers.D22]=3;[$R.$B$4];IF([$Rankers.D22]=4;[$R.$B$5];IF([$Rankers.D22]=5;[$R.$B$6];IF([$Rankers.D22]=6;[$R.$B$7];IF([$Rankers.D22]=7;[$R.$B$8];IF([$Rankers.D22]=8;[$R.$B$9];IF([$Rankers.D22]=9;[$R.$B$10];IF([$Rankers.D22]=10;[$R.$B$11];IF([$Rankers.D22]=11;[$R.$B$12];IF([$Rankers.D22]=12;[$R.$B$13];IF([$Rankers.D22]=13;[$R.$B$14];IF([$Rankers.D22]=14;[$R.$B$15];IF([$Rankers.D22]=15;[$R.$B$16];IF([$Rankers.D22]=16;[$R.$B$17];IF([$Rankers.D22]=17;[$R.$B$18];IF([$Rankers.D22]=18;[$R.$B$19];IF([$Rankers.D22]=19;[$R.$B$20];IF([$Rankers.D22]=20;[$R.$B$21];IF([$Rankers.D22]=21;[$R.$B$22];IF([$Rankers.D22]=22;[$R.$B$23];IF([$Rankers.D22]=23;[$R.$B$24];IF([$Rankers.D22]=24;[$R.$B$25];IF([$Rankers.D22]=25;[$R.$B$26];IF([$Rankers.D22]=26;[$R.$B$27];IF([$Rankers.D22]=27;[$R.$B$28];IF([$Rankers.D22]=28;[$R.$B$29];IF([$Rankers.D22]=29;[$R.$B$30];IF([$Rankers.D22]=30;[$R.$B$31];IF([$Rankers.D22]=31;[$R.$B$32];IF([$Rankers.D22]=32;[$R.$B$33];IF([$Rankers.D22]=33;[$R.$B$34];IF([$Rankers.D22]=34;[$R.$B$35];IF([$Rankers.D22]=35;[$R.$B$36];IF([$Rankers.D22]=36;[$R.$B$37];IF([$Rankers.D22]=0;0;[$R.C58])))))))))))))))))))))))))))))))))))))" office:value-type="float" office:value="26" calcext:value-type="float">
            <text:p>26</text:p>
          </table:table-cell>
          <table:table-cell table:style-name="ce22" table:formula="of:=IF([$Rankers.E22]=1;[$R.$B$2];IF([$Rankers.E22]=2;[$R.$B$3];IF([$Rankers.E22]=3;[$R.$B$4];IF([$Rankers.E22]=4;[$R.$B$5];IF([$Rankers.E22]=5;[$R.$B$6];IF([$Rankers.E22]=6;[$R.$B$7];IF([$Rankers.E22]=7;[$R.$B$8];IF([$Rankers.E22]=8;[$R.$B$9];IF([$Rankers.E22]=9;[$R.$B$10];IF([$Rankers.E22]=10;[$R.$B$11];IF([$Rankers.E22]=11;[$R.$B$12];IF([$Rankers.E22]=12;[$R.$B$13];IF([$Rankers.E22]=13;[$R.$B$14];IF([$Rankers.E22]=14;[$R.$B$15];IF([$Rankers.E22]=15;[$R.$B$16];IF([$Rankers.E22]=16;[$R.$B$17];IF([$Rankers.E22]=17;[$R.$B$18];IF([$Rankers.E22]=18;[$R.$B$19];IF([$Rankers.E22]=19;[$R.$B$20];IF([$Rankers.E22]=20;[$R.$B$21];IF([$Rankers.E22]=21;[$R.$B$22];IF([$Rankers.E22]=22;[$R.$B$23];IF([$Rankers.E22]=23;[$R.$B$24];IF([$Rankers.E22]=24;[$R.$B$25];IF([$Rankers.E22]=25;[$R.$B$26];IF([$Rankers.E22]=26;[$R.$B$27];IF([$Rankers.E22]=27;[$R.$B$28];IF([$Rankers.E22]=28;[$R.$B$29];IF([$Rankers.E22]=29;[$R.$B$30];IF([$Rankers.E22]=30;[$R.$B$31];IF([$Rankers.E22]=31;[$R.$B$32];IF([$Rankers.E22]=32;[$R.$B$33];IF([$Rankers.E22]=33;[$R.$B$34];IF([$Rankers.E22]=34;[$R.$B$35];IF([$Rankers.E22]=35;[$R.$B$36];IF([$Rankers.E22]=36;[$R.$B$37];IF([$Rankers.E22]=0;0;[$R.D58])))))))))))))))))))))))))))))))))))))" office:value-type="float" office:value="26" calcext:value-type="float">
            <text:p>26</text:p>
          </table:table-cell>
          <table:table-cell table:style-name="ce22" table:formula="of:=IF([$Rankers.F22]=1;[$R.$B$2];IF([$Rankers.F22]=2;[$R.$B$3];IF([$Rankers.F22]=3;[$R.$B$4];IF([$Rankers.F22]=4;[$R.$B$5];IF([$Rankers.F22]=5;[$R.$B$6];IF([$Rankers.F22]=6;[$R.$B$7];IF([$Rankers.F22]=7;[$R.$B$8];IF([$Rankers.F22]=8;[$R.$B$9];IF([$Rankers.F22]=9;[$R.$B$10];IF([$Rankers.F22]=10;[$R.$B$11];IF([$Rankers.F22]=11;[$R.$B$12];IF([$Rankers.F22]=12;[$R.$B$13];IF([$Rankers.F22]=13;[$R.$B$14];IF([$Rankers.F22]=14;[$R.$B$15];IF([$Rankers.F22]=15;[$R.$B$16];IF([$Rankers.F22]=16;[$R.$B$17];IF([$Rankers.F22]=17;[$R.$B$18];IF([$Rankers.F22]=18;[$R.$B$19];IF([$Rankers.F22]=19;[$R.$B$20];IF([$Rankers.F22]=20;[$R.$B$21];IF([$Rankers.F22]=21;[$R.$B$22];IF([$Rankers.F22]=22;[$R.$B$23];IF([$Rankers.F22]=23;[$R.$B$24];IF([$Rankers.F22]=24;[$R.$B$25];IF([$Rankers.F22]=25;[$R.$B$26];IF([$Rankers.F22]=26;[$R.$B$27];IF([$Rankers.F22]=27;[$R.$B$28];IF([$Rankers.F22]=28;[$R.$B$29];IF([$Rankers.F22]=29;[$R.$B$30];IF([$Rankers.F22]=30;[$R.$B$31];IF([$Rankers.F22]=31;[$R.$B$32];IF([$Rankers.F22]=32;[$R.$B$33];IF([$Rankers.F22]=33;[$R.$B$34];IF([$Rankers.F22]=34;[$R.$B$35];IF([$Rankers.F22]=35;[$R.$B$36];IF([$Rankers.F22]=36;[$R.$B$37];IF([$Rankers.F22]=0;0;[$R.E58])))))))))))))))))))))))))))))))))))))" office:value-type="float" office:value="13" calcext:value-type="float">
            <text:p>13</text:p>
          </table:table-cell>
          <table:table-cell table:style-name="ce22" table:formula="of:=IF([$Rankers.G22]=1;[$R.$B$2];IF([$Rankers.G22]=2;[$R.$B$3];IF([$Rankers.G22]=3;[$R.$B$4];IF([$Rankers.G22]=4;[$R.$B$5];IF([$Rankers.G22]=5;[$R.$B$6];IF([$Rankers.G22]=6;[$R.$B$7];IF([$Rankers.G22]=7;[$R.$B$8];IF([$Rankers.G22]=8;[$R.$B$9];IF([$Rankers.G22]=9;[$R.$B$10];IF([$Rankers.G22]=10;[$R.$B$11];IF([$Rankers.G22]=11;[$R.$B$12];IF([$Rankers.G22]=12;[$R.$B$13];IF([$Rankers.G22]=13;[$R.$B$14];IF([$Rankers.G22]=14;[$R.$B$15];IF([$Rankers.G22]=15;[$R.$B$16];IF([$Rankers.G22]=16;[$R.$B$17];IF([$Rankers.G22]=17;[$R.$B$18];IF([$Rankers.G22]=18;[$R.$B$19];IF([$Rankers.G22]=19;[$R.$B$20];IF([$Rankers.G22]=20;[$R.$B$21];IF([$Rankers.G22]=21;[$R.$B$22];IF([$Rankers.G22]=22;[$R.$B$23];IF([$Rankers.G22]=23;[$R.$B$24];IF([$Rankers.G22]=24;[$R.$B$25];IF([$Rankers.G22]=25;[$R.$B$26];IF([$Rankers.G22]=26;[$R.$B$27];IF([$Rankers.G22]=27;[$R.$B$28];IF([$Rankers.G22]=28;[$R.$B$29];IF([$Rankers.G22]=29;[$R.$B$30];IF([$Rankers.G22]=30;[$R.$B$31];IF([$Rankers.G22]=31;[$R.$B$32];IF([$Rankers.G22]=32;[$R.$B$33];IF([$Rankers.G22]=33;[$R.$B$34];IF([$Rankers.G22]=34;[$R.$B$35];IF([$Rankers.G22]=35;[$R.$B$36];IF([$Rankers.G22]=36;[$R.$B$37];IF([$Rankers.G22]=0;0;[$R.F58])))))))))))))))))))))))))))))))))))))" office:value-type="float" office:value="0" calcext:value-type="float">
            <text:p>0</text:p>
          </table:table-cell>
          <table:table-cell table:style-name="ce22" table:formula="of:=IF([$Rankers.H22]=1;[$R.$B$2];IF([$Rankers.H22]=2;[$R.$B$3];IF([$Rankers.H22]=3;[$R.$B$4];IF([$Rankers.H22]=4;[$R.$B$5];IF([$Rankers.H22]=5;[$R.$B$6];IF([$Rankers.H22]=6;[$R.$B$7];IF([$Rankers.H22]=7;[$R.$B$8];IF([$Rankers.H22]=8;[$R.$B$9];IF([$Rankers.H22]=9;[$R.$B$10];IF([$Rankers.H22]=10;[$R.$B$11];IF([$Rankers.H22]=11;[$R.$B$12];IF([$Rankers.H22]=12;[$R.$B$13];IF([$Rankers.H22]=13;[$R.$B$14];IF([$Rankers.H22]=14;[$R.$B$15];IF([$Rankers.H22]=15;[$R.$B$16];IF([$Rankers.H22]=16;[$R.$B$17];IF([$Rankers.H22]=17;[$R.$B$18];IF([$Rankers.H22]=18;[$R.$B$19];IF([$Rankers.H22]=19;[$R.$B$20];IF([$Rankers.H22]=20;[$R.$B$21];IF([$Rankers.H22]=21;[$R.$B$22];IF([$Rankers.H22]=22;[$R.$B$23];IF([$Rankers.H22]=23;[$R.$B$24];IF([$Rankers.H22]=24;[$R.$B$25];IF([$Rankers.H22]=25;[$R.$B$26];IF([$Rankers.H22]=26;[$R.$B$27];IF([$Rankers.H22]=27;[$R.$B$28];IF([$Rankers.H22]=28;[$R.$B$29];IF([$Rankers.H22]=29;[$R.$B$30];IF([$Rankers.H22]=30;[$R.$B$31];IF([$Rankers.H22]=31;[$R.$B$32];IF([$Rankers.H22]=32;[$R.$B$33];IF([$Rankers.H22]=33;[$R.$B$34];IF([$Rankers.H22]=34;[$R.$B$35];IF([$Rankers.H22]=35;[$R.$B$36];IF([$Rankers.H22]=36;[$R.$B$37];IF([$Rankers.H22]=0;0;[$R.G58])))))))))))))))))))))))))))))))))))))" office:value-type="float" office:value="24" calcext:value-type="float">
            <text:p>24</text:p>
          </table:table-cell>
          <table:table-cell table:style-name="ce22" table:formula="of:=IF([$Rankers.I22]=1;[$R.$B$2];IF([$Rankers.I22]=2;[$R.$B$3];IF([$Rankers.I22]=3;[$R.$B$4];IF([$Rankers.I22]=4;[$R.$B$5];IF([$Rankers.I22]=5;[$R.$B$6];IF([$Rankers.I22]=6;[$R.$B$7];IF([$Rankers.I22]=7;[$R.$B$8];IF([$Rankers.I22]=8;[$R.$B$9];IF([$Rankers.I22]=9;[$R.$B$10];IF([$Rankers.I22]=10;[$R.$B$11];IF([$Rankers.I22]=11;[$R.$B$12];IF([$Rankers.I22]=12;[$R.$B$13];IF([$Rankers.I22]=13;[$R.$B$14];IF([$Rankers.I22]=14;[$R.$B$15];IF([$Rankers.I22]=15;[$R.$B$16];IF([$Rankers.I22]=16;[$R.$B$17];IF([$Rankers.I22]=17;[$R.$B$18];IF([$Rankers.I22]=18;[$R.$B$19];IF([$Rankers.I22]=19;[$R.$B$20];IF([$Rankers.I22]=20;[$R.$B$21];IF([$Rankers.I22]=21;[$R.$B$22];IF([$Rankers.I22]=22;[$R.$B$23];IF([$Rankers.I22]=23;[$R.$B$24];IF([$Rankers.I22]=24;[$R.$B$25];IF([$Rankers.I22]=25;[$R.$B$26];IF([$Rankers.I22]=26;[$R.$B$27];IF([$Rankers.I22]=27;[$R.$B$28];IF([$Rankers.I22]=28;[$R.$B$29];IF([$Rankers.I22]=29;[$R.$B$30];IF([$Rankers.I22]=30;[$R.$B$31];IF([$Rankers.I22]=31;[$R.$B$32];IF([$Rankers.I22]=32;[$R.$B$33];IF([$Rankers.I22]=33;[$R.$B$34];IF([$Rankers.I22]=34;[$R.$B$35];IF([$Rankers.I22]=35;[$R.$B$36];IF([$Rankers.I22]=36;[$R.$B$37];IF([$Rankers.I22]=0;0;[$R.H58])))))))))))))))))))))))))))))))))))))" office:value-type="float" office:value="23" calcext:value-type="float">
            <text:p>23</text:p>
          </table:table-cell>
          <table:table-cell table:style-name="ce22" table:formula="of:=IF([$Rankers.J22]=1;[$R.$B$2];IF([$Rankers.J22]=2;[$R.$B$3];IF([$Rankers.J22]=3;[$R.$B$4];IF([$Rankers.J22]=4;[$R.$B$5];IF([$Rankers.J22]=5;[$R.$B$6];IF([$Rankers.J22]=6;[$R.$B$7];IF([$Rankers.J22]=7;[$R.$B$8];IF([$Rankers.J22]=8;[$R.$B$9];IF([$Rankers.J22]=9;[$R.$B$10];IF([$Rankers.J22]=10;[$R.$B$11];IF([$Rankers.J22]=11;[$R.$B$12];IF([$Rankers.J22]=12;[$R.$B$13];IF([$Rankers.J22]=13;[$R.$B$14];IF([$Rankers.J22]=14;[$R.$B$15];IF([$Rankers.J22]=15;[$R.$B$16];IF([$Rankers.J22]=16;[$R.$B$17];IF([$Rankers.J22]=17;[$R.$B$18];IF([$Rankers.J22]=18;[$R.$B$19];IF([$Rankers.J22]=19;[$R.$B$20];IF([$Rankers.J22]=20;[$R.$B$21];IF([$Rankers.J22]=21;[$R.$B$22];IF([$Rankers.J22]=22;[$R.$B$23];IF([$Rankers.J22]=23;[$R.$B$24];IF([$Rankers.J22]=24;[$R.$B$25];IF([$Rankers.J22]=25;[$R.$B$26];IF([$Rankers.J22]=26;[$R.$B$27];IF([$Rankers.J22]=27;[$R.$B$28];IF([$Rankers.J22]=28;[$R.$B$29];IF([$Rankers.J22]=29;[$R.$B$30];IF([$Rankers.J22]=30;[$R.$B$31];IF([$Rankers.J22]=31;[$R.$B$32];IF([$Rankers.J22]=32;[$R.$B$33];IF([$Rankers.J22]=33;[$R.$B$34];IF([$Rankers.J22]=34;[$R.$B$35];IF([$Rankers.J22]=35;[$R.$B$36];IF([$Rankers.J22]=36;[$R.$B$37];IF([$Rankers.J22]=0;0;[$R.I58])))))))))))))))))))))))))))))))))))))" office:value-type="float" office:value="31" calcext:value-type="float">
            <text:p>31</text:p>
          </table:table-cell>
          <table:table-cell table:style-name="ce25" table:formula="of:=IF([$Rankers.K22]=1;[$R.$B$2];IF([$Rankers.K22]=2;[$R.$B$3];IF([$Rankers.K22]=3;[$R.$B$4];IF([$Rankers.K22]=4;[$R.$B$5];IF([$Rankers.K22]=5;[$R.$B$6];IF([$Rankers.K22]=6;[$R.$B$7];IF([$Rankers.K22]=7;[$R.$B$8];IF([$Rankers.K22]=8;[$R.$B$9];IF([$Rankers.K22]=9;[$R.$B$10];IF([$Rankers.K22]=10;[$R.$B$11];IF([$Rankers.K22]=11;[$R.$B$12];IF([$Rankers.K22]=12;[$R.$B$13];IF([$Rankers.K22]=13;[$R.$B$14];IF([$Rankers.K22]=14;[$R.$B$15];IF([$Rankers.K22]=15;[$R.$B$16];IF([$Rankers.K22]=16;[$R.$B$17];IF([$Rankers.K22]=17;[$R.$B$18];IF([$Rankers.K22]=18;[$R.$B$19];IF([$Rankers.K22]=19;[$R.$B$20];IF([$Rankers.K22]=20;[$R.$B$21];IF([$Rankers.K22]=21;[$R.$B$22];IF([$Rankers.K22]=22;[$R.$B$23];IF([$Rankers.K22]=23;[$R.$B$24];IF([$Rankers.K22]=24;[$R.$B$25];IF([$Rankers.K22]=25;[$R.$B$26];IF([$Rankers.K22]=26;[$R.$B$27];IF([$Rankers.K22]=27;[$R.$B$28];IF([$Rankers.K22]=28;[$R.$B$29];IF([$Rankers.K22]=29;[$R.$B$30];IF([$Rankers.K22]=30;[$R.$B$31];IF([$Rankers.K22]=31;[$R.$B$32];IF([$Rankers.K22]=32;[$R.$B$33];IF([$Rankers.K22]=33;[$R.$B$34];IF([$Rankers.K22]=34;[$R.$B$35];IF([$Rankers.K22]=35;[$R.$B$36];IF([$Rankers.K22]=36;[$R.$B$37];IF([$Rankers.K22]=0;0;[$R.J58])))))))))))))))))))))))))))))))))))))" office:value-type="float" office:value="22" calcext:value-type="float">
            <text:p>22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22]+1" office:value-type="float" office:value="22" calcext:value-type="float">
            <text:p>22</text:p>
          </table:table-cell>
          <table:table-cell table:style-name="ce8" office:value-type="string" calcext:value-type="string">
            <text:p>Мараш Ника Валерьевна</text:p>
          </table:table-cell>
          <table:table-cell table:style-name="ce15" table:formula="of:=SUM([.D23:.ZZ23])" office:value-type="float" office:value="282" calcext:value-type="float">
            <text:p>282.00</text:p>
          </table:table-cell>
          <table:table-cell table:style-name="ce22" table:formula="of:=IF([$Rankers.C23]=1;[$R.$B$2];IF([$Rankers.C23]=2;[$R.$B$3];IF([$Rankers.C23]=3;[$R.$B$4];IF([$Rankers.C23]=4;[$R.$B$5];IF([$Rankers.C23]=5;[$R.$B$6];IF([$Rankers.C23]=6;[$R.$B$7];IF([$Rankers.C23]=7;[$R.$B$8];IF([$Rankers.C23]=8;[$R.$B$9];IF([$Rankers.C23]=9;[$R.$B$10];IF([$Rankers.C23]=10;[$R.$B$11];IF([$Rankers.C23]=11;[$R.$B$12];IF([$Rankers.C23]=12;[$R.$B$13];IF([$Rankers.C23]=13;[$R.$B$14];IF([$Rankers.C23]=14;[$R.$B$15];IF([$Rankers.C23]=15;[$R.$B$16];IF([$Rankers.C23]=16;[$R.$B$17];IF([$Rankers.C23]=17;[$R.$B$18];IF([$Rankers.C23]=18;[$R.$B$19];IF([$Rankers.C23]=19;[$R.$B$20];IF([$Rankers.C23]=20;[$R.$B$21];IF([$Rankers.C23]=21;[$R.$B$22];IF([$Rankers.C23]=22;[$R.$B$23];IF([$Rankers.C23]=23;[$R.$B$24];IF([$Rankers.C23]=24;[$R.$B$25];IF([$Rankers.C23]=25;[$R.$B$26];IF([$Rankers.C23]=26;[$R.$B$27];IF([$Rankers.C23]=27;[$R.$B$28];IF([$Rankers.C23]=28;[$R.$B$29];IF([$Rankers.C23]=29;[$R.$B$30];IF([$Rankers.C23]=30;[$R.$B$31];IF([$Rankers.C23]=31;[$R.$B$32];IF([$Rankers.C23]=32;[$R.$B$33];IF([$Rankers.C23]=33;[$R.$B$34];IF([$Rankers.C23]=34;[$R.$B$35];IF([$Rankers.C23]=35;[$R.$B$36];IF([$Rankers.C23]=36;[$R.$B$37];IF([$Rankers.C23]=0;0;[$R.B59])))))))))))))))))))))))))))))))))))))" office:value-type="float" office:value="26" calcext:value-type="float">
            <text:p>26</text:p>
          </table:table-cell>
          <table:table-cell table:style-name="ce22" table:formula="of:=IF([$Rankers.D23]=1;[$R.$B$2];IF([$Rankers.D23]=2;[$R.$B$3];IF([$Rankers.D23]=3;[$R.$B$4];IF([$Rankers.D23]=4;[$R.$B$5];IF([$Rankers.D23]=5;[$R.$B$6];IF([$Rankers.D23]=6;[$R.$B$7];IF([$Rankers.D23]=7;[$R.$B$8];IF([$Rankers.D23]=8;[$R.$B$9];IF([$Rankers.D23]=9;[$R.$B$10];IF([$Rankers.D23]=10;[$R.$B$11];IF([$Rankers.D23]=11;[$R.$B$12];IF([$Rankers.D23]=12;[$R.$B$13];IF([$Rankers.D23]=13;[$R.$B$14];IF([$Rankers.D23]=14;[$R.$B$15];IF([$Rankers.D23]=15;[$R.$B$16];IF([$Rankers.D23]=16;[$R.$B$17];IF([$Rankers.D23]=17;[$R.$B$18];IF([$Rankers.D23]=18;[$R.$B$19];IF([$Rankers.D23]=19;[$R.$B$20];IF([$Rankers.D23]=20;[$R.$B$21];IF([$Rankers.D23]=21;[$R.$B$22];IF([$Rankers.D23]=22;[$R.$B$23];IF([$Rankers.D23]=23;[$R.$B$24];IF([$Rankers.D23]=24;[$R.$B$25];IF([$Rankers.D23]=25;[$R.$B$26];IF([$Rankers.D23]=26;[$R.$B$27];IF([$Rankers.D23]=27;[$R.$B$28];IF([$Rankers.D23]=28;[$R.$B$29];IF([$Rankers.D23]=29;[$R.$B$30];IF([$Rankers.D23]=30;[$R.$B$31];IF([$Rankers.D23]=31;[$R.$B$32];IF([$Rankers.D23]=32;[$R.$B$33];IF([$Rankers.D23]=33;[$R.$B$34];IF([$Rankers.D23]=34;[$R.$B$35];IF([$Rankers.D23]=35;[$R.$B$36];IF([$Rankers.D23]=36;[$R.$B$37];IF([$Rankers.D23]=0;0;[$R.C59])))))))))))))))))))))))))))))))))))))" office:value-type="float" office:value="27" calcext:value-type="float">
            <text:p>27</text:p>
          </table:table-cell>
          <table:table-cell table:style-name="ce22" table:formula="of:=IF([$Rankers.E23]=1;[$R.$B$2];IF([$Rankers.E23]=2;[$R.$B$3];IF([$Rankers.E23]=3;[$R.$B$4];IF([$Rankers.E23]=4;[$R.$B$5];IF([$Rankers.E23]=5;[$R.$B$6];IF([$Rankers.E23]=6;[$R.$B$7];IF([$Rankers.E23]=7;[$R.$B$8];IF([$Rankers.E23]=8;[$R.$B$9];IF([$Rankers.E23]=9;[$R.$B$10];IF([$Rankers.E23]=10;[$R.$B$11];IF([$Rankers.E23]=11;[$R.$B$12];IF([$Rankers.E23]=12;[$R.$B$13];IF([$Rankers.E23]=13;[$R.$B$14];IF([$Rankers.E23]=14;[$R.$B$15];IF([$Rankers.E23]=15;[$R.$B$16];IF([$Rankers.E23]=16;[$R.$B$17];IF([$Rankers.E23]=17;[$R.$B$18];IF([$Rankers.E23]=18;[$R.$B$19];IF([$Rankers.E23]=19;[$R.$B$20];IF([$Rankers.E23]=20;[$R.$B$21];IF([$Rankers.E23]=21;[$R.$B$22];IF([$Rankers.E23]=22;[$R.$B$23];IF([$Rankers.E23]=23;[$R.$B$24];IF([$Rankers.E23]=24;[$R.$B$25];IF([$Rankers.E23]=25;[$R.$B$26];IF([$Rankers.E23]=26;[$R.$B$27];IF([$Rankers.E23]=27;[$R.$B$28];IF([$Rankers.E23]=28;[$R.$B$29];IF([$Rankers.E23]=29;[$R.$B$30];IF([$Rankers.E23]=30;[$R.$B$31];IF([$Rankers.E23]=31;[$R.$B$32];IF([$Rankers.E23]=32;[$R.$B$33];IF([$Rankers.E23]=33;[$R.$B$34];IF([$Rankers.E23]=34;[$R.$B$35];IF([$Rankers.E23]=35;[$R.$B$36];IF([$Rankers.E23]=36;[$R.$B$37];IF([$Rankers.E23]=0;0;[$R.D59])))))))))))))))))))))))))))))))))))))" office:value-type="float" office:value="21" calcext:value-type="float">
            <text:p>21</text:p>
          </table:table-cell>
          <table:table-cell table:style-name="ce22" table:formula="of:=IF([$Rankers.F23]=1;[$R.$B$2];IF([$Rankers.F23]=2;[$R.$B$3];IF([$Rankers.F23]=3;[$R.$B$4];IF([$Rankers.F23]=4;[$R.$B$5];IF([$Rankers.F23]=5;[$R.$B$6];IF([$Rankers.F23]=6;[$R.$B$7];IF([$Rankers.F23]=7;[$R.$B$8];IF([$Rankers.F23]=8;[$R.$B$9];IF([$Rankers.F23]=9;[$R.$B$10];IF([$Rankers.F23]=10;[$R.$B$11];IF([$Rankers.F23]=11;[$R.$B$12];IF([$Rankers.F23]=12;[$R.$B$13];IF([$Rankers.F23]=13;[$R.$B$14];IF([$Rankers.F23]=14;[$R.$B$15];IF([$Rankers.F23]=15;[$R.$B$16];IF([$Rankers.F23]=16;[$R.$B$17];IF([$Rankers.F23]=17;[$R.$B$18];IF([$Rankers.F23]=18;[$R.$B$19];IF([$Rankers.F23]=19;[$R.$B$20];IF([$Rankers.F23]=20;[$R.$B$21];IF([$Rankers.F23]=21;[$R.$B$22];IF([$Rankers.F23]=22;[$R.$B$23];IF([$Rankers.F23]=23;[$R.$B$24];IF([$Rankers.F23]=24;[$R.$B$25];IF([$Rankers.F23]=25;[$R.$B$26];IF([$Rankers.F23]=26;[$R.$B$27];IF([$Rankers.F23]=27;[$R.$B$28];IF([$Rankers.F23]=28;[$R.$B$29];IF([$Rankers.F23]=29;[$R.$B$30];IF([$Rankers.F23]=30;[$R.$B$31];IF([$Rankers.F23]=31;[$R.$B$32];IF([$Rankers.F23]=32;[$R.$B$33];IF([$Rankers.F23]=33;[$R.$B$34];IF([$Rankers.F23]=34;[$R.$B$35];IF([$Rankers.F23]=35;[$R.$B$36];IF([$Rankers.F23]=36;[$R.$B$37];IF([$Rankers.F23]=0;0;[$R.E59])))))))))))))))))))))))))))))))))))))" office:value-type="float" office:value="24" calcext:value-type="float">
            <text:p>24</text:p>
          </table:table-cell>
          <table:table-cell table:style-name="ce22" table:formula="of:=IF([$Rankers.G23]=1;[$R.$B$2];IF([$Rankers.G23]=2;[$R.$B$3];IF([$Rankers.G23]=3;[$R.$B$4];IF([$Rankers.G23]=4;[$R.$B$5];IF([$Rankers.G23]=5;[$R.$B$6];IF([$Rankers.G23]=6;[$R.$B$7];IF([$Rankers.G23]=7;[$R.$B$8];IF([$Rankers.G23]=8;[$R.$B$9];IF([$Rankers.G23]=9;[$R.$B$10];IF([$Rankers.G23]=10;[$R.$B$11];IF([$Rankers.G23]=11;[$R.$B$12];IF([$Rankers.G23]=12;[$R.$B$13];IF([$Rankers.G23]=13;[$R.$B$14];IF([$Rankers.G23]=14;[$R.$B$15];IF([$Rankers.G23]=15;[$R.$B$16];IF([$Rankers.G23]=16;[$R.$B$17];IF([$Rankers.G23]=17;[$R.$B$18];IF([$Rankers.G23]=18;[$R.$B$19];IF([$Rankers.G23]=19;[$R.$B$20];IF([$Rankers.G23]=20;[$R.$B$21];IF([$Rankers.G23]=21;[$R.$B$22];IF([$Rankers.G23]=22;[$R.$B$23];IF([$Rankers.G23]=23;[$R.$B$24];IF([$Rankers.G23]=24;[$R.$B$25];IF([$Rankers.G23]=25;[$R.$B$26];IF([$Rankers.G23]=26;[$R.$B$27];IF([$Rankers.G23]=27;[$R.$B$28];IF([$Rankers.G23]=28;[$R.$B$29];IF([$Rankers.G23]=29;[$R.$B$30];IF([$Rankers.G23]=30;[$R.$B$31];IF([$Rankers.G23]=31;[$R.$B$32];IF([$Rankers.G23]=32;[$R.$B$33];IF([$Rankers.G23]=33;[$R.$B$34];IF([$Rankers.G23]=34;[$R.$B$35];IF([$Rankers.G23]=35;[$R.$B$36];IF([$Rankers.G23]=36;[$R.$B$37];IF([$Rankers.G23]=0;0;[$R.F59])))))))))))))))))))))))))))))))))))))" office:value-type="float" office:value="36" calcext:value-type="float">
            <text:p>36</text:p>
          </table:table-cell>
          <table:table-cell table:style-name="ce22" table:formula="of:=IF([$Rankers.H23]=1;[$R.$B$2];IF([$Rankers.H23]=2;[$R.$B$3];IF([$Rankers.H23]=3;[$R.$B$4];IF([$Rankers.H23]=4;[$R.$B$5];IF([$Rankers.H23]=5;[$R.$B$6];IF([$Rankers.H23]=6;[$R.$B$7];IF([$Rankers.H23]=7;[$R.$B$8];IF([$Rankers.H23]=8;[$R.$B$9];IF([$Rankers.H23]=9;[$R.$B$10];IF([$Rankers.H23]=10;[$R.$B$11];IF([$Rankers.H23]=11;[$R.$B$12];IF([$Rankers.H23]=12;[$R.$B$13];IF([$Rankers.H23]=13;[$R.$B$14];IF([$Rankers.H23]=14;[$R.$B$15];IF([$Rankers.H23]=15;[$R.$B$16];IF([$Rankers.H23]=16;[$R.$B$17];IF([$Rankers.H23]=17;[$R.$B$18];IF([$Rankers.H23]=18;[$R.$B$19];IF([$Rankers.H23]=19;[$R.$B$20];IF([$Rankers.H23]=20;[$R.$B$21];IF([$Rankers.H23]=21;[$R.$B$22];IF([$Rankers.H23]=22;[$R.$B$23];IF([$Rankers.H23]=23;[$R.$B$24];IF([$Rankers.H23]=24;[$R.$B$25];IF([$Rankers.H23]=25;[$R.$B$26];IF([$Rankers.H23]=26;[$R.$B$27];IF([$Rankers.H23]=27;[$R.$B$28];IF([$Rankers.H23]=28;[$R.$B$29];IF([$Rankers.H23]=29;[$R.$B$30];IF([$Rankers.H23]=30;[$R.$B$31];IF([$Rankers.H23]=31;[$R.$B$32];IF([$Rankers.H23]=32;[$R.$B$33];IF([$Rankers.H23]=33;[$R.$B$34];IF([$Rankers.H23]=34;[$R.$B$35];IF([$Rankers.H23]=35;[$R.$B$36];IF([$Rankers.H23]=36;[$R.$B$37];IF([$Rankers.H23]=0;0;[$R.G59])))))))))))))))))))))))))))))))))))))" office:value-type="float" office:value="30" calcext:value-type="float">
            <text:p>30</text:p>
          </table:table-cell>
          <table:table-cell table:style-name="ce22" table:formula="of:=IF([$Rankers.I23]=1;[$R.$B$2];IF([$Rankers.I23]=2;[$R.$B$3];IF([$Rankers.I23]=3;[$R.$B$4];IF([$Rankers.I23]=4;[$R.$B$5];IF([$Rankers.I23]=5;[$R.$B$6];IF([$Rankers.I23]=6;[$R.$B$7];IF([$Rankers.I23]=7;[$R.$B$8];IF([$Rankers.I23]=8;[$R.$B$9];IF([$Rankers.I23]=9;[$R.$B$10];IF([$Rankers.I23]=10;[$R.$B$11];IF([$Rankers.I23]=11;[$R.$B$12];IF([$Rankers.I23]=12;[$R.$B$13];IF([$Rankers.I23]=13;[$R.$B$14];IF([$Rankers.I23]=14;[$R.$B$15];IF([$Rankers.I23]=15;[$R.$B$16];IF([$Rankers.I23]=16;[$R.$B$17];IF([$Rankers.I23]=17;[$R.$B$18];IF([$Rankers.I23]=18;[$R.$B$19];IF([$Rankers.I23]=19;[$R.$B$20];IF([$Rankers.I23]=20;[$R.$B$21];IF([$Rankers.I23]=21;[$R.$B$22];IF([$Rankers.I23]=22;[$R.$B$23];IF([$Rankers.I23]=23;[$R.$B$24];IF([$Rankers.I23]=24;[$R.$B$25];IF([$Rankers.I23]=25;[$R.$B$26];IF([$Rankers.I23]=26;[$R.$B$27];IF([$Rankers.I23]=27;[$R.$B$28];IF([$Rankers.I23]=28;[$R.$B$29];IF([$Rankers.I23]=29;[$R.$B$30];IF([$Rankers.I23]=30;[$R.$B$31];IF([$Rankers.I23]=31;[$R.$B$32];IF([$Rankers.I23]=32;[$R.$B$33];IF([$Rankers.I23]=33;[$R.$B$34];IF([$Rankers.I23]=34;[$R.$B$35];IF([$Rankers.I23]=35;[$R.$B$36];IF([$Rankers.I23]=36;[$R.$B$37];IF([$Rankers.I23]=0;0;[$R.H59])))))))))))))))))))))))))))))))))))))" office:value-type="float" office:value="36" calcext:value-type="float">
            <text:p>36</text:p>
          </table:table-cell>
          <table:table-cell table:style-name="ce22" table:formula="of:=IF([$Rankers.J23]=1;[$R.$B$2];IF([$Rankers.J23]=2;[$R.$B$3];IF([$Rankers.J23]=3;[$R.$B$4];IF([$Rankers.J23]=4;[$R.$B$5];IF([$Rankers.J23]=5;[$R.$B$6];IF([$Rankers.J23]=6;[$R.$B$7];IF([$Rankers.J23]=7;[$R.$B$8];IF([$Rankers.J23]=8;[$R.$B$9];IF([$Rankers.J23]=9;[$R.$B$10];IF([$Rankers.J23]=10;[$R.$B$11];IF([$Rankers.J23]=11;[$R.$B$12];IF([$Rankers.J23]=12;[$R.$B$13];IF([$Rankers.J23]=13;[$R.$B$14];IF([$Rankers.J23]=14;[$R.$B$15];IF([$Rankers.J23]=15;[$R.$B$16];IF([$Rankers.J23]=16;[$R.$B$17];IF([$Rankers.J23]=17;[$R.$B$18];IF([$Rankers.J23]=18;[$R.$B$19];IF([$Rankers.J23]=19;[$R.$B$20];IF([$Rankers.J23]=20;[$R.$B$21];IF([$Rankers.J23]=21;[$R.$B$22];IF([$Rankers.J23]=22;[$R.$B$23];IF([$Rankers.J23]=23;[$R.$B$24];IF([$Rankers.J23]=24;[$R.$B$25];IF([$Rankers.J23]=25;[$R.$B$26];IF([$Rankers.J23]=26;[$R.$B$27];IF([$Rankers.J23]=27;[$R.$B$28];IF([$Rankers.J23]=28;[$R.$B$29];IF([$Rankers.J23]=29;[$R.$B$30];IF([$Rankers.J23]=30;[$R.$B$31];IF([$Rankers.J23]=31;[$R.$B$32];IF([$Rankers.J23]=32;[$R.$B$33];IF([$Rankers.J23]=33;[$R.$B$34];IF([$Rankers.J23]=34;[$R.$B$35];IF([$Rankers.J23]=35;[$R.$B$36];IF([$Rankers.J23]=36;[$R.$B$37];IF([$Rankers.J23]=0;0;[$R.I59])))))))))))))))))))))))))))))))))))))" office:value-type="float" office:value="29" calcext:value-type="float">
            <text:p>29</text:p>
          </table:table-cell>
          <table:table-cell table:style-name="ce25" table:formula="of:=IF([$Rankers.K23]=1;[$R.$B$2];IF([$Rankers.K23]=2;[$R.$B$3];IF([$Rankers.K23]=3;[$R.$B$4];IF([$Rankers.K23]=4;[$R.$B$5];IF([$Rankers.K23]=5;[$R.$B$6];IF([$Rankers.K23]=6;[$R.$B$7];IF([$Rankers.K23]=7;[$R.$B$8];IF([$Rankers.K23]=8;[$R.$B$9];IF([$Rankers.K23]=9;[$R.$B$10];IF([$Rankers.K23]=10;[$R.$B$11];IF([$Rankers.K23]=11;[$R.$B$12];IF([$Rankers.K23]=12;[$R.$B$13];IF([$Rankers.K23]=13;[$R.$B$14];IF([$Rankers.K23]=14;[$R.$B$15];IF([$Rankers.K23]=15;[$R.$B$16];IF([$Rankers.K23]=16;[$R.$B$17];IF([$Rankers.K23]=17;[$R.$B$18];IF([$Rankers.K23]=18;[$R.$B$19];IF([$Rankers.K23]=19;[$R.$B$20];IF([$Rankers.K23]=20;[$R.$B$21];IF([$Rankers.K23]=21;[$R.$B$22];IF([$Rankers.K23]=22;[$R.$B$23];IF([$Rankers.K23]=23;[$R.$B$24];IF([$Rankers.K23]=24;[$R.$B$25];IF([$Rankers.K23]=25;[$R.$B$26];IF([$Rankers.K23]=26;[$R.$B$27];IF([$Rankers.K23]=27;[$R.$B$28];IF([$Rankers.K23]=28;[$R.$B$29];IF([$Rankers.K23]=29;[$R.$B$30];IF([$Rankers.K23]=30;[$R.$B$31];IF([$Rankers.K23]=31;[$R.$B$32];IF([$Rankers.K23]=32;[$R.$B$33];IF([$Rankers.K23]=33;[$R.$B$34];IF([$Rankers.K23]=34;[$R.$B$35];IF([$Rankers.K23]=35;[$R.$B$36];IF([$Rankers.K23]=36;[$R.$B$37];IF([$Rankers.K23]=0;0;[$R.J59])))))))))))))))))))))))))))))))))))))" office:value-type="float" office:value="28" calcext:value-type="float">
            <text:p>28</text:p>
          </table:table-cell>
          <table:table-cell table:style-name="ce28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23]+1" office:value-type="float" office:value="23" calcext:value-type="float">
            <text:p>23</text:p>
          </table:table-cell>
          <table:table-cell table:style-name="ce8" office:value-type="string" calcext:value-type="string">
            <text:p>Морева Елена Владимировна</text:p>
          </table:table-cell>
          <table:table-cell table:style-name="ce15" table:formula="of:=SUM([.D24:.ZZ24])" office:value-type="float" office:value="266" calcext:value-type="float">
            <text:p>266.00</text:p>
          </table:table-cell>
          <table:table-cell table:style-name="ce22" table:formula="of:=IF([$Rankers.C24]=1;[$R.$B$2];IF([$Rankers.C24]=2;[$R.$B$3];IF([$Rankers.C24]=3;[$R.$B$4];IF([$Rankers.C24]=4;[$R.$B$5];IF([$Rankers.C24]=5;[$R.$B$6];IF([$Rankers.C24]=6;[$R.$B$7];IF([$Rankers.C24]=7;[$R.$B$8];IF([$Rankers.C24]=8;[$R.$B$9];IF([$Rankers.C24]=9;[$R.$B$10];IF([$Rankers.C24]=10;[$R.$B$11];IF([$Rankers.C24]=11;[$R.$B$12];IF([$Rankers.C24]=12;[$R.$B$13];IF([$Rankers.C24]=13;[$R.$B$14];IF([$Rankers.C24]=14;[$R.$B$15];IF([$Rankers.C24]=15;[$R.$B$16];IF([$Rankers.C24]=16;[$R.$B$17];IF([$Rankers.C24]=17;[$R.$B$18];IF([$Rankers.C24]=18;[$R.$B$19];IF([$Rankers.C24]=19;[$R.$B$20];IF([$Rankers.C24]=20;[$R.$B$21];IF([$Rankers.C24]=21;[$R.$B$22];IF([$Rankers.C24]=22;[$R.$B$23];IF([$Rankers.C24]=23;[$R.$B$24];IF([$Rankers.C24]=24;[$R.$B$25];IF([$Rankers.C24]=25;[$R.$B$26];IF([$Rankers.C24]=26;[$R.$B$27];IF([$Rankers.C24]=27;[$R.$B$28];IF([$Rankers.C24]=28;[$R.$B$29];IF([$Rankers.C24]=29;[$R.$B$30];IF([$Rankers.C24]=30;[$R.$B$31];IF([$Rankers.C24]=31;[$R.$B$32];IF([$Rankers.C24]=32;[$R.$B$33];IF([$Rankers.C24]=33;[$R.$B$34];IF([$Rankers.C24]=34;[$R.$B$35];IF([$Rankers.C24]=35;[$R.$B$36];IF([$Rankers.C24]=36;[$R.$B$37];IF([$Rankers.C24]=0;0;[$R.B60])))))))))))))))))))))))))))))))))))))" office:value-type="float" office:value="16" calcext:value-type="float">
            <text:p>16</text:p>
          </table:table-cell>
          <table:table-cell table:style-name="ce22" table:formula="of:=IF([$Rankers.D24]=1;[$R.$B$2];IF([$Rankers.D24]=2;[$R.$B$3];IF([$Rankers.D24]=3;[$R.$B$4];IF([$Rankers.D24]=4;[$R.$B$5];IF([$Rankers.D24]=5;[$R.$B$6];IF([$Rankers.D24]=6;[$R.$B$7];IF([$Rankers.D24]=7;[$R.$B$8];IF([$Rankers.D24]=8;[$R.$B$9];IF([$Rankers.D24]=9;[$R.$B$10];IF([$Rankers.D24]=10;[$R.$B$11];IF([$Rankers.D24]=11;[$R.$B$12];IF([$Rankers.D24]=12;[$R.$B$13];IF([$Rankers.D24]=13;[$R.$B$14];IF([$Rankers.D24]=14;[$R.$B$15];IF([$Rankers.D24]=15;[$R.$B$16];IF([$Rankers.D24]=16;[$R.$B$17];IF([$Rankers.D24]=17;[$R.$B$18];IF([$Rankers.D24]=18;[$R.$B$19];IF([$Rankers.D24]=19;[$R.$B$20];IF([$Rankers.D24]=20;[$R.$B$21];IF([$Rankers.D24]=21;[$R.$B$22];IF([$Rankers.D24]=22;[$R.$B$23];IF([$Rankers.D24]=23;[$R.$B$24];IF([$Rankers.D24]=24;[$R.$B$25];IF([$Rankers.D24]=25;[$R.$B$26];IF([$Rankers.D24]=26;[$R.$B$27];IF([$Rankers.D24]=27;[$R.$B$28];IF([$Rankers.D24]=28;[$R.$B$29];IF([$Rankers.D24]=29;[$R.$B$30];IF([$Rankers.D24]=30;[$R.$B$31];IF([$Rankers.D24]=31;[$R.$B$32];IF([$Rankers.D24]=32;[$R.$B$33];IF([$Rankers.D24]=33;[$R.$B$34];IF([$Rankers.D24]=34;[$R.$B$35];IF([$Rankers.D24]=35;[$R.$B$36];IF([$Rankers.D24]=36;[$R.$B$37];IF([$Rankers.D24]=0;0;[$R.C60])))))))))))))))))))))))))))))))))))))" office:value-type="float" office:value="33" calcext:value-type="float">
            <text:p>33</text:p>
          </table:table-cell>
          <table:table-cell table:style-name="ce22" table:formula="of:=IF([$Rankers.E24]=1;[$R.$B$2];IF([$Rankers.E24]=2;[$R.$B$3];IF([$Rankers.E24]=3;[$R.$B$4];IF([$Rankers.E24]=4;[$R.$B$5];IF([$Rankers.E24]=5;[$R.$B$6];IF([$Rankers.E24]=6;[$R.$B$7];IF([$Rankers.E24]=7;[$R.$B$8];IF([$Rankers.E24]=8;[$R.$B$9];IF([$Rankers.E24]=9;[$R.$B$10];IF([$Rankers.E24]=10;[$R.$B$11];IF([$Rankers.E24]=11;[$R.$B$12];IF([$Rankers.E24]=12;[$R.$B$13];IF([$Rankers.E24]=13;[$R.$B$14];IF([$Rankers.E24]=14;[$R.$B$15];IF([$Rankers.E24]=15;[$R.$B$16];IF([$Rankers.E24]=16;[$R.$B$17];IF([$Rankers.E24]=17;[$R.$B$18];IF([$Rankers.E24]=18;[$R.$B$19];IF([$Rankers.E24]=19;[$R.$B$20];IF([$Rankers.E24]=20;[$R.$B$21];IF([$Rankers.E24]=21;[$R.$B$22];IF([$Rankers.E24]=22;[$R.$B$23];IF([$Rankers.E24]=23;[$R.$B$24];IF([$Rankers.E24]=24;[$R.$B$25];IF([$Rankers.E24]=25;[$R.$B$26];IF([$Rankers.E24]=26;[$R.$B$27];IF([$Rankers.E24]=27;[$R.$B$28];IF([$Rankers.E24]=28;[$R.$B$29];IF([$Rankers.E24]=29;[$R.$B$30];IF([$Rankers.E24]=30;[$R.$B$31];IF([$Rankers.E24]=31;[$R.$B$32];IF([$Rankers.E24]=32;[$R.$B$33];IF([$Rankers.E24]=33;[$R.$B$34];IF([$Rankers.E24]=34;[$R.$B$35];IF([$Rankers.E24]=35;[$R.$B$36];IF([$Rankers.E24]=36;[$R.$B$37];IF([$Rankers.E24]=0;0;[$R.D60])))))))))))))))))))))))))))))))))))))" office:value-type="float" office:value="12" calcext:value-type="float">
            <text:p>12</text:p>
          </table:table-cell>
          <table:table-cell table:style-name="ce22" table:formula="of:=IF([$Rankers.F24]=1;[$R.$B$2];IF([$Rankers.F24]=2;[$R.$B$3];IF([$Rankers.F24]=3;[$R.$B$4];IF([$Rankers.F24]=4;[$R.$B$5];IF([$Rankers.F24]=5;[$R.$B$6];IF([$Rankers.F24]=6;[$R.$B$7];IF([$Rankers.F24]=7;[$R.$B$8];IF([$Rankers.F24]=8;[$R.$B$9];IF([$Rankers.F24]=9;[$R.$B$10];IF([$Rankers.F24]=10;[$R.$B$11];IF([$Rankers.F24]=11;[$R.$B$12];IF([$Rankers.F24]=12;[$R.$B$13];IF([$Rankers.F24]=13;[$R.$B$14];IF([$Rankers.F24]=14;[$R.$B$15];IF([$Rankers.F24]=15;[$R.$B$16];IF([$Rankers.F24]=16;[$R.$B$17];IF([$Rankers.F24]=17;[$R.$B$18];IF([$Rankers.F24]=18;[$R.$B$19];IF([$Rankers.F24]=19;[$R.$B$20];IF([$Rankers.F24]=20;[$R.$B$21];IF([$Rankers.F24]=21;[$R.$B$22];IF([$Rankers.F24]=22;[$R.$B$23];IF([$Rankers.F24]=23;[$R.$B$24];IF([$Rankers.F24]=24;[$R.$B$25];IF([$Rankers.F24]=25;[$R.$B$26];IF([$Rankers.F24]=26;[$R.$B$27];IF([$Rankers.F24]=27;[$R.$B$28];IF([$Rankers.F24]=28;[$R.$B$29];IF([$Rankers.F24]=29;[$R.$B$30];IF([$Rankers.F24]=30;[$R.$B$31];IF([$Rankers.F24]=31;[$R.$B$32];IF([$Rankers.F24]=32;[$R.$B$33];IF([$Rankers.F24]=33;[$R.$B$34];IF([$Rankers.F24]=34;[$R.$B$35];IF([$Rankers.F24]=35;[$R.$B$36];IF([$Rankers.F24]=36;[$R.$B$37];IF([$Rankers.F24]=0;0;[$R.E60])))))))))))))))))))))))))))))))))))))" office:value-type="float" office:value="25" calcext:value-type="float">
            <text:p>25</text:p>
          </table:table-cell>
          <table:table-cell table:style-name="ce22" table:formula="of:=IF([$Rankers.G24]=1;[$R.$B$2];IF([$Rankers.G24]=2;[$R.$B$3];IF([$Rankers.G24]=3;[$R.$B$4];IF([$Rankers.G24]=4;[$R.$B$5];IF([$Rankers.G24]=5;[$R.$B$6];IF([$Rankers.G24]=6;[$R.$B$7];IF([$Rankers.G24]=7;[$R.$B$8];IF([$Rankers.G24]=8;[$R.$B$9];IF([$Rankers.G24]=9;[$R.$B$10];IF([$Rankers.G24]=10;[$R.$B$11];IF([$Rankers.G24]=11;[$R.$B$12];IF([$Rankers.G24]=12;[$R.$B$13];IF([$Rankers.G24]=13;[$R.$B$14];IF([$Rankers.G24]=14;[$R.$B$15];IF([$Rankers.G24]=15;[$R.$B$16];IF([$Rankers.G24]=16;[$R.$B$17];IF([$Rankers.G24]=17;[$R.$B$18];IF([$Rankers.G24]=18;[$R.$B$19];IF([$Rankers.G24]=19;[$R.$B$20];IF([$Rankers.G24]=20;[$R.$B$21];IF([$Rankers.G24]=21;[$R.$B$22];IF([$Rankers.G24]=22;[$R.$B$23];IF([$Rankers.G24]=23;[$R.$B$24];IF([$Rankers.G24]=24;[$R.$B$25];IF([$Rankers.G24]=25;[$R.$B$26];IF([$Rankers.G24]=26;[$R.$B$27];IF([$Rankers.G24]=27;[$R.$B$28];IF([$Rankers.G24]=28;[$R.$B$29];IF([$Rankers.G24]=29;[$R.$B$30];IF([$Rankers.G24]=30;[$R.$B$31];IF([$Rankers.G24]=31;[$R.$B$32];IF([$Rankers.G24]=32;[$R.$B$33];IF([$Rankers.G24]=33;[$R.$B$34];IF([$Rankers.G24]=34;[$R.$B$35];IF([$Rankers.G24]=35;[$R.$B$36];IF([$Rankers.G24]=36;[$R.$B$37];IF([$Rankers.G24]=0;0;[$R.F60])))))))))))))))))))))))))))))))))))))" office:value-type="float" office:value="34" calcext:value-type="float">
            <text:p>34</text:p>
          </table:table-cell>
          <table:table-cell table:style-name="ce22" table:formula="of:=IF([$Rankers.H24]=1;[$R.$B$2];IF([$Rankers.H24]=2;[$R.$B$3];IF([$Rankers.H24]=3;[$R.$B$4];IF([$Rankers.H24]=4;[$R.$B$5];IF([$Rankers.H24]=5;[$R.$B$6];IF([$Rankers.H24]=6;[$R.$B$7];IF([$Rankers.H24]=7;[$R.$B$8];IF([$Rankers.H24]=8;[$R.$B$9];IF([$Rankers.H24]=9;[$R.$B$10];IF([$Rankers.H24]=10;[$R.$B$11];IF([$Rankers.H24]=11;[$R.$B$12];IF([$Rankers.H24]=12;[$R.$B$13];IF([$Rankers.H24]=13;[$R.$B$14];IF([$Rankers.H24]=14;[$R.$B$15];IF([$Rankers.H24]=15;[$R.$B$16];IF([$Rankers.H24]=16;[$R.$B$17];IF([$Rankers.H24]=17;[$R.$B$18];IF([$Rankers.H24]=18;[$R.$B$19];IF([$Rankers.H24]=19;[$R.$B$20];IF([$Rankers.H24]=20;[$R.$B$21];IF([$Rankers.H24]=21;[$R.$B$22];IF([$Rankers.H24]=22;[$R.$B$23];IF([$Rankers.H24]=23;[$R.$B$24];IF([$Rankers.H24]=24;[$R.$B$25];IF([$Rankers.H24]=25;[$R.$B$26];IF([$Rankers.H24]=26;[$R.$B$27];IF([$Rankers.H24]=27;[$R.$B$28];IF([$Rankers.H24]=28;[$R.$B$29];IF([$Rankers.H24]=29;[$R.$B$30];IF([$Rankers.H24]=30;[$R.$B$31];IF([$Rankers.H24]=31;[$R.$B$32];IF([$Rankers.H24]=32;[$R.$B$33];IF([$Rankers.H24]=33;[$R.$B$34];IF([$Rankers.H24]=34;[$R.$B$35];IF([$Rankers.H24]=35;[$R.$B$36];IF([$Rankers.H24]=36;[$R.$B$37];IF([$Rankers.H24]=0;0;[$R.G60])))))))))))))))))))))))))))))))))))))" office:value-type="float" office:value="25" calcext:value-type="float">
            <text:p>25</text:p>
          </table:table-cell>
          <table:table-cell table:style-name="ce22" table:formula="of:=IF([$Rankers.I24]=1;[$R.$B$2];IF([$Rankers.I24]=2;[$R.$B$3];IF([$Rankers.I24]=3;[$R.$B$4];IF([$Rankers.I24]=4;[$R.$B$5];IF([$Rankers.I24]=5;[$R.$B$6];IF([$Rankers.I24]=6;[$R.$B$7];IF([$Rankers.I24]=7;[$R.$B$8];IF([$Rankers.I24]=8;[$R.$B$9];IF([$Rankers.I24]=9;[$R.$B$10];IF([$Rankers.I24]=10;[$R.$B$11];IF([$Rankers.I24]=11;[$R.$B$12];IF([$Rankers.I24]=12;[$R.$B$13];IF([$Rankers.I24]=13;[$R.$B$14];IF([$Rankers.I24]=14;[$R.$B$15];IF([$Rankers.I24]=15;[$R.$B$16];IF([$Rankers.I24]=16;[$R.$B$17];IF([$Rankers.I24]=17;[$R.$B$18];IF([$Rankers.I24]=18;[$R.$B$19];IF([$Rankers.I24]=19;[$R.$B$20];IF([$Rankers.I24]=20;[$R.$B$21];IF([$Rankers.I24]=21;[$R.$B$22];IF([$Rankers.I24]=22;[$R.$B$23];IF([$Rankers.I24]=23;[$R.$B$24];IF([$Rankers.I24]=24;[$R.$B$25];IF([$Rankers.I24]=25;[$R.$B$26];IF([$Rankers.I24]=26;[$R.$B$27];IF([$Rankers.I24]=27;[$R.$B$28];IF([$Rankers.I24]=28;[$R.$B$29];IF([$Rankers.I24]=29;[$R.$B$30];IF([$Rankers.I24]=30;[$R.$B$31];IF([$Rankers.I24]=31;[$R.$B$32];IF([$Rankers.I24]=32;[$R.$B$33];IF([$Rankers.I24]=33;[$R.$B$34];IF([$Rankers.I24]=34;[$R.$B$35];IF([$Rankers.I24]=35;[$R.$B$36];IF([$Rankers.I24]=36;[$R.$B$37];IF([$Rankers.I24]=0;0;[$R.H60])))))))))))))))))))))))))))))))))))))" office:value-type="float" office:value="35" calcext:value-type="float">
            <text:p>35</text:p>
          </table:table-cell>
          <table:table-cell table:style-name="ce22" table:formula="of:=IF([$Rankers.J24]=1;[$R.$B$2];IF([$Rankers.J24]=2;[$R.$B$3];IF([$Rankers.J24]=3;[$R.$B$4];IF([$Rankers.J24]=4;[$R.$B$5];IF([$Rankers.J24]=5;[$R.$B$6];IF([$Rankers.J24]=6;[$R.$B$7];IF([$Rankers.J24]=7;[$R.$B$8];IF([$Rankers.J24]=8;[$R.$B$9];IF([$Rankers.J24]=9;[$R.$B$10];IF([$Rankers.J24]=10;[$R.$B$11];IF([$Rankers.J24]=11;[$R.$B$12];IF([$Rankers.J24]=12;[$R.$B$13];IF([$Rankers.J24]=13;[$R.$B$14];IF([$Rankers.J24]=14;[$R.$B$15];IF([$Rankers.J24]=15;[$R.$B$16];IF([$Rankers.J24]=16;[$R.$B$17];IF([$Rankers.J24]=17;[$R.$B$18];IF([$Rankers.J24]=18;[$R.$B$19];IF([$Rankers.J24]=19;[$R.$B$20];IF([$Rankers.J24]=20;[$R.$B$21];IF([$Rankers.J24]=21;[$R.$B$22];IF([$Rankers.J24]=22;[$R.$B$23];IF([$Rankers.J24]=23;[$R.$B$24];IF([$Rankers.J24]=24;[$R.$B$25];IF([$Rankers.J24]=25;[$R.$B$26];IF([$Rankers.J24]=26;[$R.$B$27];IF([$Rankers.J24]=27;[$R.$B$28];IF([$Rankers.J24]=28;[$R.$B$29];IF([$Rankers.J24]=29;[$R.$B$30];IF([$Rankers.J24]=30;[$R.$B$31];IF([$Rankers.J24]=31;[$R.$B$32];IF([$Rankers.J24]=32;[$R.$B$33];IF([$Rankers.J24]=33;[$R.$B$34];IF([$Rankers.J24]=34;[$R.$B$35];IF([$Rankers.J24]=35;[$R.$B$36];IF([$Rankers.J24]=36;[$R.$B$37];IF([$Rankers.J24]=0;0;[$R.I60])))))))))))))))))))))))))))))))))))))" office:value-type="float" office:value="20" calcext:value-type="float">
            <text:p>20</text:p>
          </table:table-cell>
          <table:table-cell table:style-name="ce25" table:formula="of:=IF([$Rankers.K24]=1;[$R.$B$2];IF([$Rankers.K24]=2;[$R.$B$3];IF([$Rankers.K24]=3;[$R.$B$4];IF([$Rankers.K24]=4;[$R.$B$5];IF([$Rankers.K24]=5;[$R.$B$6];IF([$Rankers.K24]=6;[$R.$B$7];IF([$Rankers.K24]=7;[$R.$B$8];IF([$Rankers.K24]=8;[$R.$B$9];IF([$Rankers.K24]=9;[$R.$B$10];IF([$Rankers.K24]=10;[$R.$B$11];IF([$Rankers.K24]=11;[$R.$B$12];IF([$Rankers.K24]=12;[$R.$B$13];IF([$Rankers.K24]=13;[$R.$B$14];IF([$Rankers.K24]=14;[$R.$B$15];IF([$Rankers.K24]=15;[$R.$B$16];IF([$Rankers.K24]=16;[$R.$B$17];IF([$Rankers.K24]=17;[$R.$B$18];IF([$Rankers.K24]=18;[$R.$B$19];IF([$Rankers.K24]=19;[$R.$B$20];IF([$Rankers.K24]=20;[$R.$B$21];IF([$Rankers.K24]=21;[$R.$B$22];IF([$Rankers.K24]=22;[$R.$B$23];IF([$Rankers.K24]=23;[$R.$B$24];IF([$Rankers.K24]=24;[$R.$B$25];IF([$Rankers.K24]=25;[$R.$B$26];IF([$Rankers.K24]=26;[$R.$B$27];IF([$Rankers.K24]=27;[$R.$B$28];IF([$Rankers.K24]=28;[$R.$B$29];IF([$Rankers.K24]=29;[$R.$B$30];IF([$Rankers.K24]=30;[$R.$B$31];IF([$Rankers.K24]=31;[$R.$B$32];IF([$Rankers.K24]=32;[$R.$B$33];IF([$Rankers.K24]=33;[$R.$B$34];IF([$Rankers.K24]=34;[$R.$B$35];IF([$Rankers.K24]=35;[$R.$B$36];IF([$Rankers.K24]=36;[$R.$B$37];IF([$Rankers.K24]=0;0;[$R.J60])))))))))))))))))))))))))))))))))))))" office:value-type="float" office:value="34" calcext:value-type="float">
            <text:p>34</text:p>
          </table:table-cell>
          <table:table-cell table:style-name="ce28" office:value-type="float" office:value="17" calcext:value-type="float">
            <text:p>17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24]+1" office:value-type="float" office:value="24" calcext:value-type="float">
            <text:p>24</text:p>
          </table:table-cell>
          <table:table-cell table:style-name="ce8" office:value-type="string" calcext:value-type="string">
            <text:p>Ножкин Максим Александрович</text:p>
          </table:table-cell>
          <table:table-cell table:style-name="ce15" table:formula="of:=SUM([.D25:.ZZ25])" office:value-type="float" office:value="210" calcext:value-type="float">
            <text:p>210.00</text:p>
          </table:table-cell>
          <table:table-cell table:style-name="ce22" table:formula="of:=IF([$Rankers.C25]=1;[$R.$B$2];IF([$Rankers.C25]=2;[$R.$B$3];IF([$Rankers.C25]=3;[$R.$B$4];IF([$Rankers.C25]=4;[$R.$B$5];IF([$Rankers.C25]=5;[$R.$B$6];IF([$Rankers.C25]=6;[$R.$B$7];IF([$Rankers.C25]=7;[$R.$B$8];IF([$Rankers.C25]=8;[$R.$B$9];IF([$Rankers.C25]=9;[$R.$B$10];IF([$Rankers.C25]=10;[$R.$B$11];IF([$Rankers.C25]=11;[$R.$B$12];IF([$Rankers.C25]=12;[$R.$B$13];IF([$Rankers.C25]=13;[$R.$B$14];IF([$Rankers.C25]=14;[$R.$B$15];IF([$Rankers.C25]=15;[$R.$B$16];IF([$Rankers.C25]=16;[$R.$B$17];IF([$Rankers.C25]=17;[$R.$B$18];IF([$Rankers.C25]=18;[$R.$B$19];IF([$Rankers.C25]=19;[$R.$B$20];IF([$Rankers.C25]=20;[$R.$B$21];IF([$Rankers.C25]=21;[$R.$B$22];IF([$Rankers.C25]=22;[$R.$B$23];IF([$Rankers.C25]=23;[$R.$B$24];IF([$Rankers.C25]=24;[$R.$B$25];IF([$Rankers.C25]=25;[$R.$B$26];IF([$Rankers.C25]=26;[$R.$B$27];IF([$Rankers.C25]=27;[$R.$B$28];IF([$Rankers.C25]=28;[$R.$B$29];IF([$Rankers.C25]=29;[$R.$B$30];IF([$Rankers.C25]=30;[$R.$B$31];IF([$Rankers.C25]=31;[$R.$B$32];IF([$Rankers.C25]=32;[$R.$B$33];IF([$Rankers.C25]=33;[$R.$B$34];IF([$Rankers.C25]=34;[$R.$B$35];IF([$Rankers.C25]=35;[$R.$B$36];IF([$Rankers.C25]=36;[$R.$B$37];IF([$Rankers.C25]=0;0;[$R.B61])))))))))))))))))))))))))))))))))))))" office:value-type="float" office:value="23" calcext:value-type="float">
            <text:p>23</text:p>
          </table:table-cell>
          <table:table-cell table:style-name="ce22" table:formula="of:=IF([$Rankers.D25]=1;[$R.$B$2];IF([$Rankers.D25]=2;[$R.$B$3];IF([$Rankers.D25]=3;[$R.$B$4];IF([$Rankers.D25]=4;[$R.$B$5];IF([$Rankers.D25]=5;[$R.$B$6];IF([$Rankers.D25]=6;[$R.$B$7];IF([$Rankers.D25]=7;[$R.$B$8];IF([$Rankers.D25]=8;[$R.$B$9];IF([$Rankers.D25]=9;[$R.$B$10];IF([$Rankers.D25]=10;[$R.$B$11];IF([$Rankers.D25]=11;[$R.$B$12];IF([$Rankers.D25]=12;[$R.$B$13];IF([$Rankers.D25]=13;[$R.$B$14];IF([$Rankers.D25]=14;[$R.$B$15];IF([$Rankers.D25]=15;[$R.$B$16];IF([$Rankers.D25]=16;[$R.$B$17];IF([$Rankers.D25]=17;[$R.$B$18];IF([$Rankers.D25]=18;[$R.$B$19];IF([$Rankers.D25]=19;[$R.$B$20];IF([$Rankers.D25]=20;[$R.$B$21];IF([$Rankers.D25]=21;[$R.$B$22];IF([$Rankers.D25]=22;[$R.$B$23];IF([$Rankers.D25]=23;[$R.$B$24];IF([$Rankers.D25]=24;[$R.$B$25];IF([$Rankers.D25]=25;[$R.$B$26];IF([$Rankers.D25]=26;[$R.$B$27];IF([$Rankers.D25]=27;[$R.$B$28];IF([$Rankers.D25]=28;[$R.$B$29];IF([$Rankers.D25]=29;[$R.$B$30];IF([$Rankers.D25]=30;[$R.$B$31];IF([$Rankers.D25]=31;[$R.$B$32];IF([$Rankers.D25]=32;[$R.$B$33];IF([$Rankers.D25]=33;[$R.$B$34];IF([$Rankers.D25]=34;[$R.$B$35];IF([$Rankers.D25]=35;[$R.$B$36];IF([$Rankers.D25]=36;[$R.$B$37];IF([$Rankers.D25]=0;0;[$R.C61])))))))))))))))))))))))))))))))))))))" office:value-type="float" office:value="0" calcext:value-type="float">
            <text:p>0</text:p>
          </table:table-cell>
          <table:table-cell table:style-name="ce22" table:formula="of:=IF([$Rankers.E25]=1;[$R.$B$2];IF([$Rankers.E25]=2;[$R.$B$3];IF([$Rankers.E25]=3;[$R.$B$4];IF([$Rankers.E25]=4;[$R.$B$5];IF([$Rankers.E25]=5;[$R.$B$6];IF([$Rankers.E25]=6;[$R.$B$7];IF([$Rankers.E25]=7;[$R.$B$8];IF([$Rankers.E25]=8;[$R.$B$9];IF([$Rankers.E25]=9;[$R.$B$10];IF([$Rankers.E25]=10;[$R.$B$11];IF([$Rankers.E25]=11;[$R.$B$12];IF([$Rankers.E25]=12;[$R.$B$13];IF([$Rankers.E25]=13;[$R.$B$14];IF([$Rankers.E25]=14;[$R.$B$15];IF([$Rankers.E25]=15;[$R.$B$16];IF([$Rankers.E25]=16;[$R.$B$17];IF([$Rankers.E25]=17;[$R.$B$18];IF([$Rankers.E25]=18;[$R.$B$19];IF([$Rankers.E25]=19;[$R.$B$20];IF([$Rankers.E25]=20;[$R.$B$21];IF([$Rankers.E25]=21;[$R.$B$22];IF([$Rankers.E25]=22;[$R.$B$23];IF([$Rankers.E25]=23;[$R.$B$24];IF([$Rankers.E25]=24;[$R.$B$25];IF([$Rankers.E25]=25;[$R.$B$26];IF([$Rankers.E25]=26;[$R.$B$27];IF([$Rankers.E25]=27;[$R.$B$28];IF([$Rankers.E25]=28;[$R.$B$29];IF([$Rankers.E25]=29;[$R.$B$30];IF([$Rankers.E25]=30;[$R.$B$31];IF([$Rankers.E25]=31;[$R.$B$32];IF([$Rankers.E25]=32;[$R.$B$33];IF([$Rankers.E25]=33;[$R.$B$34];IF([$Rankers.E25]=34;[$R.$B$35];IF([$Rankers.E25]=35;[$R.$B$36];IF([$Rankers.E25]=36;[$R.$B$37];IF([$Rankers.E25]=0;0;[$R.D61])))))))))))))))))))))))))))))))))))))" office:value-type="float" office:value="14" calcext:value-type="float">
            <text:p>14</text:p>
          </table:table-cell>
          <table:table-cell table:style-name="ce22" table:formula="of:=IF([$Rankers.F25]=1;[$R.$B$2];IF([$Rankers.F25]=2;[$R.$B$3];IF([$Rankers.F25]=3;[$R.$B$4];IF([$Rankers.F25]=4;[$R.$B$5];IF([$Rankers.F25]=5;[$R.$B$6];IF([$Rankers.F25]=6;[$R.$B$7];IF([$Rankers.F25]=7;[$R.$B$8];IF([$Rankers.F25]=8;[$R.$B$9];IF([$Rankers.F25]=9;[$R.$B$10];IF([$Rankers.F25]=10;[$R.$B$11];IF([$Rankers.F25]=11;[$R.$B$12];IF([$Rankers.F25]=12;[$R.$B$13];IF([$Rankers.F25]=13;[$R.$B$14];IF([$Rankers.F25]=14;[$R.$B$15];IF([$Rankers.F25]=15;[$R.$B$16];IF([$Rankers.F25]=16;[$R.$B$17];IF([$Rankers.F25]=17;[$R.$B$18];IF([$Rankers.F25]=18;[$R.$B$19];IF([$Rankers.F25]=19;[$R.$B$20];IF([$Rankers.F25]=20;[$R.$B$21];IF([$Rankers.F25]=21;[$R.$B$22];IF([$Rankers.F25]=22;[$R.$B$23];IF([$Rankers.F25]=23;[$R.$B$24];IF([$Rankers.F25]=24;[$R.$B$25];IF([$Rankers.F25]=25;[$R.$B$26];IF([$Rankers.F25]=26;[$R.$B$27];IF([$Rankers.F25]=27;[$R.$B$28];IF([$Rankers.F25]=28;[$R.$B$29];IF([$Rankers.F25]=29;[$R.$B$30];IF([$Rankers.F25]=30;[$R.$B$31];IF([$Rankers.F25]=31;[$R.$B$32];IF([$Rankers.F25]=32;[$R.$B$33];IF([$Rankers.F25]=33;[$R.$B$34];IF([$Rankers.F25]=34;[$R.$B$35];IF([$Rankers.F25]=35;[$R.$B$36];IF([$Rankers.F25]=36;[$R.$B$37];IF([$Rankers.F25]=0;0;[$R.E61])))))))))))))))))))))))))))))))))))))" office:value-type="float" office:value="12" calcext:value-type="float">
            <text:p>12</text:p>
          </table:table-cell>
          <table:table-cell table:style-name="ce22" table:formula="of:=IF([$Rankers.G25]=1;[$R.$B$2];IF([$Rankers.G25]=2;[$R.$B$3];IF([$Rankers.G25]=3;[$R.$B$4];IF([$Rankers.G25]=4;[$R.$B$5];IF([$Rankers.G25]=5;[$R.$B$6];IF([$Rankers.G25]=6;[$R.$B$7];IF([$Rankers.G25]=7;[$R.$B$8];IF([$Rankers.G25]=8;[$R.$B$9];IF([$Rankers.G25]=9;[$R.$B$10];IF([$Rankers.G25]=10;[$R.$B$11];IF([$Rankers.G25]=11;[$R.$B$12];IF([$Rankers.G25]=12;[$R.$B$13];IF([$Rankers.G25]=13;[$R.$B$14];IF([$Rankers.G25]=14;[$R.$B$15];IF([$Rankers.G25]=15;[$R.$B$16];IF([$Rankers.G25]=16;[$R.$B$17];IF([$Rankers.G25]=17;[$R.$B$18];IF([$Rankers.G25]=18;[$R.$B$19];IF([$Rankers.G25]=19;[$R.$B$20];IF([$Rankers.G25]=20;[$R.$B$21];IF([$Rankers.G25]=21;[$R.$B$22];IF([$Rankers.G25]=22;[$R.$B$23];IF([$Rankers.G25]=23;[$R.$B$24];IF([$Rankers.G25]=24;[$R.$B$25];IF([$Rankers.G25]=25;[$R.$B$26];IF([$Rankers.G25]=26;[$R.$B$27];IF([$Rankers.G25]=27;[$R.$B$28];IF([$Rankers.G25]=28;[$R.$B$29];IF([$Rankers.G25]=29;[$R.$B$30];IF([$Rankers.G25]=30;[$R.$B$31];IF([$Rankers.G25]=31;[$R.$B$32];IF([$Rankers.G25]=32;[$R.$B$33];IF([$Rankers.G25]=33;[$R.$B$34];IF([$Rankers.G25]=34;[$R.$B$35];IF([$Rankers.G25]=35;[$R.$B$36];IF([$Rankers.G25]=36;[$R.$B$37];IF([$Rankers.G25]=0;0;[$R.F61])))))))))))))))))))))))))))))))))))))" office:value-type="float" office:value="30" calcext:value-type="float">
            <text:p>30</text:p>
          </table:table-cell>
          <table:table-cell table:style-name="ce22" table:formula="of:=IF([$Rankers.H25]=1;[$R.$B$2];IF([$Rankers.H25]=2;[$R.$B$3];IF([$Rankers.H25]=3;[$R.$B$4];IF([$Rankers.H25]=4;[$R.$B$5];IF([$Rankers.H25]=5;[$R.$B$6];IF([$Rankers.H25]=6;[$R.$B$7];IF([$Rankers.H25]=7;[$R.$B$8];IF([$Rankers.H25]=8;[$R.$B$9];IF([$Rankers.H25]=9;[$R.$B$10];IF([$Rankers.H25]=10;[$R.$B$11];IF([$Rankers.H25]=11;[$R.$B$12];IF([$Rankers.H25]=12;[$R.$B$13];IF([$Rankers.H25]=13;[$R.$B$14];IF([$Rankers.H25]=14;[$R.$B$15];IF([$Rankers.H25]=15;[$R.$B$16];IF([$Rankers.H25]=16;[$R.$B$17];IF([$Rankers.H25]=17;[$R.$B$18];IF([$Rankers.H25]=18;[$R.$B$19];IF([$Rankers.H25]=19;[$R.$B$20];IF([$Rankers.H25]=20;[$R.$B$21];IF([$Rankers.H25]=21;[$R.$B$22];IF([$Rankers.H25]=22;[$R.$B$23];IF([$Rankers.H25]=23;[$R.$B$24];IF([$Rankers.H25]=24;[$R.$B$25];IF([$Rankers.H25]=25;[$R.$B$26];IF([$Rankers.H25]=26;[$R.$B$27];IF([$Rankers.H25]=27;[$R.$B$28];IF([$Rankers.H25]=28;[$R.$B$29];IF([$Rankers.H25]=29;[$R.$B$30];IF([$Rankers.H25]=30;[$R.$B$31];IF([$Rankers.H25]=31;[$R.$B$32];IF([$Rankers.H25]=32;[$R.$B$33];IF([$Rankers.H25]=33;[$R.$B$34];IF([$Rankers.H25]=34;[$R.$B$35];IF([$Rankers.H25]=35;[$R.$B$36];IF([$Rankers.H25]=36;[$R.$B$37];IF([$Rankers.H25]=0;0;[$R.G61])))))))))))))))))))))))))))))))))))))" office:value-type="float" office:value="29" calcext:value-type="float">
            <text:p>29</text:p>
          </table:table-cell>
          <table:table-cell table:style-name="ce22" table:formula="of:=IF([$Rankers.I25]=1;[$R.$B$2];IF([$Rankers.I25]=2;[$R.$B$3];IF([$Rankers.I25]=3;[$R.$B$4];IF([$Rankers.I25]=4;[$R.$B$5];IF([$Rankers.I25]=5;[$R.$B$6];IF([$Rankers.I25]=6;[$R.$B$7];IF([$Rankers.I25]=7;[$R.$B$8];IF([$Rankers.I25]=8;[$R.$B$9];IF([$Rankers.I25]=9;[$R.$B$10];IF([$Rankers.I25]=10;[$R.$B$11];IF([$Rankers.I25]=11;[$R.$B$12];IF([$Rankers.I25]=12;[$R.$B$13];IF([$Rankers.I25]=13;[$R.$B$14];IF([$Rankers.I25]=14;[$R.$B$15];IF([$Rankers.I25]=15;[$R.$B$16];IF([$Rankers.I25]=16;[$R.$B$17];IF([$Rankers.I25]=17;[$R.$B$18];IF([$Rankers.I25]=18;[$R.$B$19];IF([$Rankers.I25]=19;[$R.$B$20];IF([$Rankers.I25]=20;[$R.$B$21];IF([$Rankers.I25]=21;[$R.$B$22];IF([$Rankers.I25]=22;[$R.$B$23];IF([$Rankers.I25]=23;[$R.$B$24];IF([$Rankers.I25]=24;[$R.$B$25];IF([$Rankers.I25]=25;[$R.$B$26];IF([$Rankers.I25]=26;[$R.$B$27];IF([$Rankers.I25]=27;[$R.$B$28];IF([$Rankers.I25]=28;[$R.$B$29];IF([$Rankers.I25]=29;[$R.$B$30];IF([$Rankers.I25]=30;[$R.$B$31];IF([$Rankers.I25]=31;[$R.$B$32];IF([$Rankers.I25]=32;[$R.$B$33];IF([$Rankers.I25]=33;[$R.$B$34];IF([$Rankers.I25]=34;[$R.$B$35];IF([$Rankers.I25]=35;[$R.$B$36];IF([$Rankers.I25]=36;[$R.$B$37];IF([$Rankers.I25]=0;0;[$R.H61])))))))))))))))))))))))))))))))))))))" office:value-type="float" office:value="22" calcext:value-type="float">
            <text:p>22</text:p>
          </table:table-cell>
          <table:table-cell table:style-name="ce22" table:formula="of:=IF([$Rankers.J25]=1;[$R.$B$2];IF([$Rankers.J25]=2;[$R.$B$3];IF([$Rankers.J25]=3;[$R.$B$4];IF([$Rankers.J25]=4;[$R.$B$5];IF([$Rankers.J25]=5;[$R.$B$6];IF([$Rankers.J25]=6;[$R.$B$7];IF([$Rankers.J25]=7;[$R.$B$8];IF([$Rankers.J25]=8;[$R.$B$9];IF([$Rankers.J25]=9;[$R.$B$10];IF([$Rankers.J25]=10;[$R.$B$11];IF([$Rankers.J25]=11;[$R.$B$12];IF([$Rankers.J25]=12;[$R.$B$13];IF([$Rankers.J25]=13;[$R.$B$14];IF([$Rankers.J25]=14;[$R.$B$15];IF([$Rankers.J25]=15;[$R.$B$16];IF([$Rankers.J25]=16;[$R.$B$17];IF([$Rankers.J25]=17;[$R.$B$18];IF([$Rankers.J25]=18;[$R.$B$19];IF([$Rankers.J25]=19;[$R.$B$20];IF([$Rankers.J25]=20;[$R.$B$21];IF([$Rankers.J25]=21;[$R.$B$22];IF([$Rankers.J25]=22;[$R.$B$23];IF([$Rankers.J25]=23;[$R.$B$24];IF([$Rankers.J25]=24;[$R.$B$25];IF([$Rankers.J25]=25;[$R.$B$26];IF([$Rankers.J25]=26;[$R.$B$27];IF([$Rankers.J25]=27;[$R.$B$28];IF([$Rankers.J25]=28;[$R.$B$29];IF([$Rankers.J25]=29;[$R.$B$30];IF([$Rankers.J25]=30;[$R.$B$31];IF([$Rankers.J25]=31;[$R.$B$32];IF([$Rankers.J25]=32;[$R.$B$33];IF([$Rankers.J25]=33;[$R.$B$34];IF([$Rankers.J25]=34;[$R.$B$35];IF([$Rankers.J25]=35;[$R.$B$36];IF([$Rankers.J25]=36;[$R.$B$37];IF([$Rankers.J25]=0;0;[$R.I61])))))))))))))))))))))))))))))))))))))" office:value-type="float" office:value="33" calcext:value-type="float">
            <text:p>33</text:p>
          </table:table-cell>
          <table:table-cell table:style-name="ce25" table:formula="of:=IF([$Rankers.K25]=1;[$R.$B$2];IF([$Rankers.K25]=2;[$R.$B$3];IF([$Rankers.K25]=3;[$R.$B$4];IF([$Rankers.K25]=4;[$R.$B$5];IF([$Rankers.K25]=5;[$R.$B$6];IF([$Rankers.K25]=6;[$R.$B$7];IF([$Rankers.K25]=7;[$R.$B$8];IF([$Rankers.K25]=8;[$R.$B$9];IF([$Rankers.K25]=9;[$R.$B$10];IF([$Rankers.K25]=10;[$R.$B$11];IF([$Rankers.K25]=11;[$R.$B$12];IF([$Rankers.K25]=12;[$R.$B$13];IF([$Rankers.K25]=13;[$R.$B$14];IF([$Rankers.K25]=14;[$R.$B$15];IF([$Rankers.K25]=15;[$R.$B$16];IF([$Rankers.K25]=16;[$R.$B$17];IF([$Rankers.K25]=17;[$R.$B$18];IF([$Rankers.K25]=18;[$R.$B$19];IF([$Rankers.K25]=19;[$R.$B$20];IF([$Rankers.K25]=20;[$R.$B$21];IF([$Rankers.K25]=21;[$R.$B$22];IF([$Rankers.K25]=22;[$R.$B$23];IF([$Rankers.K25]=23;[$R.$B$24];IF([$Rankers.K25]=24;[$R.$B$25];IF([$Rankers.K25]=25;[$R.$B$26];IF([$Rankers.K25]=26;[$R.$B$27];IF([$Rankers.K25]=27;[$R.$B$28];IF([$Rankers.K25]=28;[$R.$B$29];IF([$Rankers.K25]=29;[$R.$B$30];IF([$Rankers.K25]=30;[$R.$B$31];IF([$Rankers.K25]=31;[$R.$B$32];IF([$Rankers.K25]=32;[$R.$B$33];IF([$Rankers.K25]=33;[$R.$B$34];IF([$Rankers.K25]=34;[$R.$B$35];IF([$Rankers.K25]=35;[$R.$B$36];IF([$Rankers.K25]=36;[$R.$B$37];IF([$Rankers.K25]=0;0;[$R.J61])))))))))))))))))))))))))))))))))))))" office:value-type="float" office:value="15" calcext:value-type="float">
            <text:p>15</text:p>
          </table:table-cell>
          <table:table-cell table:style-name="ce28" office:value-type="float" office:value="31" calcext:value-type="float">
            <text:p>3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25]+1" office:value-type="float" office:value="25" calcext:value-type="float">
            <text:p>25</text:p>
          </table:table-cell>
          <table:table-cell table:style-name="ce8" office:value-type="string" calcext:value-type="string">
            <text:p>Пермяков Денис Сергеевич</text:p>
          </table:table-cell>
          <table:table-cell table:style-name="ce15" table:formula="of:=SUM([.D26:.ZZ26])" office:value-type="float" office:value="75" calcext:value-type="float">
            <text:p>75.00</text:p>
          </table:table-cell>
          <table:table-cell table:style-name="ce22" table:formula="of:=IF([$Rankers.C26]=1;[$R.$B$2];IF([$Rankers.C26]=2;[$R.$B$3];IF([$Rankers.C26]=3;[$R.$B$4];IF([$Rankers.C26]=4;[$R.$B$5];IF([$Rankers.C26]=5;[$R.$B$6];IF([$Rankers.C26]=6;[$R.$B$7];IF([$Rankers.C26]=7;[$R.$B$8];IF([$Rankers.C26]=8;[$R.$B$9];IF([$Rankers.C26]=9;[$R.$B$10];IF([$Rankers.C26]=10;[$R.$B$11];IF([$Rankers.C26]=11;[$R.$B$12];IF([$Rankers.C26]=12;[$R.$B$13];IF([$Rankers.C26]=13;[$R.$B$14];IF([$Rankers.C26]=14;[$R.$B$15];IF([$Rankers.C26]=15;[$R.$B$16];IF([$Rankers.C26]=16;[$R.$B$17];IF([$Rankers.C26]=17;[$R.$B$18];IF([$Rankers.C26]=18;[$R.$B$19];IF([$Rankers.C26]=19;[$R.$B$20];IF([$Rankers.C26]=20;[$R.$B$21];IF([$Rankers.C26]=21;[$R.$B$22];IF([$Rankers.C26]=22;[$R.$B$23];IF([$Rankers.C26]=23;[$R.$B$24];IF([$Rankers.C26]=24;[$R.$B$25];IF([$Rankers.C26]=25;[$R.$B$26];IF([$Rankers.C26]=26;[$R.$B$27];IF([$Rankers.C26]=27;[$R.$B$28];IF([$Rankers.C26]=28;[$R.$B$29];IF([$Rankers.C26]=29;[$R.$B$30];IF([$Rankers.C26]=30;[$R.$B$31];IF([$Rankers.C26]=31;[$R.$B$32];IF([$Rankers.C26]=32;[$R.$B$33];IF([$Rankers.C26]=33;[$R.$B$34];IF([$Rankers.C26]=34;[$R.$B$35];IF([$Rankers.C26]=35;[$R.$B$36];IF([$Rankers.C26]=36;[$R.$B$37];IF([$Rankers.C26]=0;0;[$R.B62])))))))))))))))))))))))))))))))))))))" office:value-type="float" office:value="10" calcext:value-type="float">
            <text:p>10</text:p>
          </table:table-cell>
          <table:table-cell table:style-name="ce22" table:formula="of:=IF([$Rankers.D26]=1;[$R.$B$2];IF([$Rankers.D26]=2;[$R.$B$3];IF([$Rankers.D26]=3;[$R.$B$4];IF([$Rankers.D26]=4;[$R.$B$5];IF([$Rankers.D26]=5;[$R.$B$6];IF([$Rankers.D26]=6;[$R.$B$7];IF([$Rankers.D26]=7;[$R.$B$8];IF([$Rankers.D26]=8;[$R.$B$9];IF([$Rankers.D26]=9;[$R.$B$10];IF([$Rankers.D26]=10;[$R.$B$11];IF([$Rankers.D26]=11;[$R.$B$12];IF([$Rankers.D26]=12;[$R.$B$13];IF([$Rankers.D26]=13;[$R.$B$14];IF([$Rankers.D26]=14;[$R.$B$15];IF([$Rankers.D26]=15;[$R.$B$16];IF([$Rankers.D26]=16;[$R.$B$17];IF([$Rankers.D26]=17;[$R.$B$18];IF([$Rankers.D26]=18;[$R.$B$19];IF([$Rankers.D26]=19;[$R.$B$20];IF([$Rankers.D26]=20;[$R.$B$21];IF([$Rankers.D26]=21;[$R.$B$22];IF([$Rankers.D26]=22;[$R.$B$23];IF([$Rankers.D26]=23;[$R.$B$24];IF([$Rankers.D26]=24;[$R.$B$25];IF([$Rankers.D26]=25;[$R.$B$26];IF([$Rankers.D26]=26;[$R.$B$27];IF([$Rankers.D26]=27;[$R.$B$28];IF([$Rankers.D26]=28;[$R.$B$29];IF([$Rankers.D26]=29;[$R.$B$30];IF([$Rankers.D26]=30;[$R.$B$31];IF([$Rankers.D26]=31;[$R.$B$32];IF([$Rankers.D26]=32;[$R.$B$33];IF([$Rankers.D26]=33;[$R.$B$34];IF([$Rankers.D26]=34;[$R.$B$35];IF([$Rankers.D26]=35;[$R.$B$36];IF([$Rankers.D26]=36;[$R.$B$37];IF([$Rankers.D26]=0;0;[$R.C62])))))))))))))))))))))))))))))))))))))" office:value-type="float" office:value="0" calcext:value-type="float">
            <text:p>0</text:p>
          </table:table-cell>
          <table:table-cell table:style-name="ce22" table:formula="of:=IF([$Rankers.E26]=1;[$R.$B$2];IF([$Rankers.E26]=2;[$R.$B$3];IF([$Rankers.E26]=3;[$R.$B$4];IF([$Rankers.E26]=4;[$R.$B$5];IF([$Rankers.E26]=5;[$R.$B$6];IF([$Rankers.E26]=6;[$R.$B$7];IF([$Rankers.E26]=7;[$R.$B$8];IF([$Rankers.E26]=8;[$R.$B$9];IF([$Rankers.E26]=9;[$R.$B$10];IF([$Rankers.E26]=10;[$R.$B$11];IF([$Rankers.E26]=11;[$R.$B$12];IF([$Rankers.E26]=12;[$R.$B$13];IF([$Rankers.E26]=13;[$R.$B$14];IF([$Rankers.E26]=14;[$R.$B$15];IF([$Rankers.E26]=15;[$R.$B$16];IF([$Rankers.E26]=16;[$R.$B$17];IF([$Rankers.E26]=17;[$R.$B$18];IF([$Rankers.E26]=18;[$R.$B$19];IF([$Rankers.E26]=19;[$R.$B$20];IF([$Rankers.E26]=20;[$R.$B$21];IF([$Rankers.E26]=21;[$R.$B$22];IF([$Rankers.E26]=22;[$R.$B$23];IF([$Rankers.E26]=23;[$R.$B$24];IF([$Rankers.E26]=24;[$R.$B$25];IF([$Rankers.E26]=25;[$R.$B$26];IF([$Rankers.E26]=26;[$R.$B$27];IF([$Rankers.E26]=27;[$R.$B$28];IF([$Rankers.E26]=28;[$R.$B$29];IF([$Rankers.E26]=29;[$R.$B$30];IF([$Rankers.E26]=30;[$R.$B$31];IF([$Rankers.E26]=31;[$R.$B$32];IF([$Rankers.E26]=32;[$R.$B$33];IF([$Rankers.E26]=33;[$R.$B$34];IF([$Rankers.E26]=34;[$R.$B$35];IF([$Rankers.E26]=35;[$R.$B$36];IF([$Rankers.E26]=36;[$R.$B$37];IF([$Rankers.E26]=0;0;[$R.D62])))))))))))))))))))))))))))))))))))))" office:value-type="float" office:value="0" calcext:value-type="float">
            <text:p>0</text:p>
          </table:table-cell>
          <table:table-cell table:style-name="ce22" table:formula="of:=IF([$Rankers.F26]=1;[$R.$B$2];IF([$Rankers.F26]=2;[$R.$B$3];IF([$Rankers.F26]=3;[$R.$B$4];IF([$Rankers.F26]=4;[$R.$B$5];IF([$Rankers.F26]=5;[$R.$B$6];IF([$Rankers.F26]=6;[$R.$B$7];IF([$Rankers.F26]=7;[$R.$B$8];IF([$Rankers.F26]=8;[$R.$B$9];IF([$Rankers.F26]=9;[$R.$B$10];IF([$Rankers.F26]=10;[$R.$B$11];IF([$Rankers.F26]=11;[$R.$B$12];IF([$Rankers.F26]=12;[$R.$B$13];IF([$Rankers.F26]=13;[$R.$B$14];IF([$Rankers.F26]=14;[$R.$B$15];IF([$Rankers.F26]=15;[$R.$B$16];IF([$Rankers.F26]=16;[$R.$B$17];IF([$Rankers.F26]=17;[$R.$B$18];IF([$Rankers.F26]=18;[$R.$B$19];IF([$Rankers.F26]=19;[$R.$B$20];IF([$Rankers.F26]=20;[$R.$B$21];IF([$Rankers.F26]=21;[$R.$B$22];IF([$Rankers.F26]=22;[$R.$B$23];IF([$Rankers.F26]=23;[$R.$B$24];IF([$Rankers.F26]=24;[$R.$B$25];IF([$Rankers.F26]=25;[$R.$B$26];IF([$Rankers.F26]=26;[$R.$B$27];IF([$Rankers.F26]=27;[$R.$B$28];IF([$Rankers.F26]=28;[$R.$B$29];IF([$Rankers.F26]=29;[$R.$B$30];IF([$Rankers.F26]=30;[$R.$B$31];IF([$Rankers.F26]=31;[$R.$B$32];IF([$Rankers.F26]=32;[$R.$B$33];IF([$Rankers.F26]=33;[$R.$B$34];IF([$Rankers.F26]=34;[$R.$B$35];IF([$Rankers.F26]=35;[$R.$B$36];IF([$Rankers.F26]=36;[$R.$B$37];IF([$Rankers.F26]=0;0;[$R.E62])))))))))))))))))))))))))))))))))))))" office:value-type="float" office:value="8" calcext:value-type="float">
            <text:p>8</text:p>
          </table:table-cell>
          <table:table-cell table:style-name="ce22" table:formula="of:=IF([$Rankers.G26]=1;[$R.$B$2];IF([$Rankers.G26]=2;[$R.$B$3];IF([$Rankers.G26]=3;[$R.$B$4];IF([$Rankers.G26]=4;[$R.$B$5];IF([$Rankers.G26]=5;[$R.$B$6];IF([$Rankers.G26]=6;[$R.$B$7];IF([$Rankers.G26]=7;[$R.$B$8];IF([$Rankers.G26]=8;[$R.$B$9];IF([$Rankers.G26]=9;[$R.$B$10];IF([$Rankers.G26]=10;[$R.$B$11];IF([$Rankers.G26]=11;[$R.$B$12];IF([$Rankers.G26]=12;[$R.$B$13];IF([$Rankers.G26]=13;[$R.$B$14];IF([$Rankers.G26]=14;[$R.$B$15];IF([$Rankers.G26]=15;[$R.$B$16];IF([$Rankers.G26]=16;[$R.$B$17];IF([$Rankers.G26]=17;[$R.$B$18];IF([$Rankers.G26]=18;[$R.$B$19];IF([$Rankers.G26]=19;[$R.$B$20];IF([$Rankers.G26]=20;[$R.$B$21];IF([$Rankers.G26]=21;[$R.$B$22];IF([$Rankers.G26]=22;[$R.$B$23];IF([$Rankers.G26]=23;[$R.$B$24];IF([$Rankers.G26]=24;[$R.$B$25];IF([$Rankers.G26]=25;[$R.$B$26];IF([$Rankers.G26]=26;[$R.$B$27];IF([$Rankers.G26]=27;[$R.$B$28];IF([$Rankers.G26]=28;[$R.$B$29];IF([$Rankers.G26]=29;[$R.$B$30];IF([$Rankers.G26]=30;[$R.$B$31];IF([$Rankers.G26]=31;[$R.$B$32];IF([$Rankers.G26]=32;[$R.$B$33];IF([$Rankers.G26]=33;[$R.$B$34];IF([$Rankers.G26]=34;[$R.$B$35];IF([$Rankers.G26]=35;[$R.$B$36];IF([$Rankers.G26]=36;[$R.$B$37];IF([$Rankers.G26]=0;0;[$R.F62])))))))))))))))))))))))))))))))))))))" office:value-type="float" office:value="15" calcext:value-type="float">
            <text:p>15</text:p>
          </table:table-cell>
          <table:table-cell table:style-name="ce22" table:formula="of:=IF([$Rankers.H26]=1;[$R.$B$2];IF([$Rankers.H26]=2;[$R.$B$3];IF([$Rankers.H26]=3;[$R.$B$4];IF([$Rankers.H26]=4;[$R.$B$5];IF([$Rankers.H26]=5;[$R.$B$6];IF([$Rankers.H26]=6;[$R.$B$7];IF([$Rankers.H26]=7;[$R.$B$8];IF([$Rankers.H26]=8;[$R.$B$9];IF([$Rankers.H26]=9;[$R.$B$10];IF([$Rankers.H26]=10;[$R.$B$11];IF([$Rankers.H26]=11;[$R.$B$12];IF([$Rankers.H26]=12;[$R.$B$13];IF([$Rankers.H26]=13;[$R.$B$14];IF([$Rankers.H26]=14;[$R.$B$15];IF([$Rankers.H26]=15;[$R.$B$16];IF([$Rankers.H26]=16;[$R.$B$17];IF([$Rankers.H26]=17;[$R.$B$18];IF([$Rankers.H26]=18;[$R.$B$19];IF([$Rankers.H26]=19;[$R.$B$20];IF([$Rankers.H26]=20;[$R.$B$21];IF([$Rankers.H26]=21;[$R.$B$22];IF([$Rankers.H26]=22;[$R.$B$23];IF([$Rankers.H26]=23;[$R.$B$24];IF([$Rankers.H26]=24;[$R.$B$25];IF([$Rankers.H26]=25;[$R.$B$26];IF([$Rankers.H26]=26;[$R.$B$27];IF([$Rankers.H26]=27;[$R.$B$28];IF([$Rankers.H26]=28;[$R.$B$29];IF([$Rankers.H26]=29;[$R.$B$30];IF([$Rankers.H26]=30;[$R.$B$31];IF([$Rankers.H26]=31;[$R.$B$32];IF([$Rankers.H26]=32;[$R.$B$33];IF([$Rankers.H26]=33;[$R.$B$34];IF([$Rankers.H26]=34;[$R.$B$35];IF([$Rankers.H26]=35;[$R.$B$36];IF([$Rankers.H26]=36;[$R.$B$37];IF([$Rankers.H26]=0;0;[$R.G62])))))))))))))))))))))))))))))))))))))" office:value-type="float" office:value="0" calcext:value-type="float">
            <text:p>0</text:p>
          </table:table-cell>
          <table:table-cell table:style-name="ce22" table:formula="of:=IF([$Rankers.I26]=1;[$R.$B$2];IF([$Rankers.I26]=2;[$R.$B$3];IF([$Rankers.I26]=3;[$R.$B$4];IF([$Rankers.I26]=4;[$R.$B$5];IF([$Rankers.I26]=5;[$R.$B$6];IF([$Rankers.I26]=6;[$R.$B$7];IF([$Rankers.I26]=7;[$R.$B$8];IF([$Rankers.I26]=8;[$R.$B$9];IF([$Rankers.I26]=9;[$R.$B$10];IF([$Rankers.I26]=10;[$R.$B$11];IF([$Rankers.I26]=11;[$R.$B$12];IF([$Rankers.I26]=12;[$R.$B$13];IF([$Rankers.I26]=13;[$R.$B$14];IF([$Rankers.I26]=14;[$R.$B$15];IF([$Rankers.I26]=15;[$R.$B$16];IF([$Rankers.I26]=16;[$R.$B$17];IF([$Rankers.I26]=17;[$R.$B$18];IF([$Rankers.I26]=18;[$R.$B$19];IF([$Rankers.I26]=19;[$R.$B$20];IF([$Rankers.I26]=20;[$R.$B$21];IF([$Rankers.I26]=21;[$R.$B$22];IF([$Rankers.I26]=22;[$R.$B$23];IF([$Rankers.I26]=23;[$R.$B$24];IF([$Rankers.I26]=24;[$R.$B$25];IF([$Rankers.I26]=25;[$R.$B$26];IF([$Rankers.I26]=26;[$R.$B$27];IF([$Rankers.I26]=27;[$R.$B$28];IF([$Rankers.I26]=28;[$R.$B$29];IF([$Rankers.I26]=29;[$R.$B$30];IF([$Rankers.I26]=30;[$R.$B$31];IF([$Rankers.I26]=31;[$R.$B$32];IF([$Rankers.I26]=32;[$R.$B$33];IF([$Rankers.I26]=33;[$R.$B$34];IF([$Rankers.I26]=34;[$R.$B$35];IF([$Rankers.I26]=35;[$R.$B$36];IF([$Rankers.I26]=36;[$R.$B$37];IF([$Rankers.I26]=0;0;[$R.H62])))))))))))))))))))))))))))))))))))))" office:value-type="float" office:value="14" calcext:value-type="float">
            <text:p>14</text:p>
          </table:table-cell>
          <table:table-cell table:style-name="ce22" table:formula="of:=IF([$Rankers.J26]=1;[$R.$B$2];IF([$Rankers.J26]=2;[$R.$B$3];IF([$Rankers.J26]=3;[$R.$B$4];IF([$Rankers.J26]=4;[$R.$B$5];IF([$Rankers.J26]=5;[$R.$B$6];IF([$Rankers.J26]=6;[$R.$B$7];IF([$Rankers.J26]=7;[$R.$B$8];IF([$Rankers.J26]=8;[$R.$B$9];IF([$Rankers.J26]=9;[$R.$B$10];IF([$Rankers.J26]=10;[$R.$B$11];IF([$Rankers.J26]=11;[$R.$B$12];IF([$Rankers.J26]=12;[$R.$B$13];IF([$Rankers.J26]=13;[$R.$B$14];IF([$Rankers.J26]=14;[$R.$B$15];IF([$Rankers.J26]=15;[$R.$B$16];IF([$Rankers.J26]=16;[$R.$B$17];IF([$Rankers.J26]=17;[$R.$B$18];IF([$Rankers.J26]=18;[$R.$B$19];IF([$Rankers.J26]=19;[$R.$B$20];IF([$Rankers.J26]=20;[$R.$B$21];IF([$Rankers.J26]=21;[$R.$B$22];IF([$Rankers.J26]=22;[$R.$B$23];IF([$Rankers.J26]=23;[$R.$B$24];IF([$Rankers.J26]=24;[$R.$B$25];IF([$Rankers.J26]=25;[$R.$B$26];IF([$Rankers.J26]=26;[$R.$B$27];IF([$Rankers.J26]=27;[$R.$B$28];IF([$Rankers.J26]=28;[$R.$B$29];IF([$Rankers.J26]=29;[$R.$B$30];IF([$Rankers.J26]=30;[$R.$B$31];IF([$Rankers.J26]=31;[$R.$B$32];IF([$Rankers.J26]=32;[$R.$B$33];IF([$Rankers.J26]=33;[$R.$B$34];IF([$Rankers.J26]=34;[$R.$B$35];IF([$Rankers.J26]=35;[$R.$B$36];IF([$Rankers.J26]=36;[$R.$B$37];IF([$Rankers.J26]=0;0;[$R.I62])))))))))))))))))))))))))))))))))))))" office:value-type="float" office:value="0" calcext:value-type="float">
            <text:p>0</text:p>
          </table:table-cell>
          <table:table-cell table:style-name="ce25" table:formula="of:=IF([$Rankers.K26]=1;[$R.$B$2];IF([$Rankers.K26]=2;[$R.$B$3];IF([$Rankers.K26]=3;[$R.$B$4];IF([$Rankers.K26]=4;[$R.$B$5];IF([$Rankers.K26]=5;[$R.$B$6];IF([$Rankers.K26]=6;[$R.$B$7];IF([$Rankers.K26]=7;[$R.$B$8];IF([$Rankers.K26]=8;[$R.$B$9];IF([$Rankers.K26]=9;[$R.$B$10];IF([$Rankers.K26]=10;[$R.$B$11];IF([$Rankers.K26]=11;[$R.$B$12];IF([$Rankers.K26]=12;[$R.$B$13];IF([$Rankers.K26]=13;[$R.$B$14];IF([$Rankers.K26]=14;[$R.$B$15];IF([$Rankers.K26]=15;[$R.$B$16];IF([$Rankers.K26]=16;[$R.$B$17];IF([$Rankers.K26]=17;[$R.$B$18];IF([$Rankers.K26]=18;[$R.$B$19];IF([$Rankers.K26]=19;[$R.$B$20];IF([$Rankers.K26]=20;[$R.$B$21];IF([$Rankers.K26]=21;[$R.$B$22];IF([$Rankers.K26]=22;[$R.$B$23];IF([$Rankers.K26]=23;[$R.$B$24];IF([$Rankers.K26]=24;[$R.$B$25];IF([$Rankers.K26]=25;[$R.$B$26];IF([$Rankers.K26]=26;[$R.$B$27];IF([$Rankers.K26]=27;[$R.$B$28];IF([$Rankers.K26]=28;[$R.$B$29];IF([$Rankers.K26]=29;[$R.$B$30];IF([$Rankers.K26]=30;[$R.$B$31];IF([$Rankers.K26]=31;[$R.$B$32];IF([$Rankers.K26]=32;[$R.$B$33];IF([$Rankers.K26]=33;[$R.$B$34];IF([$Rankers.K26]=34;[$R.$B$35];IF([$Rankers.K26]=35;[$R.$B$36];IF([$Rankers.K26]=36;[$R.$B$37];IF([$Rankers.K26]=0;0;[$R.J62])))))))))))))))))))))))))))))))))))))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26]+1" office:value-type="float" office:value="26" calcext:value-type="float">
            <text:p>26</text:p>
          </table:table-cell>
          <table:table-cell table:style-name="ce8" office:value-type="string" calcext:value-type="string">
            <text:p>Петров Артём Станиславович</text:p>
          </table:table-cell>
          <table:table-cell table:style-name="ce15" table:formula="of:=SUM([.D27:.ZZ27])" office:value-type="float" office:value="0" calcext:value-type="float">
            <text:p>0.00</text:p>
          </table:table-cell>
          <table:table-cell table:style-name="ce22" table:formula="of:=IF([$Rankers.C27]=1;[$R.$B$2];IF([$Rankers.C27]=2;[$R.$B$3];IF([$Rankers.C27]=3;[$R.$B$4];IF([$Rankers.C27]=4;[$R.$B$5];IF([$Rankers.C27]=5;[$R.$B$6];IF([$Rankers.C27]=6;[$R.$B$7];IF([$Rankers.C27]=7;[$R.$B$8];IF([$Rankers.C27]=8;[$R.$B$9];IF([$Rankers.C27]=9;[$R.$B$10];IF([$Rankers.C27]=10;[$R.$B$11];IF([$Rankers.C27]=11;[$R.$B$12];IF([$Rankers.C27]=12;[$R.$B$13];IF([$Rankers.C27]=13;[$R.$B$14];IF([$Rankers.C27]=14;[$R.$B$15];IF([$Rankers.C27]=15;[$R.$B$16];IF([$Rankers.C27]=16;[$R.$B$17];IF([$Rankers.C27]=17;[$R.$B$18];IF([$Rankers.C27]=18;[$R.$B$19];IF([$Rankers.C27]=19;[$R.$B$20];IF([$Rankers.C27]=20;[$R.$B$21];IF([$Rankers.C27]=21;[$R.$B$22];IF([$Rankers.C27]=22;[$R.$B$23];IF([$Rankers.C27]=23;[$R.$B$24];IF([$Rankers.C27]=24;[$R.$B$25];IF([$Rankers.C27]=25;[$R.$B$26];IF([$Rankers.C27]=26;[$R.$B$27];IF([$Rankers.C27]=27;[$R.$B$28];IF([$Rankers.C27]=28;[$R.$B$29];IF([$Rankers.C27]=29;[$R.$B$30];IF([$Rankers.C27]=30;[$R.$B$31];IF([$Rankers.C27]=31;[$R.$B$32];IF([$Rankers.C27]=32;[$R.$B$33];IF([$Rankers.C27]=33;[$R.$B$34];IF([$Rankers.C27]=34;[$R.$B$35];IF([$Rankers.C27]=35;[$R.$B$36];IF([$Rankers.C27]=36;[$R.$B$37];IF([$Rankers.C27]=0;0;[$R.B63])))))))))))))))))))))))))))))))))))))" office:value-type="float" office:value="0" calcext:value-type="float">
            <text:p>0</text:p>
          </table:table-cell>
          <table:table-cell table:style-name="ce22" table:formula="of:=IF([$Rankers.D27]=1;[$R.$B$2];IF([$Rankers.D27]=2;[$R.$B$3];IF([$Rankers.D27]=3;[$R.$B$4];IF([$Rankers.D27]=4;[$R.$B$5];IF([$Rankers.D27]=5;[$R.$B$6];IF([$Rankers.D27]=6;[$R.$B$7];IF([$Rankers.D27]=7;[$R.$B$8];IF([$Rankers.D27]=8;[$R.$B$9];IF([$Rankers.D27]=9;[$R.$B$10];IF([$Rankers.D27]=10;[$R.$B$11];IF([$Rankers.D27]=11;[$R.$B$12];IF([$Rankers.D27]=12;[$R.$B$13];IF([$Rankers.D27]=13;[$R.$B$14];IF([$Rankers.D27]=14;[$R.$B$15];IF([$Rankers.D27]=15;[$R.$B$16];IF([$Rankers.D27]=16;[$R.$B$17];IF([$Rankers.D27]=17;[$R.$B$18];IF([$Rankers.D27]=18;[$R.$B$19];IF([$Rankers.D27]=19;[$R.$B$20];IF([$Rankers.D27]=20;[$R.$B$21];IF([$Rankers.D27]=21;[$R.$B$22];IF([$Rankers.D27]=22;[$R.$B$23];IF([$Rankers.D27]=23;[$R.$B$24];IF([$Rankers.D27]=24;[$R.$B$25];IF([$Rankers.D27]=25;[$R.$B$26];IF([$Rankers.D27]=26;[$R.$B$27];IF([$Rankers.D27]=27;[$R.$B$28];IF([$Rankers.D27]=28;[$R.$B$29];IF([$Rankers.D27]=29;[$R.$B$30];IF([$Rankers.D27]=30;[$R.$B$31];IF([$Rankers.D27]=31;[$R.$B$32];IF([$Rankers.D27]=32;[$R.$B$33];IF([$Rankers.D27]=33;[$R.$B$34];IF([$Rankers.D27]=34;[$R.$B$35];IF([$Rankers.D27]=35;[$R.$B$36];IF([$Rankers.D27]=36;[$R.$B$37];IF([$Rankers.D27]=0;0;[$R.C63])))))))))))))))))))))))))))))))))))))" office:value-type="float" office:value="0" calcext:value-type="float">
            <text:p>0</text:p>
          </table:table-cell>
          <table:table-cell table:style-name="ce22" table:formula="of:=IF([$Rankers.E27]=1;[$R.$B$2];IF([$Rankers.E27]=2;[$R.$B$3];IF([$Rankers.E27]=3;[$R.$B$4];IF([$Rankers.E27]=4;[$R.$B$5];IF([$Rankers.E27]=5;[$R.$B$6];IF([$Rankers.E27]=6;[$R.$B$7];IF([$Rankers.E27]=7;[$R.$B$8];IF([$Rankers.E27]=8;[$R.$B$9];IF([$Rankers.E27]=9;[$R.$B$10];IF([$Rankers.E27]=10;[$R.$B$11];IF([$Rankers.E27]=11;[$R.$B$12];IF([$Rankers.E27]=12;[$R.$B$13];IF([$Rankers.E27]=13;[$R.$B$14];IF([$Rankers.E27]=14;[$R.$B$15];IF([$Rankers.E27]=15;[$R.$B$16];IF([$Rankers.E27]=16;[$R.$B$17];IF([$Rankers.E27]=17;[$R.$B$18];IF([$Rankers.E27]=18;[$R.$B$19];IF([$Rankers.E27]=19;[$R.$B$20];IF([$Rankers.E27]=20;[$R.$B$21];IF([$Rankers.E27]=21;[$R.$B$22];IF([$Rankers.E27]=22;[$R.$B$23];IF([$Rankers.E27]=23;[$R.$B$24];IF([$Rankers.E27]=24;[$R.$B$25];IF([$Rankers.E27]=25;[$R.$B$26];IF([$Rankers.E27]=26;[$R.$B$27];IF([$Rankers.E27]=27;[$R.$B$28];IF([$Rankers.E27]=28;[$R.$B$29];IF([$Rankers.E27]=29;[$R.$B$30];IF([$Rankers.E27]=30;[$R.$B$31];IF([$Rankers.E27]=31;[$R.$B$32];IF([$Rankers.E27]=32;[$R.$B$33];IF([$Rankers.E27]=33;[$R.$B$34];IF([$Rankers.E27]=34;[$R.$B$35];IF([$Rankers.E27]=35;[$R.$B$36];IF([$Rankers.E27]=36;[$R.$B$37];IF([$Rankers.E27]=0;0;[$R.D63])))))))))))))))))))))))))))))))))))))" office:value-type="float" office:value="0" calcext:value-type="float">
            <text:p>0</text:p>
          </table:table-cell>
          <table:table-cell table:style-name="ce22" table:formula="of:=IF([$Rankers.F27]=1;[$R.$B$2];IF([$Rankers.F27]=2;[$R.$B$3];IF([$Rankers.F27]=3;[$R.$B$4];IF([$Rankers.F27]=4;[$R.$B$5];IF([$Rankers.F27]=5;[$R.$B$6];IF([$Rankers.F27]=6;[$R.$B$7];IF([$Rankers.F27]=7;[$R.$B$8];IF([$Rankers.F27]=8;[$R.$B$9];IF([$Rankers.F27]=9;[$R.$B$10];IF([$Rankers.F27]=10;[$R.$B$11];IF([$Rankers.F27]=11;[$R.$B$12];IF([$Rankers.F27]=12;[$R.$B$13];IF([$Rankers.F27]=13;[$R.$B$14];IF([$Rankers.F27]=14;[$R.$B$15];IF([$Rankers.F27]=15;[$R.$B$16];IF([$Rankers.F27]=16;[$R.$B$17];IF([$Rankers.F27]=17;[$R.$B$18];IF([$Rankers.F27]=18;[$R.$B$19];IF([$Rankers.F27]=19;[$R.$B$20];IF([$Rankers.F27]=20;[$R.$B$21];IF([$Rankers.F27]=21;[$R.$B$22];IF([$Rankers.F27]=22;[$R.$B$23];IF([$Rankers.F27]=23;[$R.$B$24];IF([$Rankers.F27]=24;[$R.$B$25];IF([$Rankers.F27]=25;[$R.$B$26];IF([$Rankers.F27]=26;[$R.$B$27];IF([$Rankers.F27]=27;[$R.$B$28];IF([$Rankers.F27]=28;[$R.$B$29];IF([$Rankers.F27]=29;[$R.$B$30];IF([$Rankers.F27]=30;[$R.$B$31];IF([$Rankers.F27]=31;[$R.$B$32];IF([$Rankers.F27]=32;[$R.$B$33];IF([$Rankers.F27]=33;[$R.$B$34];IF([$Rankers.F27]=34;[$R.$B$35];IF([$Rankers.F27]=35;[$R.$B$36];IF([$Rankers.F27]=36;[$R.$B$37];IF([$Rankers.F27]=0;0;[$R.E63])))))))))))))))))))))))))))))))))))))" office:value-type="float" office:value="0" calcext:value-type="float">
            <text:p>0</text:p>
          </table:table-cell>
          <table:table-cell table:style-name="ce22" table:formula="of:=IF([$Rankers.G27]=1;[$R.$B$2];IF([$Rankers.G27]=2;[$R.$B$3];IF([$Rankers.G27]=3;[$R.$B$4];IF([$Rankers.G27]=4;[$R.$B$5];IF([$Rankers.G27]=5;[$R.$B$6];IF([$Rankers.G27]=6;[$R.$B$7];IF([$Rankers.G27]=7;[$R.$B$8];IF([$Rankers.G27]=8;[$R.$B$9];IF([$Rankers.G27]=9;[$R.$B$10];IF([$Rankers.G27]=10;[$R.$B$11];IF([$Rankers.G27]=11;[$R.$B$12];IF([$Rankers.G27]=12;[$R.$B$13];IF([$Rankers.G27]=13;[$R.$B$14];IF([$Rankers.G27]=14;[$R.$B$15];IF([$Rankers.G27]=15;[$R.$B$16];IF([$Rankers.G27]=16;[$R.$B$17];IF([$Rankers.G27]=17;[$R.$B$18];IF([$Rankers.G27]=18;[$R.$B$19];IF([$Rankers.G27]=19;[$R.$B$20];IF([$Rankers.G27]=20;[$R.$B$21];IF([$Rankers.G27]=21;[$R.$B$22];IF([$Rankers.G27]=22;[$R.$B$23];IF([$Rankers.G27]=23;[$R.$B$24];IF([$Rankers.G27]=24;[$R.$B$25];IF([$Rankers.G27]=25;[$R.$B$26];IF([$Rankers.G27]=26;[$R.$B$27];IF([$Rankers.G27]=27;[$R.$B$28];IF([$Rankers.G27]=28;[$R.$B$29];IF([$Rankers.G27]=29;[$R.$B$30];IF([$Rankers.G27]=30;[$R.$B$31];IF([$Rankers.G27]=31;[$R.$B$32];IF([$Rankers.G27]=32;[$R.$B$33];IF([$Rankers.G27]=33;[$R.$B$34];IF([$Rankers.G27]=34;[$R.$B$35];IF([$Rankers.G27]=35;[$R.$B$36];IF([$Rankers.G27]=36;[$R.$B$37];IF([$Rankers.G27]=0;0;[$R.F63])))))))))))))))))))))))))))))))))))))" office:value-type="float" office:value="0" calcext:value-type="float">
            <text:p>0</text:p>
          </table:table-cell>
          <table:table-cell table:style-name="ce22" table:formula="of:=IF([$Rankers.H27]=1;[$R.$B$2];IF([$Rankers.H27]=2;[$R.$B$3];IF([$Rankers.H27]=3;[$R.$B$4];IF([$Rankers.H27]=4;[$R.$B$5];IF([$Rankers.H27]=5;[$R.$B$6];IF([$Rankers.H27]=6;[$R.$B$7];IF([$Rankers.H27]=7;[$R.$B$8];IF([$Rankers.H27]=8;[$R.$B$9];IF([$Rankers.H27]=9;[$R.$B$10];IF([$Rankers.H27]=10;[$R.$B$11];IF([$Rankers.H27]=11;[$R.$B$12];IF([$Rankers.H27]=12;[$R.$B$13];IF([$Rankers.H27]=13;[$R.$B$14];IF([$Rankers.H27]=14;[$R.$B$15];IF([$Rankers.H27]=15;[$R.$B$16];IF([$Rankers.H27]=16;[$R.$B$17];IF([$Rankers.H27]=17;[$R.$B$18];IF([$Rankers.H27]=18;[$R.$B$19];IF([$Rankers.H27]=19;[$R.$B$20];IF([$Rankers.H27]=20;[$R.$B$21];IF([$Rankers.H27]=21;[$R.$B$22];IF([$Rankers.H27]=22;[$R.$B$23];IF([$Rankers.H27]=23;[$R.$B$24];IF([$Rankers.H27]=24;[$R.$B$25];IF([$Rankers.H27]=25;[$R.$B$26];IF([$Rankers.H27]=26;[$R.$B$27];IF([$Rankers.H27]=27;[$R.$B$28];IF([$Rankers.H27]=28;[$R.$B$29];IF([$Rankers.H27]=29;[$R.$B$30];IF([$Rankers.H27]=30;[$R.$B$31];IF([$Rankers.H27]=31;[$R.$B$32];IF([$Rankers.H27]=32;[$R.$B$33];IF([$Rankers.H27]=33;[$R.$B$34];IF([$Rankers.H27]=34;[$R.$B$35];IF([$Rankers.H27]=35;[$R.$B$36];IF([$Rankers.H27]=36;[$R.$B$37];IF([$Rankers.H27]=0;0;[$R.G63])))))))))))))))))))))))))))))))))))))" office:value-type="float" office:value="0" calcext:value-type="float">
            <text:p>0</text:p>
          </table:table-cell>
          <table:table-cell table:style-name="ce22" table:formula="of:=IF([$Rankers.I27]=1;[$R.$B$2];IF([$Rankers.I27]=2;[$R.$B$3];IF([$Rankers.I27]=3;[$R.$B$4];IF([$Rankers.I27]=4;[$R.$B$5];IF([$Rankers.I27]=5;[$R.$B$6];IF([$Rankers.I27]=6;[$R.$B$7];IF([$Rankers.I27]=7;[$R.$B$8];IF([$Rankers.I27]=8;[$R.$B$9];IF([$Rankers.I27]=9;[$R.$B$10];IF([$Rankers.I27]=10;[$R.$B$11];IF([$Rankers.I27]=11;[$R.$B$12];IF([$Rankers.I27]=12;[$R.$B$13];IF([$Rankers.I27]=13;[$R.$B$14];IF([$Rankers.I27]=14;[$R.$B$15];IF([$Rankers.I27]=15;[$R.$B$16];IF([$Rankers.I27]=16;[$R.$B$17];IF([$Rankers.I27]=17;[$R.$B$18];IF([$Rankers.I27]=18;[$R.$B$19];IF([$Rankers.I27]=19;[$R.$B$20];IF([$Rankers.I27]=20;[$R.$B$21];IF([$Rankers.I27]=21;[$R.$B$22];IF([$Rankers.I27]=22;[$R.$B$23];IF([$Rankers.I27]=23;[$R.$B$24];IF([$Rankers.I27]=24;[$R.$B$25];IF([$Rankers.I27]=25;[$R.$B$26];IF([$Rankers.I27]=26;[$R.$B$27];IF([$Rankers.I27]=27;[$R.$B$28];IF([$Rankers.I27]=28;[$R.$B$29];IF([$Rankers.I27]=29;[$R.$B$30];IF([$Rankers.I27]=30;[$R.$B$31];IF([$Rankers.I27]=31;[$R.$B$32];IF([$Rankers.I27]=32;[$R.$B$33];IF([$Rankers.I27]=33;[$R.$B$34];IF([$Rankers.I27]=34;[$R.$B$35];IF([$Rankers.I27]=35;[$R.$B$36];IF([$Rankers.I27]=36;[$R.$B$37];IF([$Rankers.I27]=0;0;[$R.H63])))))))))))))))))))))))))))))))))))))" office:value-type="float" office:value="0" calcext:value-type="float">
            <text:p>0</text:p>
          </table:table-cell>
          <table:table-cell table:style-name="ce22" table:formula="of:=IF([$Rankers.J27]=1;[$R.$B$2];IF([$Rankers.J27]=2;[$R.$B$3];IF([$Rankers.J27]=3;[$R.$B$4];IF([$Rankers.J27]=4;[$R.$B$5];IF([$Rankers.J27]=5;[$R.$B$6];IF([$Rankers.J27]=6;[$R.$B$7];IF([$Rankers.J27]=7;[$R.$B$8];IF([$Rankers.J27]=8;[$R.$B$9];IF([$Rankers.J27]=9;[$R.$B$10];IF([$Rankers.J27]=10;[$R.$B$11];IF([$Rankers.J27]=11;[$R.$B$12];IF([$Rankers.J27]=12;[$R.$B$13];IF([$Rankers.J27]=13;[$R.$B$14];IF([$Rankers.J27]=14;[$R.$B$15];IF([$Rankers.J27]=15;[$R.$B$16];IF([$Rankers.J27]=16;[$R.$B$17];IF([$Rankers.J27]=17;[$R.$B$18];IF([$Rankers.J27]=18;[$R.$B$19];IF([$Rankers.J27]=19;[$R.$B$20];IF([$Rankers.J27]=20;[$R.$B$21];IF([$Rankers.J27]=21;[$R.$B$22];IF([$Rankers.J27]=22;[$R.$B$23];IF([$Rankers.J27]=23;[$R.$B$24];IF([$Rankers.J27]=24;[$R.$B$25];IF([$Rankers.J27]=25;[$R.$B$26];IF([$Rankers.J27]=26;[$R.$B$27];IF([$Rankers.J27]=27;[$R.$B$28];IF([$Rankers.J27]=28;[$R.$B$29];IF([$Rankers.J27]=29;[$R.$B$30];IF([$Rankers.J27]=30;[$R.$B$31];IF([$Rankers.J27]=31;[$R.$B$32];IF([$Rankers.J27]=32;[$R.$B$33];IF([$Rankers.J27]=33;[$R.$B$34];IF([$Rankers.J27]=34;[$R.$B$35];IF([$Rankers.J27]=35;[$R.$B$36];IF([$Rankers.J27]=36;[$R.$B$37];IF([$Rankers.J27]=0;0;[$R.I63])))))))))))))))))))))))))))))))))))))" office:value-type="float" office:value="0" calcext:value-type="float">
            <text:p>0</text:p>
          </table:table-cell>
          <table:table-cell table:style-name="ce25" table:formula="of:=IF([$Rankers.K27]=1;[$R.$B$2];IF([$Rankers.K27]=2;[$R.$B$3];IF([$Rankers.K27]=3;[$R.$B$4];IF([$Rankers.K27]=4;[$R.$B$5];IF([$Rankers.K27]=5;[$R.$B$6];IF([$Rankers.K27]=6;[$R.$B$7];IF([$Rankers.K27]=7;[$R.$B$8];IF([$Rankers.K27]=8;[$R.$B$9];IF([$Rankers.K27]=9;[$R.$B$10];IF([$Rankers.K27]=10;[$R.$B$11];IF([$Rankers.K27]=11;[$R.$B$12];IF([$Rankers.K27]=12;[$R.$B$13];IF([$Rankers.K27]=13;[$R.$B$14];IF([$Rankers.K27]=14;[$R.$B$15];IF([$Rankers.K27]=15;[$R.$B$16];IF([$Rankers.K27]=16;[$R.$B$17];IF([$Rankers.K27]=17;[$R.$B$18];IF([$Rankers.K27]=18;[$R.$B$19];IF([$Rankers.K27]=19;[$R.$B$20];IF([$Rankers.K27]=20;[$R.$B$21];IF([$Rankers.K27]=21;[$R.$B$22];IF([$Rankers.K27]=22;[$R.$B$23];IF([$Rankers.K27]=23;[$R.$B$24];IF([$Rankers.K27]=24;[$R.$B$25];IF([$Rankers.K27]=25;[$R.$B$26];IF([$Rankers.K27]=26;[$R.$B$27];IF([$Rankers.K27]=27;[$R.$B$28];IF([$Rankers.K27]=28;[$R.$B$29];IF([$Rankers.K27]=29;[$R.$B$30];IF([$Rankers.K27]=30;[$R.$B$31];IF([$Rankers.K27]=31;[$R.$B$32];IF([$Rankers.K27]=32;[$R.$B$33];IF([$Rankers.K27]=33;[$R.$B$34];IF([$Rankers.K27]=34;[$R.$B$35];IF([$Rankers.K27]=35;[$R.$B$36];IF([$Rankers.K27]=36;[$R.$B$37];IF([$Rankers.K27]=0;0;[$R.J63])))))))))))))))))))))))))))))))))))))" office:value-type="float" office:value="0" calcext:value-type="float">
            <text:p>0</text:p>
          </table:table-cell>
          <table:table-cell table:style-name="ce28" table:formula="of:=IF([$Rankers.L27]=1;[$R.$B$2];IF([$Rankers.L27]=2;[$R.$B$3];IF([$Rankers.L27]=3;[$R.$B$4];IF([$Rankers.L27]=4;[$R.$B$5];IF([$Rankers.L27]=5;[$R.$B$6];IF([$Rankers.L27]=6;[$R.$B$7];IF([$Rankers.L27]=7;[$R.$B$8];IF([$Rankers.L27]=8;[$R.$B$9];IF([$Rankers.L27]=9;[$R.$B$10];IF([$Rankers.L27]=10;[$R.$B$11];IF([$Rankers.L27]=11;[$R.$B$12];IF([$Rankers.L27]=12;[$R.$B$13];IF([$Rankers.L27]=13;[$R.$B$14];IF([$Rankers.L27]=14;[$R.$B$15];IF([$Rankers.L27]=15;[$R.$B$16];IF([$Rankers.L27]=16;[$R.$B$17];IF([$Rankers.L27]=17;[$R.$B$18];IF([$Rankers.L27]=18;[$R.$B$19];IF([$Rankers.L27]=19;[$R.$B$20];IF([$Rankers.L27]=20;[$R.$B$21];IF([$Rankers.L27]=21;[$R.$B$22];IF([$Rankers.L27]=22;[$R.$B$23];IF([$Rankers.L27]=23;[$R.$B$24];IF([$Rankers.L27]=24;[$R.$B$25];IF([$Rankers.L27]=25;[$R.$B$26];IF([$Rankers.L27]=26;[$R.$B$27];IF([$Rankers.L27]=27;[$R.$B$28];IF([$Rankers.L27]=28;[$R.$B$29];IF([$Rankers.L27]=29;[$R.$B$30];IF([$Rankers.L27]=30;[$R.$B$31];IF([$Rankers.L27]=31;[$R.$B$32];IF([$Rankers.L27]=32;[$R.$B$33];IF([$Rankers.L27]=33;[$R.$B$34];IF([$Rankers.L27]=34;[$R.$B$35];IF([$Rankers.L27]=35;[$R.$B$36];IF([$Rankers.L27]=36;[$R.$B$37];IF([$Rankers.L27]=0;0;[$R.K63])))))))))))))))))))))))))))))))))))))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27]+1" office:value-type="float" office:value="27" calcext:value-type="float">
            <text:p>27</text:p>
          </table:table-cell>
          <table:table-cell table:style-name="ce8" office:value-type="string" calcext:value-type="string">
            <text:p>Савицкий Александр Васильевич</text:p>
          </table:table-cell>
          <table:table-cell table:style-name="ce15" table:formula="of:=SUM([.D28:.ZZ28])" office:value-type="float" office:value="89" calcext:value-type="float">
            <text:p>89.00</text:p>
          </table:table-cell>
          <table:table-cell table:style-name="ce22" table:formula="of:=IF([$Rankers.C28]=1;[$R.$B$2];IF([$Rankers.C28]=2;[$R.$B$3];IF([$Rankers.C28]=3;[$R.$B$4];IF([$Rankers.C28]=4;[$R.$B$5];IF([$Rankers.C28]=5;[$R.$B$6];IF([$Rankers.C28]=6;[$R.$B$7];IF([$Rankers.C28]=7;[$R.$B$8];IF([$Rankers.C28]=8;[$R.$B$9];IF([$Rankers.C28]=9;[$R.$B$10];IF([$Rankers.C28]=10;[$R.$B$11];IF([$Rankers.C28]=11;[$R.$B$12];IF([$Rankers.C28]=12;[$R.$B$13];IF([$Rankers.C28]=13;[$R.$B$14];IF([$Rankers.C28]=14;[$R.$B$15];IF([$Rankers.C28]=15;[$R.$B$16];IF([$Rankers.C28]=16;[$R.$B$17];IF([$Rankers.C28]=17;[$R.$B$18];IF([$Rankers.C28]=18;[$R.$B$19];IF([$Rankers.C28]=19;[$R.$B$20];IF([$Rankers.C28]=20;[$R.$B$21];IF([$Rankers.C28]=21;[$R.$B$22];IF([$Rankers.C28]=22;[$R.$B$23];IF([$Rankers.C28]=23;[$R.$B$24];IF([$Rankers.C28]=24;[$R.$B$25];IF([$Rankers.C28]=25;[$R.$B$26];IF([$Rankers.C28]=26;[$R.$B$27];IF([$Rankers.C28]=27;[$R.$B$28];IF([$Rankers.C28]=28;[$R.$B$29];IF([$Rankers.C28]=29;[$R.$B$30];IF([$Rankers.C28]=30;[$R.$B$31];IF([$Rankers.C28]=31;[$R.$B$32];IF([$Rankers.C28]=32;[$R.$B$33];IF([$Rankers.C28]=33;[$R.$B$34];IF([$Rankers.C28]=34;[$R.$B$35];IF([$Rankers.C28]=35;[$R.$B$36];IF([$Rankers.C28]=36;[$R.$B$37];IF([$Rankers.C28]=0;0;[$R.B64])))))))))))))))))))))))))))))))))))))" office:value-type="float" office:value="0" calcext:value-type="float">
            <text:p>0</text:p>
          </table:table-cell>
          <table:table-cell table:style-name="ce22" table:formula="of:=IF([$Rankers.D28]=1;[$R.$B$2];IF([$Rankers.D28]=2;[$R.$B$3];IF([$Rankers.D28]=3;[$R.$B$4];IF([$Rankers.D28]=4;[$R.$B$5];IF([$Rankers.D28]=5;[$R.$B$6];IF([$Rankers.D28]=6;[$R.$B$7];IF([$Rankers.D28]=7;[$R.$B$8];IF([$Rankers.D28]=8;[$R.$B$9];IF([$Rankers.D28]=9;[$R.$B$10];IF([$Rankers.D28]=10;[$R.$B$11];IF([$Rankers.D28]=11;[$R.$B$12];IF([$Rankers.D28]=12;[$R.$B$13];IF([$Rankers.D28]=13;[$R.$B$14];IF([$Rankers.D28]=14;[$R.$B$15];IF([$Rankers.D28]=15;[$R.$B$16];IF([$Rankers.D28]=16;[$R.$B$17];IF([$Rankers.D28]=17;[$R.$B$18];IF([$Rankers.D28]=18;[$R.$B$19];IF([$Rankers.D28]=19;[$R.$B$20];IF([$Rankers.D28]=20;[$R.$B$21];IF([$Rankers.D28]=21;[$R.$B$22];IF([$Rankers.D28]=22;[$R.$B$23];IF([$Rankers.D28]=23;[$R.$B$24];IF([$Rankers.D28]=24;[$R.$B$25];IF([$Rankers.D28]=25;[$R.$B$26];IF([$Rankers.D28]=26;[$R.$B$27];IF([$Rankers.D28]=27;[$R.$B$28];IF([$Rankers.D28]=28;[$R.$B$29];IF([$Rankers.D28]=29;[$R.$B$30];IF([$Rankers.D28]=30;[$R.$B$31];IF([$Rankers.D28]=31;[$R.$B$32];IF([$Rankers.D28]=32;[$R.$B$33];IF([$Rankers.D28]=33;[$R.$B$34];IF([$Rankers.D28]=34;[$R.$B$35];IF([$Rankers.D28]=35;[$R.$B$36];IF([$Rankers.D28]=36;[$R.$B$37];IF([$Rankers.D28]=0;0;[$R.C64])))))))))))))))))))))))))))))))))))))" office:value-type="float" office:value="0" calcext:value-type="float">
            <text:p>0</text:p>
          </table:table-cell>
          <table:table-cell table:style-name="ce22" table:formula="of:=IF([$Rankers.E28]=1;[$R.$B$2];IF([$Rankers.E28]=2;[$R.$B$3];IF([$Rankers.E28]=3;[$R.$B$4];IF([$Rankers.E28]=4;[$R.$B$5];IF([$Rankers.E28]=5;[$R.$B$6];IF([$Rankers.E28]=6;[$R.$B$7];IF([$Rankers.E28]=7;[$R.$B$8];IF([$Rankers.E28]=8;[$R.$B$9];IF([$Rankers.E28]=9;[$R.$B$10];IF([$Rankers.E28]=10;[$R.$B$11];IF([$Rankers.E28]=11;[$R.$B$12];IF([$Rankers.E28]=12;[$R.$B$13];IF([$Rankers.E28]=13;[$R.$B$14];IF([$Rankers.E28]=14;[$R.$B$15];IF([$Rankers.E28]=15;[$R.$B$16];IF([$Rankers.E28]=16;[$R.$B$17];IF([$Rankers.E28]=17;[$R.$B$18];IF([$Rankers.E28]=18;[$R.$B$19];IF([$Rankers.E28]=19;[$R.$B$20];IF([$Rankers.E28]=20;[$R.$B$21];IF([$Rankers.E28]=21;[$R.$B$22];IF([$Rankers.E28]=22;[$R.$B$23];IF([$Rankers.E28]=23;[$R.$B$24];IF([$Rankers.E28]=24;[$R.$B$25];IF([$Rankers.E28]=25;[$R.$B$26];IF([$Rankers.E28]=26;[$R.$B$27];IF([$Rankers.E28]=27;[$R.$B$28];IF([$Rankers.E28]=28;[$R.$B$29];IF([$Rankers.E28]=29;[$R.$B$30];IF([$Rankers.E28]=30;[$R.$B$31];IF([$Rankers.E28]=31;[$R.$B$32];IF([$Rankers.E28]=32;[$R.$B$33];IF([$Rankers.E28]=33;[$R.$B$34];IF([$Rankers.E28]=34;[$R.$B$35];IF([$Rankers.E28]=35;[$R.$B$36];IF([$Rankers.E28]=36;[$R.$B$37];IF([$Rankers.E28]=0;0;[$R.D64])))))))))))))))))))))))))))))))))))))" office:value-type="float" office:value="0" calcext:value-type="float">
            <text:p>0</text:p>
          </table:table-cell>
          <table:table-cell table:style-name="ce22" table:formula="of:=IF([$Rankers.F28]=1;[$R.$B$2];IF([$Rankers.F28]=2;[$R.$B$3];IF([$Rankers.F28]=3;[$R.$B$4];IF([$Rankers.F28]=4;[$R.$B$5];IF([$Rankers.F28]=5;[$R.$B$6];IF([$Rankers.F28]=6;[$R.$B$7];IF([$Rankers.F28]=7;[$R.$B$8];IF([$Rankers.F28]=8;[$R.$B$9];IF([$Rankers.F28]=9;[$R.$B$10];IF([$Rankers.F28]=10;[$R.$B$11];IF([$Rankers.F28]=11;[$R.$B$12];IF([$Rankers.F28]=12;[$R.$B$13];IF([$Rankers.F28]=13;[$R.$B$14];IF([$Rankers.F28]=14;[$R.$B$15];IF([$Rankers.F28]=15;[$R.$B$16];IF([$Rankers.F28]=16;[$R.$B$17];IF([$Rankers.F28]=17;[$R.$B$18];IF([$Rankers.F28]=18;[$R.$B$19];IF([$Rankers.F28]=19;[$R.$B$20];IF([$Rankers.F28]=20;[$R.$B$21];IF([$Rankers.F28]=21;[$R.$B$22];IF([$Rankers.F28]=22;[$R.$B$23];IF([$Rankers.F28]=23;[$R.$B$24];IF([$Rankers.F28]=24;[$R.$B$25];IF([$Rankers.F28]=25;[$R.$B$26];IF([$Rankers.F28]=26;[$R.$B$27];IF([$Rankers.F28]=27;[$R.$B$28];IF([$Rankers.F28]=28;[$R.$B$29];IF([$Rankers.F28]=29;[$R.$B$30];IF([$Rankers.F28]=30;[$R.$B$31];IF([$Rankers.F28]=31;[$R.$B$32];IF([$Rankers.F28]=32;[$R.$B$33];IF([$Rankers.F28]=33;[$R.$B$34];IF([$Rankers.F28]=34;[$R.$B$35];IF([$Rankers.F28]=35;[$R.$B$36];IF([$Rankers.F28]=36;[$R.$B$37];IF([$Rankers.F28]=0;0;[$R.E64])))))))))))))))))))))))))))))))))))))" office:value-type="float" office:value="23" calcext:value-type="float">
            <text:p>23</text:p>
          </table:table-cell>
          <table:table-cell table:style-name="ce22" table:formula="of:=IF([$Rankers.G28]=1;[$R.$B$2];IF([$Rankers.G28]=2;[$R.$B$3];IF([$Rankers.G28]=3;[$R.$B$4];IF([$Rankers.G28]=4;[$R.$B$5];IF([$Rankers.G28]=5;[$R.$B$6];IF([$Rankers.G28]=6;[$R.$B$7];IF([$Rankers.G28]=7;[$R.$B$8];IF([$Rankers.G28]=8;[$R.$B$9];IF([$Rankers.G28]=9;[$R.$B$10];IF([$Rankers.G28]=10;[$R.$B$11];IF([$Rankers.G28]=11;[$R.$B$12];IF([$Rankers.G28]=12;[$R.$B$13];IF([$Rankers.G28]=13;[$R.$B$14];IF([$Rankers.G28]=14;[$R.$B$15];IF([$Rankers.G28]=15;[$R.$B$16];IF([$Rankers.G28]=16;[$R.$B$17];IF([$Rankers.G28]=17;[$R.$B$18];IF([$Rankers.G28]=18;[$R.$B$19];IF([$Rankers.G28]=19;[$R.$B$20];IF([$Rankers.G28]=20;[$R.$B$21];IF([$Rankers.G28]=21;[$R.$B$22];IF([$Rankers.G28]=22;[$R.$B$23];IF([$Rankers.G28]=23;[$R.$B$24];IF([$Rankers.G28]=24;[$R.$B$25];IF([$Rankers.G28]=25;[$R.$B$26];IF([$Rankers.G28]=26;[$R.$B$27];IF([$Rankers.G28]=27;[$R.$B$28];IF([$Rankers.G28]=28;[$R.$B$29];IF([$Rankers.G28]=29;[$R.$B$30];IF([$Rankers.G28]=30;[$R.$B$31];IF([$Rankers.G28]=31;[$R.$B$32];IF([$Rankers.G28]=32;[$R.$B$33];IF([$Rankers.G28]=33;[$R.$B$34];IF([$Rankers.G28]=34;[$R.$B$35];IF([$Rankers.G28]=35;[$R.$B$36];IF([$Rankers.G28]=36;[$R.$B$37];IF([$Rankers.G28]=0;0;[$R.F64])))))))))))))))))))))))))))))))))))))" office:value-type="float" office:value="0" calcext:value-type="float">
            <text:p>0</text:p>
          </table:table-cell>
          <table:table-cell table:style-name="ce22" table:formula="of:=IF([$Rankers.H28]=1;[$R.$B$2];IF([$Rankers.H28]=2;[$R.$B$3];IF([$Rankers.H28]=3;[$R.$B$4];IF([$Rankers.H28]=4;[$R.$B$5];IF([$Rankers.H28]=5;[$R.$B$6];IF([$Rankers.H28]=6;[$R.$B$7];IF([$Rankers.H28]=7;[$R.$B$8];IF([$Rankers.H28]=8;[$R.$B$9];IF([$Rankers.H28]=9;[$R.$B$10];IF([$Rankers.H28]=10;[$R.$B$11];IF([$Rankers.H28]=11;[$R.$B$12];IF([$Rankers.H28]=12;[$R.$B$13];IF([$Rankers.H28]=13;[$R.$B$14];IF([$Rankers.H28]=14;[$R.$B$15];IF([$Rankers.H28]=15;[$R.$B$16];IF([$Rankers.H28]=16;[$R.$B$17];IF([$Rankers.H28]=17;[$R.$B$18];IF([$Rankers.H28]=18;[$R.$B$19];IF([$Rankers.H28]=19;[$R.$B$20];IF([$Rankers.H28]=20;[$R.$B$21];IF([$Rankers.H28]=21;[$R.$B$22];IF([$Rankers.H28]=22;[$R.$B$23];IF([$Rankers.H28]=23;[$R.$B$24];IF([$Rankers.H28]=24;[$R.$B$25];IF([$Rankers.H28]=25;[$R.$B$26];IF([$Rankers.H28]=26;[$R.$B$27];IF([$Rankers.H28]=27;[$R.$B$28];IF([$Rankers.H28]=28;[$R.$B$29];IF([$Rankers.H28]=29;[$R.$B$30];IF([$Rankers.H28]=30;[$R.$B$31];IF([$Rankers.H28]=31;[$R.$B$32];IF([$Rankers.H28]=32;[$R.$B$33];IF([$Rankers.H28]=33;[$R.$B$34];IF([$Rankers.H28]=34;[$R.$B$35];IF([$Rankers.H28]=35;[$R.$B$36];IF([$Rankers.H28]=36;[$R.$B$37];IF([$Rankers.H28]=0;0;[$R.G64])))))))))))))))))))))))))))))))))))))" office:value-type="float" office:value="21" calcext:value-type="float">
            <text:p>21</text:p>
          </table:table-cell>
          <table:table-cell table:style-name="ce22" table:formula="of:=IF([$Rankers.I28]=1;[$R.$B$2];IF([$Rankers.I28]=2;[$R.$B$3];IF([$Rankers.I28]=3;[$R.$B$4];IF([$Rankers.I28]=4;[$R.$B$5];IF([$Rankers.I28]=5;[$R.$B$6];IF([$Rankers.I28]=6;[$R.$B$7];IF([$Rankers.I28]=7;[$R.$B$8];IF([$Rankers.I28]=8;[$R.$B$9];IF([$Rankers.I28]=9;[$R.$B$10];IF([$Rankers.I28]=10;[$R.$B$11];IF([$Rankers.I28]=11;[$R.$B$12];IF([$Rankers.I28]=12;[$R.$B$13];IF([$Rankers.I28]=13;[$R.$B$14];IF([$Rankers.I28]=14;[$R.$B$15];IF([$Rankers.I28]=15;[$R.$B$16];IF([$Rankers.I28]=16;[$R.$B$17];IF([$Rankers.I28]=17;[$R.$B$18];IF([$Rankers.I28]=18;[$R.$B$19];IF([$Rankers.I28]=19;[$R.$B$20];IF([$Rankers.I28]=20;[$R.$B$21];IF([$Rankers.I28]=21;[$R.$B$22];IF([$Rankers.I28]=22;[$R.$B$23];IF([$Rankers.I28]=23;[$R.$B$24];IF([$Rankers.I28]=24;[$R.$B$25];IF([$Rankers.I28]=25;[$R.$B$26];IF([$Rankers.I28]=26;[$R.$B$27];IF([$Rankers.I28]=27;[$R.$B$28];IF([$Rankers.I28]=28;[$R.$B$29];IF([$Rankers.I28]=29;[$R.$B$30];IF([$Rankers.I28]=30;[$R.$B$31];IF([$Rankers.I28]=31;[$R.$B$32];IF([$Rankers.I28]=32;[$R.$B$33];IF([$Rankers.I28]=33;[$R.$B$34];IF([$Rankers.I28]=34;[$R.$B$35];IF([$Rankers.I28]=35;[$R.$B$36];IF([$Rankers.I28]=36;[$R.$B$37];IF([$Rankers.I28]=0;0;[$R.H64])))))))))))))))))))))))))))))))))))))" office:value-type="float" office:value="16" calcext:value-type="float">
            <text:p>16</text:p>
          </table:table-cell>
          <table:table-cell table:style-name="ce22" table:formula="of:=IF([$Rankers.J28]=1;[$R.$B$2];IF([$Rankers.J28]=2;[$R.$B$3];IF([$Rankers.J28]=3;[$R.$B$4];IF([$Rankers.J28]=4;[$R.$B$5];IF([$Rankers.J28]=5;[$R.$B$6];IF([$Rankers.J28]=6;[$R.$B$7];IF([$Rankers.J28]=7;[$R.$B$8];IF([$Rankers.J28]=8;[$R.$B$9];IF([$Rankers.J28]=9;[$R.$B$10];IF([$Rankers.J28]=10;[$R.$B$11];IF([$Rankers.J28]=11;[$R.$B$12];IF([$Rankers.J28]=12;[$R.$B$13];IF([$Rankers.J28]=13;[$R.$B$14];IF([$Rankers.J28]=14;[$R.$B$15];IF([$Rankers.J28]=15;[$R.$B$16];IF([$Rankers.J28]=16;[$R.$B$17];IF([$Rankers.J28]=17;[$R.$B$18];IF([$Rankers.J28]=18;[$R.$B$19];IF([$Rankers.J28]=19;[$R.$B$20];IF([$Rankers.J28]=20;[$R.$B$21];IF([$Rankers.J28]=21;[$R.$B$22];IF([$Rankers.J28]=22;[$R.$B$23];IF([$Rankers.J28]=23;[$R.$B$24];IF([$Rankers.J28]=24;[$R.$B$25];IF([$Rankers.J28]=25;[$R.$B$26];IF([$Rankers.J28]=26;[$R.$B$27];IF([$Rankers.J28]=27;[$R.$B$28];IF([$Rankers.J28]=28;[$R.$B$29];IF([$Rankers.J28]=29;[$R.$B$30];IF([$Rankers.J28]=30;[$R.$B$31];IF([$Rankers.J28]=31;[$R.$B$32];IF([$Rankers.J28]=32;[$R.$B$33];IF([$Rankers.J28]=33;[$R.$B$34];IF([$Rankers.J28]=34;[$R.$B$35];IF([$Rankers.J28]=35;[$R.$B$36];IF([$Rankers.J28]=36;[$R.$B$37];IF([$Rankers.J28]=0;0;[$R.I64])))))))))))))))))))))))))))))))))))))" office:value-type="float" office:value="0" calcext:value-type="float">
            <text:p>0</text:p>
          </table:table-cell>
          <table:table-cell table:style-name="ce26" table:formula="of:=IF([$Rankers.K28]=1;[$R.$B$2];IF([$Rankers.K28]=2;[$R.$B$3];IF([$Rankers.K28]=3;[$R.$B$4];IF([$Rankers.K28]=4;[$R.$B$5];IF([$Rankers.K28]=5;[$R.$B$6];IF([$Rankers.K28]=6;[$R.$B$7];IF([$Rankers.K28]=7;[$R.$B$8];IF([$Rankers.K28]=8;[$R.$B$9];IF([$Rankers.K28]=9;[$R.$B$10];IF([$Rankers.K28]=10;[$R.$B$11];IF([$Rankers.K28]=11;[$R.$B$12];IF([$Rankers.K28]=12;[$R.$B$13];IF([$Rankers.K28]=13;[$R.$B$14];IF([$Rankers.K28]=14;[$R.$B$15];IF([$Rankers.K28]=15;[$R.$B$16];IF([$Rankers.K28]=16;[$R.$B$17];IF([$Rankers.K28]=17;[$R.$B$18];IF([$Rankers.K28]=18;[$R.$B$19];IF([$Rankers.K28]=19;[$R.$B$20];IF([$Rankers.K28]=20;[$R.$B$21];IF([$Rankers.K28]=21;[$R.$B$22];IF([$Rankers.K28]=22;[$R.$B$23];IF([$Rankers.K28]=23;[$R.$B$24];IF([$Rankers.K28]=24;[$R.$B$25];IF([$Rankers.K28]=25;[$R.$B$26];IF([$Rankers.K28]=26;[$R.$B$27];IF([$Rankers.K28]=27;[$R.$B$28];IF([$Rankers.K28]=28;[$R.$B$29];IF([$Rankers.K28]=29;[$R.$B$30];IF([$Rankers.K28]=30;[$R.$B$31];IF([$Rankers.K28]=31;[$R.$B$32];IF([$Rankers.K28]=32;[$R.$B$33];IF([$Rankers.K28]=33;[$R.$B$34];IF([$Rankers.K28]=34;[$R.$B$35];IF([$Rankers.K28]=35;[$R.$B$36];IF([$Rankers.K28]=36;[$R.$B$37];IF([$Rankers.K28]=0;0;[$R.J64])))))))))))))))))))))))))))))))))))))" office:value-type="float" office:value="13" calcext:value-type="float">
            <text:p>13</text:p>
          </table:table-cell>
          <table:table-cell table:style-name="ce28" office:value-type="float" office:value="6" calcext:value-type="float">
            <text:p>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3" table:formula="of:=[.A28]+1" office:value-type="float" office:value="28" calcext:value-type="float">
            <text:p>28</text:p>
          </table:table-cell>
          <table:table-cell table:style-name="ce8" office:value-type="string" calcext:value-type="string">
            <text:p>Салтанов Кирилл Максимович</text:p>
          </table:table-cell>
          <table:table-cell table:style-name="ce16" table:formula="of:=SUM([.D29:.ZZ29])" office:value-type="float" office:value="207" calcext:value-type="float">
            <text:p>207.00</text:p>
          </table:table-cell>
          <table:table-cell table:style-name="ce22" table:formula="of:=IF([$Rankers.C29]=1;[$R.$B$2];IF([$Rankers.C29]=2;[$R.$B$3];IF([$Rankers.C29]=3;[$R.$B$4];IF([$Rankers.C29]=4;[$R.$B$5];IF([$Rankers.C29]=5;[$R.$B$6];IF([$Rankers.C29]=6;[$R.$B$7];IF([$Rankers.C29]=7;[$R.$B$8];IF([$Rankers.C29]=8;[$R.$B$9];IF([$Rankers.C29]=9;[$R.$B$10];IF([$Rankers.C29]=10;[$R.$B$11];IF([$Rankers.C29]=11;[$R.$B$12];IF([$Rankers.C29]=12;[$R.$B$13];IF([$Rankers.C29]=13;[$R.$B$14];IF([$Rankers.C29]=14;[$R.$B$15];IF([$Rankers.C29]=15;[$R.$B$16];IF([$Rankers.C29]=16;[$R.$B$17];IF([$Rankers.C29]=17;[$R.$B$18];IF([$Rankers.C29]=18;[$R.$B$19];IF([$Rankers.C29]=19;[$R.$B$20];IF([$Rankers.C29]=20;[$R.$B$21];IF([$Rankers.C29]=21;[$R.$B$22];IF([$Rankers.C29]=22;[$R.$B$23];IF([$Rankers.C29]=23;[$R.$B$24];IF([$Rankers.C29]=24;[$R.$B$25];IF([$Rankers.C29]=25;[$R.$B$26];IF([$Rankers.C29]=26;[$R.$B$27];IF([$Rankers.C29]=27;[$R.$B$28];IF([$Rankers.C29]=28;[$R.$B$29];IF([$Rankers.C29]=29;[$R.$B$30];IF([$Rankers.C29]=30;[$R.$B$31];IF([$Rankers.C29]=31;[$R.$B$32];IF([$Rankers.C29]=32;[$R.$B$33];IF([$Rankers.C29]=33;[$R.$B$34];IF([$Rankers.C29]=34;[$R.$B$35];IF([$Rankers.C29]=35;[$R.$B$36];IF([$Rankers.C29]=36;[$R.$B$37];IF([$Rankers.C29]=0;0;[$R.B65])))))))))))))))))))))))))))))))))))))" office:value-type="float" office:value="25" calcext:value-type="float">
            <text:p>25</text:p>
          </table:table-cell>
          <table:table-cell table:style-name="ce22" table:formula="of:=IF([$Rankers.D29]=1;[$R.$B$2];IF([$Rankers.D29]=2;[$R.$B$3];IF([$Rankers.D29]=3;[$R.$B$4];IF([$Rankers.D29]=4;[$R.$B$5];IF([$Rankers.D29]=5;[$R.$B$6];IF([$Rankers.D29]=6;[$R.$B$7];IF([$Rankers.D29]=7;[$R.$B$8];IF([$Rankers.D29]=8;[$R.$B$9];IF([$Rankers.D29]=9;[$R.$B$10];IF([$Rankers.D29]=10;[$R.$B$11];IF([$Rankers.D29]=11;[$R.$B$12];IF([$Rankers.D29]=12;[$R.$B$13];IF([$Rankers.D29]=13;[$R.$B$14];IF([$Rankers.D29]=14;[$R.$B$15];IF([$Rankers.D29]=15;[$R.$B$16];IF([$Rankers.D29]=16;[$R.$B$17];IF([$Rankers.D29]=17;[$R.$B$18];IF([$Rankers.D29]=18;[$R.$B$19];IF([$Rankers.D29]=19;[$R.$B$20];IF([$Rankers.D29]=20;[$R.$B$21];IF([$Rankers.D29]=21;[$R.$B$22];IF([$Rankers.D29]=22;[$R.$B$23];IF([$Rankers.D29]=23;[$R.$B$24];IF([$Rankers.D29]=24;[$R.$B$25];IF([$Rankers.D29]=25;[$R.$B$26];IF([$Rankers.D29]=26;[$R.$B$27];IF([$Rankers.D29]=27;[$R.$B$28];IF([$Rankers.D29]=28;[$R.$B$29];IF([$Rankers.D29]=29;[$R.$B$30];IF([$Rankers.D29]=30;[$R.$B$31];IF([$Rankers.D29]=31;[$R.$B$32];IF([$Rankers.D29]=32;[$R.$B$33];IF([$Rankers.D29]=33;[$R.$B$34];IF([$Rankers.D29]=34;[$R.$B$35];IF([$Rankers.D29]=35;[$R.$B$36];IF([$Rankers.D29]=36;[$R.$B$37];IF([$Rankers.D29]=0;0;[$R.C65])))))))))))))))))))))))))))))))))))))" office:value-type="float" office:value="0" calcext:value-type="float">
            <text:p>0</text:p>
          </table:table-cell>
          <table:table-cell table:style-name="ce22" table:formula="of:=IF([$Rankers.E29]=1;[$R.$B$2];IF([$Rankers.E29]=2;[$R.$B$3];IF([$Rankers.E29]=3;[$R.$B$4];IF([$Rankers.E29]=4;[$R.$B$5];IF([$Rankers.E29]=5;[$R.$B$6];IF([$Rankers.E29]=6;[$R.$B$7];IF([$Rankers.E29]=7;[$R.$B$8];IF([$Rankers.E29]=8;[$R.$B$9];IF([$Rankers.E29]=9;[$R.$B$10];IF([$Rankers.E29]=10;[$R.$B$11];IF([$Rankers.E29]=11;[$R.$B$12];IF([$Rankers.E29]=12;[$R.$B$13];IF([$Rankers.E29]=13;[$R.$B$14];IF([$Rankers.E29]=14;[$R.$B$15];IF([$Rankers.E29]=15;[$R.$B$16];IF([$Rankers.E29]=16;[$R.$B$17];IF([$Rankers.E29]=17;[$R.$B$18];IF([$Rankers.E29]=18;[$R.$B$19];IF([$Rankers.E29]=19;[$R.$B$20];IF([$Rankers.E29]=20;[$R.$B$21];IF([$Rankers.E29]=21;[$R.$B$22];IF([$Rankers.E29]=22;[$R.$B$23];IF([$Rankers.E29]=23;[$R.$B$24];IF([$Rankers.E29]=24;[$R.$B$25];IF([$Rankers.E29]=25;[$R.$B$26];IF([$Rankers.E29]=26;[$R.$B$27];IF([$Rankers.E29]=27;[$R.$B$28];IF([$Rankers.E29]=28;[$R.$B$29];IF([$Rankers.E29]=29;[$R.$B$30];IF([$Rankers.E29]=30;[$R.$B$31];IF([$Rankers.E29]=31;[$R.$B$32];IF([$Rankers.E29]=32;[$R.$B$33];IF([$Rankers.E29]=33;[$R.$B$34];IF([$Rankers.E29]=34;[$R.$B$35];IF([$Rankers.E29]=35;[$R.$B$36];IF([$Rankers.E29]=36;[$R.$B$37];IF([$Rankers.E29]=0;0;[$R.D65])))))))))))))))))))))))))))))))))))))" office:value-type="float" office:value="25" calcext:value-type="float">
            <text:p>25</text:p>
          </table:table-cell>
          <table:table-cell table:style-name="ce22" table:formula="of:=IF([$Rankers.F29]=1;[$R.$B$2];IF([$Rankers.F29]=2;[$R.$B$3];IF([$Rankers.F29]=3;[$R.$B$4];IF([$Rankers.F29]=4;[$R.$B$5];IF([$Rankers.F29]=5;[$R.$B$6];IF([$Rankers.F29]=6;[$R.$B$7];IF([$Rankers.F29]=7;[$R.$B$8];IF([$Rankers.F29]=8;[$R.$B$9];IF([$Rankers.F29]=9;[$R.$B$10];IF([$Rankers.F29]=10;[$R.$B$11];IF([$Rankers.F29]=11;[$R.$B$12];IF([$Rankers.F29]=12;[$R.$B$13];IF([$Rankers.F29]=13;[$R.$B$14];IF([$Rankers.F29]=14;[$R.$B$15];IF([$Rankers.F29]=15;[$R.$B$16];IF([$Rankers.F29]=16;[$R.$B$17];IF([$Rankers.F29]=17;[$R.$B$18];IF([$Rankers.F29]=18;[$R.$B$19];IF([$Rankers.F29]=19;[$R.$B$20];IF([$Rankers.F29]=20;[$R.$B$21];IF([$Rankers.F29]=21;[$R.$B$22];IF([$Rankers.F29]=22;[$R.$B$23];IF([$Rankers.F29]=23;[$R.$B$24];IF([$Rankers.F29]=24;[$R.$B$25];IF([$Rankers.F29]=25;[$R.$B$26];IF([$Rankers.F29]=26;[$R.$B$27];IF([$Rankers.F29]=27;[$R.$B$28];IF([$Rankers.F29]=28;[$R.$B$29];IF([$Rankers.F29]=29;[$R.$B$30];IF([$Rankers.F29]=30;[$R.$B$31];IF([$Rankers.F29]=31;[$R.$B$32];IF([$Rankers.F29]=32;[$R.$B$33];IF([$Rankers.F29]=33;[$R.$B$34];IF([$Rankers.F29]=34;[$R.$B$35];IF([$Rankers.F29]=35;[$R.$B$36];IF([$Rankers.F29]=36;[$R.$B$37];IF([$Rankers.F29]=0;0;[$R.E65])))))))))))))))))))))))))))))))))))))" office:value-type="float" office:value="18" calcext:value-type="float">
            <text:p>18</text:p>
          </table:table-cell>
          <table:table-cell table:style-name="ce22" table:formula="of:=IF([$Rankers.G29]=1;[$R.$B$2];IF([$Rankers.G29]=2;[$R.$B$3];IF([$Rankers.G29]=3;[$R.$B$4];IF([$Rankers.G29]=4;[$R.$B$5];IF([$Rankers.G29]=5;[$R.$B$6];IF([$Rankers.G29]=6;[$R.$B$7];IF([$Rankers.G29]=7;[$R.$B$8];IF([$Rankers.G29]=8;[$R.$B$9];IF([$Rankers.G29]=9;[$R.$B$10];IF([$Rankers.G29]=10;[$R.$B$11];IF([$Rankers.G29]=11;[$R.$B$12];IF([$Rankers.G29]=12;[$R.$B$13];IF([$Rankers.G29]=13;[$R.$B$14];IF([$Rankers.G29]=14;[$R.$B$15];IF([$Rankers.G29]=15;[$R.$B$16];IF([$Rankers.G29]=16;[$R.$B$17];IF([$Rankers.G29]=17;[$R.$B$18];IF([$Rankers.G29]=18;[$R.$B$19];IF([$Rankers.G29]=19;[$R.$B$20];IF([$Rankers.G29]=20;[$R.$B$21];IF([$Rankers.G29]=21;[$R.$B$22];IF([$Rankers.G29]=22;[$R.$B$23];IF([$Rankers.G29]=23;[$R.$B$24];IF([$Rankers.G29]=24;[$R.$B$25];IF([$Rankers.G29]=25;[$R.$B$26];IF([$Rankers.G29]=26;[$R.$B$27];IF([$Rankers.G29]=27;[$R.$B$28];IF([$Rankers.G29]=28;[$R.$B$29];IF([$Rankers.G29]=29;[$R.$B$30];IF([$Rankers.G29]=30;[$R.$B$31];IF([$Rankers.G29]=31;[$R.$B$32];IF([$Rankers.G29]=32;[$R.$B$33];IF([$Rankers.G29]=33;[$R.$B$34];IF([$Rankers.G29]=34;[$R.$B$35];IF([$Rankers.G29]=35;[$R.$B$36];IF([$Rankers.G29]=36;[$R.$B$37];IF([$Rankers.G29]=0;0;[$R.F65])))))))))))))))))))))))))))))))))))))" office:value-type="float" office:value="0" calcext:value-type="float">
            <text:p>0</text:p>
          </table:table-cell>
          <table:table-cell table:style-name="ce22" table:formula="of:=IF([$Rankers.H29]=1;[$R.$B$2];IF([$Rankers.H29]=2;[$R.$B$3];IF([$Rankers.H29]=3;[$R.$B$4];IF([$Rankers.H29]=4;[$R.$B$5];IF([$Rankers.H29]=5;[$R.$B$6];IF([$Rankers.H29]=6;[$R.$B$7];IF([$Rankers.H29]=7;[$R.$B$8];IF([$Rankers.H29]=8;[$R.$B$9];IF([$Rankers.H29]=9;[$R.$B$10];IF([$Rankers.H29]=10;[$R.$B$11];IF([$Rankers.H29]=11;[$R.$B$12];IF([$Rankers.H29]=12;[$R.$B$13];IF([$Rankers.H29]=13;[$R.$B$14];IF([$Rankers.H29]=14;[$R.$B$15];IF([$Rankers.H29]=15;[$R.$B$16];IF([$Rankers.H29]=16;[$R.$B$17];IF([$Rankers.H29]=17;[$R.$B$18];IF([$Rankers.H29]=18;[$R.$B$19];IF([$Rankers.H29]=19;[$R.$B$20];IF([$Rankers.H29]=20;[$R.$B$21];IF([$Rankers.H29]=21;[$R.$B$22];IF([$Rankers.H29]=22;[$R.$B$23];IF([$Rankers.H29]=23;[$R.$B$24];IF([$Rankers.H29]=24;[$R.$B$25];IF([$Rankers.H29]=25;[$R.$B$26];IF([$Rankers.H29]=26;[$R.$B$27];IF([$Rankers.H29]=27;[$R.$B$28];IF([$Rankers.H29]=28;[$R.$B$29];IF([$Rankers.H29]=29;[$R.$B$30];IF([$Rankers.H29]=30;[$R.$B$31];IF([$Rankers.H29]=31;[$R.$B$32];IF([$Rankers.H29]=32;[$R.$B$33];IF([$Rankers.H29]=33;[$R.$B$34];IF([$Rankers.H29]=34;[$R.$B$35];IF([$Rankers.H29]=35;[$R.$B$36];IF([$Rankers.H29]=36;[$R.$B$37];IF([$Rankers.H29]=0;0;[$R.G65])))))))))))))))))))))))))))))))))))))" office:value-type="float" office:value="32" calcext:value-type="float">
            <text:p>32</text:p>
          </table:table-cell>
          <table:table-cell table:style-name="ce22" table:formula="of:=IF([$Rankers.I29]=1;[$R.$B$2];IF([$Rankers.I29]=2;[$R.$B$3];IF([$Rankers.I29]=3;[$R.$B$4];IF([$Rankers.I29]=4;[$R.$B$5];IF([$Rankers.I29]=5;[$R.$B$6];IF([$Rankers.I29]=6;[$R.$B$7];IF([$Rankers.I29]=7;[$R.$B$8];IF([$Rankers.I29]=8;[$R.$B$9];IF([$Rankers.I29]=9;[$R.$B$10];IF([$Rankers.I29]=10;[$R.$B$11];IF([$Rankers.I29]=11;[$R.$B$12];IF([$Rankers.I29]=12;[$R.$B$13];IF([$Rankers.I29]=13;[$R.$B$14];IF([$Rankers.I29]=14;[$R.$B$15];IF([$Rankers.I29]=15;[$R.$B$16];IF([$Rankers.I29]=16;[$R.$B$17];IF([$Rankers.I29]=17;[$R.$B$18];IF([$Rankers.I29]=18;[$R.$B$19];IF([$Rankers.I29]=19;[$R.$B$20];IF([$Rankers.I29]=20;[$R.$B$21];IF([$Rankers.I29]=21;[$R.$B$22];IF([$Rankers.I29]=22;[$R.$B$23];IF([$Rankers.I29]=23;[$R.$B$24];IF([$Rankers.I29]=24;[$R.$B$25];IF([$Rankers.I29]=25;[$R.$B$26];IF([$Rankers.I29]=26;[$R.$B$27];IF([$Rankers.I29]=27;[$R.$B$28];IF([$Rankers.I29]=28;[$R.$B$29];IF([$Rankers.I29]=29;[$R.$B$30];IF([$Rankers.I29]=30;[$R.$B$31];IF([$Rankers.I29]=31;[$R.$B$32];IF([$Rankers.I29]=32;[$R.$B$33];IF([$Rankers.I29]=33;[$R.$B$34];IF([$Rankers.I29]=34;[$R.$B$35];IF([$Rankers.I29]=35;[$R.$B$36];IF([$Rankers.I29]=36;[$R.$B$37];IF([$Rankers.I29]=0;0;[$R.H65])))))))))))))))))))))))))))))))))))))" office:value-type="float" office:value="15" calcext:value-type="float">
            <text:p>15</text:p>
          </table:table-cell>
          <table:table-cell table:style-name="ce22" table:formula="of:=IF([$Rankers.J29]=1;[$R.$B$2];IF([$Rankers.J29]=2;[$R.$B$3];IF([$Rankers.J29]=3;[$R.$B$4];IF([$Rankers.J29]=4;[$R.$B$5];IF([$Rankers.J29]=5;[$R.$B$6];IF([$Rankers.J29]=6;[$R.$B$7];IF([$Rankers.J29]=7;[$R.$B$8];IF([$Rankers.J29]=8;[$R.$B$9];IF([$Rankers.J29]=9;[$R.$B$10];IF([$Rankers.J29]=10;[$R.$B$11];IF([$Rankers.J29]=11;[$R.$B$12];IF([$Rankers.J29]=12;[$R.$B$13];IF([$Rankers.J29]=13;[$R.$B$14];IF([$Rankers.J29]=14;[$R.$B$15];IF([$Rankers.J29]=15;[$R.$B$16];IF([$Rankers.J29]=16;[$R.$B$17];IF([$Rankers.J29]=17;[$R.$B$18];IF([$Rankers.J29]=18;[$R.$B$19];IF([$Rankers.J29]=19;[$R.$B$20];IF([$Rankers.J29]=20;[$R.$B$21];IF([$Rankers.J29]=21;[$R.$B$22];IF([$Rankers.J29]=22;[$R.$B$23];IF([$Rankers.J29]=23;[$R.$B$24];IF([$Rankers.J29]=24;[$R.$B$25];IF([$Rankers.J29]=25;[$R.$B$26];IF([$Rankers.J29]=26;[$R.$B$27];IF([$Rankers.J29]=27;[$R.$B$28];IF([$Rankers.J29]=28;[$R.$B$29];IF([$Rankers.J29]=29;[$R.$B$30];IF([$Rankers.J29]=30;[$R.$B$31];IF([$Rankers.J29]=31;[$R.$B$32];IF([$Rankers.J29]=32;[$R.$B$33];IF([$Rankers.J29]=33;[$R.$B$34];IF([$Rankers.J29]=34;[$R.$B$35];IF([$Rankers.J29]=35;[$R.$B$36];IF([$Rankers.J29]=36;[$R.$B$37];IF([$Rankers.J29]=0;0;[$R.I65])))))))))))))))))))))))))))))))))))))" office:value-type="float" office:value="28" calcext:value-type="float">
            <text:p>28</text:p>
          </table:table-cell>
          <table:table-cell table:style-name="ce26" table:formula="of:=IF([$Rankers.K29]=1;[$R.$B$2];IF([$Rankers.K29]=2;[$R.$B$3];IF([$Rankers.K29]=3;[$R.$B$4];IF([$Rankers.K29]=4;[$R.$B$5];IF([$Rankers.K29]=5;[$R.$B$6];IF([$Rankers.K29]=6;[$R.$B$7];IF([$Rankers.K29]=7;[$R.$B$8];IF([$Rankers.K29]=8;[$R.$B$9];IF([$Rankers.K29]=9;[$R.$B$10];IF([$Rankers.K29]=10;[$R.$B$11];IF([$Rankers.K29]=11;[$R.$B$12];IF([$Rankers.K29]=12;[$R.$B$13];IF([$Rankers.K29]=13;[$R.$B$14];IF([$Rankers.K29]=14;[$R.$B$15];IF([$Rankers.K29]=15;[$R.$B$16];IF([$Rankers.K29]=16;[$R.$B$17];IF([$Rankers.K29]=17;[$R.$B$18];IF([$Rankers.K29]=18;[$R.$B$19];IF([$Rankers.K29]=19;[$R.$B$20];IF([$Rankers.K29]=20;[$R.$B$21];IF([$Rankers.K29]=21;[$R.$B$22];IF([$Rankers.K29]=22;[$R.$B$23];IF([$Rankers.K29]=23;[$R.$B$24];IF([$Rankers.K29]=24;[$R.$B$25];IF([$Rankers.K29]=25;[$R.$B$26];IF([$Rankers.K29]=26;[$R.$B$27];IF([$Rankers.K29]=27;[$R.$B$28];IF([$Rankers.K29]=28;[$R.$B$29];IF([$Rankers.K29]=29;[$R.$B$30];IF([$Rankers.K29]=30;[$R.$B$31];IF([$Rankers.K29]=31;[$R.$B$32];IF([$Rankers.K29]=32;[$R.$B$33];IF([$Rankers.K29]=33;[$R.$B$34];IF([$Rankers.K29]=34;[$R.$B$35];IF([$Rankers.K29]=35;[$R.$B$36];IF([$Rankers.K29]=36;[$R.$B$37];IF([$Rankers.K29]=0;0;[$R.J65])))))))))))))))))))))))))))))))))))))" office:value-type="float" office:value="24" calcext:value-type="float">
            <text:p>24</text:p>
          </table:table-cell>
          <table:table-cell table:style-name="ce28" office:value-type="float" office:value="27" calcext:value-type="float">
            <text:p>2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3" table:formula="of:=[.A29]+1" office:value-type="float" office:value="29" calcext:value-type="float">
            <text:p>29</text:p>
          </table:table-cell>
          <table:table-cell table:style-name="ce8" office:value-type="string" calcext:value-type="string">
            <text:p>Самойлов Евгений Андреевич</text:p>
          </table:table-cell>
          <table:table-cell table:style-name="ce16" table:formula="of:=SUM([.D30:.ZZ30])" office:value-type="float" office:value="162" calcext:value-type="float">
            <text:p>162.00</text:p>
          </table:table-cell>
          <table:table-cell table:style-name="ce22" table:formula="of:=IF([$Rankers.C30]=1;[$R.$B$2];IF([$Rankers.C30]=2;[$R.$B$3];IF([$Rankers.C30]=3;[$R.$B$4];IF([$Rankers.C30]=4;[$R.$B$5];IF([$Rankers.C30]=5;[$R.$B$6];IF([$Rankers.C30]=6;[$R.$B$7];IF([$Rankers.C30]=7;[$R.$B$8];IF([$Rankers.C30]=8;[$R.$B$9];IF([$Rankers.C30]=9;[$R.$B$10];IF([$Rankers.C30]=10;[$R.$B$11];IF([$Rankers.C30]=11;[$R.$B$12];IF([$Rankers.C30]=12;[$R.$B$13];IF([$Rankers.C30]=13;[$R.$B$14];IF([$Rankers.C30]=14;[$R.$B$15];IF([$Rankers.C30]=15;[$R.$B$16];IF([$Rankers.C30]=16;[$R.$B$17];IF([$Rankers.C30]=17;[$R.$B$18];IF([$Rankers.C30]=18;[$R.$B$19];IF([$Rankers.C30]=19;[$R.$B$20];IF([$Rankers.C30]=20;[$R.$B$21];IF([$Rankers.C30]=21;[$R.$B$22];IF([$Rankers.C30]=22;[$R.$B$23];IF([$Rankers.C30]=23;[$R.$B$24];IF([$Rankers.C30]=24;[$R.$B$25];IF([$Rankers.C30]=25;[$R.$B$26];IF([$Rankers.C30]=26;[$R.$B$27];IF([$Rankers.C30]=27;[$R.$B$28];IF([$Rankers.C30]=28;[$R.$B$29];IF([$Rankers.C30]=29;[$R.$B$30];IF([$Rankers.C30]=30;[$R.$B$31];IF([$Rankers.C30]=31;[$R.$B$32];IF([$Rankers.C30]=32;[$R.$B$33];IF([$Rankers.C30]=33;[$R.$B$34];IF([$Rankers.C30]=34;[$R.$B$35];IF([$Rankers.C30]=35;[$R.$B$36];IF([$Rankers.C30]=36;[$R.$B$37];IF([$Rankers.C30]=0;0;[$R.B66])))))))))))))))))))))))))))))))))))))" office:value-type="float" office:value="0" calcext:value-type="float">
            <text:p>0</text:p>
          </table:table-cell>
          <table:table-cell table:style-name="ce22" table:formula="of:=IF([$Rankers.D30]=1;[$R.$B$2];IF([$Rankers.D30]=2;[$R.$B$3];IF([$Rankers.D30]=3;[$R.$B$4];IF([$Rankers.D30]=4;[$R.$B$5];IF([$Rankers.D30]=5;[$R.$B$6];IF([$Rankers.D30]=6;[$R.$B$7];IF([$Rankers.D30]=7;[$R.$B$8];IF([$Rankers.D30]=8;[$R.$B$9];IF([$Rankers.D30]=9;[$R.$B$10];IF([$Rankers.D30]=10;[$R.$B$11];IF([$Rankers.D30]=11;[$R.$B$12];IF([$Rankers.D30]=12;[$R.$B$13];IF([$Rankers.D30]=13;[$R.$B$14];IF([$Rankers.D30]=14;[$R.$B$15];IF([$Rankers.D30]=15;[$R.$B$16];IF([$Rankers.D30]=16;[$R.$B$17];IF([$Rankers.D30]=17;[$R.$B$18];IF([$Rankers.D30]=18;[$R.$B$19];IF([$Rankers.D30]=19;[$R.$B$20];IF([$Rankers.D30]=20;[$R.$B$21];IF([$Rankers.D30]=21;[$R.$B$22];IF([$Rankers.D30]=22;[$R.$B$23];IF([$Rankers.D30]=23;[$R.$B$24];IF([$Rankers.D30]=24;[$R.$B$25];IF([$Rankers.D30]=25;[$R.$B$26];IF([$Rankers.D30]=26;[$R.$B$27];IF([$Rankers.D30]=27;[$R.$B$28];IF([$Rankers.D30]=28;[$R.$B$29];IF([$Rankers.D30]=29;[$R.$B$30];IF([$Rankers.D30]=30;[$R.$B$31];IF([$Rankers.D30]=31;[$R.$B$32];IF([$Rankers.D30]=32;[$R.$B$33];IF([$Rankers.D30]=33;[$R.$B$34];IF([$Rankers.D30]=34;[$R.$B$35];IF([$Rankers.D30]=35;[$R.$B$36];IF([$Rankers.D30]=36;[$R.$B$37];IF([$Rankers.D30]=0;0;[$R.C66])))))))))))))))))))))))))))))))))))))" office:value-type="float" office:value="20" calcext:value-type="float">
            <text:p>20</text:p>
          </table:table-cell>
          <table:table-cell table:style-name="ce22" table:formula="of:=IF([$Rankers.E30]=1;[$R.$B$2];IF([$Rankers.E30]=2;[$R.$B$3];IF([$Rankers.E30]=3;[$R.$B$4];IF([$Rankers.E30]=4;[$R.$B$5];IF([$Rankers.E30]=5;[$R.$B$6];IF([$Rankers.E30]=6;[$R.$B$7];IF([$Rankers.E30]=7;[$R.$B$8];IF([$Rankers.E30]=8;[$R.$B$9];IF([$Rankers.E30]=9;[$R.$B$10];IF([$Rankers.E30]=10;[$R.$B$11];IF([$Rankers.E30]=11;[$R.$B$12];IF([$Rankers.E30]=12;[$R.$B$13];IF([$Rankers.E30]=13;[$R.$B$14];IF([$Rankers.E30]=14;[$R.$B$15];IF([$Rankers.E30]=15;[$R.$B$16];IF([$Rankers.E30]=16;[$R.$B$17];IF([$Rankers.E30]=17;[$R.$B$18];IF([$Rankers.E30]=18;[$R.$B$19];IF([$Rankers.E30]=19;[$R.$B$20];IF([$Rankers.E30]=20;[$R.$B$21];IF([$Rankers.E30]=21;[$R.$B$22];IF([$Rankers.E30]=22;[$R.$B$23];IF([$Rankers.E30]=23;[$R.$B$24];IF([$Rankers.E30]=24;[$R.$B$25];IF([$Rankers.E30]=25;[$R.$B$26];IF([$Rankers.E30]=26;[$R.$B$27];IF([$Rankers.E30]=27;[$R.$B$28];IF([$Rankers.E30]=28;[$R.$B$29];IF([$Rankers.E30]=29;[$R.$B$30];IF([$Rankers.E30]=30;[$R.$B$31];IF([$Rankers.E30]=31;[$R.$B$32];IF([$Rankers.E30]=32;[$R.$B$33];IF([$Rankers.E30]=33;[$R.$B$34];IF([$Rankers.E30]=34;[$R.$B$35];IF([$Rankers.E30]=35;[$R.$B$36];IF([$Rankers.E30]=36;[$R.$B$37];IF([$Rankers.E30]=0;0;[$R.D66])))))))))))))))))))))))))))))))))))))" office:value-type="float" office:value="20" calcext:value-type="float">
            <text:p>20</text:p>
          </table:table-cell>
          <table:table-cell table:style-name="ce22" table:formula="of:=IF([$Rankers.F30]=1;[$R.$B$2];IF([$Rankers.F30]=2;[$R.$B$3];IF([$Rankers.F30]=3;[$R.$B$4];IF([$Rankers.F30]=4;[$R.$B$5];IF([$Rankers.F30]=5;[$R.$B$6];IF([$Rankers.F30]=6;[$R.$B$7];IF([$Rankers.F30]=7;[$R.$B$8];IF([$Rankers.F30]=8;[$R.$B$9];IF([$Rankers.F30]=9;[$R.$B$10];IF([$Rankers.F30]=10;[$R.$B$11];IF([$Rankers.F30]=11;[$R.$B$12];IF([$Rankers.F30]=12;[$R.$B$13];IF([$Rankers.F30]=13;[$R.$B$14];IF([$Rankers.F30]=14;[$R.$B$15];IF([$Rankers.F30]=15;[$R.$B$16];IF([$Rankers.F30]=16;[$R.$B$17];IF([$Rankers.F30]=17;[$R.$B$18];IF([$Rankers.F30]=18;[$R.$B$19];IF([$Rankers.F30]=19;[$R.$B$20];IF([$Rankers.F30]=20;[$R.$B$21];IF([$Rankers.F30]=21;[$R.$B$22];IF([$Rankers.F30]=22;[$R.$B$23];IF([$Rankers.F30]=23;[$R.$B$24];IF([$Rankers.F30]=24;[$R.$B$25];IF([$Rankers.F30]=25;[$R.$B$26];IF([$Rankers.F30]=26;[$R.$B$27];IF([$Rankers.F30]=27;[$R.$B$28];IF([$Rankers.F30]=28;[$R.$B$29];IF([$Rankers.F30]=29;[$R.$B$30];IF([$Rankers.F30]=30;[$R.$B$31];IF([$Rankers.F30]=31;[$R.$B$32];IF([$Rankers.F30]=32;[$R.$B$33];IF([$Rankers.F30]=33;[$R.$B$34];IF([$Rankers.F30]=34;[$R.$B$35];IF([$Rankers.F30]=35;[$R.$B$36];IF([$Rankers.F30]=36;[$R.$B$37];IF([$Rankers.F30]=0;0;[$R.E66])))))))))))))))))))))))))))))))))))))" office:value-type="float" office:value="9" calcext:value-type="float">
            <text:p>9</text:p>
          </table:table-cell>
          <table:table-cell table:style-name="ce22" table:formula="of:=IF([$Rankers.G30]=1;[$R.$B$2];IF([$Rankers.G30]=2;[$R.$B$3];IF([$Rankers.G30]=3;[$R.$B$4];IF([$Rankers.G30]=4;[$R.$B$5];IF([$Rankers.G30]=5;[$R.$B$6];IF([$Rankers.G30]=6;[$R.$B$7];IF([$Rankers.G30]=7;[$R.$B$8];IF([$Rankers.G30]=8;[$R.$B$9];IF([$Rankers.G30]=9;[$R.$B$10];IF([$Rankers.G30]=10;[$R.$B$11];IF([$Rankers.G30]=11;[$R.$B$12];IF([$Rankers.G30]=12;[$R.$B$13];IF([$Rankers.G30]=13;[$R.$B$14];IF([$Rankers.G30]=14;[$R.$B$15];IF([$Rankers.G30]=15;[$R.$B$16];IF([$Rankers.G30]=16;[$R.$B$17];IF([$Rankers.G30]=17;[$R.$B$18];IF([$Rankers.G30]=18;[$R.$B$19];IF([$Rankers.G30]=19;[$R.$B$20];IF([$Rankers.G30]=20;[$R.$B$21];IF([$Rankers.G30]=21;[$R.$B$22];IF([$Rankers.G30]=22;[$R.$B$23];IF([$Rankers.G30]=23;[$R.$B$24];IF([$Rankers.G30]=24;[$R.$B$25];IF([$Rankers.G30]=25;[$R.$B$26];IF([$Rankers.G30]=26;[$R.$B$27];IF([$Rankers.G30]=27;[$R.$B$28];IF([$Rankers.G30]=28;[$R.$B$29];IF([$Rankers.G30]=29;[$R.$B$30];IF([$Rankers.G30]=30;[$R.$B$31];IF([$Rankers.G30]=31;[$R.$B$32];IF([$Rankers.G30]=32;[$R.$B$33];IF([$Rankers.G30]=33;[$R.$B$34];IF([$Rankers.G30]=34;[$R.$B$35];IF([$Rankers.G30]=35;[$R.$B$36];IF([$Rankers.G30]=36;[$R.$B$37];IF([$Rankers.G30]=0;0;[$R.F66])))))))))))))))))))))))))))))))))))))" office:value-type="float" office:value="0" calcext:value-type="float">
            <text:p>0</text:p>
          </table:table-cell>
          <table:table-cell table:style-name="ce22" table:formula="of:=IF([$Rankers.H30]=1;[$R.$B$2];IF([$Rankers.H30]=2;[$R.$B$3];IF([$Rankers.H30]=3;[$R.$B$4];IF([$Rankers.H30]=4;[$R.$B$5];IF([$Rankers.H30]=5;[$R.$B$6];IF([$Rankers.H30]=6;[$R.$B$7];IF([$Rankers.H30]=7;[$R.$B$8];IF([$Rankers.H30]=8;[$R.$B$9];IF([$Rankers.H30]=9;[$R.$B$10];IF([$Rankers.H30]=10;[$R.$B$11];IF([$Rankers.H30]=11;[$R.$B$12];IF([$Rankers.H30]=12;[$R.$B$13];IF([$Rankers.H30]=13;[$R.$B$14];IF([$Rankers.H30]=14;[$R.$B$15];IF([$Rankers.H30]=15;[$R.$B$16];IF([$Rankers.H30]=16;[$R.$B$17];IF([$Rankers.H30]=17;[$R.$B$18];IF([$Rankers.H30]=18;[$R.$B$19];IF([$Rankers.H30]=19;[$R.$B$20];IF([$Rankers.H30]=20;[$R.$B$21];IF([$Rankers.H30]=21;[$R.$B$22];IF([$Rankers.H30]=22;[$R.$B$23];IF([$Rankers.H30]=23;[$R.$B$24];IF([$Rankers.H30]=24;[$R.$B$25];IF([$Rankers.H30]=25;[$R.$B$26];IF([$Rankers.H30]=26;[$R.$B$27];IF([$Rankers.H30]=27;[$R.$B$28];IF([$Rankers.H30]=28;[$R.$B$29];IF([$Rankers.H30]=29;[$R.$B$30];IF([$Rankers.H30]=30;[$R.$B$31];IF([$Rankers.H30]=31;[$R.$B$32];IF([$Rankers.H30]=32;[$R.$B$33];IF([$Rankers.H30]=33;[$R.$B$34];IF([$Rankers.H30]=34;[$R.$B$35];IF([$Rankers.H30]=35;[$R.$B$36];IF([$Rankers.H30]=36;[$R.$B$37];IF([$Rankers.H30]=0;0;[$R.G66])))))))))))))))))))))))))))))))))))))" office:value-type="float" office:value="34" calcext:value-type="float">
            <text:p>34</text:p>
          </table:table-cell>
          <table:table-cell table:style-name="ce22" table:formula="of:=IF([$Rankers.I30]=1;[$R.$B$2];IF([$Rankers.I30]=2;[$R.$B$3];IF([$Rankers.I30]=3;[$R.$B$4];IF([$Rankers.I30]=4;[$R.$B$5];IF([$Rankers.I30]=5;[$R.$B$6];IF([$Rankers.I30]=6;[$R.$B$7];IF([$Rankers.I30]=7;[$R.$B$8];IF([$Rankers.I30]=8;[$R.$B$9];IF([$Rankers.I30]=9;[$R.$B$10];IF([$Rankers.I30]=10;[$R.$B$11];IF([$Rankers.I30]=11;[$R.$B$12];IF([$Rankers.I30]=12;[$R.$B$13];IF([$Rankers.I30]=13;[$R.$B$14];IF([$Rankers.I30]=14;[$R.$B$15];IF([$Rankers.I30]=15;[$R.$B$16];IF([$Rankers.I30]=16;[$R.$B$17];IF([$Rankers.I30]=17;[$R.$B$18];IF([$Rankers.I30]=18;[$R.$B$19];IF([$Rankers.I30]=19;[$R.$B$20];IF([$Rankers.I30]=20;[$R.$B$21];IF([$Rankers.I30]=21;[$R.$B$22];IF([$Rankers.I30]=22;[$R.$B$23];IF([$Rankers.I30]=23;[$R.$B$24];IF([$Rankers.I30]=24;[$R.$B$25];IF([$Rankers.I30]=25;[$R.$B$26];IF([$Rankers.I30]=26;[$R.$B$27];IF([$Rankers.I30]=27;[$R.$B$28];IF([$Rankers.I30]=28;[$R.$B$29];IF([$Rankers.I30]=29;[$R.$B$30];IF([$Rankers.I30]=30;[$R.$B$31];IF([$Rankers.I30]=31;[$R.$B$32];IF([$Rankers.I30]=32;[$R.$B$33];IF([$Rankers.I30]=33;[$R.$B$34];IF([$Rankers.I30]=34;[$R.$B$35];IF([$Rankers.I30]=35;[$R.$B$36];IF([$Rankers.I30]=36;[$R.$B$37];IF([$Rankers.I30]=0;0;[$R.H66])))))))))))))))))))))))))))))))))))))" office:value-type="float" office:value="26" calcext:value-type="float">
            <text:p>26</text:p>
          </table:table-cell>
          <table:table-cell table:style-name="ce22" table:formula="of:=IF([$Rankers.J30]=1;[$R.$B$2];IF([$Rankers.J30]=2;[$R.$B$3];IF([$Rankers.J30]=3;[$R.$B$4];IF([$Rankers.J30]=4;[$R.$B$5];IF([$Rankers.J30]=5;[$R.$B$6];IF([$Rankers.J30]=6;[$R.$B$7];IF([$Rankers.J30]=7;[$R.$B$8];IF([$Rankers.J30]=8;[$R.$B$9];IF([$Rankers.J30]=9;[$R.$B$10];IF([$Rankers.J30]=10;[$R.$B$11];IF([$Rankers.J30]=11;[$R.$B$12];IF([$Rankers.J30]=12;[$R.$B$13];IF([$Rankers.J30]=13;[$R.$B$14];IF([$Rankers.J30]=14;[$R.$B$15];IF([$Rankers.J30]=15;[$R.$B$16];IF([$Rankers.J30]=16;[$R.$B$17];IF([$Rankers.J30]=17;[$R.$B$18];IF([$Rankers.J30]=18;[$R.$B$19];IF([$Rankers.J30]=19;[$R.$B$20];IF([$Rankers.J30]=20;[$R.$B$21];IF([$Rankers.J30]=21;[$R.$B$22];IF([$Rankers.J30]=22;[$R.$B$23];IF([$Rankers.J30]=23;[$R.$B$24];IF([$Rankers.J30]=24;[$R.$B$25];IF([$Rankers.J30]=25;[$R.$B$26];IF([$Rankers.J30]=26;[$R.$B$27];IF([$Rankers.J30]=27;[$R.$B$28];IF([$Rankers.J30]=28;[$R.$B$29];IF([$Rankers.J30]=29;[$R.$B$30];IF([$Rankers.J30]=30;[$R.$B$31];IF([$Rankers.J30]=31;[$R.$B$32];IF([$Rankers.J30]=32;[$R.$B$33];IF([$Rankers.J30]=33;[$R.$B$34];IF([$Rankers.J30]=34;[$R.$B$35];IF([$Rankers.J30]=35;[$R.$B$36];IF([$Rankers.J30]=36;[$R.$B$37];IF([$Rankers.J30]=0;0;[$R.I66])))))))))))))))))))))))))))))))))))))" office:value-type="float" office:value="24" calcext:value-type="float">
            <text:p>24</text:p>
          </table:table-cell>
          <table:table-cell table:style-name="ce26" table:formula="of:=IF([$Rankers.K30]=1;[$R.$B$2];IF([$Rankers.K30]=2;[$R.$B$3];IF([$Rankers.K30]=3;[$R.$B$4];IF([$Rankers.K30]=4;[$R.$B$5];IF([$Rankers.K30]=5;[$R.$B$6];IF([$Rankers.K30]=6;[$R.$B$7];IF([$Rankers.K30]=7;[$R.$B$8];IF([$Rankers.K30]=8;[$R.$B$9];IF([$Rankers.K30]=9;[$R.$B$10];IF([$Rankers.K30]=10;[$R.$B$11];IF([$Rankers.K30]=11;[$R.$B$12];IF([$Rankers.K30]=12;[$R.$B$13];IF([$Rankers.K30]=13;[$R.$B$14];IF([$Rankers.K30]=14;[$R.$B$15];IF([$Rankers.K30]=15;[$R.$B$16];IF([$Rankers.K30]=16;[$R.$B$17];IF([$Rankers.K30]=17;[$R.$B$18];IF([$Rankers.K30]=18;[$R.$B$19];IF([$Rankers.K30]=19;[$R.$B$20];IF([$Rankers.K30]=20;[$R.$B$21];IF([$Rankers.K30]=21;[$R.$B$22];IF([$Rankers.K30]=22;[$R.$B$23];IF([$Rankers.K30]=23;[$R.$B$24];IF([$Rankers.K30]=24;[$R.$B$25];IF([$Rankers.K30]=25;[$R.$B$26];IF([$Rankers.K30]=26;[$R.$B$27];IF([$Rankers.K30]=27;[$R.$B$28];IF([$Rankers.K30]=28;[$R.$B$29];IF([$Rankers.K30]=29;[$R.$B$30];IF([$Rankers.K30]=30;[$R.$B$31];IF([$Rankers.K30]=31;[$R.$B$32];IF([$Rankers.K30]=32;[$R.$B$33];IF([$Rankers.K30]=33;[$R.$B$34];IF([$Rankers.K30]=34;[$R.$B$35];IF([$Rankers.K30]=35;[$R.$B$36];IF([$Rankers.K30]=36;[$R.$B$37];IF([$Rankers.K30]=0;0;[$R.J66])))))))))))))))))))))))))))))))))))))" office:value-type="float" office:value="14" calcext:value-type="float">
            <text:p>14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30]+1" office:value-type="float" office:value="30" calcext:value-type="float">
            <text:p>30</text:p>
          </table:table-cell>
          <table:table-cell table:style-name="ce8" office:value-type="string" calcext:value-type="string">
            <text:p>Сергеев Станислав Викторович</text:p>
          </table:table-cell>
          <table:table-cell table:style-name="ce17" office:value-type="string" calcext:value-type="string">
            <text:p>Автомат</text:p>
          </table:table-cell>
          <table:table-cell table:style-name="ce22" table:formula="of:=IF([$Rankers.C31]=1;[$R.$B$2];IF([$Rankers.C31]=2;[$R.$B$3];IF([$Rankers.C31]=3;[$R.$B$4];IF([$Rankers.C31]=4;[$R.$B$5];IF([$Rankers.C31]=5;[$R.$B$6];IF([$Rankers.C31]=6;[$R.$B$7];IF([$Rankers.C31]=7;[$R.$B$8];IF([$Rankers.C31]=8;[$R.$B$9];IF([$Rankers.C31]=9;[$R.$B$10];IF([$Rankers.C31]=10;[$R.$B$11];IF([$Rankers.C31]=11;[$R.$B$12];IF([$Rankers.C31]=12;[$R.$B$13];IF([$Rankers.C31]=13;[$R.$B$14];IF([$Rankers.C31]=14;[$R.$B$15];IF([$Rankers.C31]=15;[$R.$B$16];IF([$Rankers.C31]=16;[$R.$B$17];IF([$Rankers.C31]=17;[$R.$B$18];IF([$Rankers.C31]=18;[$R.$B$19];IF([$Rankers.C31]=19;[$R.$B$20];IF([$Rankers.C31]=20;[$R.$B$21];IF([$Rankers.C31]=21;[$R.$B$22];IF([$Rankers.C31]=22;[$R.$B$23];IF([$Rankers.C31]=23;[$R.$B$24];IF([$Rankers.C31]=24;[$R.$B$25];IF([$Rankers.C31]=25;[$R.$B$26];IF([$Rankers.C31]=26;[$R.$B$27];IF([$Rankers.C31]=27;[$R.$B$28];IF([$Rankers.C31]=28;[$R.$B$29];IF([$Rankers.C31]=29;[$R.$B$30];IF([$Rankers.C31]=30;[$R.$B$31];IF([$Rankers.C31]=31;[$R.$B$32];IF([$Rankers.C31]=32;[$R.$B$33];IF([$Rankers.C31]=33;[$R.$B$34];IF([$Rankers.C31]=34;[$R.$B$35];IF([$Rankers.C31]=35;[$R.$B$36];IF([$Rankers.C31]=36;[$R.$B$37];IF([$Rankers.C31]=0;0;[$R.B67])))))))))))))))))))))))))))))))))))))" office:value-type="float" office:value="34" calcext:value-type="float">
            <text:p>34</text:p>
          </table:table-cell>
          <table:table-cell table:style-name="ce22" table:formula="of:=IF([$Rankers.D31]=1;[$R.$B$2];IF([$Rankers.D31]=2;[$R.$B$3];IF([$Rankers.D31]=3;[$R.$B$4];IF([$Rankers.D31]=4;[$R.$B$5];IF([$Rankers.D31]=5;[$R.$B$6];IF([$Rankers.D31]=6;[$R.$B$7];IF([$Rankers.D31]=7;[$R.$B$8];IF([$Rankers.D31]=8;[$R.$B$9];IF([$Rankers.D31]=9;[$R.$B$10];IF([$Rankers.D31]=10;[$R.$B$11];IF([$Rankers.D31]=11;[$R.$B$12];IF([$Rankers.D31]=12;[$R.$B$13];IF([$Rankers.D31]=13;[$R.$B$14];IF([$Rankers.D31]=14;[$R.$B$15];IF([$Rankers.D31]=15;[$R.$B$16];IF([$Rankers.D31]=16;[$R.$B$17];IF([$Rankers.D31]=17;[$R.$B$18];IF([$Rankers.D31]=18;[$R.$B$19];IF([$Rankers.D31]=19;[$R.$B$20];IF([$Rankers.D31]=20;[$R.$B$21];IF([$Rankers.D31]=21;[$R.$B$22];IF([$Rankers.D31]=22;[$R.$B$23];IF([$Rankers.D31]=23;[$R.$B$24];IF([$Rankers.D31]=24;[$R.$B$25];IF([$Rankers.D31]=25;[$R.$B$26];IF([$Rankers.D31]=26;[$R.$B$27];IF([$Rankers.D31]=27;[$R.$B$28];IF([$Rankers.D31]=28;[$R.$B$29];IF([$Rankers.D31]=29;[$R.$B$30];IF([$Rankers.D31]=30;[$R.$B$31];IF([$Rankers.D31]=31;[$R.$B$32];IF([$Rankers.D31]=32;[$R.$B$33];IF([$Rankers.D31]=33;[$R.$B$34];IF([$Rankers.D31]=34;[$R.$B$35];IF([$Rankers.D31]=35;[$R.$B$36];IF([$Rankers.D31]=36;[$R.$B$37];IF([$Rankers.D31]=0;0;[$R.C67])))))))))))))))))))))))))))))))))))))" office:value-type="float" office:value="35" calcext:value-type="float">
            <text:p>35</text:p>
          </table:table-cell>
          <table:table-cell table:style-name="ce22" table:formula="of:=IF([$Rankers.E31]=1;[$R.$B$2];IF([$Rankers.E31]=2;[$R.$B$3];IF([$Rankers.E31]=3;[$R.$B$4];IF([$Rankers.E31]=4;[$R.$B$5];IF([$Rankers.E31]=5;[$R.$B$6];IF([$Rankers.E31]=6;[$R.$B$7];IF([$Rankers.E31]=7;[$R.$B$8];IF([$Rankers.E31]=8;[$R.$B$9];IF([$Rankers.E31]=9;[$R.$B$10];IF([$Rankers.E31]=10;[$R.$B$11];IF([$Rankers.E31]=11;[$R.$B$12];IF([$Rankers.E31]=12;[$R.$B$13];IF([$Rankers.E31]=13;[$R.$B$14];IF([$Rankers.E31]=14;[$R.$B$15];IF([$Rankers.E31]=15;[$R.$B$16];IF([$Rankers.E31]=16;[$R.$B$17];IF([$Rankers.E31]=17;[$R.$B$18];IF([$Rankers.E31]=18;[$R.$B$19];IF([$Rankers.E31]=19;[$R.$B$20];IF([$Rankers.E31]=20;[$R.$B$21];IF([$Rankers.E31]=21;[$R.$B$22];IF([$Rankers.E31]=22;[$R.$B$23];IF([$Rankers.E31]=23;[$R.$B$24];IF([$Rankers.E31]=24;[$R.$B$25];IF([$Rankers.E31]=25;[$R.$B$26];IF([$Rankers.E31]=26;[$R.$B$27];IF([$Rankers.E31]=27;[$R.$B$28];IF([$Rankers.E31]=28;[$R.$B$29];IF([$Rankers.E31]=29;[$R.$B$30];IF([$Rankers.E31]=30;[$R.$B$31];IF([$Rankers.E31]=31;[$R.$B$32];IF([$Rankers.E31]=32;[$R.$B$33];IF([$Rankers.E31]=33;[$R.$B$34];IF([$Rankers.E31]=34;[$R.$B$35];IF([$Rankers.E31]=35;[$R.$B$36];IF([$Rankers.E31]=36;[$R.$B$37];IF([$Rankers.E31]=0;0;[$R.D67])))))))))))))))))))))))))))))))))))))" office:value-type="float" office:value="35" calcext:value-type="float">
            <text:p>35</text:p>
          </table:table-cell>
          <table:table-cell table:style-name="ce22" table:formula="of:=IF([$Rankers.F31]=1;[$R.$B$2];IF([$Rankers.F31]=2;[$R.$B$3];IF([$Rankers.F31]=3;[$R.$B$4];IF([$Rankers.F31]=4;[$R.$B$5];IF([$Rankers.F31]=5;[$R.$B$6];IF([$Rankers.F31]=6;[$R.$B$7];IF([$Rankers.F31]=7;[$R.$B$8];IF([$Rankers.F31]=8;[$R.$B$9];IF([$Rankers.F31]=9;[$R.$B$10];IF([$Rankers.F31]=10;[$R.$B$11];IF([$Rankers.F31]=11;[$R.$B$12];IF([$Rankers.F31]=12;[$R.$B$13];IF([$Rankers.F31]=13;[$R.$B$14];IF([$Rankers.F31]=14;[$R.$B$15];IF([$Rankers.F31]=15;[$R.$B$16];IF([$Rankers.F31]=16;[$R.$B$17];IF([$Rankers.F31]=17;[$R.$B$18];IF([$Rankers.F31]=18;[$R.$B$19];IF([$Rankers.F31]=19;[$R.$B$20];IF([$Rankers.F31]=20;[$R.$B$21];IF([$Rankers.F31]=21;[$R.$B$22];IF([$Rankers.F31]=22;[$R.$B$23];IF([$Rankers.F31]=23;[$R.$B$24];IF([$Rankers.F31]=24;[$R.$B$25];IF([$Rankers.F31]=25;[$R.$B$26];IF([$Rankers.F31]=26;[$R.$B$27];IF([$Rankers.F31]=27;[$R.$B$28];IF([$Rankers.F31]=28;[$R.$B$29];IF([$Rankers.F31]=29;[$R.$B$30];IF([$Rankers.F31]=30;[$R.$B$31];IF([$Rankers.F31]=31;[$R.$B$32];IF([$Rankers.F31]=32;[$R.$B$33];IF([$Rankers.F31]=33;[$R.$B$34];IF([$Rankers.F31]=34;[$R.$B$35];IF([$Rankers.F31]=35;[$R.$B$36];IF([$Rankers.F31]=36;[$R.$B$37];IF([$Rankers.F31]=0;0;[$R.E67])))))))))))))))))))))))))))))))))))))" office:value-type="float" office:value="35" calcext:value-type="float">
            <text:p>35</text:p>
          </table:table-cell>
          <table:table-cell table:style-name="ce22" table:formula="of:=IF([$Rankers.G31]=1;[$R.$B$2];IF([$Rankers.G31]=2;[$R.$B$3];IF([$Rankers.G31]=3;[$R.$B$4];IF([$Rankers.G31]=4;[$R.$B$5];IF([$Rankers.G31]=5;[$R.$B$6];IF([$Rankers.G31]=6;[$R.$B$7];IF([$Rankers.G31]=7;[$R.$B$8];IF([$Rankers.G31]=8;[$R.$B$9];IF([$Rankers.G31]=9;[$R.$B$10];IF([$Rankers.G31]=10;[$R.$B$11];IF([$Rankers.G31]=11;[$R.$B$12];IF([$Rankers.G31]=12;[$R.$B$13];IF([$Rankers.G31]=13;[$R.$B$14];IF([$Rankers.G31]=14;[$R.$B$15];IF([$Rankers.G31]=15;[$R.$B$16];IF([$Rankers.G31]=16;[$R.$B$17];IF([$Rankers.G31]=17;[$R.$B$18];IF([$Rankers.G31]=18;[$R.$B$19];IF([$Rankers.G31]=19;[$R.$B$20];IF([$Rankers.G31]=20;[$R.$B$21];IF([$Rankers.G31]=21;[$R.$B$22];IF([$Rankers.G31]=22;[$R.$B$23];IF([$Rankers.G31]=23;[$R.$B$24];IF([$Rankers.G31]=24;[$R.$B$25];IF([$Rankers.G31]=25;[$R.$B$26];IF([$Rankers.G31]=26;[$R.$B$27];IF([$Rankers.G31]=27;[$R.$B$28];IF([$Rankers.G31]=28;[$R.$B$29];IF([$Rankers.G31]=29;[$R.$B$30];IF([$Rankers.G31]=30;[$R.$B$31];IF([$Rankers.G31]=31;[$R.$B$32];IF([$Rankers.G31]=32;[$R.$B$33];IF([$Rankers.G31]=33;[$R.$B$34];IF([$Rankers.G31]=34;[$R.$B$35];IF([$Rankers.G31]=35;[$R.$B$36];IF([$Rankers.G31]=36;[$R.$B$37];IF([$Rankers.G31]=0;0;[$R.F67])))))))))))))))))))))))))))))))))))))" office:value-type="float" office:value="37" calcext:value-type="float">
            <text:p>37</text:p>
          </table:table-cell>
          <table:table-cell table:style-name="ce22" table:formula="of:=IF([$Rankers.H31]=1;[$R.$B$2];IF([$Rankers.H31]=2;[$R.$B$3];IF([$Rankers.H31]=3;[$R.$B$4];IF([$Rankers.H31]=4;[$R.$B$5];IF([$Rankers.H31]=5;[$R.$B$6];IF([$Rankers.H31]=6;[$R.$B$7];IF([$Rankers.H31]=7;[$R.$B$8];IF([$Rankers.H31]=8;[$R.$B$9];IF([$Rankers.H31]=9;[$R.$B$10];IF([$Rankers.H31]=10;[$R.$B$11];IF([$Rankers.H31]=11;[$R.$B$12];IF([$Rankers.H31]=12;[$R.$B$13];IF([$Rankers.H31]=13;[$R.$B$14];IF([$Rankers.H31]=14;[$R.$B$15];IF([$Rankers.H31]=15;[$R.$B$16];IF([$Rankers.H31]=16;[$R.$B$17];IF([$Rankers.H31]=17;[$R.$B$18];IF([$Rankers.H31]=18;[$R.$B$19];IF([$Rankers.H31]=19;[$R.$B$20];IF([$Rankers.H31]=20;[$R.$B$21];IF([$Rankers.H31]=21;[$R.$B$22];IF([$Rankers.H31]=22;[$R.$B$23];IF([$Rankers.H31]=23;[$R.$B$24];IF([$Rankers.H31]=24;[$R.$B$25];IF([$Rankers.H31]=25;[$R.$B$26];IF([$Rankers.H31]=26;[$R.$B$27];IF([$Rankers.H31]=27;[$R.$B$28];IF([$Rankers.H31]=28;[$R.$B$29];IF([$Rankers.H31]=29;[$R.$B$30];IF([$Rankers.H31]=30;[$R.$B$31];IF([$Rankers.H31]=31;[$R.$B$32];IF([$Rankers.H31]=32;[$R.$B$33];IF([$Rankers.H31]=33;[$R.$B$34];IF([$Rankers.H31]=34;[$R.$B$35];IF([$Rankers.H31]=35;[$R.$B$36];IF([$Rankers.H31]=36;[$R.$B$37];IF([$Rankers.H31]=0;0;[$R.G67])))))))))))))))))))))))))))))))))))))" office:value-type="float" office:value="31" calcext:value-type="float">
            <text:p>31</text:p>
          </table:table-cell>
          <table:table-cell table:style-name="ce22" table:formula="of:=IF([$Rankers.I31]=1;[$R.$B$2];IF([$Rankers.I31]=2;[$R.$B$3];IF([$Rankers.I31]=3;[$R.$B$4];IF([$Rankers.I31]=4;[$R.$B$5];IF([$Rankers.I31]=5;[$R.$B$6];IF([$Rankers.I31]=6;[$R.$B$7];IF([$Rankers.I31]=7;[$R.$B$8];IF([$Rankers.I31]=8;[$R.$B$9];IF([$Rankers.I31]=9;[$R.$B$10];IF([$Rankers.I31]=10;[$R.$B$11];IF([$Rankers.I31]=11;[$R.$B$12];IF([$Rankers.I31]=12;[$R.$B$13];IF([$Rankers.I31]=13;[$R.$B$14];IF([$Rankers.I31]=14;[$R.$B$15];IF([$Rankers.I31]=15;[$R.$B$16];IF([$Rankers.I31]=16;[$R.$B$17];IF([$Rankers.I31]=17;[$R.$B$18];IF([$Rankers.I31]=18;[$R.$B$19];IF([$Rankers.I31]=19;[$R.$B$20];IF([$Rankers.I31]=20;[$R.$B$21];IF([$Rankers.I31]=21;[$R.$B$22];IF([$Rankers.I31]=22;[$R.$B$23];IF([$Rankers.I31]=23;[$R.$B$24];IF([$Rankers.I31]=24;[$R.$B$25];IF([$Rankers.I31]=25;[$R.$B$26];IF([$Rankers.I31]=26;[$R.$B$27];IF([$Rankers.I31]=27;[$R.$B$28];IF([$Rankers.I31]=28;[$R.$B$29];IF([$Rankers.I31]=29;[$R.$B$30];IF([$Rankers.I31]=30;[$R.$B$31];IF([$Rankers.I31]=31;[$R.$B$32];IF([$Rankers.I31]=32;[$R.$B$33];IF([$Rankers.I31]=33;[$R.$B$34];IF([$Rankers.I31]=34;[$R.$B$35];IF([$Rankers.I31]=35;[$R.$B$36];IF([$Rankers.I31]=36;[$R.$B$37];IF([$Rankers.I31]=0;0;[$R.H67])))))))))))))))))))))))))))))))))))))" office:value-type="float" office:value="32" calcext:value-type="float">
            <text:p>32</text:p>
          </table:table-cell>
          <table:table-cell table:style-name="ce22" table:formula="of:=IF([$Rankers.J31]=1;[$R.$B$2];IF([$Rankers.J31]=2;[$R.$B$3];IF([$Rankers.J31]=3;[$R.$B$4];IF([$Rankers.J31]=4;[$R.$B$5];IF([$Rankers.J31]=5;[$R.$B$6];IF([$Rankers.J31]=6;[$R.$B$7];IF([$Rankers.J31]=7;[$R.$B$8];IF([$Rankers.J31]=8;[$R.$B$9];IF([$Rankers.J31]=9;[$R.$B$10];IF([$Rankers.J31]=10;[$R.$B$11];IF([$Rankers.J31]=11;[$R.$B$12];IF([$Rankers.J31]=12;[$R.$B$13];IF([$Rankers.J31]=13;[$R.$B$14];IF([$Rankers.J31]=14;[$R.$B$15];IF([$Rankers.J31]=15;[$R.$B$16];IF([$Rankers.J31]=16;[$R.$B$17];IF([$Rankers.J31]=17;[$R.$B$18];IF([$Rankers.J31]=18;[$R.$B$19];IF([$Rankers.J31]=19;[$R.$B$20];IF([$Rankers.J31]=20;[$R.$B$21];IF([$Rankers.J31]=21;[$R.$B$22];IF([$Rankers.J31]=22;[$R.$B$23];IF([$Rankers.J31]=23;[$R.$B$24];IF([$Rankers.J31]=24;[$R.$B$25];IF([$Rankers.J31]=25;[$R.$B$26];IF([$Rankers.J31]=26;[$R.$B$27];IF([$Rankers.J31]=27;[$R.$B$28];IF([$Rankers.J31]=28;[$R.$B$29];IF([$Rankers.J31]=29;[$R.$B$30];IF([$Rankers.J31]=30;[$R.$B$31];IF([$Rankers.J31]=31;[$R.$B$32];IF([$Rankers.J31]=32;[$R.$B$33];IF([$Rankers.J31]=33;[$R.$B$34];IF([$Rankers.J31]=34;[$R.$B$35];IF([$Rankers.J31]=35;[$R.$B$36];IF([$Rankers.J31]=36;[$R.$B$37];IF([$Rankers.J31]=0;0;[$R.I67])))))))))))))))))))))))))))))))))))))" office:value-type="float" office:value="37" calcext:value-type="float">
            <text:p>37</text:p>
          </table:table-cell>
          <table:table-cell table:style-name="ce25" office:value-type="string" calcext:value-type="string">
            <text:p>в</text:p>
          </table:table-cell>
          <table:table-cell table:style-name="ce29" office:value-type="string" calcext:value-type="string">
            <text:p>в</text:p>
          </table:table-cell>
          <table:table-cell table:number-columns-repeated="2" table:style-name="ce30" office:value-type="string" calcext:value-type="string">
            <text:p>в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31]+1" office:value-type="float" office:value="31" calcext:value-type="float">
            <text:p>31</text:p>
          </table:table-cell>
          <table:table-cell table:style-name="ce8" office:value-type="string" calcext:value-type="string">
            <text:p>Сергеева Валерия Викторовна</text:p>
          </table:table-cell>
          <table:table-cell table:style-name="ce15" table:formula="of:=SUM([.D32:.ZZ32])" office:value-type="float" office:value="186" calcext:value-type="float">
            <text:p>186.00</text:p>
          </table:table-cell>
          <table:table-cell table:style-name="ce22" table:formula="of:=IF([$Rankers.C32]=1;[$R.$B$2];IF([$Rankers.C32]=2;[$R.$B$3];IF([$Rankers.C32]=3;[$R.$B$4];IF([$Rankers.C32]=4;[$R.$B$5];IF([$Rankers.C32]=5;[$R.$B$6];IF([$Rankers.C32]=6;[$R.$B$7];IF([$Rankers.C32]=7;[$R.$B$8];IF([$Rankers.C32]=8;[$R.$B$9];IF([$Rankers.C32]=9;[$R.$B$10];IF([$Rankers.C32]=10;[$R.$B$11];IF([$Rankers.C32]=11;[$R.$B$12];IF([$Rankers.C32]=12;[$R.$B$13];IF([$Rankers.C32]=13;[$R.$B$14];IF([$Rankers.C32]=14;[$R.$B$15];IF([$Rankers.C32]=15;[$R.$B$16];IF([$Rankers.C32]=16;[$R.$B$17];IF([$Rankers.C32]=17;[$R.$B$18];IF([$Rankers.C32]=18;[$R.$B$19];IF([$Rankers.C32]=19;[$R.$B$20];IF([$Rankers.C32]=20;[$R.$B$21];IF([$Rankers.C32]=21;[$R.$B$22];IF([$Rankers.C32]=22;[$R.$B$23];IF([$Rankers.C32]=23;[$R.$B$24];IF([$Rankers.C32]=24;[$R.$B$25];IF([$Rankers.C32]=25;[$R.$B$26];IF([$Rankers.C32]=26;[$R.$B$27];IF([$Rankers.C32]=27;[$R.$B$28];IF([$Rankers.C32]=28;[$R.$B$29];IF([$Rankers.C32]=29;[$R.$B$30];IF([$Rankers.C32]=30;[$R.$B$31];IF([$Rankers.C32]=31;[$R.$B$32];IF([$Rankers.C32]=32;[$R.$B$33];IF([$Rankers.C32]=33;[$R.$B$34];IF([$Rankers.C32]=34;[$R.$B$35];IF([$Rankers.C32]=35;[$R.$B$36];IF([$Rankers.C32]=36;[$R.$B$37];IF([$Rankers.C32]=0;0;[$R.B68])))))))))))))))))))))))))))))))))))))" office:value-type="float" office:value="31" calcext:value-type="float">
            <text:p>31</text:p>
          </table:table-cell>
          <table:table-cell table:style-name="ce22" table:formula="of:=IF([$Rankers.D32]=1;[$R.$B$2];IF([$Rankers.D32]=2;[$R.$B$3];IF([$Rankers.D32]=3;[$R.$B$4];IF([$Rankers.D32]=4;[$R.$B$5];IF([$Rankers.D32]=5;[$R.$B$6];IF([$Rankers.D32]=6;[$R.$B$7];IF([$Rankers.D32]=7;[$R.$B$8];IF([$Rankers.D32]=8;[$R.$B$9];IF([$Rankers.D32]=9;[$R.$B$10];IF([$Rankers.D32]=10;[$R.$B$11];IF([$Rankers.D32]=11;[$R.$B$12];IF([$Rankers.D32]=12;[$R.$B$13];IF([$Rankers.D32]=13;[$R.$B$14];IF([$Rankers.D32]=14;[$R.$B$15];IF([$Rankers.D32]=15;[$R.$B$16];IF([$Rankers.D32]=16;[$R.$B$17];IF([$Rankers.D32]=17;[$R.$B$18];IF([$Rankers.D32]=18;[$R.$B$19];IF([$Rankers.D32]=19;[$R.$B$20];IF([$Rankers.D32]=20;[$R.$B$21];IF([$Rankers.D32]=21;[$R.$B$22];IF([$Rankers.D32]=22;[$R.$B$23];IF([$Rankers.D32]=23;[$R.$B$24];IF([$Rankers.D32]=24;[$R.$B$25];IF([$Rankers.D32]=25;[$R.$B$26];IF([$Rankers.D32]=26;[$R.$B$27];IF([$Rankers.D32]=27;[$R.$B$28];IF([$Rankers.D32]=28;[$R.$B$29];IF([$Rankers.D32]=29;[$R.$B$30];IF([$Rankers.D32]=30;[$R.$B$31];IF([$Rankers.D32]=31;[$R.$B$32];IF([$Rankers.D32]=32;[$R.$B$33];IF([$Rankers.D32]=33;[$R.$B$34];IF([$Rankers.D32]=34;[$R.$B$35];IF([$Rankers.D32]=35;[$R.$B$36];IF([$Rankers.D32]=36;[$R.$B$37];IF([$Rankers.D32]=0;0;[$R.C68])))))))))))))))))))))))))))))))))))))" office:value-type="float" office:value="24" calcext:value-type="float">
            <text:p>24</text:p>
          </table:table-cell>
          <table:table-cell table:style-name="ce22" table:formula="of:=IF([$Rankers.E32]=1;[$R.$B$2];IF([$Rankers.E32]=2;[$R.$B$3];IF([$Rankers.E32]=3;[$R.$B$4];IF([$Rankers.E32]=4;[$R.$B$5];IF([$Rankers.E32]=5;[$R.$B$6];IF([$Rankers.E32]=6;[$R.$B$7];IF([$Rankers.E32]=7;[$R.$B$8];IF([$Rankers.E32]=8;[$R.$B$9];IF([$Rankers.E32]=9;[$R.$B$10];IF([$Rankers.E32]=10;[$R.$B$11];IF([$Rankers.E32]=11;[$R.$B$12];IF([$Rankers.E32]=12;[$R.$B$13];IF([$Rankers.E32]=13;[$R.$B$14];IF([$Rankers.E32]=14;[$R.$B$15];IF([$Rankers.E32]=15;[$R.$B$16];IF([$Rankers.E32]=16;[$R.$B$17];IF([$Rankers.E32]=17;[$R.$B$18];IF([$Rankers.E32]=18;[$R.$B$19];IF([$Rankers.E32]=19;[$R.$B$20];IF([$Rankers.E32]=20;[$R.$B$21];IF([$Rankers.E32]=21;[$R.$B$22];IF([$Rankers.E32]=22;[$R.$B$23];IF([$Rankers.E32]=23;[$R.$B$24];IF([$Rankers.E32]=24;[$R.$B$25];IF([$Rankers.E32]=25;[$R.$B$26];IF([$Rankers.E32]=26;[$R.$B$27];IF([$Rankers.E32]=27;[$R.$B$28];IF([$Rankers.E32]=28;[$R.$B$29];IF([$Rankers.E32]=29;[$R.$B$30];IF([$Rankers.E32]=30;[$R.$B$31];IF([$Rankers.E32]=31;[$R.$B$32];IF([$Rankers.E32]=32;[$R.$B$33];IF([$Rankers.E32]=33;[$R.$B$34];IF([$Rankers.E32]=34;[$R.$B$35];IF([$Rankers.E32]=35;[$R.$B$36];IF([$Rankers.E32]=36;[$R.$B$37];IF([$Rankers.E32]=0;0;[$R.D68])))))))))))))))))))))))))))))))))))))" office:value-type="float" office:value="15" calcext:value-type="float">
            <text:p>15</text:p>
          </table:table-cell>
          <table:table-cell table:style-name="ce22" table:formula="of:=IF([$Rankers.F32]=1;[$R.$B$2];IF([$Rankers.F32]=2;[$R.$B$3];IF([$Rankers.F32]=3;[$R.$B$4];IF([$Rankers.F32]=4;[$R.$B$5];IF([$Rankers.F32]=5;[$R.$B$6];IF([$Rankers.F32]=6;[$R.$B$7];IF([$Rankers.F32]=7;[$R.$B$8];IF([$Rankers.F32]=8;[$R.$B$9];IF([$Rankers.F32]=9;[$R.$B$10];IF([$Rankers.F32]=10;[$R.$B$11];IF([$Rankers.F32]=11;[$R.$B$12];IF([$Rankers.F32]=12;[$R.$B$13];IF([$Rankers.F32]=13;[$R.$B$14];IF([$Rankers.F32]=14;[$R.$B$15];IF([$Rankers.F32]=15;[$R.$B$16];IF([$Rankers.F32]=16;[$R.$B$17];IF([$Rankers.F32]=17;[$R.$B$18];IF([$Rankers.F32]=18;[$R.$B$19];IF([$Rankers.F32]=19;[$R.$B$20];IF([$Rankers.F32]=20;[$R.$B$21];IF([$Rankers.F32]=21;[$R.$B$22];IF([$Rankers.F32]=22;[$R.$B$23];IF([$Rankers.F32]=23;[$R.$B$24];IF([$Rankers.F32]=24;[$R.$B$25];IF([$Rankers.F32]=25;[$R.$B$26];IF([$Rankers.F32]=26;[$R.$B$27];IF([$Rankers.F32]=27;[$R.$B$28];IF([$Rankers.F32]=28;[$R.$B$29];IF([$Rankers.F32]=29;[$R.$B$30];IF([$Rankers.F32]=30;[$R.$B$31];IF([$Rankers.F32]=31;[$R.$B$32];IF([$Rankers.F32]=32;[$R.$B$33];IF([$Rankers.F32]=33;[$R.$B$34];IF([$Rankers.F32]=34;[$R.$B$35];IF([$Rankers.F32]=35;[$R.$B$36];IF([$Rankers.F32]=36;[$R.$B$37];IF([$Rankers.F32]=0;0;[$R.E68])))))))))))))))))))))))))))))))))))))" office:value-type="float" office:value="28" calcext:value-type="float">
            <text:p>28</text:p>
          </table:table-cell>
          <table:table-cell table:style-name="ce22" table:formula="of:=IF([$Rankers.G32]=1;[$R.$B$2];IF([$Rankers.G32]=2;[$R.$B$3];IF([$Rankers.G32]=3;[$R.$B$4];IF([$Rankers.G32]=4;[$R.$B$5];IF([$Rankers.G32]=5;[$R.$B$6];IF([$Rankers.G32]=6;[$R.$B$7];IF([$Rankers.G32]=7;[$R.$B$8];IF([$Rankers.G32]=8;[$R.$B$9];IF([$Rankers.G32]=9;[$R.$B$10];IF([$Rankers.G32]=10;[$R.$B$11];IF([$Rankers.G32]=11;[$R.$B$12];IF([$Rankers.G32]=12;[$R.$B$13];IF([$Rankers.G32]=13;[$R.$B$14];IF([$Rankers.G32]=14;[$R.$B$15];IF([$Rankers.G32]=15;[$R.$B$16];IF([$Rankers.G32]=16;[$R.$B$17];IF([$Rankers.G32]=17;[$R.$B$18];IF([$Rankers.G32]=18;[$R.$B$19];IF([$Rankers.G32]=19;[$R.$B$20];IF([$Rankers.G32]=20;[$R.$B$21];IF([$Rankers.G32]=21;[$R.$B$22];IF([$Rankers.G32]=22;[$R.$B$23];IF([$Rankers.G32]=23;[$R.$B$24];IF([$Rankers.G32]=24;[$R.$B$25];IF([$Rankers.G32]=25;[$R.$B$26];IF([$Rankers.G32]=26;[$R.$B$27];IF([$Rankers.G32]=27;[$R.$B$28];IF([$Rankers.G32]=28;[$R.$B$29];IF([$Rankers.G32]=29;[$R.$B$30];IF([$Rankers.G32]=30;[$R.$B$31];IF([$Rankers.G32]=31;[$R.$B$32];IF([$Rankers.G32]=32;[$R.$B$33];IF([$Rankers.G32]=33;[$R.$B$34];IF([$Rankers.G32]=34;[$R.$B$35];IF([$Rankers.G32]=35;[$R.$B$36];IF([$Rankers.G32]=36;[$R.$B$37];IF([$Rankers.G32]=0;0;[$R.F68])))))))))))))))))))))))))))))))))))))" office:value-type="float" office:value="32" calcext:value-type="float">
            <text:p>32</text:p>
          </table:table-cell>
          <table:table-cell table:style-name="ce22" table:formula="of:=IF([$Rankers.H32]=1;[$R.$B$2];IF([$Rankers.H32]=2;[$R.$B$3];IF([$Rankers.H32]=3;[$R.$B$4];IF([$Rankers.H32]=4;[$R.$B$5];IF([$Rankers.H32]=5;[$R.$B$6];IF([$Rankers.H32]=6;[$R.$B$7];IF([$Rankers.H32]=7;[$R.$B$8];IF([$Rankers.H32]=8;[$R.$B$9];IF([$Rankers.H32]=9;[$R.$B$10];IF([$Rankers.H32]=10;[$R.$B$11];IF([$Rankers.H32]=11;[$R.$B$12];IF([$Rankers.H32]=12;[$R.$B$13];IF([$Rankers.H32]=13;[$R.$B$14];IF([$Rankers.H32]=14;[$R.$B$15];IF([$Rankers.H32]=15;[$R.$B$16];IF([$Rankers.H32]=16;[$R.$B$17];IF([$Rankers.H32]=17;[$R.$B$18];IF([$Rankers.H32]=18;[$R.$B$19];IF([$Rankers.H32]=19;[$R.$B$20];IF([$Rankers.H32]=20;[$R.$B$21];IF([$Rankers.H32]=21;[$R.$B$22];IF([$Rankers.H32]=22;[$R.$B$23];IF([$Rankers.H32]=23;[$R.$B$24];IF([$Rankers.H32]=24;[$R.$B$25];IF([$Rankers.H32]=25;[$R.$B$26];IF([$Rankers.H32]=26;[$R.$B$27];IF([$Rankers.H32]=27;[$R.$B$28];IF([$Rankers.H32]=28;[$R.$B$29];IF([$Rankers.H32]=29;[$R.$B$30];IF([$Rankers.H32]=30;[$R.$B$31];IF([$Rankers.H32]=31;[$R.$B$32];IF([$Rankers.H32]=32;[$R.$B$33];IF([$Rankers.H32]=33;[$R.$B$34];IF([$Rankers.H32]=34;[$R.$B$35];IF([$Rankers.H32]=35;[$R.$B$36];IF([$Rankers.H32]=36;[$R.$B$37];IF([$Rankers.H32]=0;0;[$R.G68])))))))))))))))))))))))))))))))))))))" office:value-type="float" office:value="0" calcext:value-type="float">
            <text:p>0</text:p>
          </table:table-cell>
          <table:table-cell table:style-name="ce22" table:formula="of:=IF([$Rankers.I32]=1;[$R.$B$2];IF([$Rankers.I32]=2;[$R.$B$3];IF([$Rankers.I32]=3;[$R.$B$4];IF([$Rankers.I32]=4;[$R.$B$5];IF([$Rankers.I32]=5;[$R.$B$6];IF([$Rankers.I32]=6;[$R.$B$7];IF([$Rankers.I32]=7;[$R.$B$8];IF([$Rankers.I32]=8;[$R.$B$9];IF([$Rankers.I32]=9;[$R.$B$10];IF([$Rankers.I32]=10;[$R.$B$11];IF([$Rankers.I32]=11;[$R.$B$12];IF([$Rankers.I32]=12;[$R.$B$13];IF([$Rankers.I32]=13;[$R.$B$14];IF([$Rankers.I32]=14;[$R.$B$15];IF([$Rankers.I32]=15;[$R.$B$16];IF([$Rankers.I32]=16;[$R.$B$17];IF([$Rankers.I32]=17;[$R.$B$18];IF([$Rankers.I32]=18;[$R.$B$19];IF([$Rankers.I32]=19;[$R.$B$20];IF([$Rankers.I32]=20;[$R.$B$21];IF([$Rankers.I32]=21;[$R.$B$22];IF([$Rankers.I32]=22;[$R.$B$23];IF([$Rankers.I32]=23;[$R.$B$24];IF([$Rankers.I32]=24;[$R.$B$25];IF([$Rankers.I32]=25;[$R.$B$26];IF([$Rankers.I32]=26;[$R.$B$27];IF([$Rankers.I32]=27;[$R.$B$28];IF([$Rankers.I32]=28;[$R.$B$29];IF([$Rankers.I32]=29;[$R.$B$30];IF([$Rankers.I32]=30;[$R.$B$31];IF([$Rankers.I32]=31;[$R.$B$32];IF([$Rankers.I32]=32;[$R.$B$33];IF([$Rankers.I32]=33;[$R.$B$34];IF([$Rankers.I32]=34;[$R.$B$35];IF([$Rankers.I32]=35;[$R.$B$36];IF([$Rankers.I32]=36;[$R.$B$37];IF([$Rankers.I32]=0;0;[$R.H68])))))))))))))))))))))))))))))))))))))" office:value-type="float" office:value="0" calcext:value-type="float">
            <text:p>0</text:p>
          </table:table-cell>
          <table:table-cell table:style-name="ce22" table:formula="of:=IF([$Rankers.J32]=1;[$R.$B$2];IF([$Rankers.J32]=2;[$R.$B$3];IF([$Rankers.J32]=3;[$R.$B$4];IF([$Rankers.J32]=4;[$R.$B$5];IF([$Rankers.J32]=5;[$R.$B$6];IF([$Rankers.J32]=6;[$R.$B$7];IF([$Rankers.J32]=7;[$R.$B$8];IF([$Rankers.J32]=8;[$R.$B$9];IF([$Rankers.J32]=9;[$R.$B$10];IF([$Rankers.J32]=10;[$R.$B$11];IF([$Rankers.J32]=11;[$R.$B$12];IF([$Rankers.J32]=12;[$R.$B$13];IF([$Rankers.J32]=13;[$R.$B$14];IF([$Rankers.J32]=14;[$R.$B$15];IF([$Rankers.J32]=15;[$R.$B$16];IF([$Rankers.J32]=16;[$R.$B$17];IF([$Rankers.J32]=17;[$R.$B$18];IF([$Rankers.J32]=18;[$R.$B$19];IF([$Rankers.J32]=19;[$R.$B$20];IF([$Rankers.J32]=20;[$R.$B$21];IF([$Rankers.J32]=21;[$R.$B$22];IF([$Rankers.J32]=22;[$R.$B$23];IF([$Rankers.J32]=23;[$R.$B$24];IF([$Rankers.J32]=24;[$R.$B$25];IF([$Rankers.J32]=25;[$R.$B$26];IF([$Rankers.J32]=26;[$R.$B$27];IF([$Rankers.J32]=27;[$R.$B$28];IF([$Rankers.J32]=28;[$R.$B$29];IF([$Rankers.J32]=29;[$R.$B$30];IF([$Rankers.J32]=30;[$R.$B$31];IF([$Rankers.J32]=31;[$R.$B$32];IF([$Rankers.J32]=32;[$R.$B$33];IF([$Rankers.J32]=33;[$R.$B$34];IF([$Rankers.J32]=34;[$R.$B$35];IF([$Rankers.J32]=35;[$R.$B$36];IF([$Rankers.J32]=36;[$R.$B$37];IF([$Rankers.J32]=0;0;[$R.I68])))))))))))))))))))))))))))))))))))))" office:value-type="float" office:value="0" calcext:value-type="float">
            <text:p>0</text:p>
          </table:table-cell>
          <table:table-cell table:style-name="ce25" table:formula="of:=IF([$Rankers.K32]=1;[$R.$B$2];IF([$Rankers.K32]=2;[$R.$B$3];IF([$Rankers.K32]=3;[$R.$B$4];IF([$Rankers.K32]=4;[$R.$B$5];IF([$Rankers.K32]=5;[$R.$B$6];IF([$Rankers.K32]=6;[$R.$B$7];IF([$Rankers.K32]=7;[$R.$B$8];IF([$Rankers.K32]=8;[$R.$B$9];IF([$Rankers.K32]=9;[$R.$B$10];IF([$Rankers.K32]=10;[$R.$B$11];IF([$Rankers.K32]=11;[$R.$B$12];IF([$Rankers.K32]=12;[$R.$B$13];IF([$Rankers.K32]=13;[$R.$B$14];IF([$Rankers.K32]=14;[$R.$B$15];IF([$Rankers.K32]=15;[$R.$B$16];IF([$Rankers.K32]=16;[$R.$B$17];IF([$Rankers.K32]=17;[$R.$B$18];IF([$Rankers.K32]=18;[$R.$B$19];IF([$Rankers.K32]=19;[$R.$B$20];IF([$Rankers.K32]=20;[$R.$B$21];IF([$Rankers.K32]=21;[$R.$B$22];IF([$Rankers.K32]=22;[$R.$B$23];IF([$Rankers.K32]=23;[$R.$B$24];IF([$Rankers.K32]=24;[$R.$B$25];IF([$Rankers.K32]=25;[$R.$B$26];IF([$Rankers.K32]=26;[$R.$B$27];IF([$Rankers.K32]=27;[$R.$B$28];IF([$Rankers.K32]=28;[$R.$B$29];IF([$Rankers.K32]=29;[$R.$B$30];IF([$Rankers.K32]=30;[$R.$B$31];IF([$Rankers.K32]=31;[$R.$B$32];IF([$Rankers.K32]=32;[$R.$B$33];IF([$Rankers.K32]=33;[$R.$B$34];IF([$Rankers.K32]=34;[$R.$B$35];IF([$Rankers.K32]=35;[$R.$B$36];IF([$Rankers.K32]=36;[$R.$B$37];IF([$Rankers.K32]=0;0;[$R.J68])))))))))))))))))))))))))))))))))))))" office:value-type="float" office:value="35" calcext:value-type="float">
            <text:p>35</text:p>
          </table:table-cell>
          <table:table-cell table:style-name="ce28" office:value-type="float" office:value="1" calcext:value-type="float">
            <text:p>1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32]+1" office:value-type="float" office:value="32" calcext:value-type="float">
            <text:p>32</text:p>
          </table:table-cell>
          <table:table-cell table:style-name="ce8" office:value-type="string" calcext:value-type="string">
            <text:p>Скокова Евгения Даниловна</text:p>
          </table:table-cell>
          <table:table-cell table:style-name="ce15" table:formula="of:=SUM([.D33:.ZZ33])" office:value-type="float" office:value="261" calcext:value-type="float">
            <text:p>261.00</text:p>
          </table:table-cell>
          <table:table-cell table:style-name="ce22" table:formula="of:=IF([$Rankers.C33]=1;[$R.$B$2];IF([$Rankers.C33]=2;[$R.$B$3];IF([$Rankers.C33]=3;[$R.$B$4];IF([$Rankers.C33]=4;[$R.$B$5];IF([$Rankers.C33]=5;[$R.$B$6];IF([$Rankers.C33]=6;[$R.$B$7];IF([$Rankers.C33]=7;[$R.$B$8];IF([$Rankers.C33]=8;[$R.$B$9];IF([$Rankers.C33]=9;[$R.$B$10];IF([$Rankers.C33]=10;[$R.$B$11];IF([$Rankers.C33]=11;[$R.$B$12];IF([$Rankers.C33]=12;[$R.$B$13];IF([$Rankers.C33]=13;[$R.$B$14];IF([$Rankers.C33]=14;[$R.$B$15];IF([$Rankers.C33]=15;[$R.$B$16];IF([$Rankers.C33]=16;[$R.$B$17];IF([$Rankers.C33]=17;[$R.$B$18];IF([$Rankers.C33]=18;[$R.$B$19];IF([$Rankers.C33]=19;[$R.$B$20];IF([$Rankers.C33]=20;[$R.$B$21];IF([$Rankers.C33]=21;[$R.$B$22];IF([$Rankers.C33]=22;[$R.$B$23];IF([$Rankers.C33]=23;[$R.$B$24];IF([$Rankers.C33]=24;[$R.$B$25];IF([$Rankers.C33]=25;[$R.$B$26];IF([$Rankers.C33]=26;[$R.$B$27];IF([$Rankers.C33]=27;[$R.$B$28];IF([$Rankers.C33]=28;[$R.$B$29];IF([$Rankers.C33]=29;[$R.$B$30];IF([$Rankers.C33]=30;[$R.$B$31];IF([$Rankers.C33]=31;[$R.$B$32];IF([$Rankers.C33]=32;[$R.$B$33];IF([$Rankers.C33]=33;[$R.$B$34];IF([$Rankers.C33]=34;[$R.$B$35];IF([$Rankers.C33]=35;[$R.$B$36];IF([$Rankers.C33]=36;[$R.$B$37];IF([$Rankers.C33]=0;0;[$R.B69])))))))))))))))))))))))))))))))))))))" office:value-type="float" office:value="27" calcext:value-type="float">
            <text:p>27</text:p>
          </table:table-cell>
          <table:table-cell table:style-name="ce22" table:formula="of:=IF([$Rankers.D33]=1;[$R.$B$2];IF([$Rankers.D33]=2;[$R.$B$3];IF([$Rankers.D33]=3;[$R.$B$4];IF([$Rankers.D33]=4;[$R.$B$5];IF([$Rankers.D33]=5;[$R.$B$6];IF([$Rankers.D33]=6;[$R.$B$7];IF([$Rankers.D33]=7;[$R.$B$8];IF([$Rankers.D33]=8;[$R.$B$9];IF([$Rankers.D33]=9;[$R.$B$10];IF([$Rankers.D33]=10;[$R.$B$11];IF([$Rankers.D33]=11;[$R.$B$12];IF([$Rankers.D33]=12;[$R.$B$13];IF([$Rankers.D33]=13;[$R.$B$14];IF([$Rankers.D33]=14;[$R.$B$15];IF([$Rankers.D33]=15;[$R.$B$16];IF([$Rankers.D33]=16;[$R.$B$17];IF([$Rankers.D33]=17;[$R.$B$18];IF([$Rankers.D33]=18;[$R.$B$19];IF([$Rankers.D33]=19;[$R.$B$20];IF([$Rankers.D33]=20;[$R.$B$21];IF([$Rankers.D33]=21;[$R.$B$22];IF([$Rankers.D33]=22;[$R.$B$23];IF([$Rankers.D33]=23;[$R.$B$24];IF([$Rankers.D33]=24;[$R.$B$25];IF([$Rankers.D33]=25;[$R.$B$26];IF([$Rankers.D33]=26;[$R.$B$27];IF([$Rankers.D33]=27;[$R.$B$28];IF([$Rankers.D33]=28;[$R.$B$29];IF([$Rankers.D33]=29;[$R.$B$30];IF([$Rankers.D33]=30;[$R.$B$31];IF([$Rankers.D33]=31;[$R.$B$32];IF([$Rankers.D33]=32;[$R.$B$33];IF([$Rankers.D33]=33;[$R.$B$34];IF([$Rankers.D33]=34;[$R.$B$35];IF([$Rankers.D33]=35;[$R.$B$36];IF([$Rankers.D33]=36;[$R.$B$37];IF([$Rankers.D33]=0;0;[$R.C69])))))))))))))))))))))))))))))))))))))" office:value-type="float" office:value="30" calcext:value-type="float">
            <text:p>30</text:p>
          </table:table-cell>
          <table:table-cell table:style-name="ce22" table:formula="of:=IF([$Rankers.E33]=1;[$R.$B$2];IF([$Rankers.E33]=2;[$R.$B$3];IF([$Rankers.E33]=3;[$R.$B$4];IF([$Rankers.E33]=4;[$R.$B$5];IF([$Rankers.E33]=5;[$R.$B$6];IF([$Rankers.E33]=6;[$R.$B$7];IF([$Rankers.E33]=7;[$R.$B$8];IF([$Rankers.E33]=8;[$R.$B$9];IF([$Rankers.E33]=9;[$R.$B$10];IF([$Rankers.E33]=10;[$R.$B$11];IF([$Rankers.E33]=11;[$R.$B$12];IF([$Rankers.E33]=12;[$R.$B$13];IF([$Rankers.E33]=13;[$R.$B$14];IF([$Rankers.E33]=14;[$R.$B$15];IF([$Rankers.E33]=15;[$R.$B$16];IF([$Rankers.E33]=16;[$R.$B$17];IF([$Rankers.E33]=17;[$R.$B$18];IF([$Rankers.E33]=18;[$R.$B$19];IF([$Rankers.E33]=19;[$R.$B$20];IF([$Rankers.E33]=20;[$R.$B$21];IF([$Rankers.E33]=21;[$R.$B$22];IF([$Rankers.E33]=22;[$R.$B$23];IF([$Rankers.E33]=23;[$R.$B$24];IF([$Rankers.E33]=24;[$R.$B$25];IF([$Rankers.E33]=25;[$R.$B$26];IF([$Rankers.E33]=26;[$R.$B$27];IF([$Rankers.E33]=27;[$R.$B$28];IF([$Rankers.E33]=28;[$R.$B$29];IF([$Rankers.E33]=29;[$R.$B$30];IF([$Rankers.E33]=30;[$R.$B$31];IF([$Rankers.E33]=31;[$R.$B$32];IF([$Rankers.E33]=32;[$R.$B$33];IF([$Rankers.E33]=33;[$R.$B$34];IF([$Rankers.E33]=34;[$R.$B$35];IF([$Rankers.E33]=35;[$R.$B$36];IF([$Rankers.E33]=36;[$R.$B$37];IF([$Rankers.E33]=0;0;[$R.D69])))))))))))))))))))))))))))))))))))))" office:value-type="float" office:value="27" calcext:value-type="float">
            <text:p>27</text:p>
          </table:table-cell>
          <table:table-cell table:style-name="ce22" table:formula="of:=IF([$Rankers.F33]=1;[$R.$B$2];IF([$Rankers.F33]=2;[$R.$B$3];IF([$Rankers.F33]=3;[$R.$B$4];IF([$Rankers.F33]=4;[$R.$B$5];IF([$Rankers.F33]=5;[$R.$B$6];IF([$Rankers.F33]=6;[$R.$B$7];IF([$Rankers.F33]=7;[$R.$B$8];IF([$Rankers.F33]=8;[$R.$B$9];IF([$Rankers.F33]=9;[$R.$B$10];IF([$Rankers.F33]=10;[$R.$B$11];IF([$Rankers.F33]=11;[$R.$B$12];IF([$Rankers.F33]=12;[$R.$B$13];IF([$Rankers.F33]=13;[$R.$B$14];IF([$Rankers.F33]=14;[$R.$B$15];IF([$Rankers.F33]=15;[$R.$B$16];IF([$Rankers.F33]=16;[$R.$B$17];IF([$Rankers.F33]=17;[$R.$B$18];IF([$Rankers.F33]=18;[$R.$B$19];IF([$Rankers.F33]=19;[$R.$B$20];IF([$Rankers.F33]=20;[$R.$B$21];IF([$Rankers.F33]=21;[$R.$B$22];IF([$Rankers.F33]=22;[$R.$B$23];IF([$Rankers.F33]=23;[$R.$B$24];IF([$Rankers.F33]=24;[$R.$B$25];IF([$Rankers.F33]=25;[$R.$B$26];IF([$Rankers.F33]=26;[$R.$B$27];IF([$Rankers.F33]=27;[$R.$B$28];IF([$Rankers.F33]=28;[$R.$B$29];IF([$Rankers.F33]=29;[$R.$B$30];IF([$Rankers.F33]=30;[$R.$B$31];IF([$Rankers.F33]=31;[$R.$B$32];IF([$Rankers.F33]=32;[$R.$B$33];IF([$Rankers.F33]=33;[$R.$B$34];IF([$Rankers.F33]=34;[$R.$B$35];IF([$Rankers.F33]=35;[$R.$B$36];IF([$Rankers.F33]=36;[$R.$B$37];IF([$Rankers.F33]=0;0;[$R.E69])))))))))))))))))))))))))))))))))))))" office:value-type="float" office:value="26" calcext:value-type="float">
            <text:p>26</text:p>
          </table:table-cell>
          <table:table-cell table:style-name="ce22" table:formula="of:=IF([$Rankers.G33]=1;[$R.$B$2];IF([$Rankers.G33]=2;[$R.$B$3];IF([$Rankers.G33]=3;[$R.$B$4];IF([$Rankers.G33]=4;[$R.$B$5];IF([$Rankers.G33]=5;[$R.$B$6];IF([$Rankers.G33]=6;[$R.$B$7];IF([$Rankers.G33]=7;[$R.$B$8];IF([$Rankers.G33]=8;[$R.$B$9];IF([$Rankers.G33]=9;[$R.$B$10];IF([$Rankers.G33]=10;[$R.$B$11];IF([$Rankers.G33]=11;[$R.$B$12];IF([$Rankers.G33]=12;[$R.$B$13];IF([$Rankers.G33]=13;[$R.$B$14];IF([$Rankers.G33]=14;[$R.$B$15];IF([$Rankers.G33]=15;[$R.$B$16];IF([$Rankers.G33]=16;[$R.$B$17];IF([$Rankers.G33]=17;[$R.$B$18];IF([$Rankers.G33]=18;[$R.$B$19];IF([$Rankers.G33]=19;[$R.$B$20];IF([$Rankers.G33]=20;[$R.$B$21];IF([$Rankers.G33]=21;[$R.$B$22];IF([$Rankers.G33]=22;[$R.$B$23];IF([$Rankers.G33]=23;[$R.$B$24];IF([$Rankers.G33]=24;[$R.$B$25];IF([$Rankers.G33]=25;[$R.$B$26];IF([$Rankers.G33]=26;[$R.$B$27];IF([$Rankers.G33]=27;[$R.$B$28];IF([$Rankers.G33]=28;[$R.$B$29];IF([$Rankers.G33]=29;[$R.$B$30];IF([$Rankers.G33]=30;[$R.$B$31];IF([$Rankers.G33]=31;[$R.$B$32];IF([$Rankers.G33]=32;[$R.$B$33];IF([$Rankers.G33]=33;[$R.$B$34];IF([$Rankers.G33]=34;[$R.$B$35];IF([$Rankers.G33]=35;[$R.$B$36];IF([$Rankers.G33]=36;[$R.$B$37];IF([$Rankers.G33]=0;0;[$R.F69])))))))))))))))))))))))))))))))))))))" office:value-type="float" office:value="33" calcext:value-type="float">
            <text:p>33</text:p>
          </table:table-cell>
          <table:table-cell table:style-name="ce22" table:formula="of:=IF([$Rankers.H33]=1;[$R.$B$2];IF([$Rankers.H33]=2;[$R.$B$3];IF([$Rankers.H33]=3;[$R.$B$4];IF([$Rankers.H33]=4;[$R.$B$5];IF([$Rankers.H33]=5;[$R.$B$6];IF([$Rankers.H33]=6;[$R.$B$7];IF([$Rankers.H33]=7;[$R.$B$8];IF([$Rankers.H33]=8;[$R.$B$9];IF([$Rankers.H33]=9;[$R.$B$10];IF([$Rankers.H33]=10;[$R.$B$11];IF([$Rankers.H33]=11;[$R.$B$12];IF([$Rankers.H33]=12;[$R.$B$13];IF([$Rankers.H33]=13;[$R.$B$14];IF([$Rankers.H33]=14;[$R.$B$15];IF([$Rankers.H33]=15;[$R.$B$16];IF([$Rankers.H33]=16;[$R.$B$17];IF([$Rankers.H33]=17;[$R.$B$18];IF([$Rankers.H33]=18;[$R.$B$19];IF([$Rankers.H33]=19;[$R.$B$20];IF([$Rankers.H33]=20;[$R.$B$21];IF([$Rankers.H33]=21;[$R.$B$22];IF([$Rankers.H33]=22;[$R.$B$23];IF([$Rankers.H33]=23;[$R.$B$24];IF([$Rankers.H33]=24;[$R.$B$25];IF([$Rankers.H33]=25;[$R.$B$26];IF([$Rankers.H33]=26;[$R.$B$27];IF([$Rankers.H33]=27;[$R.$B$28];IF([$Rankers.H33]=28;[$R.$B$29];IF([$Rankers.H33]=29;[$R.$B$30];IF([$Rankers.H33]=30;[$R.$B$31];IF([$Rankers.H33]=31;[$R.$B$32];IF([$Rankers.H33]=32;[$R.$B$33];IF([$Rankers.H33]=33;[$R.$B$34];IF([$Rankers.H33]=34;[$R.$B$35];IF([$Rankers.H33]=35;[$R.$B$36];IF([$Rankers.H33]=36;[$R.$B$37];IF([$Rankers.H33]=0;0;[$R.G69])))))))))))))))))))))))))))))))))))))" office:value-type="float" office:value="16" calcext:value-type="float">
            <text:p>16</text:p>
          </table:table-cell>
          <table:table-cell table:style-name="ce22" table:formula="of:=IF([$Rankers.I33]=1;[$R.$B$2];IF([$Rankers.I33]=2;[$R.$B$3];IF([$Rankers.I33]=3;[$R.$B$4];IF([$Rankers.I33]=4;[$R.$B$5];IF([$Rankers.I33]=5;[$R.$B$6];IF([$Rankers.I33]=6;[$R.$B$7];IF([$Rankers.I33]=7;[$R.$B$8];IF([$Rankers.I33]=8;[$R.$B$9];IF([$Rankers.I33]=9;[$R.$B$10];IF([$Rankers.I33]=10;[$R.$B$11];IF([$Rankers.I33]=11;[$R.$B$12];IF([$Rankers.I33]=12;[$R.$B$13];IF([$Rankers.I33]=13;[$R.$B$14];IF([$Rankers.I33]=14;[$R.$B$15];IF([$Rankers.I33]=15;[$R.$B$16];IF([$Rankers.I33]=16;[$R.$B$17];IF([$Rankers.I33]=17;[$R.$B$18];IF([$Rankers.I33]=18;[$R.$B$19];IF([$Rankers.I33]=19;[$R.$B$20];IF([$Rankers.I33]=20;[$R.$B$21];IF([$Rankers.I33]=21;[$R.$B$22];IF([$Rankers.I33]=22;[$R.$B$23];IF([$Rankers.I33]=23;[$R.$B$24];IF([$Rankers.I33]=24;[$R.$B$25];IF([$Rankers.I33]=25;[$R.$B$26];IF([$Rankers.I33]=26;[$R.$B$27];IF([$Rankers.I33]=27;[$R.$B$28];IF([$Rankers.I33]=28;[$R.$B$29];IF([$Rankers.I33]=29;[$R.$B$30];IF([$Rankers.I33]=30;[$R.$B$31];IF([$Rankers.I33]=31;[$R.$B$32];IF([$Rankers.I33]=32;[$R.$B$33];IF([$Rankers.I33]=33;[$R.$B$34];IF([$Rankers.I33]=34;[$R.$B$35];IF([$Rankers.I33]=35;[$R.$B$36];IF([$Rankers.I33]=36;[$R.$B$37];IF([$Rankers.I33]=0;0;[$R.H69])))))))))))))))))))))))))))))))))))))" office:value-type="float" office:value="31" calcext:value-type="float">
            <text:p>31</text:p>
          </table:table-cell>
          <table:table-cell table:style-name="ce22" table:formula="of:=IF([$Rankers.J33]=1;[$R.$B$2];IF([$Rankers.J33]=2;[$R.$B$3];IF([$Rankers.J33]=3;[$R.$B$4];IF([$Rankers.J33]=4;[$R.$B$5];IF([$Rankers.J33]=5;[$R.$B$6];IF([$Rankers.J33]=6;[$R.$B$7];IF([$Rankers.J33]=7;[$R.$B$8];IF([$Rankers.J33]=8;[$R.$B$9];IF([$Rankers.J33]=9;[$R.$B$10];IF([$Rankers.J33]=10;[$R.$B$11];IF([$Rankers.J33]=11;[$R.$B$12];IF([$Rankers.J33]=12;[$R.$B$13];IF([$Rankers.J33]=13;[$R.$B$14];IF([$Rankers.J33]=14;[$R.$B$15];IF([$Rankers.J33]=15;[$R.$B$16];IF([$Rankers.J33]=16;[$R.$B$17];IF([$Rankers.J33]=17;[$R.$B$18];IF([$Rankers.J33]=18;[$R.$B$19];IF([$Rankers.J33]=19;[$R.$B$20];IF([$Rankers.J33]=20;[$R.$B$21];IF([$Rankers.J33]=21;[$R.$B$22];IF([$Rankers.J33]=22;[$R.$B$23];IF([$Rankers.J33]=23;[$R.$B$24];IF([$Rankers.J33]=24;[$R.$B$25];IF([$Rankers.J33]=25;[$R.$B$26];IF([$Rankers.J33]=26;[$R.$B$27];IF([$Rankers.J33]=27;[$R.$B$28];IF([$Rankers.J33]=28;[$R.$B$29];IF([$Rankers.J33]=29;[$R.$B$30];IF([$Rankers.J33]=30;[$R.$B$31];IF([$Rankers.J33]=31;[$R.$B$32];IF([$Rankers.J33]=32;[$R.$B$33];IF([$Rankers.J33]=33;[$R.$B$34];IF([$Rankers.J33]=34;[$R.$B$35];IF([$Rankers.J33]=35;[$R.$B$36];IF([$Rankers.J33]=36;[$R.$B$37];IF([$Rankers.J33]=0;0;[$R.I69])))))))))))))))))))))))))))))))))))))" office:value-type="float" office:value="27" calcext:value-type="float">
            <text:p>27</text:p>
          </table:table-cell>
          <table:table-cell table:style-name="ce25" table:formula="of:=IF([$Rankers.K33]=1;[$R.$B$2];IF([$Rankers.K33]=2;[$R.$B$3];IF([$Rankers.K33]=3;[$R.$B$4];IF([$Rankers.K33]=4;[$R.$B$5];IF([$Rankers.K33]=5;[$R.$B$6];IF([$Rankers.K33]=6;[$R.$B$7];IF([$Rankers.K33]=7;[$R.$B$8];IF([$Rankers.K33]=8;[$R.$B$9];IF([$Rankers.K33]=9;[$R.$B$10];IF([$Rankers.K33]=10;[$R.$B$11];IF([$Rankers.K33]=11;[$R.$B$12];IF([$Rankers.K33]=12;[$R.$B$13];IF([$Rankers.K33]=13;[$R.$B$14];IF([$Rankers.K33]=14;[$R.$B$15];IF([$Rankers.K33]=15;[$R.$B$16];IF([$Rankers.K33]=16;[$R.$B$17];IF([$Rankers.K33]=17;[$R.$B$18];IF([$Rankers.K33]=18;[$R.$B$19];IF([$Rankers.K33]=19;[$R.$B$20];IF([$Rankers.K33]=20;[$R.$B$21];IF([$Rankers.K33]=21;[$R.$B$22];IF([$Rankers.K33]=22;[$R.$B$23];IF([$Rankers.K33]=23;[$R.$B$24];IF([$Rankers.K33]=24;[$R.$B$25];IF([$Rankers.K33]=25;[$R.$B$26];IF([$Rankers.K33]=26;[$R.$B$27];IF([$Rankers.K33]=27;[$R.$B$28];IF([$Rankers.K33]=28;[$R.$B$29];IF([$Rankers.K33]=29;[$R.$B$30];IF([$Rankers.K33]=30;[$R.$B$31];IF([$Rankers.K33]=31;[$R.$B$32];IF([$Rankers.K33]=32;[$R.$B$33];IF([$Rankers.K33]=33;[$R.$B$34];IF([$Rankers.K33]=34;[$R.$B$35];IF([$Rankers.K33]=35;[$R.$B$36];IF([$Rankers.K33]=36;[$R.$B$37];IF([$Rankers.K33]=0;0;[$R.J69])))))))))))))))))))))))))))))))))))))" office:value-type="float" office:value="0" calcext:value-type="float">
            <text:p>0</text:p>
          </table:table-cell>
          <table:table-cell table:style-name="ce28" office:value-type="float" office:value="11" calcext:value-type="float">
            <text:p>1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9" calcext:value-type="float">
            <text:p>19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33]+1" office:value-type="float" office:value="33" calcext:value-type="float">
            <text:p>33</text:p>
          </table:table-cell>
          <table:table-cell table:style-name="ce7" office:value-type="string" calcext:value-type="string">
            <text:p>Соколов Денис Дмитриевич</text:p>
          </table:table-cell>
          <table:table-cell table:style-name="ce15" table:formula="of:=SUM([.D34:.ZZ34])" office:value-type="float" office:value="148" calcext:value-type="float">
            <text:p>148.00</text:p>
          </table:table-cell>
          <table:table-cell table:style-name="ce22" table:formula="of:=IF([$Rankers.C34]=1;[$R.$B$2];IF([$Rankers.C34]=2;[$R.$B$3];IF([$Rankers.C34]=3;[$R.$B$4];IF([$Rankers.C34]=4;[$R.$B$5];IF([$Rankers.C34]=5;[$R.$B$6];IF([$Rankers.C34]=6;[$R.$B$7];IF([$Rankers.C34]=7;[$R.$B$8];IF([$Rankers.C34]=8;[$R.$B$9];IF([$Rankers.C34]=9;[$R.$B$10];IF([$Rankers.C34]=10;[$R.$B$11];IF([$Rankers.C34]=11;[$R.$B$12];IF([$Rankers.C34]=12;[$R.$B$13];IF([$Rankers.C34]=13;[$R.$B$14];IF([$Rankers.C34]=14;[$R.$B$15];IF([$Rankers.C34]=15;[$R.$B$16];IF([$Rankers.C34]=16;[$R.$B$17];IF([$Rankers.C34]=17;[$R.$B$18];IF([$Rankers.C34]=18;[$R.$B$19];IF([$Rankers.C34]=19;[$R.$B$20];IF([$Rankers.C34]=20;[$R.$B$21];IF([$Rankers.C34]=21;[$R.$B$22];IF([$Rankers.C34]=22;[$R.$B$23];IF([$Rankers.C34]=23;[$R.$B$24];IF([$Rankers.C34]=24;[$R.$B$25];IF([$Rankers.C34]=25;[$R.$B$26];IF([$Rankers.C34]=26;[$R.$B$27];IF([$Rankers.C34]=27;[$R.$B$28];IF([$Rankers.C34]=28;[$R.$B$29];IF([$Rankers.C34]=29;[$R.$B$30];IF([$Rankers.C34]=30;[$R.$B$31];IF([$Rankers.C34]=31;[$R.$B$32];IF([$Rankers.C34]=32;[$R.$B$33];IF([$Rankers.C34]=33;[$R.$B$34];IF([$Rankers.C34]=34;[$R.$B$35];IF([$Rankers.C34]=35;[$R.$B$36];IF([$Rankers.C34]=36;[$R.$B$37];IF([$Rankers.C34]=0;0;[$R.B70])))))))))))))))))))))))))))))))))))))" office:value-type="float" office:value="17" calcext:value-type="float">
            <text:p>17</text:p>
          </table:table-cell>
          <table:table-cell table:style-name="ce22" table:formula="of:=IF([$Rankers.D34]=1;[$R.$B$2];IF([$Rankers.D34]=2;[$R.$B$3];IF([$Rankers.D34]=3;[$R.$B$4];IF([$Rankers.D34]=4;[$R.$B$5];IF([$Rankers.D34]=5;[$R.$B$6];IF([$Rankers.D34]=6;[$R.$B$7];IF([$Rankers.D34]=7;[$R.$B$8];IF([$Rankers.D34]=8;[$R.$B$9];IF([$Rankers.D34]=9;[$R.$B$10];IF([$Rankers.D34]=10;[$R.$B$11];IF([$Rankers.D34]=11;[$R.$B$12];IF([$Rankers.D34]=12;[$R.$B$13];IF([$Rankers.D34]=13;[$R.$B$14];IF([$Rankers.D34]=14;[$R.$B$15];IF([$Rankers.D34]=15;[$R.$B$16];IF([$Rankers.D34]=16;[$R.$B$17];IF([$Rankers.D34]=17;[$R.$B$18];IF([$Rankers.D34]=18;[$R.$B$19];IF([$Rankers.D34]=19;[$R.$B$20];IF([$Rankers.D34]=20;[$R.$B$21];IF([$Rankers.D34]=21;[$R.$B$22];IF([$Rankers.D34]=22;[$R.$B$23];IF([$Rankers.D34]=23;[$R.$B$24];IF([$Rankers.D34]=24;[$R.$B$25];IF([$Rankers.D34]=25;[$R.$B$26];IF([$Rankers.D34]=26;[$R.$B$27];IF([$Rankers.D34]=27;[$R.$B$28];IF([$Rankers.D34]=28;[$R.$B$29];IF([$Rankers.D34]=29;[$R.$B$30];IF([$Rankers.D34]=30;[$R.$B$31];IF([$Rankers.D34]=31;[$R.$B$32];IF([$Rankers.D34]=32;[$R.$B$33];IF([$Rankers.D34]=33;[$R.$B$34];IF([$Rankers.D34]=34;[$R.$B$35];IF([$Rankers.D34]=35;[$R.$B$36];IF([$Rankers.D34]=36;[$R.$B$37];IF([$Rankers.D34]=0;0;[$R.C70])))))))))))))))))))))))))))))))))))))" office:value-type="float" office:value="19" calcext:value-type="float">
            <text:p>19</text:p>
          </table:table-cell>
          <table:table-cell table:style-name="ce22" table:formula="of:=IF([$Rankers.E34]=1;[$R.$B$2];IF([$Rankers.E34]=2;[$R.$B$3];IF([$Rankers.E34]=3;[$R.$B$4];IF([$Rankers.E34]=4;[$R.$B$5];IF([$Rankers.E34]=5;[$R.$B$6];IF([$Rankers.E34]=6;[$R.$B$7];IF([$Rankers.E34]=7;[$R.$B$8];IF([$Rankers.E34]=8;[$R.$B$9];IF([$Rankers.E34]=9;[$R.$B$10];IF([$Rankers.E34]=10;[$R.$B$11];IF([$Rankers.E34]=11;[$R.$B$12];IF([$Rankers.E34]=12;[$R.$B$13];IF([$Rankers.E34]=13;[$R.$B$14];IF([$Rankers.E34]=14;[$R.$B$15];IF([$Rankers.E34]=15;[$R.$B$16];IF([$Rankers.E34]=16;[$R.$B$17];IF([$Rankers.E34]=17;[$R.$B$18];IF([$Rankers.E34]=18;[$R.$B$19];IF([$Rankers.E34]=19;[$R.$B$20];IF([$Rankers.E34]=20;[$R.$B$21];IF([$Rankers.E34]=21;[$R.$B$22];IF([$Rankers.E34]=22;[$R.$B$23];IF([$Rankers.E34]=23;[$R.$B$24];IF([$Rankers.E34]=24;[$R.$B$25];IF([$Rankers.E34]=25;[$R.$B$26];IF([$Rankers.E34]=26;[$R.$B$27];IF([$Rankers.E34]=27;[$R.$B$28];IF([$Rankers.E34]=28;[$R.$B$29];IF([$Rankers.E34]=29;[$R.$B$30];IF([$Rankers.E34]=30;[$R.$B$31];IF([$Rankers.E34]=31;[$R.$B$32];IF([$Rankers.E34]=32;[$R.$B$33];IF([$Rankers.E34]=33;[$R.$B$34];IF([$Rankers.E34]=34;[$R.$B$35];IF([$Rankers.E34]=35;[$R.$B$36];IF([$Rankers.E34]=36;[$R.$B$37];IF([$Rankers.E34]=0;0;[$R.D70])))))))))))))))))))))))))))))))))))))" office:value-type="float" office:value="11" calcext:value-type="float">
            <text:p>11</text:p>
          </table:table-cell>
          <table:table-cell table:style-name="ce22" table:formula="of:=IF([$Rankers.F34]=1;[$R.$B$2];IF([$Rankers.F34]=2;[$R.$B$3];IF([$Rankers.F34]=3;[$R.$B$4];IF([$Rankers.F34]=4;[$R.$B$5];IF([$Rankers.F34]=5;[$R.$B$6];IF([$Rankers.F34]=6;[$R.$B$7];IF([$Rankers.F34]=7;[$R.$B$8];IF([$Rankers.F34]=8;[$R.$B$9];IF([$Rankers.F34]=9;[$R.$B$10];IF([$Rankers.F34]=10;[$R.$B$11];IF([$Rankers.F34]=11;[$R.$B$12];IF([$Rankers.F34]=12;[$R.$B$13];IF([$Rankers.F34]=13;[$R.$B$14];IF([$Rankers.F34]=14;[$R.$B$15];IF([$Rankers.F34]=15;[$R.$B$16];IF([$Rankers.F34]=16;[$R.$B$17];IF([$Rankers.F34]=17;[$R.$B$18];IF([$Rankers.F34]=18;[$R.$B$19];IF([$Rankers.F34]=19;[$R.$B$20];IF([$Rankers.F34]=20;[$R.$B$21];IF([$Rankers.F34]=21;[$R.$B$22];IF([$Rankers.F34]=22;[$R.$B$23];IF([$Rankers.F34]=23;[$R.$B$24];IF([$Rankers.F34]=24;[$R.$B$25];IF([$Rankers.F34]=25;[$R.$B$26];IF([$Rankers.F34]=26;[$R.$B$27];IF([$Rankers.F34]=27;[$R.$B$28];IF([$Rankers.F34]=28;[$R.$B$29];IF([$Rankers.F34]=29;[$R.$B$30];IF([$Rankers.F34]=30;[$R.$B$31];IF([$Rankers.F34]=31;[$R.$B$32];IF([$Rankers.F34]=32;[$R.$B$33];IF([$Rankers.F34]=33;[$R.$B$34];IF([$Rankers.F34]=34;[$R.$B$35];IF([$Rankers.F34]=35;[$R.$B$36];IF([$Rankers.F34]=36;[$R.$B$37];IF([$Rankers.F34]=0;0;[$R.E70])))))))))))))))))))))))))))))))))))))" office:value-type="float" office:value="6" calcext:value-type="float">
            <text:p>6</text:p>
          </table:table-cell>
          <table:table-cell table:style-name="ce22" table:formula="of:=IF([$Rankers.G34]=1;[$R.$B$2];IF([$Rankers.G34]=2;[$R.$B$3];IF([$Rankers.G34]=3;[$R.$B$4];IF([$Rankers.G34]=4;[$R.$B$5];IF([$Rankers.G34]=5;[$R.$B$6];IF([$Rankers.G34]=6;[$R.$B$7];IF([$Rankers.G34]=7;[$R.$B$8];IF([$Rankers.G34]=8;[$R.$B$9];IF([$Rankers.G34]=9;[$R.$B$10];IF([$Rankers.G34]=10;[$R.$B$11];IF([$Rankers.G34]=11;[$R.$B$12];IF([$Rankers.G34]=12;[$R.$B$13];IF([$Rankers.G34]=13;[$R.$B$14];IF([$Rankers.G34]=14;[$R.$B$15];IF([$Rankers.G34]=15;[$R.$B$16];IF([$Rankers.G34]=16;[$R.$B$17];IF([$Rankers.G34]=17;[$R.$B$18];IF([$Rankers.G34]=18;[$R.$B$19];IF([$Rankers.G34]=19;[$R.$B$20];IF([$Rankers.G34]=20;[$R.$B$21];IF([$Rankers.G34]=21;[$R.$B$22];IF([$Rankers.G34]=22;[$R.$B$23];IF([$Rankers.G34]=23;[$R.$B$24];IF([$Rankers.G34]=24;[$R.$B$25];IF([$Rankers.G34]=25;[$R.$B$26];IF([$Rankers.G34]=26;[$R.$B$27];IF([$Rankers.G34]=27;[$R.$B$28];IF([$Rankers.G34]=28;[$R.$B$29];IF([$Rankers.G34]=29;[$R.$B$30];IF([$Rankers.G34]=30;[$R.$B$31];IF([$Rankers.G34]=31;[$R.$B$32];IF([$Rankers.G34]=32;[$R.$B$33];IF([$Rankers.G34]=33;[$R.$B$34];IF([$Rankers.G34]=34;[$R.$B$35];IF([$Rankers.G34]=35;[$R.$B$36];IF([$Rankers.G34]=36;[$R.$B$37];IF([$Rankers.G34]=0;0;[$R.F70])))))))))))))))))))))))))))))))))))))" office:value-type="float" office:value="0" calcext:value-type="float">
            <text:p>0</text:p>
          </table:table-cell>
          <table:table-cell table:style-name="ce22" table:formula="of:=IF([$Rankers.H34]=1;[$R.$B$2];IF([$Rankers.H34]=2;[$R.$B$3];IF([$Rankers.H34]=3;[$R.$B$4];IF([$Rankers.H34]=4;[$R.$B$5];IF([$Rankers.H34]=5;[$R.$B$6];IF([$Rankers.H34]=6;[$R.$B$7];IF([$Rankers.H34]=7;[$R.$B$8];IF([$Rankers.H34]=8;[$R.$B$9];IF([$Rankers.H34]=9;[$R.$B$10];IF([$Rankers.H34]=10;[$R.$B$11];IF([$Rankers.H34]=11;[$R.$B$12];IF([$Rankers.H34]=12;[$R.$B$13];IF([$Rankers.H34]=13;[$R.$B$14];IF([$Rankers.H34]=14;[$R.$B$15];IF([$Rankers.H34]=15;[$R.$B$16];IF([$Rankers.H34]=16;[$R.$B$17];IF([$Rankers.H34]=17;[$R.$B$18];IF([$Rankers.H34]=18;[$R.$B$19];IF([$Rankers.H34]=19;[$R.$B$20];IF([$Rankers.H34]=20;[$R.$B$21];IF([$Rankers.H34]=21;[$R.$B$22];IF([$Rankers.H34]=22;[$R.$B$23];IF([$Rankers.H34]=23;[$R.$B$24];IF([$Rankers.H34]=24;[$R.$B$25];IF([$Rankers.H34]=25;[$R.$B$26];IF([$Rankers.H34]=26;[$R.$B$27];IF([$Rankers.H34]=27;[$R.$B$28];IF([$Rankers.H34]=28;[$R.$B$29];IF([$Rankers.H34]=29;[$R.$B$30];IF([$Rankers.H34]=30;[$R.$B$31];IF([$Rankers.H34]=31;[$R.$B$32];IF([$Rankers.H34]=32;[$R.$B$33];IF([$Rankers.H34]=33;[$R.$B$34];IF([$Rankers.H34]=34;[$R.$B$35];IF([$Rankers.H34]=35;[$R.$B$36];IF([$Rankers.H34]=36;[$R.$B$37];IF([$Rankers.H34]=0;0;[$R.G70])))))))))))))))))))))))))))))))))))))" office:value-type="float" office:value="19" calcext:value-type="float">
            <text:p>19</text:p>
          </table:table-cell>
          <table:table-cell table:style-name="ce22" table:formula="of:=IF([$Rankers.I34]=1;[$R.$B$2];IF([$Rankers.I34]=2;[$R.$B$3];IF([$Rankers.I34]=3;[$R.$B$4];IF([$Rankers.I34]=4;[$R.$B$5];IF([$Rankers.I34]=5;[$R.$B$6];IF([$Rankers.I34]=6;[$R.$B$7];IF([$Rankers.I34]=7;[$R.$B$8];IF([$Rankers.I34]=8;[$R.$B$9];IF([$Rankers.I34]=9;[$R.$B$10];IF([$Rankers.I34]=10;[$R.$B$11];IF([$Rankers.I34]=11;[$R.$B$12];IF([$Rankers.I34]=12;[$R.$B$13];IF([$Rankers.I34]=13;[$R.$B$14];IF([$Rankers.I34]=14;[$R.$B$15];IF([$Rankers.I34]=15;[$R.$B$16];IF([$Rankers.I34]=16;[$R.$B$17];IF([$Rankers.I34]=17;[$R.$B$18];IF([$Rankers.I34]=18;[$R.$B$19];IF([$Rankers.I34]=19;[$R.$B$20];IF([$Rankers.I34]=20;[$R.$B$21];IF([$Rankers.I34]=21;[$R.$B$22];IF([$Rankers.I34]=22;[$R.$B$23];IF([$Rankers.I34]=23;[$R.$B$24];IF([$Rankers.I34]=24;[$R.$B$25];IF([$Rankers.I34]=25;[$R.$B$26];IF([$Rankers.I34]=26;[$R.$B$27];IF([$Rankers.I34]=27;[$R.$B$28];IF([$Rankers.I34]=28;[$R.$B$29];IF([$Rankers.I34]=29;[$R.$B$30];IF([$Rankers.I34]=30;[$R.$B$31];IF([$Rankers.I34]=31;[$R.$B$32];IF([$Rankers.I34]=32;[$R.$B$33];IF([$Rankers.I34]=33;[$R.$B$34];IF([$Rankers.I34]=34;[$R.$B$35];IF([$Rankers.I34]=35;[$R.$B$36];IF([$Rankers.I34]=36;[$R.$B$37];IF([$Rankers.I34]=0;0;[$R.H70])))))))))))))))))))))))))))))))))))))" office:value-type="float" office:value="0" calcext:value-type="float">
            <text:p>0</text:p>
          </table:table-cell>
          <table:table-cell table:style-name="ce22" table:formula="of:=IF([$Rankers.J34]=1;[$R.$B$2];IF([$Rankers.J34]=2;[$R.$B$3];IF([$Rankers.J34]=3;[$R.$B$4];IF([$Rankers.J34]=4;[$R.$B$5];IF([$Rankers.J34]=5;[$R.$B$6];IF([$Rankers.J34]=6;[$R.$B$7];IF([$Rankers.J34]=7;[$R.$B$8];IF([$Rankers.J34]=8;[$R.$B$9];IF([$Rankers.J34]=9;[$R.$B$10];IF([$Rankers.J34]=10;[$R.$B$11];IF([$Rankers.J34]=11;[$R.$B$12];IF([$Rankers.J34]=12;[$R.$B$13];IF([$Rankers.J34]=13;[$R.$B$14];IF([$Rankers.J34]=14;[$R.$B$15];IF([$Rankers.J34]=15;[$R.$B$16];IF([$Rankers.J34]=16;[$R.$B$17];IF([$Rankers.J34]=17;[$R.$B$18];IF([$Rankers.J34]=18;[$R.$B$19];IF([$Rankers.J34]=19;[$R.$B$20];IF([$Rankers.J34]=20;[$R.$B$21];IF([$Rankers.J34]=21;[$R.$B$22];IF([$Rankers.J34]=22;[$R.$B$23];IF([$Rankers.J34]=23;[$R.$B$24];IF([$Rankers.J34]=24;[$R.$B$25];IF([$Rankers.J34]=25;[$R.$B$26];IF([$Rankers.J34]=26;[$R.$B$27];IF([$Rankers.J34]=27;[$R.$B$28];IF([$Rankers.J34]=28;[$R.$B$29];IF([$Rankers.J34]=29;[$R.$B$30];IF([$Rankers.J34]=30;[$R.$B$31];IF([$Rankers.J34]=31;[$R.$B$32];IF([$Rankers.J34]=32;[$R.$B$33];IF([$Rankers.J34]=33;[$R.$B$34];IF([$Rankers.J34]=34;[$R.$B$35];IF([$Rankers.J34]=35;[$R.$B$36];IF([$Rankers.J34]=36;[$R.$B$37];IF([$Rankers.J34]=0;0;[$R.I70])))))))))))))))))))))))))))))))))))))" office:value-type="float" office:value="16" calcext:value-type="float">
            <text:p>16</text:p>
          </table:table-cell>
          <table:table-cell table:style-name="ce25" table:formula="of:=IF([$Rankers.K34]=1;[$R.$B$2];IF([$Rankers.K34]=2;[$R.$B$3];IF([$Rankers.K34]=3;[$R.$B$4];IF([$Rankers.K34]=4;[$R.$B$5];IF([$Rankers.K34]=5;[$R.$B$6];IF([$Rankers.K34]=6;[$R.$B$7];IF([$Rankers.K34]=7;[$R.$B$8];IF([$Rankers.K34]=8;[$R.$B$9];IF([$Rankers.K34]=9;[$R.$B$10];IF([$Rankers.K34]=10;[$R.$B$11];IF([$Rankers.K34]=11;[$R.$B$12];IF([$Rankers.K34]=12;[$R.$B$13];IF([$Rankers.K34]=13;[$R.$B$14];IF([$Rankers.K34]=14;[$R.$B$15];IF([$Rankers.K34]=15;[$R.$B$16];IF([$Rankers.K34]=16;[$R.$B$17];IF([$Rankers.K34]=17;[$R.$B$18];IF([$Rankers.K34]=18;[$R.$B$19];IF([$Rankers.K34]=19;[$R.$B$20];IF([$Rankers.K34]=20;[$R.$B$21];IF([$Rankers.K34]=21;[$R.$B$22];IF([$Rankers.K34]=22;[$R.$B$23];IF([$Rankers.K34]=23;[$R.$B$24];IF([$Rankers.K34]=24;[$R.$B$25];IF([$Rankers.K34]=25;[$R.$B$26];IF([$Rankers.K34]=26;[$R.$B$27];IF([$Rankers.K34]=27;[$R.$B$28];IF([$Rankers.K34]=28;[$R.$B$29];IF([$Rankers.K34]=29;[$R.$B$30];IF([$Rankers.K34]=30;[$R.$B$31];IF([$Rankers.K34]=31;[$R.$B$32];IF([$Rankers.K34]=32;[$R.$B$33];IF([$Rankers.K34]=33;[$R.$B$34];IF([$Rankers.K34]=34;[$R.$B$35];IF([$Rankers.K34]=35;[$R.$B$36];IF([$Rankers.K34]=36;[$R.$B$37];IF([$Rankers.K34]=0;0;[$R.J70])))))))))))))))))))))))))))))))))))))" office:value-type="float" office:value="32" calcext:value-type="float">
            <text:p>32</text:p>
          </table:table-cell>
          <table:table-cell table:style-name="ce28" table:formula="of:=IF([$Rankers.L34]=1;[$R.$B$2];IF([$Rankers.L34]=2;[$R.$B$3];IF([$Rankers.L34]=3;[$R.$B$4];IF([$Rankers.L34]=4;[$R.$B$5];IF([$Rankers.L34]=5;[$R.$B$6];IF([$Rankers.L34]=6;[$R.$B$7];IF([$Rankers.L34]=7;[$R.$B$8];IF([$Rankers.L34]=8;[$R.$B$9];IF([$Rankers.L34]=9;[$R.$B$10];IF([$Rankers.L34]=10;[$R.$B$11];IF([$Rankers.L34]=11;[$R.$B$12];IF([$Rankers.L34]=12;[$R.$B$13];IF([$Rankers.L34]=13;[$R.$B$14];IF([$Rankers.L34]=14;[$R.$B$15];IF([$Rankers.L34]=15;[$R.$B$16];IF([$Rankers.L34]=16;[$R.$B$17];IF([$Rankers.L34]=17;[$R.$B$18];IF([$Rankers.L34]=18;[$R.$B$19];IF([$Rankers.L34]=19;[$R.$B$20];IF([$Rankers.L34]=20;[$R.$B$21];IF([$Rankers.L34]=21;[$R.$B$22];IF([$Rankers.L34]=22;[$R.$B$23];IF([$Rankers.L34]=23;[$R.$B$24];IF([$Rankers.L34]=24;[$R.$B$25];IF([$Rankers.L34]=25;[$R.$B$26];IF([$Rankers.L34]=26;[$R.$B$27];IF([$Rankers.L34]=27;[$R.$B$28];IF([$Rankers.L34]=28;[$R.$B$29];IF([$Rankers.L34]=29;[$R.$B$30];IF([$Rankers.L34]=30;[$R.$B$31];IF([$Rankers.L34]=31;[$R.$B$32];IF([$Rankers.L34]=32;[$R.$B$33];IF([$Rankers.L34]=33;[$R.$B$34];IF([$Rankers.L34]=34;[$R.$B$35];IF([$Rankers.L34]=35;[$R.$B$36];IF([$Rankers.L34]=36;[$R.$B$37];IF([$Rankers.L34]=0;0;[$R.K70])))))))))))))))))))))))))))))))))))))" office:value-type="float" office:value="0" calcext:value-type="float">
            <text:p>0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number-columns-repeated="8"/>
          <table:table-cell table:number-columns-repeated="1001"/>
        </table:table-row>
        <table:table-row table:style-name="ro2">
          <table:table-cell table:style-name="ce2" table:formula="of:=[.A34]+1" office:value-type="float" office:value="34" calcext:value-type="float">
            <text:p>34</text:p>
          </table:table-cell>
          <table:table-cell table:style-name="ce8" office:value-type="string" calcext:value-type="string">
            <text:p>Соседченко Михаил Евгеньевич</text:p>
          </table:table-cell>
          <table:table-cell table:style-name="ce16" table:formula="of:=SUM([.D35:.ZZ35])" office:value-type="float" office:value="261" calcext:value-type="float">
            <text:p>261.00</text:p>
          </table:table-cell>
          <table:table-cell table:style-name="ce22" table:formula="of:=IF([$Rankers.C35]=1;[$R.$B$2];IF([$Rankers.C35]=2;[$R.$B$3];IF([$Rankers.C35]=3;[$R.$B$4];IF([$Rankers.C35]=4;[$R.$B$5];IF([$Rankers.C35]=5;[$R.$B$6];IF([$Rankers.C35]=6;[$R.$B$7];IF([$Rankers.C35]=7;[$R.$B$8];IF([$Rankers.C35]=8;[$R.$B$9];IF([$Rankers.C35]=9;[$R.$B$10];IF([$Rankers.C35]=10;[$R.$B$11];IF([$Rankers.C35]=11;[$R.$B$12];IF([$Rankers.C35]=12;[$R.$B$13];IF([$Rankers.C35]=13;[$R.$B$14];IF([$Rankers.C35]=14;[$R.$B$15];IF([$Rankers.C35]=15;[$R.$B$16];IF([$Rankers.C35]=16;[$R.$B$17];IF([$Rankers.C35]=17;[$R.$B$18];IF([$Rankers.C35]=18;[$R.$B$19];IF([$Rankers.C35]=19;[$R.$B$20];IF([$Rankers.C35]=20;[$R.$B$21];IF([$Rankers.C35]=21;[$R.$B$22];IF([$Rankers.C35]=22;[$R.$B$23];IF([$Rankers.C35]=23;[$R.$B$24];IF([$Rankers.C35]=24;[$R.$B$25];IF([$Rankers.C35]=25;[$R.$B$26];IF([$Rankers.C35]=26;[$R.$B$27];IF([$Rankers.C35]=27;[$R.$B$28];IF([$Rankers.C35]=28;[$R.$B$29];IF([$Rankers.C35]=29;[$R.$B$30];IF([$Rankers.C35]=30;[$R.$B$31];IF([$Rankers.C35]=31;[$R.$B$32];IF([$Rankers.C35]=32;[$R.$B$33];IF([$Rankers.C35]=33;[$R.$B$34];IF([$Rankers.C35]=34;[$R.$B$35];IF([$Rankers.C35]=35;[$R.$B$36];IF([$Rankers.C35]=36;[$R.$B$37];IF([$Rankers.C35]=0;0;[$R.B71])))))))))))))))))))))))))))))))))))))" office:value-type="float" office:value="13" calcext:value-type="float">
            <text:p>13</text:p>
          </table:table-cell>
          <table:table-cell table:style-name="ce22" table:formula="of:=IF([$Rankers.D35]=1;[$R.$B$2];IF([$Rankers.D35]=2;[$R.$B$3];IF([$Rankers.D35]=3;[$R.$B$4];IF([$Rankers.D35]=4;[$R.$B$5];IF([$Rankers.D35]=5;[$R.$B$6];IF([$Rankers.D35]=6;[$R.$B$7];IF([$Rankers.D35]=7;[$R.$B$8];IF([$Rankers.D35]=8;[$R.$B$9];IF([$Rankers.D35]=9;[$R.$B$10];IF([$Rankers.D35]=10;[$R.$B$11];IF([$Rankers.D35]=11;[$R.$B$12];IF([$Rankers.D35]=12;[$R.$B$13];IF([$Rankers.D35]=13;[$R.$B$14];IF([$Rankers.D35]=14;[$R.$B$15];IF([$Rankers.D35]=15;[$R.$B$16];IF([$Rankers.D35]=16;[$R.$B$17];IF([$Rankers.D35]=17;[$R.$B$18];IF([$Rankers.D35]=18;[$R.$B$19];IF([$Rankers.D35]=19;[$R.$B$20];IF([$Rankers.D35]=20;[$R.$B$21];IF([$Rankers.D35]=21;[$R.$B$22];IF([$Rankers.D35]=22;[$R.$B$23];IF([$Rankers.D35]=23;[$R.$B$24];IF([$Rankers.D35]=24;[$R.$B$25];IF([$Rankers.D35]=25;[$R.$B$26];IF([$Rankers.D35]=26;[$R.$B$27];IF([$Rankers.D35]=27;[$R.$B$28];IF([$Rankers.D35]=28;[$R.$B$29];IF([$Rankers.D35]=29;[$R.$B$30];IF([$Rankers.D35]=30;[$R.$B$31];IF([$Rankers.D35]=31;[$R.$B$32];IF([$Rankers.D35]=32;[$R.$B$33];IF([$Rankers.D35]=33;[$R.$B$34];IF([$Rankers.D35]=34;[$R.$B$35];IF([$Rankers.D35]=35;[$R.$B$36];IF([$Rankers.D35]=36;[$R.$B$37];IF([$Rankers.D35]=0;0;[$R.C71])))))))))))))))))))))))))))))))))))))" office:value-type="float" office:value="32" calcext:value-type="float">
            <text:p>32</text:p>
          </table:table-cell>
          <table:table-cell table:style-name="ce22" table:formula="of:=IF([$Rankers.E35]=1;[$R.$B$2];IF([$Rankers.E35]=2;[$R.$B$3];IF([$Rankers.E35]=3;[$R.$B$4];IF([$Rankers.E35]=4;[$R.$B$5];IF([$Rankers.E35]=5;[$R.$B$6];IF([$Rankers.E35]=6;[$R.$B$7];IF([$Rankers.E35]=7;[$R.$B$8];IF([$Rankers.E35]=8;[$R.$B$9];IF([$Rankers.E35]=9;[$R.$B$10];IF([$Rankers.E35]=10;[$R.$B$11];IF([$Rankers.E35]=11;[$R.$B$12];IF([$Rankers.E35]=12;[$R.$B$13];IF([$Rankers.E35]=13;[$R.$B$14];IF([$Rankers.E35]=14;[$R.$B$15];IF([$Rankers.E35]=15;[$R.$B$16];IF([$Rankers.E35]=16;[$R.$B$17];IF([$Rankers.E35]=17;[$R.$B$18];IF([$Rankers.E35]=18;[$R.$B$19];IF([$Rankers.E35]=19;[$R.$B$20];IF([$Rankers.E35]=20;[$R.$B$21];IF([$Rankers.E35]=21;[$R.$B$22];IF([$Rankers.E35]=22;[$R.$B$23];IF([$Rankers.E35]=23;[$R.$B$24];IF([$Rankers.E35]=24;[$R.$B$25];IF([$Rankers.E35]=25;[$R.$B$26];IF([$Rankers.E35]=26;[$R.$B$27];IF([$Rankers.E35]=27;[$R.$B$28];IF([$Rankers.E35]=28;[$R.$B$29];IF([$Rankers.E35]=29;[$R.$B$30];IF([$Rankers.E35]=30;[$R.$B$31];IF([$Rankers.E35]=31;[$R.$B$32];IF([$Rankers.E35]=32;[$R.$B$33];IF([$Rankers.E35]=33;[$R.$B$34];IF([$Rankers.E35]=34;[$R.$B$35];IF([$Rankers.E35]=35;[$R.$B$36];IF([$Rankers.E35]=36;[$R.$B$37];IF([$Rankers.E35]=0;0;[$R.D71])))))))))))))))))))))))))))))))))))))" office:value-type="float" office:value="32" calcext:value-type="float">
            <text:p>32</text:p>
          </table:table-cell>
          <table:table-cell table:style-name="ce22" table:formula="of:=IF([$Rankers.F35]=1;[$R.$B$2];IF([$Rankers.F35]=2;[$R.$B$3];IF([$Rankers.F35]=3;[$R.$B$4];IF([$Rankers.F35]=4;[$R.$B$5];IF([$Rankers.F35]=5;[$R.$B$6];IF([$Rankers.F35]=6;[$R.$B$7];IF([$Rankers.F35]=7;[$R.$B$8];IF([$Rankers.F35]=8;[$R.$B$9];IF([$Rankers.F35]=9;[$R.$B$10];IF([$Rankers.F35]=10;[$R.$B$11];IF([$Rankers.F35]=11;[$R.$B$12];IF([$Rankers.F35]=12;[$R.$B$13];IF([$Rankers.F35]=13;[$R.$B$14];IF([$Rankers.F35]=14;[$R.$B$15];IF([$Rankers.F35]=15;[$R.$B$16];IF([$Rankers.F35]=16;[$R.$B$17];IF([$Rankers.F35]=17;[$R.$B$18];IF([$Rankers.F35]=18;[$R.$B$19];IF([$Rankers.F35]=19;[$R.$B$20];IF([$Rankers.F35]=20;[$R.$B$21];IF([$Rankers.F35]=21;[$R.$B$22];IF([$Rankers.F35]=22;[$R.$B$23];IF([$Rankers.F35]=23;[$R.$B$24];IF([$Rankers.F35]=24;[$R.$B$25];IF([$Rankers.F35]=25;[$R.$B$26];IF([$Rankers.F35]=26;[$R.$B$27];IF([$Rankers.F35]=27;[$R.$B$28];IF([$Rankers.F35]=28;[$R.$B$29];IF([$Rankers.F35]=29;[$R.$B$30];IF([$Rankers.F35]=30;[$R.$B$31];IF([$Rankers.F35]=31;[$R.$B$32];IF([$Rankers.F35]=32;[$R.$B$33];IF([$Rankers.F35]=33;[$R.$B$34];IF([$Rankers.F35]=34;[$R.$B$35];IF([$Rankers.F35]=35;[$R.$B$36];IF([$Rankers.F35]=36;[$R.$B$37];IF([$Rankers.F35]=0;0;[$R.E71])))))))))))))))))))))))))))))))))))))" office:value-type="float" office:value="31" calcext:value-type="float">
            <text:p>31</text:p>
          </table:table-cell>
          <table:table-cell table:style-name="ce22" table:formula="of:=IF([$Rankers.G35]=1;[$R.$B$2];IF([$Rankers.G35]=2;[$R.$B$3];IF([$Rankers.G35]=3;[$R.$B$4];IF([$Rankers.G35]=4;[$R.$B$5];IF([$Rankers.G35]=5;[$R.$B$6];IF([$Rankers.G35]=6;[$R.$B$7];IF([$Rankers.G35]=7;[$R.$B$8];IF([$Rankers.G35]=8;[$R.$B$9];IF([$Rankers.G35]=9;[$R.$B$10];IF([$Rankers.G35]=10;[$R.$B$11];IF([$Rankers.G35]=11;[$R.$B$12];IF([$Rankers.G35]=12;[$R.$B$13];IF([$Rankers.G35]=13;[$R.$B$14];IF([$Rankers.G35]=14;[$R.$B$15];IF([$Rankers.G35]=15;[$R.$B$16];IF([$Rankers.G35]=16;[$R.$B$17];IF([$Rankers.G35]=17;[$R.$B$18];IF([$Rankers.G35]=18;[$R.$B$19];IF([$Rankers.G35]=19;[$R.$B$20];IF([$Rankers.G35]=20;[$R.$B$21];IF([$Rankers.G35]=21;[$R.$B$22];IF([$Rankers.G35]=22;[$R.$B$23];IF([$Rankers.G35]=23;[$R.$B$24];IF([$Rankers.G35]=24;[$R.$B$25];IF([$Rankers.G35]=25;[$R.$B$26];IF([$Rankers.G35]=26;[$R.$B$27];IF([$Rankers.G35]=27;[$R.$B$28];IF([$Rankers.G35]=28;[$R.$B$29];IF([$Rankers.G35]=29;[$R.$B$30];IF([$Rankers.G35]=30;[$R.$B$31];IF([$Rankers.G35]=31;[$R.$B$32];IF([$Rankers.G35]=32;[$R.$B$33];IF([$Rankers.G35]=33;[$R.$B$34];IF([$Rankers.G35]=34;[$R.$B$35];IF([$Rankers.G35]=35;[$R.$B$36];IF([$Rankers.G35]=36;[$R.$B$37];IF([$Rankers.G35]=0;0;[$R.F71])))))))))))))))))))))))))))))))))))))" office:value-type="float" office:value="0" calcext:value-type="float">
            <text:p>0</text:p>
          </table:table-cell>
          <table:table-cell table:style-name="ce22" table:formula="of:=IF([$Rankers.H35]=1;[$R.$B$2];IF([$Rankers.H35]=2;[$R.$B$3];IF([$Rankers.H35]=3;[$R.$B$4];IF([$Rankers.H35]=4;[$R.$B$5];IF([$Rankers.H35]=5;[$R.$B$6];IF([$Rankers.H35]=6;[$R.$B$7];IF([$Rankers.H35]=7;[$R.$B$8];IF([$Rankers.H35]=8;[$R.$B$9];IF([$Rankers.H35]=9;[$R.$B$10];IF([$Rankers.H35]=10;[$R.$B$11];IF([$Rankers.H35]=11;[$R.$B$12];IF([$Rankers.H35]=12;[$R.$B$13];IF([$Rankers.H35]=13;[$R.$B$14];IF([$Rankers.H35]=14;[$R.$B$15];IF([$Rankers.H35]=15;[$R.$B$16];IF([$Rankers.H35]=16;[$R.$B$17];IF([$Rankers.H35]=17;[$R.$B$18];IF([$Rankers.H35]=18;[$R.$B$19];IF([$Rankers.H35]=19;[$R.$B$20];IF([$Rankers.H35]=20;[$R.$B$21];IF([$Rankers.H35]=21;[$R.$B$22];IF([$Rankers.H35]=22;[$R.$B$23];IF([$Rankers.H35]=23;[$R.$B$24];IF([$Rankers.H35]=24;[$R.$B$25];IF([$Rankers.H35]=25;[$R.$B$26];IF([$Rankers.H35]=26;[$R.$B$27];IF([$Rankers.H35]=27;[$R.$B$28];IF([$Rankers.H35]=28;[$R.$B$29];IF([$Rankers.H35]=29;[$R.$B$30];IF([$Rankers.H35]=30;[$R.$B$31];IF([$Rankers.H35]=31;[$R.$B$32];IF([$Rankers.H35]=32;[$R.$B$33];IF([$Rankers.H35]=33;[$R.$B$34];IF([$Rankers.H35]=34;[$R.$B$35];IF([$Rankers.H35]=35;[$R.$B$36];IF([$Rankers.H35]=36;[$R.$B$37];IF([$Rankers.H35]=0;0;[$R.G71])))))))))))))))))))))))))))))))))))))" office:value-type="float" office:value="20" calcext:value-type="float">
            <text:p>20</text:p>
          </table:table-cell>
          <table:table-cell table:style-name="ce22" table:formula="of:=IF([$Rankers.I35]=1;[$R.$B$2];IF([$Rankers.I35]=2;[$R.$B$3];IF([$Rankers.I35]=3;[$R.$B$4];IF([$Rankers.I35]=4;[$R.$B$5];IF([$Rankers.I35]=5;[$R.$B$6];IF([$Rankers.I35]=6;[$R.$B$7];IF([$Rankers.I35]=7;[$R.$B$8];IF([$Rankers.I35]=8;[$R.$B$9];IF([$Rankers.I35]=9;[$R.$B$10];IF([$Rankers.I35]=10;[$R.$B$11];IF([$Rankers.I35]=11;[$R.$B$12];IF([$Rankers.I35]=12;[$R.$B$13];IF([$Rankers.I35]=13;[$R.$B$14];IF([$Rankers.I35]=14;[$R.$B$15];IF([$Rankers.I35]=15;[$R.$B$16];IF([$Rankers.I35]=16;[$R.$B$17];IF([$Rankers.I35]=17;[$R.$B$18];IF([$Rankers.I35]=18;[$R.$B$19];IF([$Rankers.I35]=19;[$R.$B$20];IF([$Rankers.I35]=20;[$R.$B$21];IF([$Rankers.I35]=21;[$R.$B$22];IF([$Rankers.I35]=22;[$R.$B$23];IF([$Rankers.I35]=23;[$R.$B$24];IF([$Rankers.I35]=24;[$R.$B$25];IF([$Rankers.I35]=25;[$R.$B$26];IF([$Rankers.I35]=26;[$R.$B$27];IF([$Rankers.I35]=27;[$R.$B$28];IF([$Rankers.I35]=28;[$R.$B$29];IF([$Rankers.I35]=29;[$R.$B$30];IF([$Rankers.I35]=30;[$R.$B$31];IF([$Rankers.I35]=31;[$R.$B$32];IF([$Rankers.I35]=32;[$R.$B$33];IF([$Rankers.I35]=33;[$R.$B$34];IF([$Rankers.I35]=34;[$R.$B$35];IF([$Rankers.I35]=35;[$R.$B$36];IF([$Rankers.I35]=36;[$R.$B$37];IF([$Rankers.I35]=0;0;[$R.H71])))))))))))))))))))))))))))))))))))))" office:value-type="float" office:value="34" calcext:value-type="float">
            <text:p>34</text:p>
          </table:table-cell>
          <table:table-cell table:style-name="ce22" table:formula="of:=IF([$Rankers.J35]=1;[$R.$B$2];IF([$Rankers.J35]=2;[$R.$B$3];IF([$Rankers.J35]=3;[$R.$B$4];IF([$Rankers.J35]=4;[$R.$B$5];IF([$Rankers.J35]=5;[$R.$B$6];IF([$Rankers.J35]=6;[$R.$B$7];IF([$Rankers.J35]=7;[$R.$B$8];IF([$Rankers.J35]=8;[$R.$B$9];IF([$Rankers.J35]=9;[$R.$B$10];IF([$Rankers.J35]=10;[$R.$B$11];IF([$Rankers.J35]=11;[$R.$B$12];IF([$Rankers.J35]=12;[$R.$B$13];IF([$Rankers.J35]=13;[$R.$B$14];IF([$Rankers.J35]=14;[$R.$B$15];IF([$Rankers.J35]=15;[$R.$B$16];IF([$Rankers.J35]=16;[$R.$B$17];IF([$Rankers.J35]=17;[$R.$B$18];IF([$Rankers.J35]=18;[$R.$B$19];IF([$Rankers.J35]=19;[$R.$B$20];IF([$Rankers.J35]=20;[$R.$B$21];IF([$Rankers.J35]=21;[$R.$B$22];IF([$Rankers.J35]=22;[$R.$B$23];IF([$Rankers.J35]=23;[$R.$B$24];IF([$Rankers.J35]=24;[$R.$B$25];IF([$Rankers.J35]=25;[$R.$B$26];IF([$Rankers.J35]=26;[$R.$B$27];IF([$Rankers.J35]=27;[$R.$B$28];IF([$Rankers.J35]=28;[$R.$B$29];IF([$Rankers.J35]=29;[$R.$B$30];IF([$Rankers.J35]=30;[$R.$B$31];IF([$Rankers.J35]=31;[$R.$B$32];IF([$Rankers.J35]=32;[$R.$B$33];IF([$Rankers.J35]=33;[$R.$B$34];IF([$Rankers.J35]=34;[$R.$B$35];IF([$Rankers.J35]=35;[$R.$B$36];IF([$Rankers.J35]=36;[$R.$B$37];IF([$Rankers.J35]=0;0;[$R.I71])))))))))))))))))))))))))))))))))))))" office:value-type="float" office:value="17" calcext:value-type="float">
            <text:p>17</text:p>
          </table:table-cell>
          <table:table-cell table:style-name="ce25" table:formula="of:=IF([$Rankers.K35]=1;[$R.$B$2];IF([$Rankers.K35]=2;[$R.$B$3];IF([$Rankers.K35]=3;[$R.$B$4];IF([$Rankers.K35]=4;[$R.$B$5];IF([$Rankers.K35]=5;[$R.$B$6];IF([$Rankers.K35]=6;[$R.$B$7];IF([$Rankers.K35]=7;[$R.$B$8];IF([$Rankers.K35]=8;[$R.$B$9];IF([$Rankers.K35]=9;[$R.$B$10];IF([$Rankers.K35]=10;[$R.$B$11];IF([$Rankers.K35]=11;[$R.$B$12];IF([$Rankers.K35]=12;[$R.$B$13];IF([$Rankers.K35]=13;[$R.$B$14];IF([$Rankers.K35]=14;[$R.$B$15];IF([$Rankers.K35]=15;[$R.$B$16];IF([$Rankers.K35]=16;[$R.$B$17];IF([$Rankers.K35]=17;[$R.$B$18];IF([$Rankers.K35]=18;[$R.$B$19];IF([$Rankers.K35]=19;[$R.$B$20];IF([$Rankers.K35]=20;[$R.$B$21];IF([$Rankers.K35]=21;[$R.$B$22];IF([$Rankers.K35]=22;[$R.$B$23];IF([$Rankers.K35]=23;[$R.$B$24];IF([$Rankers.K35]=24;[$R.$B$25];IF([$Rankers.K35]=25;[$R.$B$26];IF([$Rankers.K35]=26;[$R.$B$27];IF([$Rankers.K35]=27;[$R.$B$28];IF([$Rankers.K35]=28;[$R.$B$29];IF([$Rankers.K35]=29;[$R.$B$30];IF([$Rankers.K35]=30;[$R.$B$31];IF([$Rankers.K35]=31;[$R.$B$32];IF([$Rankers.K35]=32;[$R.$B$33];IF([$Rankers.K35]=33;[$R.$B$34];IF([$Rankers.K35]=34;[$R.$B$35];IF([$Rankers.K35]=35;[$R.$B$36];IF([$Rankers.K35]=36;[$R.$B$37];IF([$Rankers.K35]=0;0;[$R.J71])))))))))))))))))))))))))))))))))))))" office:value-type="float" office:value="26" calcext:value-type="float">
            <text:p>26</text:p>
          </table:table-cell>
          <table:table-cell table:style-name="ce28" office:value-type="float" office:value="22" calcext:value-type="float">
            <text:p>22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35]+1" office:value-type="float" office:value="35" calcext:value-type="float">
            <text:p>35</text:p>
          </table:table-cell>
          <table:table-cell table:style-name="ce8" office:value-type="string" calcext:value-type="string">
            <text:p>Улищенко Диана Юрьевна</text:p>
          </table:table-cell>
          <table:table-cell table:style-name="ce16" table:formula="of:=SUM([.D36:.ZZ36])" office:value-type="float" office:value="248" calcext:value-type="float">
            <text:p>248.00</text:p>
          </table:table-cell>
          <table:table-cell table:style-name="ce22" table:formula="of:=IF([$Rankers.C36]=1;[$R.$B$2];IF([$Rankers.C36]=2;[$R.$B$3];IF([$Rankers.C36]=3;[$R.$B$4];IF([$Rankers.C36]=4;[$R.$B$5];IF([$Rankers.C36]=5;[$R.$B$6];IF([$Rankers.C36]=6;[$R.$B$7];IF([$Rankers.C36]=7;[$R.$B$8];IF([$Rankers.C36]=8;[$R.$B$9];IF([$Rankers.C36]=9;[$R.$B$10];IF([$Rankers.C36]=10;[$R.$B$11];IF([$Rankers.C36]=11;[$R.$B$12];IF([$Rankers.C36]=12;[$R.$B$13];IF([$Rankers.C36]=13;[$R.$B$14];IF([$Rankers.C36]=14;[$R.$B$15];IF([$Rankers.C36]=15;[$R.$B$16];IF([$Rankers.C36]=16;[$R.$B$17];IF([$Rankers.C36]=17;[$R.$B$18];IF([$Rankers.C36]=18;[$R.$B$19];IF([$Rankers.C36]=19;[$R.$B$20];IF([$Rankers.C36]=20;[$R.$B$21];IF([$Rankers.C36]=21;[$R.$B$22];IF([$Rankers.C36]=22;[$R.$B$23];IF([$Rankers.C36]=23;[$R.$B$24];IF([$Rankers.C36]=24;[$R.$B$25];IF([$Rankers.C36]=25;[$R.$B$26];IF([$Rankers.C36]=26;[$R.$B$27];IF([$Rankers.C36]=27;[$R.$B$28];IF([$Rankers.C36]=28;[$R.$B$29];IF([$Rankers.C36]=29;[$R.$B$30];IF([$Rankers.C36]=30;[$R.$B$31];IF([$Rankers.C36]=31;[$R.$B$32];IF([$Rankers.C36]=32;[$R.$B$33];IF([$Rankers.C36]=33;[$R.$B$34];IF([$Rankers.C36]=34;[$R.$B$35];IF([$Rankers.C36]=35;[$R.$B$36];IF([$Rankers.C36]=36;[$R.$B$37];IF([$Rankers.C36]=0;0;[$R.B72])))))))))))))))))))))))))))))))))))))" office:value-type="float" office:value="29" calcext:value-type="float">
            <text:p>29</text:p>
          </table:table-cell>
          <table:table-cell table:style-name="ce22" table:formula="of:=IF([$Rankers.D36]=1;[$R.$B$2];IF([$Rankers.D36]=2;[$R.$B$3];IF([$Rankers.D36]=3;[$R.$B$4];IF([$Rankers.D36]=4;[$R.$B$5];IF([$Rankers.D36]=5;[$R.$B$6];IF([$Rankers.D36]=6;[$R.$B$7];IF([$Rankers.D36]=7;[$R.$B$8];IF([$Rankers.D36]=8;[$R.$B$9];IF([$Rankers.D36]=9;[$R.$B$10];IF([$Rankers.D36]=10;[$R.$B$11];IF([$Rankers.D36]=11;[$R.$B$12];IF([$Rankers.D36]=12;[$R.$B$13];IF([$Rankers.D36]=13;[$R.$B$14];IF([$Rankers.D36]=14;[$R.$B$15];IF([$Rankers.D36]=15;[$R.$B$16];IF([$Rankers.D36]=16;[$R.$B$17];IF([$Rankers.D36]=17;[$R.$B$18];IF([$Rankers.D36]=18;[$R.$B$19];IF([$Rankers.D36]=19;[$R.$B$20];IF([$Rankers.D36]=20;[$R.$B$21];IF([$Rankers.D36]=21;[$R.$B$22];IF([$Rankers.D36]=22;[$R.$B$23];IF([$Rankers.D36]=23;[$R.$B$24];IF([$Rankers.D36]=24;[$R.$B$25];IF([$Rankers.D36]=25;[$R.$B$26];IF([$Rankers.D36]=26;[$R.$B$27];IF([$Rankers.D36]=27;[$R.$B$28];IF([$Rankers.D36]=28;[$R.$B$29];IF([$Rankers.D36]=29;[$R.$B$30];IF([$Rankers.D36]=30;[$R.$B$31];IF([$Rankers.D36]=31;[$R.$B$32];IF([$Rankers.D36]=32;[$R.$B$33];IF([$Rankers.D36]=33;[$R.$B$34];IF([$Rankers.D36]=34;[$R.$B$35];IF([$Rankers.D36]=35;[$R.$B$36];IF([$Rankers.D36]=36;[$R.$B$37];IF([$Rankers.D36]=0;0;[$R.C72])))))))))))))))))))))))))))))))))))))" office:value-type="float" office:value="28" calcext:value-type="float">
            <text:p>28</text:p>
          </table:table-cell>
          <table:table-cell table:style-name="ce22" table:formula="of:=IF([$Rankers.E36]=1;[$R.$B$2];IF([$Rankers.E36]=2;[$R.$B$3];IF([$Rankers.E36]=3;[$R.$B$4];IF([$Rankers.E36]=4;[$R.$B$5];IF([$Rankers.E36]=5;[$R.$B$6];IF([$Rankers.E36]=6;[$R.$B$7];IF([$Rankers.E36]=7;[$R.$B$8];IF([$Rankers.E36]=8;[$R.$B$9];IF([$Rankers.E36]=9;[$R.$B$10];IF([$Rankers.E36]=10;[$R.$B$11];IF([$Rankers.E36]=11;[$R.$B$12];IF([$Rankers.E36]=12;[$R.$B$13];IF([$Rankers.E36]=13;[$R.$B$14];IF([$Rankers.E36]=14;[$R.$B$15];IF([$Rankers.E36]=15;[$R.$B$16];IF([$Rankers.E36]=16;[$R.$B$17];IF([$Rankers.E36]=17;[$R.$B$18];IF([$Rankers.E36]=18;[$R.$B$19];IF([$Rankers.E36]=19;[$R.$B$20];IF([$Rankers.E36]=20;[$R.$B$21];IF([$Rankers.E36]=21;[$R.$B$22];IF([$Rankers.E36]=22;[$R.$B$23];IF([$Rankers.E36]=23;[$R.$B$24];IF([$Rankers.E36]=24;[$R.$B$25];IF([$Rankers.E36]=25;[$R.$B$26];IF([$Rankers.E36]=26;[$R.$B$27];IF([$Rankers.E36]=27;[$R.$B$28];IF([$Rankers.E36]=28;[$R.$B$29];IF([$Rankers.E36]=29;[$R.$B$30];IF([$Rankers.E36]=30;[$R.$B$31];IF([$Rankers.E36]=31;[$R.$B$32];IF([$Rankers.E36]=32;[$R.$B$33];IF([$Rankers.E36]=33;[$R.$B$34];IF([$Rankers.E36]=34;[$R.$B$35];IF([$Rankers.E36]=35;[$R.$B$36];IF([$Rankers.E36]=36;[$R.$B$37];IF([$Rankers.E36]=0;0;[$R.D72])))))))))))))))))))))))))))))))))))))" office:value-type="float" office:value="16" calcext:value-type="float">
            <text:p>16</text:p>
          </table:table-cell>
          <table:table-cell table:style-name="ce22" table:formula="of:=IF([$Rankers.F36]=1;[$R.$B$2];IF([$Rankers.F36]=2;[$R.$B$3];IF([$Rankers.F36]=3;[$R.$B$4];IF([$Rankers.F36]=4;[$R.$B$5];IF([$Rankers.F36]=5;[$R.$B$6];IF([$Rankers.F36]=6;[$R.$B$7];IF([$Rankers.F36]=7;[$R.$B$8];IF([$Rankers.F36]=8;[$R.$B$9];IF([$Rankers.F36]=9;[$R.$B$10];IF([$Rankers.F36]=10;[$R.$B$11];IF([$Rankers.F36]=11;[$R.$B$12];IF([$Rankers.F36]=12;[$R.$B$13];IF([$Rankers.F36]=13;[$R.$B$14];IF([$Rankers.F36]=14;[$R.$B$15];IF([$Rankers.F36]=15;[$R.$B$16];IF([$Rankers.F36]=16;[$R.$B$17];IF([$Rankers.F36]=17;[$R.$B$18];IF([$Rankers.F36]=18;[$R.$B$19];IF([$Rankers.F36]=19;[$R.$B$20];IF([$Rankers.F36]=20;[$R.$B$21];IF([$Rankers.F36]=21;[$R.$B$22];IF([$Rankers.F36]=22;[$R.$B$23];IF([$Rankers.F36]=23;[$R.$B$24];IF([$Rankers.F36]=24;[$R.$B$25];IF([$Rankers.F36]=25;[$R.$B$26];IF([$Rankers.F36]=26;[$R.$B$27];IF([$Rankers.F36]=27;[$R.$B$28];IF([$Rankers.F36]=28;[$R.$B$29];IF([$Rankers.F36]=29;[$R.$B$30];IF([$Rankers.F36]=30;[$R.$B$31];IF([$Rankers.F36]=31;[$R.$B$32];IF([$Rankers.F36]=32;[$R.$B$33];IF([$Rankers.F36]=33;[$R.$B$34];IF([$Rankers.F36]=34;[$R.$B$35];IF([$Rankers.F36]=35;[$R.$B$36];IF([$Rankers.F36]=36;[$R.$B$37];IF([$Rankers.F36]=0;0;[$R.E72])))))))))))))))))))))))))))))))))))))" office:value-type="float" office:value="15" calcext:value-type="float">
            <text:p>15</text:p>
          </table:table-cell>
          <table:table-cell table:style-name="ce22" table:formula="of:=IF([$Rankers.G36]=1;[$R.$B$2];IF([$Rankers.G36]=2;[$R.$B$3];IF([$Rankers.G36]=3;[$R.$B$4];IF([$Rankers.G36]=4;[$R.$B$5];IF([$Rankers.G36]=5;[$R.$B$6];IF([$Rankers.G36]=6;[$R.$B$7];IF([$Rankers.G36]=7;[$R.$B$8];IF([$Rankers.G36]=8;[$R.$B$9];IF([$Rankers.G36]=9;[$R.$B$10];IF([$Rankers.G36]=10;[$R.$B$11];IF([$Rankers.G36]=11;[$R.$B$12];IF([$Rankers.G36]=12;[$R.$B$13];IF([$Rankers.G36]=13;[$R.$B$14];IF([$Rankers.G36]=14;[$R.$B$15];IF([$Rankers.G36]=15;[$R.$B$16];IF([$Rankers.G36]=16;[$R.$B$17];IF([$Rankers.G36]=17;[$R.$B$18];IF([$Rankers.G36]=18;[$R.$B$19];IF([$Rankers.G36]=19;[$R.$B$20];IF([$Rankers.G36]=20;[$R.$B$21];IF([$Rankers.G36]=21;[$R.$B$22];IF([$Rankers.G36]=22;[$R.$B$23];IF([$Rankers.G36]=23;[$R.$B$24];IF([$Rankers.G36]=24;[$R.$B$25];IF([$Rankers.G36]=25;[$R.$B$26];IF([$Rankers.G36]=26;[$R.$B$27];IF([$Rankers.G36]=27;[$R.$B$28];IF([$Rankers.G36]=28;[$R.$B$29];IF([$Rankers.G36]=29;[$R.$B$30];IF([$Rankers.G36]=30;[$R.$B$31];IF([$Rankers.G36]=31;[$R.$B$32];IF([$Rankers.G36]=32;[$R.$B$33];IF([$Rankers.G36]=33;[$R.$B$34];IF([$Rankers.G36]=34;[$R.$B$35];IF([$Rankers.G36]=35;[$R.$B$36];IF([$Rankers.G36]=36;[$R.$B$37];IF([$Rankers.G36]=0;0;[$R.F72])))))))))))))))))))))))))))))))))))))" office:value-type="float" office:value="0" calcext:value-type="float">
            <text:p>0</text:p>
          </table:table-cell>
          <table:table-cell table:style-name="ce22" table:formula="of:=IF([$Rankers.H36]=1;[$R.$B$2];IF([$Rankers.H36]=2;[$R.$B$3];IF([$Rankers.H36]=3;[$R.$B$4];IF([$Rankers.H36]=4;[$R.$B$5];IF([$Rankers.H36]=5;[$R.$B$6];IF([$Rankers.H36]=6;[$R.$B$7];IF([$Rankers.H36]=7;[$R.$B$8];IF([$Rankers.H36]=8;[$R.$B$9];IF([$Rankers.H36]=9;[$R.$B$10];IF([$Rankers.H36]=10;[$R.$B$11];IF([$Rankers.H36]=11;[$R.$B$12];IF([$Rankers.H36]=12;[$R.$B$13];IF([$Rankers.H36]=13;[$R.$B$14];IF([$Rankers.H36]=14;[$R.$B$15];IF([$Rankers.H36]=15;[$R.$B$16];IF([$Rankers.H36]=16;[$R.$B$17];IF([$Rankers.H36]=17;[$R.$B$18];IF([$Rankers.H36]=18;[$R.$B$19];IF([$Rankers.H36]=19;[$R.$B$20];IF([$Rankers.H36]=20;[$R.$B$21];IF([$Rankers.H36]=21;[$R.$B$22];IF([$Rankers.H36]=22;[$R.$B$23];IF([$Rankers.H36]=23;[$R.$B$24];IF([$Rankers.H36]=24;[$R.$B$25];IF([$Rankers.H36]=25;[$R.$B$26];IF([$Rankers.H36]=26;[$R.$B$27];IF([$Rankers.H36]=27;[$R.$B$28];IF([$Rankers.H36]=28;[$R.$B$29];IF([$Rankers.H36]=29;[$R.$B$30];IF([$Rankers.H36]=30;[$R.$B$31];IF([$Rankers.H36]=31;[$R.$B$32];IF([$Rankers.H36]=32;[$R.$B$33];IF([$Rankers.H36]=33;[$R.$B$34];IF([$Rankers.H36]=34;[$R.$B$35];IF([$Rankers.H36]=35;[$R.$B$36];IF([$Rankers.H36]=36;[$R.$B$37];IF([$Rankers.H36]=0;0;[$R.G72])))))))))))))))))))))))))))))))))))))" office:value-type="float" office:value="18" calcext:value-type="float">
            <text:p>18</text:p>
          </table:table-cell>
          <table:table-cell table:style-name="ce22" table:formula="of:=IF([$Rankers.I36]=1;[$R.$B$2];IF([$Rankers.I36]=2;[$R.$B$3];IF([$Rankers.I36]=3;[$R.$B$4];IF([$Rankers.I36]=4;[$R.$B$5];IF([$Rankers.I36]=5;[$R.$B$6];IF([$Rankers.I36]=6;[$R.$B$7];IF([$Rankers.I36]=7;[$R.$B$8];IF([$Rankers.I36]=8;[$R.$B$9];IF([$Rankers.I36]=9;[$R.$B$10];IF([$Rankers.I36]=10;[$R.$B$11];IF([$Rankers.I36]=11;[$R.$B$12];IF([$Rankers.I36]=12;[$R.$B$13];IF([$Rankers.I36]=13;[$R.$B$14];IF([$Rankers.I36]=14;[$R.$B$15];IF([$Rankers.I36]=15;[$R.$B$16];IF([$Rankers.I36]=16;[$R.$B$17];IF([$Rankers.I36]=17;[$R.$B$18];IF([$Rankers.I36]=18;[$R.$B$19];IF([$Rankers.I36]=19;[$R.$B$20];IF([$Rankers.I36]=20;[$R.$B$21];IF([$Rankers.I36]=21;[$R.$B$22];IF([$Rankers.I36]=22;[$R.$B$23];IF([$Rankers.I36]=23;[$R.$B$24];IF([$Rankers.I36]=24;[$R.$B$25];IF([$Rankers.I36]=25;[$R.$B$26];IF([$Rankers.I36]=26;[$R.$B$27];IF([$Rankers.I36]=27;[$R.$B$28];IF([$Rankers.I36]=28;[$R.$B$29];IF([$Rankers.I36]=29;[$R.$B$30];IF([$Rankers.I36]=30;[$R.$B$31];IF([$Rankers.I36]=31;[$R.$B$32];IF([$Rankers.I36]=32;[$R.$B$33];IF([$Rankers.I36]=33;[$R.$B$34];IF([$Rankers.I36]=34;[$R.$B$35];IF([$Rankers.I36]=35;[$R.$B$36];IF([$Rankers.I36]=36;[$R.$B$37];IF([$Rankers.I36]=0;0;[$R.H72])))))))))))))))))))))))))))))))))))))" office:value-type="float" office:value="28" calcext:value-type="float">
            <text:p>28</text:p>
          </table:table-cell>
          <table:table-cell table:style-name="ce22" table:formula="of:=IF([$Rankers.J36]=1;[$R.$B$2];IF([$Rankers.J36]=2;[$R.$B$3];IF([$Rankers.J36]=3;[$R.$B$4];IF([$Rankers.J36]=4;[$R.$B$5];IF([$Rankers.J36]=5;[$R.$B$6];IF([$Rankers.J36]=6;[$R.$B$7];IF([$Rankers.J36]=7;[$R.$B$8];IF([$Rankers.J36]=8;[$R.$B$9];IF([$Rankers.J36]=9;[$R.$B$10];IF([$Rankers.J36]=10;[$R.$B$11];IF([$Rankers.J36]=11;[$R.$B$12];IF([$Rankers.J36]=12;[$R.$B$13];IF([$Rankers.J36]=13;[$R.$B$14];IF([$Rankers.J36]=14;[$R.$B$15];IF([$Rankers.J36]=15;[$R.$B$16];IF([$Rankers.J36]=16;[$R.$B$17];IF([$Rankers.J36]=17;[$R.$B$18];IF([$Rankers.J36]=18;[$R.$B$19];IF([$Rankers.J36]=19;[$R.$B$20];IF([$Rankers.J36]=20;[$R.$B$21];IF([$Rankers.J36]=21;[$R.$B$22];IF([$Rankers.J36]=22;[$R.$B$23];IF([$Rankers.J36]=23;[$R.$B$24];IF([$Rankers.J36]=24;[$R.$B$25];IF([$Rankers.J36]=25;[$R.$B$26];IF([$Rankers.J36]=26;[$R.$B$27];IF([$Rankers.J36]=27;[$R.$B$28];IF([$Rankers.J36]=28;[$R.$B$29];IF([$Rankers.J36]=29;[$R.$B$30];IF([$Rankers.J36]=30;[$R.$B$31];IF([$Rankers.J36]=31;[$R.$B$32];IF([$Rankers.J36]=32;[$R.$B$33];IF([$Rankers.J36]=33;[$R.$B$34];IF([$Rankers.J36]=34;[$R.$B$35];IF([$Rankers.J36]=35;[$R.$B$36];IF([$Rankers.J36]=36;[$R.$B$37];IF([$Rankers.J36]=0;0;[$R.I72])))))))))))))))))))))))))))))))))))))" office:value-type="float" office:value="25" calcext:value-type="float">
            <text:p>25</text:p>
          </table:table-cell>
          <table:table-cell table:style-name="ce25" table:formula="of:=IF([$Rankers.K36]=1;[$R.$B$2];IF([$Rankers.K36]=2;[$R.$B$3];IF([$Rankers.K36]=3;[$R.$B$4];IF([$Rankers.K36]=4;[$R.$B$5];IF([$Rankers.K36]=5;[$R.$B$6];IF([$Rankers.K36]=6;[$R.$B$7];IF([$Rankers.K36]=7;[$R.$B$8];IF([$Rankers.K36]=8;[$R.$B$9];IF([$Rankers.K36]=9;[$R.$B$10];IF([$Rankers.K36]=10;[$R.$B$11];IF([$Rankers.K36]=11;[$R.$B$12];IF([$Rankers.K36]=12;[$R.$B$13];IF([$Rankers.K36]=13;[$R.$B$14];IF([$Rankers.K36]=14;[$R.$B$15];IF([$Rankers.K36]=15;[$R.$B$16];IF([$Rankers.K36]=16;[$R.$B$17];IF([$Rankers.K36]=17;[$R.$B$18];IF([$Rankers.K36]=18;[$R.$B$19];IF([$Rankers.K36]=19;[$R.$B$20];IF([$Rankers.K36]=20;[$R.$B$21];IF([$Rankers.K36]=21;[$R.$B$22];IF([$Rankers.K36]=22;[$R.$B$23];IF([$Rankers.K36]=23;[$R.$B$24];IF([$Rankers.K36]=24;[$R.$B$25];IF([$Rankers.K36]=25;[$R.$B$26];IF([$Rankers.K36]=26;[$R.$B$27];IF([$Rankers.K36]=27;[$R.$B$28];IF([$Rankers.K36]=28;[$R.$B$29];IF([$Rankers.K36]=29;[$R.$B$30];IF([$Rankers.K36]=30;[$R.$B$31];IF([$Rankers.K36]=31;[$R.$B$32];IF([$Rankers.K36]=32;[$R.$B$33];IF([$Rankers.K36]=33;[$R.$B$34];IF([$Rankers.K36]=34;[$R.$B$35];IF([$Rankers.K36]=35;[$R.$B$36];IF([$Rankers.K36]=36;[$R.$B$37];IF([$Rankers.K36]=0;0;[$R.J72])))))))))))))))))))))))))))))))))))))" office:value-type="float" office:value="33" calcext:value-type="float">
            <text:p>33</text:p>
          </table:table-cell>
          <table:table-cell table:style-name="ce28" office:value-type="float" office:value="20" calcext:value-type="float">
            <text:p>20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36]+1" office:value-type="float" office:value="36" calcext:value-type="float">
            <text:p>36</text:p>
          </table:table-cell>
          <table:table-cell table:style-name="ce8" office:value-type="string" calcext:value-type="string">
            <text:p>Шляхов Владислав Олегович</text:p>
          </table:table-cell>
          <table:table-cell table:style-name="ce16" table:formula="of:=SUM([.D37:.ZZ37])" office:value-type="float" office:value="257" calcext:value-type="float">
            <text:p>257.00</text:p>
          </table:table-cell>
          <table:table-cell table:style-name="ce22" table:formula="of:=IF([$Rankers.C37]=1;[$R.$B$2];IF([$Rankers.C37]=2;[$R.$B$3];IF([$Rankers.C37]=3;[$R.$B$4];IF([$Rankers.C37]=4;[$R.$B$5];IF([$Rankers.C37]=5;[$R.$B$6];IF([$Rankers.C37]=6;[$R.$B$7];IF([$Rankers.C37]=7;[$R.$B$8];IF([$Rankers.C37]=8;[$R.$B$9];IF([$Rankers.C37]=9;[$R.$B$10];IF([$Rankers.C37]=10;[$R.$B$11];IF([$Rankers.C37]=11;[$R.$B$12];IF([$Rankers.C37]=12;[$R.$B$13];IF([$Rankers.C37]=13;[$R.$B$14];IF([$Rankers.C37]=14;[$R.$B$15];IF([$Rankers.C37]=15;[$R.$B$16];IF([$Rankers.C37]=16;[$R.$B$17];IF([$Rankers.C37]=17;[$R.$B$18];IF([$Rankers.C37]=18;[$R.$B$19];IF([$Rankers.C37]=19;[$R.$B$20];IF([$Rankers.C37]=20;[$R.$B$21];IF([$Rankers.C37]=21;[$R.$B$22];IF([$Rankers.C37]=22;[$R.$B$23];IF([$Rankers.C37]=23;[$R.$B$24];IF([$Rankers.C37]=24;[$R.$B$25];IF([$Rankers.C37]=25;[$R.$B$26];IF([$Rankers.C37]=26;[$R.$B$27];IF([$Rankers.C37]=27;[$R.$B$28];IF([$Rankers.C37]=28;[$R.$B$29];IF([$Rankers.C37]=29;[$R.$B$30];IF([$Rankers.C37]=30;[$R.$B$31];IF([$Rankers.C37]=31;[$R.$B$32];IF([$Rankers.C37]=32;[$R.$B$33];IF([$Rankers.C37]=33;[$R.$B$34];IF([$Rankers.C37]=34;[$R.$B$35];IF([$Rankers.C37]=35;[$R.$B$36];IF([$Rankers.C37]=36;[$R.$B$37];IF([$Rankers.C37]=0;0;[$R.B73])))))))))))))))))))))))))))))))))))))" office:value-type="float" office:value="28" calcext:value-type="float">
            <text:p>28</text:p>
          </table:table-cell>
          <table:table-cell table:style-name="ce22" table:formula="of:=IF([$Rankers.D37]=1;[$R.$B$2];IF([$Rankers.D37]=2;[$R.$B$3];IF([$Rankers.D37]=3;[$R.$B$4];IF([$Rankers.D37]=4;[$R.$B$5];IF([$Rankers.D37]=5;[$R.$B$6];IF([$Rankers.D37]=6;[$R.$B$7];IF([$Rankers.D37]=7;[$R.$B$8];IF([$Rankers.D37]=8;[$R.$B$9];IF([$Rankers.D37]=9;[$R.$B$10];IF([$Rankers.D37]=10;[$R.$B$11];IF([$Rankers.D37]=11;[$R.$B$12];IF([$Rankers.D37]=12;[$R.$B$13];IF([$Rankers.D37]=13;[$R.$B$14];IF([$Rankers.D37]=14;[$R.$B$15];IF([$Rankers.D37]=15;[$R.$B$16];IF([$Rankers.D37]=16;[$R.$B$17];IF([$Rankers.D37]=17;[$R.$B$18];IF([$Rankers.D37]=18;[$R.$B$19];IF([$Rankers.D37]=19;[$R.$B$20];IF([$Rankers.D37]=20;[$R.$B$21];IF([$Rankers.D37]=21;[$R.$B$22];IF([$Rankers.D37]=22;[$R.$B$23];IF([$Rankers.D37]=23;[$R.$B$24];IF([$Rankers.D37]=24;[$R.$B$25];IF([$Rankers.D37]=25;[$R.$B$26];IF([$Rankers.D37]=26;[$R.$B$27];IF([$Rankers.D37]=27;[$R.$B$28];IF([$Rankers.D37]=28;[$R.$B$29];IF([$Rankers.D37]=29;[$R.$B$30];IF([$Rankers.D37]=30;[$R.$B$31];IF([$Rankers.D37]=31;[$R.$B$32];IF([$Rankers.D37]=32;[$R.$B$33];IF([$Rankers.D37]=33;[$R.$B$34];IF([$Rankers.D37]=34;[$R.$B$35];IF([$Rankers.D37]=35;[$R.$B$36];IF([$Rankers.D37]=36;[$R.$B$37];IF([$Rankers.D37]=0;0;[$R.C73])))))))))))))))))))))))))))))))))))))" office:value-type="float" office:value="29" calcext:value-type="float">
            <text:p>29</text:p>
          </table:table-cell>
          <table:table-cell table:style-name="ce22" table:formula="of:=IF([$Rankers.E37]=1;[$R.$B$2];IF([$Rankers.E37]=2;[$R.$B$3];IF([$Rankers.E37]=3;[$R.$B$4];IF([$Rankers.E37]=4;[$R.$B$5];IF([$Rankers.E37]=5;[$R.$B$6];IF([$Rankers.E37]=6;[$R.$B$7];IF([$Rankers.E37]=7;[$R.$B$8];IF([$Rankers.E37]=8;[$R.$B$9];IF([$Rankers.E37]=9;[$R.$B$10];IF([$Rankers.E37]=10;[$R.$B$11];IF([$Rankers.E37]=11;[$R.$B$12];IF([$Rankers.E37]=12;[$R.$B$13];IF([$Rankers.E37]=13;[$R.$B$14];IF([$Rankers.E37]=14;[$R.$B$15];IF([$Rankers.E37]=15;[$R.$B$16];IF([$Rankers.E37]=16;[$R.$B$17];IF([$Rankers.E37]=17;[$R.$B$18];IF([$Rankers.E37]=18;[$R.$B$19];IF([$Rankers.E37]=19;[$R.$B$20];IF([$Rankers.E37]=20;[$R.$B$21];IF([$Rankers.E37]=21;[$R.$B$22];IF([$Rankers.E37]=22;[$R.$B$23];IF([$Rankers.E37]=23;[$R.$B$24];IF([$Rankers.E37]=24;[$R.$B$25];IF([$Rankers.E37]=25;[$R.$B$26];IF([$Rankers.E37]=26;[$R.$B$27];IF([$Rankers.E37]=27;[$R.$B$28];IF([$Rankers.E37]=28;[$R.$B$29];IF([$Rankers.E37]=29;[$R.$B$30];IF([$Rankers.E37]=30;[$R.$B$31];IF([$Rankers.E37]=31;[$R.$B$32];IF([$Rankers.E37]=32;[$R.$B$33];IF([$Rankers.E37]=33;[$R.$B$34];IF([$Rankers.E37]=34;[$R.$B$35];IF([$Rankers.E37]=35;[$R.$B$36];IF([$Rankers.E37]=36;[$R.$B$37];IF([$Rankers.E37]=0;0;[$R.D73])))))))))))))))))))))))))))))))))))))" office:value-type="float" office:value="31" calcext:value-type="float">
            <text:p>31</text:p>
          </table:table-cell>
          <table:table-cell table:style-name="ce22" table:formula="of:=IF([$Rankers.F37]=1;[$R.$B$2];IF([$Rankers.F37]=2;[$R.$B$3];IF([$Rankers.F37]=3;[$R.$B$4];IF([$Rankers.F37]=4;[$R.$B$5];IF([$Rankers.F37]=5;[$R.$B$6];IF([$Rankers.F37]=6;[$R.$B$7];IF([$Rankers.F37]=7;[$R.$B$8];IF([$Rankers.F37]=8;[$R.$B$9];IF([$Rankers.F37]=9;[$R.$B$10];IF([$Rankers.F37]=10;[$R.$B$11];IF([$Rankers.F37]=11;[$R.$B$12];IF([$Rankers.F37]=12;[$R.$B$13];IF([$Rankers.F37]=13;[$R.$B$14];IF([$Rankers.F37]=14;[$R.$B$15];IF([$Rankers.F37]=15;[$R.$B$16];IF([$Rankers.F37]=16;[$R.$B$17];IF([$Rankers.F37]=17;[$R.$B$18];IF([$Rankers.F37]=18;[$R.$B$19];IF([$Rankers.F37]=19;[$R.$B$20];IF([$Rankers.F37]=20;[$R.$B$21];IF([$Rankers.F37]=21;[$R.$B$22];IF([$Rankers.F37]=22;[$R.$B$23];IF([$Rankers.F37]=23;[$R.$B$24];IF([$Rankers.F37]=24;[$R.$B$25];IF([$Rankers.F37]=25;[$R.$B$26];IF([$Rankers.F37]=26;[$R.$B$27];IF([$Rankers.F37]=27;[$R.$B$28];IF([$Rankers.F37]=28;[$R.$B$29];IF([$Rankers.F37]=29;[$R.$B$30];IF([$Rankers.F37]=30;[$R.$B$31];IF([$Rankers.F37]=31;[$R.$B$32];IF([$Rankers.F37]=32;[$R.$B$33];IF([$Rankers.F37]=33;[$R.$B$34];IF([$Rankers.F37]=34;[$R.$B$35];IF([$Rankers.F37]=35;[$R.$B$36];IF([$Rankers.F37]=36;[$R.$B$37];IF([$Rankers.F37]=0;0;[$R.E73])))))))))))))))))))))))))))))))))))))" office:value-type="float" office:value="19" calcext:value-type="float">
            <text:p>19</text:p>
          </table:table-cell>
          <table:table-cell table:style-name="ce22" table:formula="of:=IF([$Rankers.G37]=1;[$R.$B$2];IF([$Rankers.G37]=2;[$R.$B$3];IF([$Rankers.G37]=3;[$R.$B$4];IF([$Rankers.G37]=4;[$R.$B$5];IF([$Rankers.G37]=5;[$R.$B$6];IF([$Rankers.G37]=6;[$R.$B$7];IF([$Rankers.G37]=7;[$R.$B$8];IF([$Rankers.G37]=8;[$R.$B$9];IF([$Rankers.G37]=9;[$R.$B$10];IF([$Rankers.G37]=10;[$R.$B$11];IF([$Rankers.G37]=11;[$R.$B$12];IF([$Rankers.G37]=12;[$R.$B$13];IF([$Rankers.G37]=13;[$R.$B$14];IF([$Rankers.G37]=14;[$R.$B$15];IF([$Rankers.G37]=15;[$R.$B$16];IF([$Rankers.G37]=16;[$R.$B$17];IF([$Rankers.G37]=17;[$R.$B$18];IF([$Rankers.G37]=18;[$R.$B$19];IF([$Rankers.G37]=19;[$R.$B$20];IF([$Rankers.G37]=20;[$R.$B$21];IF([$Rankers.G37]=21;[$R.$B$22];IF([$Rankers.G37]=22;[$R.$B$23];IF([$Rankers.G37]=23;[$R.$B$24];IF([$Rankers.G37]=24;[$R.$B$25];IF([$Rankers.G37]=25;[$R.$B$26];IF([$Rankers.G37]=26;[$R.$B$27];IF([$Rankers.G37]=27;[$R.$B$28];IF([$Rankers.G37]=28;[$R.$B$29];IF([$Rankers.G37]=29;[$R.$B$30];IF([$Rankers.G37]=30;[$R.$B$31];IF([$Rankers.G37]=31;[$R.$B$32];IF([$Rankers.G37]=32;[$R.$B$33];IF([$Rankers.G37]=33;[$R.$B$34];IF([$Rankers.G37]=34;[$R.$B$35];IF([$Rankers.G37]=35;[$R.$B$36];IF([$Rankers.G37]=36;[$R.$B$37];IF([$Rankers.G37]=0;0;[$R.F73])))))))))))))))))))))))))))))))))))))" office:value-type="float" office:value="0" calcext:value-type="float">
            <text:p>0</text:p>
          </table:table-cell>
          <table:table-cell table:style-name="ce22" table:formula="of:=IF([$Rankers.H37]=1;[$R.$B$2];IF([$Rankers.H37]=2;[$R.$B$3];IF([$Rankers.H37]=3;[$R.$B$4];IF([$Rankers.H37]=4;[$R.$B$5];IF([$Rankers.H37]=5;[$R.$B$6];IF([$Rankers.H37]=6;[$R.$B$7];IF([$Rankers.H37]=7;[$R.$B$8];IF([$Rankers.H37]=8;[$R.$B$9];IF([$Rankers.H37]=9;[$R.$B$10];IF([$Rankers.H37]=10;[$R.$B$11];IF([$Rankers.H37]=11;[$R.$B$12];IF([$Rankers.H37]=12;[$R.$B$13];IF([$Rankers.H37]=13;[$R.$B$14];IF([$Rankers.H37]=14;[$R.$B$15];IF([$Rankers.H37]=15;[$R.$B$16];IF([$Rankers.H37]=16;[$R.$B$17];IF([$Rankers.H37]=17;[$R.$B$18];IF([$Rankers.H37]=18;[$R.$B$19];IF([$Rankers.H37]=19;[$R.$B$20];IF([$Rankers.H37]=20;[$R.$B$21];IF([$Rankers.H37]=21;[$R.$B$22];IF([$Rankers.H37]=22;[$R.$B$23];IF([$Rankers.H37]=23;[$R.$B$24];IF([$Rankers.H37]=24;[$R.$B$25];IF([$Rankers.H37]=25;[$R.$B$26];IF([$Rankers.H37]=26;[$R.$B$27];IF([$Rankers.H37]=27;[$R.$B$28];IF([$Rankers.H37]=28;[$R.$B$29];IF([$Rankers.H37]=29;[$R.$B$30];IF([$Rankers.H37]=30;[$R.$B$31];IF([$Rankers.H37]=31;[$R.$B$32];IF([$Rankers.H37]=32;[$R.$B$33];IF([$Rankers.H37]=33;[$R.$B$34];IF([$Rankers.H37]=34;[$R.$B$35];IF([$Rankers.H37]=35;[$R.$B$36];IF([$Rankers.H37]=36;[$R.$B$37];IF([$Rankers.H37]=0;0;[$R.G73])))))))))))))))))))))))))))))))))))))" office:value-type="float" office:value="36" calcext:value-type="float">
            <text:p>36</text:p>
          </table:table-cell>
          <table:table-cell table:style-name="ce22" table:formula="of:=IF([$Rankers.I37]=1;[$R.$B$2];IF([$Rankers.I37]=2;[$R.$B$3];IF([$Rankers.I37]=3;[$R.$B$4];IF([$Rankers.I37]=4;[$R.$B$5];IF([$Rankers.I37]=5;[$R.$B$6];IF([$Rankers.I37]=6;[$R.$B$7];IF([$Rankers.I37]=7;[$R.$B$8];IF([$Rankers.I37]=8;[$R.$B$9];IF([$Rankers.I37]=9;[$R.$B$10];IF([$Rankers.I37]=10;[$R.$B$11];IF([$Rankers.I37]=11;[$R.$B$12];IF([$Rankers.I37]=12;[$R.$B$13];IF([$Rankers.I37]=13;[$R.$B$14];IF([$Rankers.I37]=14;[$R.$B$15];IF([$Rankers.I37]=15;[$R.$B$16];IF([$Rankers.I37]=16;[$R.$B$17];IF([$Rankers.I37]=17;[$R.$B$18];IF([$Rankers.I37]=18;[$R.$B$19];IF([$Rankers.I37]=19;[$R.$B$20];IF([$Rankers.I37]=20;[$R.$B$21];IF([$Rankers.I37]=21;[$R.$B$22];IF([$Rankers.I37]=22;[$R.$B$23];IF([$Rankers.I37]=23;[$R.$B$24];IF([$Rankers.I37]=24;[$R.$B$25];IF([$Rankers.I37]=25;[$R.$B$26];IF([$Rankers.I37]=26;[$R.$B$27];IF([$Rankers.I37]=27;[$R.$B$28];IF([$Rankers.I37]=28;[$R.$B$29];IF([$Rankers.I37]=29;[$R.$B$30];IF([$Rankers.I37]=30;[$R.$B$31];IF([$Rankers.I37]=31;[$R.$B$32];IF([$Rankers.I37]=32;[$R.$B$33];IF([$Rankers.I37]=33;[$R.$B$34];IF([$Rankers.I37]=34;[$R.$B$35];IF([$Rankers.I37]=35;[$R.$B$36];IF([$Rankers.I37]=36;[$R.$B$37];IF([$Rankers.I37]=0;0;[$R.H73])))))))))))))))))))))))))))))))))))))" office:value-type="float" office:value="25" calcext:value-type="float">
            <text:p>25</text:p>
          </table:table-cell>
          <table:table-cell table:style-name="ce22" table:formula="of:=IF([$Rankers.J37]=1;[$R.$B$2];IF([$Rankers.J37]=2;[$R.$B$3];IF([$Rankers.J37]=3;[$R.$B$4];IF([$Rankers.J37]=4;[$R.$B$5];IF([$Rankers.J37]=5;[$R.$B$6];IF([$Rankers.J37]=6;[$R.$B$7];IF([$Rankers.J37]=7;[$R.$B$8];IF([$Rankers.J37]=8;[$R.$B$9];IF([$Rankers.J37]=9;[$R.$B$10];IF([$Rankers.J37]=10;[$R.$B$11];IF([$Rankers.J37]=11;[$R.$B$12];IF([$Rankers.J37]=12;[$R.$B$13];IF([$Rankers.J37]=13;[$R.$B$14];IF([$Rankers.J37]=14;[$R.$B$15];IF([$Rankers.J37]=15;[$R.$B$16];IF([$Rankers.J37]=16;[$R.$B$17];IF([$Rankers.J37]=17;[$R.$B$18];IF([$Rankers.J37]=18;[$R.$B$19];IF([$Rankers.J37]=19;[$R.$B$20];IF([$Rankers.J37]=20;[$R.$B$21];IF([$Rankers.J37]=21;[$R.$B$22];IF([$Rankers.J37]=22;[$R.$B$23];IF([$Rankers.J37]=23;[$R.$B$24];IF([$Rankers.J37]=24;[$R.$B$25];IF([$Rankers.J37]=25;[$R.$B$26];IF([$Rankers.J37]=26;[$R.$B$27];IF([$Rankers.J37]=27;[$R.$B$28];IF([$Rankers.J37]=28;[$R.$B$29];IF([$Rankers.J37]=29;[$R.$B$30];IF([$Rankers.J37]=30;[$R.$B$31];IF([$Rankers.J37]=31;[$R.$B$32];IF([$Rankers.J37]=32;[$R.$B$33];IF([$Rankers.J37]=33;[$R.$B$34];IF([$Rankers.J37]=34;[$R.$B$35];IF([$Rankers.J37]=35;[$R.$B$36];IF([$Rankers.J37]=36;[$R.$B$37];IF([$Rankers.J37]=0;0;[$R.I73])))))))))))))))))))))))))))))))))))))" office:value-type="float" office:value="22" calcext:value-type="float">
            <text:p>22</text:p>
          </table:table-cell>
          <table:table-cell table:style-name="ce25" table:formula="of:=IF([$Rankers.K37]=1;[$R.$B$2];IF([$Rankers.K37]=2;[$R.$B$3];IF([$Rankers.K37]=3;[$R.$B$4];IF([$Rankers.K37]=4;[$R.$B$5];IF([$Rankers.K37]=5;[$R.$B$6];IF([$Rankers.K37]=6;[$R.$B$7];IF([$Rankers.K37]=7;[$R.$B$8];IF([$Rankers.K37]=8;[$R.$B$9];IF([$Rankers.K37]=9;[$R.$B$10];IF([$Rankers.K37]=10;[$R.$B$11];IF([$Rankers.K37]=11;[$R.$B$12];IF([$Rankers.K37]=12;[$R.$B$13];IF([$Rankers.K37]=13;[$R.$B$14];IF([$Rankers.K37]=14;[$R.$B$15];IF([$Rankers.K37]=15;[$R.$B$16];IF([$Rankers.K37]=16;[$R.$B$17];IF([$Rankers.K37]=17;[$R.$B$18];IF([$Rankers.K37]=18;[$R.$B$19];IF([$Rankers.K37]=19;[$R.$B$20];IF([$Rankers.K37]=20;[$R.$B$21];IF([$Rankers.K37]=21;[$R.$B$22];IF([$Rankers.K37]=22;[$R.$B$23];IF([$Rankers.K37]=23;[$R.$B$24];IF([$Rankers.K37]=24;[$R.$B$25];IF([$Rankers.K37]=25;[$R.$B$26];IF([$Rankers.K37]=26;[$R.$B$27];IF([$Rankers.K37]=27;[$R.$B$28];IF([$Rankers.K37]=28;[$R.$B$29];IF([$Rankers.K37]=29;[$R.$B$30];IF([$Rankers.K37]=30;[$R.$B$31];IF([$Rankers.K37]=31;[$R.$B$32];IF([$Rankers.K37]=32;[$R.$B$33];IF([$Rankers.K37]=33;[$R.$B$34];IF([$Rankers.K37]=34;[$R.$B$35];IF([$Rankers.K37]=35;[$R.$B$36];IF([$Rankers.K37]=36;[$R.$B$37];IF([$Rankers.K37]=0;0;[$R.J73])))))))))))))))))))))))))))))))))))))" office:value-type="float" office:value="23" calcext:value-type="float">
            <text:p>23</text:p>
          </table:table-cell>
          <table:table-cell table:style-name="ce28" office:value-type="float" office:value="18" calcext:value-type="float">
            <text:p>18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2" table:formula="of:=[.A37]+1" office:value-type="float" office:value="37" calcext:value-type="float">
            <text:p>37</text:p>
          </table:table-cell>
          <table:table-cell table:style-name="ce8" office:value-type="string" calcext:value-type="string">
            <text:p>Юлаев Камиль Сагирович</text:p>
          </table:table-cell>
          <table:table-cell table:style-name="ce16" table:formula="of:=SUM([.D38:.ZZ38])" office:value-type="float" office:value="116" calcext:value-type="float">
            <text:p>116.00</text:p>
          </table:table-cell>
          <table:table-cell table:style-name="ce22" table:formula="of:=IF([$Rankers.C38]=1;[$R.$B$2];IF([$Rankers.C38]=2;[$R.$B$3];IF([$Rankers.C38]=3;[$R.$B$4];IF([$Rankers.C38]=4;[$R.$B$5];IF([$Rankers.C38]=5;[$R.$B$6];IF([$Rankers.C38]=6;[$R.$B$7];IF([$Rankers.C38]=7;[$R.$B$8];IF([$Rankers.C38]=8;[$R.$B$9];IF([$Rankers.C38]=9;[$R.$B$10];IF([$Rankers.C38]=10;[$R.$B$11];IF([$Rankers.C38]=11;[$R.$B$12];IF([$Rankers.C38]=12;[$R.$B$13];IF([$Rankers.C38]=13;[$R.$B$14];IF([$Rankers.C38]=14;[$R.$B$15];IF([$Rankers.C38]=15;[$R.$B$16];IF([$Rankers.C38]=16;[$R.$B$17];IF([$Rankers.C38]=17;[$R.$B$18];IF([$Rankers.C38]=18;[$R.$B$19];IF([$Rankers.C38]=19;[$R.$B$20];IF([$Rankers.C38]=20;[$R.$B$21];IF([$Rankers.C38]=21;[$R.$B$22];IF([$Rankers.C38]=22;[$R.$B$23];IF([$Rankers.C38]=23;[$R.$B$24];IF([$Rankers.C38]=24;[$R.$B$25];IF([$Rankers.C38]=25;[$R.$B$26];IF([$Rankers.C38]=26;[$R.$B$27];IF([$Rankers.C38]=27;[$R.$B$28];IF([$Rankers.C38]=28;[$R.$B$29];IF([$Rankers.C38]=29;[$R.$B$30];IF([$Rankers.C38]=30;[$R.$B$31];IF([$Rankers.C38]=31;[$R.$B$32];IF([$Rankers.C38]=32;[$R.$B$33];IF([$Rankers.C38]=33;[$R.$B$34];IF([$Rankers.C38]=34;[$R.$B$35];IF([$Rankers.C38]=35;[$R.$B$36];IF([$Rankers.C38]=36;[$R.$B$37];IF([$Rankers.C38]=0;0;[$R.B74])))))))))))))))))))))))))))))))))))))" office:value-type="float" office:value="20" calcext:value-type="float">
            <text:p>20</text:p>
          </table:table-cell>
          <table:table-cell table:style-name="ce22" table:formula="of:=IF([$Rankers.D38]=1;[$R.$B$2];IF([$Rankers.D38]=2;[$R.$B$3];IF([$Rankers.D38]=3;[$R.$B$4];IF([$Rankers.D38]=4;[$R.$B$5];IF([$Rankers.D38]=5;[$R.$B$6];IF([$Rankers.D38]=6;[$R.$B$7];IF([$Rankers.D38]=7;[$R.$B$8];IF([$Rankers.D38]=8;[$R.$B$9];IF([$Rankers.D38]=9;[$R.$B$10];IF([$Rankers.D38]=10;[$R.$B$11];IF([$Rankers.D38]=11;[$R.$B$12];IF([$Rankers.D38]=12;[$R.$B$13];IF([$Rankers.D38]=13;[$R.$B$14];IF([$Rankers.D38]=14;[$R.$B$15];IF([$Rankers.D38]=15;[$R.$B$16];IF([$Rankers.D38]=16;[$R.$B$17];IF([$Rankers.D38]=17;[$R.$B$18];IF([$Rankers.D38]=18;[$R.$B$19];IF([$Rankers.D38]=19;[$R.$B$20];IF([$Rankers.D38]=20;[$R.$B$21];IF([$Rankers.D38]=21;[$R.$B$22];IF([$Rankers.D38]=22;[$R.$B$23];IF([$Rankers.D38]=23;[$R.$B$24];IF([$Rankers.D38]=24;[$R.$B$25];IF([$Rankers.D38]=25;[$R.$B$26];IF([$Rankers.D38]=26;[$R.$B$27];IF([$Rankers.D38]=27;[$R.$B$28];IF([$Rankers.D38]=28;[$R.$B$29];IF([$Rankers.D38]=29;[$R.$B$30];IF([$Rankers.D38]=30;[$R.$B$31];IF([$Rankers.D38]=31;[$R.$B$32];IF([$Rankers.D38]=32;[$R.$B$33];IF([$Rankers.D38]=33;[$R.$B$34];IF([$Rankers.D38]=34;[$R.$B$35];IF([$Rankers.D38]=35;[$R.$B$36];IF([$Rankers.D38]=36;[$R.$B$37];IF([$Rankers.D38]=0;0;[$R.C74])))))))))))))))))))))))))))))))))))))" office:value-type="float" office:value="18" calcext:value-type="float">
            <text:p>18</text:p>
          </table:table-cell>
          <table:table-cell table:style-name="ce22" table:formula="of:=IF([$Rankers.E38]=1;[$R.$B$2];IF([$Rankers.E38]=2;[$R.$B$3];IF([$Rankers.E38]=3;[$R.$B$4];IF([$Rankers.E38]=4;[$R.$B$5];IF([$Rankers.E38]=5;[$R.$B$6];IF([$Rankers.E38]=6;[$R.$B$7];IF([$Rankers.E38]=7;[$R.$B$8];IF([$Rankers.E38]=8;[$R.$B$9];IF([$Rankers.E38]=9;[$R.$B$10];IF([$Rankers.E38]=10;[$R.$B$11];IF([$Rankers.E38]=11;[$R.$B$12];IF([$Rankers.E38]=12;[$R.$B$13];IF([$Rankers.E38]=13;[$R.$B$14];IF([$Rankers.E38]=14;[$R.$B$15];IF([$Rankers.E38]=15;[$R.$B$16];IF([$Rankers.E38]=16;[$R.$B$17];IF([$Rankers.E38]=17;[$R.$B$18];IF([$Rankers.E38]=18;[$R.$B$19];IF([$Rankers.E38]=19;[$R.$B$20];IF([$Rankers.E38]=20;[$R.$B$21];IF([$Rankers.E38]=21;[$R.$B$22];IF([$Rankers.E38]=22;[$R.$B$23];IF([$Rankers.E38]=23;[$R.$B$24];IF([$Rankers.E38]=24;[$R.$B$25];IF([$Rankers.E38]=25;[$R.$B$26];IF([$Rankers.E38]=26;[$R.$B$27];IF([$Rankers.E38]=27;[$R.$B$28];IF([$Rankers.E38]=28;[$R.$B$29];IF([$Rankers.E38]=29;[$R.$B$30];IF([$Rankers.E38]=30;[$R.$B$31];IF([$Rankers.E38]=31;[$R.$B$32];IF([$Rankers.E38]=32;[$R.$B$33];IF([$Rankers.E38]=33;[$R.$B$34];IF([$Rankers.E38]=34;[$R.$B$35];IF([$Rankers.E38]=35;[$R.$B$36];IF([$Rankers.E38]=36;[$R.$B$37];IF([$Rankers.E38]=0;0;[$R.D74])))))))))))))))))))))))))))))))))))))" office:value-type="float" office:value="24" calcext:value-type="float">
            <text:p>24</text:p>
          </table:table-cell>
          <table:table-cell table:style-name="ce22" table:formula="of:=IF([$Rankers.F38]=1;[$R.$B$2];IF([$Rankers.F38]=2;[$R.$B$3];IF([$Rankers.F38]=3;[$R.$B$4];IF([$Rankers.F38]=4;[$R.$B$5];IF([$Rankers.F38]=5;[$R.$B$6];IF([$Rankers.F38]=6;[$R.$B$7];IF([$Rankers.F38]=7;[$R.$B$8];IF([$Rankers.F38]=8;[$R.$B$9];IF([$Rankers.F38]=9;[$R.$B$10];IF([$Rankers.F38]=10;[$R.$B$11];IF([$Rankers.F38]=11;[$R.$B$12];IF([$Rankers.F38]=12;[$R.$B$13];IF([$Rankers.F38]=13;[$R.$B$14];IF([$Rankers.F38]=14;[$R.$B$15];IF([$Rankers.F38]=15;[$R.$B$16];IF([$Rankers.F38]=16;[$R.$B$17];IF([$Rankers.F38]=17;[$R.$B$18];IF([$Rankers.F38]=18;[$R.$B$19];IF([$Rankers.F38]=19;[$R.$B$20];IF([$Rankers.F38]=20;[$R.$B$21];IF([$Rankers.F38]=21;[$R.$B$22];IF([$Rankers.F38]=22;[$R.$B$23];IF([$Rankers.F38]=23;[$R.$B$24];IF([$Rankers.F38]=24;[$R.$B$25];IF([$Rankers.F38]=25;[$R.$B$26];IF([$Rankers.F38]=26;[$R.$B$27];IF([$Rankers.F38]=27;[$R.$B$28];IF([$Rankers.F38]=28;[$R.$B$29];IF([$Rankers.F38]=29;[$R.$B$30];IF([$Rankers.F38]=30;[$R.$B$31];IF([$Rankers.F38]=31;[$R.$B$32];IF([$Rankers.F38]=32;[$R.$B$33];IF([$Rankers.F38]=33;[$R.$B$34];IF([$Rankers.F38]=34;[$R.$B$35];IF([$Rankers.F38]=35;[$R.$B$36];IF([$Rankers.F38]=36;[$R.$B$37];IF([$Rankers.F38]=0;0;[$R.E74])))))))))))))))))))))))))))))))))))))" office:value-type="float" office:value="7" calcext:value-type="float">
            <text:p>7</text:p>
          </table:table-cell>
          <table:table-cell table:style-name="ce22" table:formula="of:=IF([$Rankers.G38]=1;[$R.$B$2];IF([$Rankers.G38]=2;[$R.$B$3];IF([$Rankers.G38]=3;[$R.$B$4];IF([$Rankers.G38]=4;[$R.$B$5];IF([$Rankers.G38]=5;[$R.$B$6];IF([$Rankers.G38]=6;[$R.$B$7];IF([$Rankers.G38]=7;[$R.$B$8];IF([$Rankers.G38]=8;[$R.$B$9];IF([$Rankers.G38]=9;[$R.$B$10];IF([$Rankers.G38]=10;[$R.$B$11];IF([$Rankers.G38]=11;[$R.$B$12];IF([$Rankers.G38]=12;[$R.$B$13];IF([$Rankers.G38]=13;[$R.$B$14];IF([$Rankers.G38]=14;[$R.$B$15];IF([$Rankers.G38]=15;[$R.$B$16];IF([$Rankers.G38]=16;[$R.$B$17];IF([$Rankers.G38]=17;[$R.$B$18];IF([$Rankers.G38]=18;[$R.$B$19];IF([$Rankers.G38]=19;[$R.$B$20];IF([$Rankers.G38]=20;[$R.$B$21];IF([$Rankers.G38]=21;[$R.$B$22];IF([$Rankers.G38]=22;[$R.$B$23];IF([$Rankers.G38]=23;[$R.$B$24];IF([$Rankers.G38]=24;[$R.$B$25];IF([$Rankers.G38]=25;[$R.$B$26];IF([$Rankers.G38]=26;[$R.$B$27];IF([$Rankers.G38]=27;[$R.$B$28];IF([$Rankers.G38]=28;[$R.$B$29];IF([$Rankers.G38]=29;[$R.$B$30];IF([$Rankers.G38]=30;[$R.$B$31];IF([$Rankers.G38]=31;[$R.$B$32];IF([$Rankers.G38]=32;[$R.$B$33];IF([$Rankers.G38]=33;[$R.$B$34];IF([$Rankers.G38]=34;[$R.$B$35];IF([$Rankers.G38]=35;[$R.$B$36];IF([$Rankers.G38]=36;[$R.$B$37];IF([$Rankers.G38]=0;0;[$R.F74])))))))))))))))))))))))))))))))))))))" office:value-type="float" office:value="11" calcext:value-type="float">
            <text:p>11</text:p>
          </table:table-cell>
          <table:table-cell table:style-name="ce22" table:formula="of:=IF([$Rankers.H38]=1;[$R.$B$2];IF([$Rankers.H38]=2;[$R.$B$3];IF([$Rankers.H38]=3;[$R.$B$4];IF([$Rankers.H38]=4;[$R.$B$5];IF([$Rankers.H38]=5;[$R.$B$6];IF([$Rankers.H38]=6;[$R.$B$7];IF([$Rankers.H38]=7;[$R.$B$8];IF([$Rankers.H38]=8;[$R.$B$9];IF([$Rankers.H38]=9;[$R.$B$10];IF([$Rankers.H38]=10;[$R.$B$11];IF([$Rankers.H38]=11;[$R.$B$12];IF([$Rankers.H38]=12;[$R.$B$13];IF([$Rankers.H38]=13;[$R.$B$14];IF([$Rankers.H38]=14;[$R.$B$15];IF([$Rankers.H38]=15;[$R.$B$16];IF([$Rankers.H38]=16;[$R.$B$17];IF([$Rankers.H38]=17;[$R.$B$18];IF([$Rankers.H38]=18;[$R.$B$19];IF([$Rankers.H38]=19;[$R.$B$20];IF([$Rankers.H38]=20;[$R.$B$21];IF([$Rankers.H38]=21;[$R.$B$22];IF([$Rankers.H38]=22;[$R.$B$23];IF([$Rankers.H38]=23;[$R.$B$24];IF([$Rankers.H38]=24;[$R.$B$25];IF([$Rankers.H38]=25;[$R.$B$26];IF([$Rankers.H38]=26;[$R.$B$27];IF([$Rankers.H38]=27;[$R.$B$28];IF([$Rankers.H38]=28;[$R.$B$29];IF([$Rankers.H38]=29;[$R.$B$30];IF([$Rankers.H38]=30;[$R.$B$31];IF([$Rankers.H38]=31;[$R.$B$32];IF([$Rankers.H38]=32;[$R.$B$33];IF([$Rankers.H38]=33;[$R.$B$34];IF([$Rankers.H38]=34;[$R.$B$35];IF([$Rankers.H38]=35;[$R.$B$36];IF([$Rankers.H38]=36;[$R.$B$37];IF([$Rankers.H38]=0;0;[$R.G74])))))))))))))))))))))))))))))))))))))" office:value-type="float" office:value="0" calcext:value-type="float">
            <text:p>0</text:p>
          </table:table-cell>
          <table:table-cell table:style-name="ce22" table:formula="of:=IF([$Rankers.I38]=1;[$R.$B$2];IF([$Rankers.I38]=2;[$R.$B$3];IF([$Rankers.I38]=3;[$R.$B$4];IF([$Rankers.I38]=4;[$R.$B$5];IF([$Rankers.I38]=5;[$R.$B$6];IF([$Rankers.I38]=6;[$R.$B$7];IF([$Rankers.I38]=7;[$R.$B$8];IF([$Rankers.I38]=8;[$R.$B$9];IF([$Rankers.I38]=9;[$R.$B$10];IF([$Rankers.I38]=10;[$R.$B$11];IF([$Rankers.I38]=11;[$R.$B$12];IF([$Rankers.I38]=12;[$R.$B$13];IF([$Rankers.I38]=13;[$R.$B$14];IF([$Rankers.I38]=14;[$R.$B$15];IF([$Rankers.I38]=15;[$R.$B$16];IF([$Rankers.I38]=16;[$R.$B$17];IF([$Rankers.I38]=17;[$R.$B$18];IF([$Rankers.I38]=18;[$R.$B$19];IF([$Rankers.I38]=19;[$R.$B$20];IF([$Rankers.I38]=20;[$R.$B$21];IF([$Rankers.I38]=21;[$R.$B$22];IF([$Rankers.I38]=22;[$R.$B$23];IF([$Rankers.I38]=23;[$R.$B$24];IF([$Rankers.I38]=24;[$R.$B$25];IF([$Rankers.I38]=25;[$R.$B$26];IF([$Rankers.I38]=26;[$R.$B$27];IF([$Rankers.I38]=27;[$R.$B$28];IF([$Rankers.I38]=28;[$R.$B$29];IF([$Rankers.I38]=29;[$R.$B$30];IF([$Rankers.I38]=30;[$R.$B$31];IF([$Rankers.I38]=31;[$R.$B$32];IF([$Rankers.I38]=32;[$R.$B$33];IF([$Rankers.I38]=33;[$R.$B$34];IF([$Rankers.I38]=34;[$R.$B$35];IF([$Rankers.I38]=35;[$R.$B$36];IF([$Rankers.I38]=36;[$R.$B$37];IF([$Rankers.I38]=0;0;[$R.H74])))))))))))))))))))))))))))))))))))))" office:value-type="float" office:value="12" calcext:value-type="float">
            <text:p>12</text:p>
          </table:table-cell>
          <table:table-cell table:style-name="ce22" table:formula="of:=IF([$Rankers.J38]=1;[$R.$B$2];IF([$Rankers.J38]=2;[$R.$B$3];IF([$Rankers.J38]=3;[$R.$B$4];IF([$Rankers.J38]=4;[$R.$B$5];IF([$Rankers.J38]=5;[$R.$B$6];IF([$Rankers.J38]=6;[$R.$B$7];IF([$Rankers.J38]=7;[$R.$B$8];IF([$Rankers.J38]=8;[$R.$B$9];IF([$Rankers.J38]=9;[$R.$B$10];IF([$Rankers.J38]=10;[$R.$B$11];IF([$Rankers.J38]=11;[$R.$B$12];IF([$Rankers.J38]=12;[$R.$B$13];IF([$Rankers.J38]=13;[$R.$B$14];IF([$Rankers.J38]=14;[$R.$B$15];IF([$Rankers.J38]=15;[$R.$B$16];IF([$Rankers.J38]=16;[$R.$B$17];IF([$Rankers.J38]=17;[$R.$B$18];IF([$Rankers.J38]=18;[$R.$B$19];IF([$Rankers.J38]=19;[$R.$B$20];IF([$Rankers.J38]=20;[$R.$B$21];IF([$Rankers.J38]=21;[$R.$B$22];IF([$Rankers.J38]=22;[$R.$B$23];IF([$Rankers.J38]=23;[$R.$B$24];IF([$Rankers.J38]=24;[$R.$B$25];IF([$Rankers.J38]=25;[$R.$B$26];IF([$Rankers.J38]=26;[$R.$B$27];IF([$Rankers.J38]=27;[$R.$B$28];IF([$Rankers.J38]=28;[$R.$B$29];IF([$Rankers.J38]=29;[$R.$B$30];IF([$Rankers.J38]=30;[$R.$B$31];IF([$Rankers.J38]=31;[$R.$B$32];IF([$Rankers.J38]=32;[$R.$B$33];IF([$Rankers.J38]=33;[$R.$B$34];IF([$Rankers.J38]=34;[$R.$B$35];IF([$Rankers.J38]=35;[$R.$B$36];IF([$Rankers.J38]=36;[$R.$B$37];IF([$Rankers.J38]=0;0;[$R.I74])))))))))))))))))))))))))))))))))))))" office:value-type="float" office:value="0" calcext:value-type="float">
            <text:p>0</text:p>
          </table:table-cell>
          <table:table-cell table:style-name="ce25" table:formula="of:=IF([$Rankers.K38]=1;[$R.$B$2];IF([$Rankers.K38]=2;[$R.$B$3];IF([$Rankers.K38]=3;[$R.$B$4];IF([$Rankers.K38]=4;[$R.$B$5];IF([$Rankers.K38]=5;[$R.$B$6];IF([$Rankers.K38]=6;[$R.$B$7];IF([$Rankers.K38]=7;[$R.$B$8];IF([$Rankers.K38]=8;[$R.$B$9];IF([$Rankers.K38]=9;[$R.$B$10];IF([$Rankers.K38]=10;[$R.$B$11];IF([$Rankers.K38]=11;[$R.$B$12];IF([$Rankers.K38]=12;[$R.$B$13];IF([$Rankers.K38]=13;[$R.$B$14];IF([$Rankers.K38]=14;[$R.$B$15];IF([$Rankers.K38]=15;[$R.$B$16];IF([$Rankers.K38]=16;[$R.$B$17];IF([$Rankers.K38]=17;[$R.$B$18];IF([$Rankers.K38]=18;[$R.$B$19];IF([$Rankers.K38]=19;[$R.$B$20];IF([$Rankers.K38]=20;[$R.$B$21];IF([$Rankers.K38]=21;[$R.$B$22];IF([$Rankers.K38]=22;[$R.$B$23];IF([$Rankers.K38]=23;[$R.$B$24];IF([$Rankers.K38]=24;[$R.$B$25];IF([$Rankers.K38]=25;[$R.$B$26];IF([$Rankers.K38]=26;[$R.$B$27];IF([$Rankers.K38]=27;[$R.$B$28];IF([$Rankers.K38]=28;[$R.$B$29];IF([$Rankers.K38]=29;[$R.$B$30];IF([$Rankers.K38]=30;[$R.$B$31];IF([$Rankers.K38]=31;[$R.$B$32];IF([$Rankers.K38]=32;[$R.$B$33];IF([$Rankers.K38]=33;[$R.$B$34];IF([$Rankers.K38]=34;[$R.$B$35];IF([$Rankers.K38]=35;[$R.$B$36];IF([$Rankers.K38]=36;[$R.$B$37];IF([$Rankers.K38]=0;0;[$R.J74])))))))))))))))))))))))))))))))))))))" office:value-type="float" office:value="10" calcext:value-type="float">
            <text:p>10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table:number-columns-repeated="8"/>
          <table:table-cell table:number-columns-repeated="1001"/>
        </table:table-row>
        <table:table-row table:style-name="ro2">
          <table:table-cell table:style-name="ce4"/>
          <table:table-cell table:style-name="ce9"/>
          <table:table-cell table:style-name="ce18"/>
          <table:table-cell table:style-name="ce23" table:number-columns-repeated="23"/>
          <table:table-cell table:number-columns-repeated="998"/>
        </table:table-row>
        <table:table-row table:style-name="ro2">
          <table:table-cell table:style-name="ce5"/>
          <table:table-cell table:style-name="ce10" office:value-type="string" calcext:value-type="string">
            <text:p>2 теории + практика</text:p>
          </table:table-cell>
          <table:table-cell table:style-name="ce19"/>
          <table:table-cell table:style-name="ce24" table:number-columns-repeated="23"/>
          <table:table-cell table:number-columns-repeated="998"/>
        </table:table-row>
        <table:table-row table:style-name="ro2">
          <table:table-cell/>
          <table:table-cell table:style-name="ce11" office:value-type="string" calcext:value-type="string">
            <text:p>1 теория + практика</text:p>
          </table:table-cell>
          <table:table-cell table:style-name="ce20" table:formula="of:=MAX([.$C$2:.$C$38])*0.5" office:value-type="float" office:value="145" calcext:value-type="float">
            <text:p>145.00</text:p>
          </table:table-cell>
          <table:table-cell table:number-columns-repeated="12"/>
          <table:table-cell table:style-name="ce13"/>
          <table:table-cell table:number-columns-repeated="6"/>
          <table:table-cell table:style-name="ce13"/>
          <table:table-cell table:number-columns-repeated="1001"/>
        </table:table-row>
        <table:table-row table:style-name="ro2">
          <table:table-cell/>
          <table:table-cell table:style-name="ce12" office:value-type="string" calcext:value-type="string">
            <text:p>Практика</text:p>
          </table:table-cell>
          <table:table-cell table:style-name="ce20" table:formula="of:=MAX([.$C$2:.$C$38])*0.8" office:value-type="float" office:value="232" calcext:value-type="float">
            <text:p>232.00</text:p>
          </table:table-cell>
          <table:table-cell table:number-columns-repeated="12"/>
          <table:table-cell table:style-name="ce13"/>
          <table:table-cell table:number-columns-repeated="6"/>
          <table:table-cell table:style-name="ce13"/>
          <table:table-cell table:number-columns-repeated="1001"/>
        </table:table-row>
        <table:table-row table:style-name="ro3">
          <table:table-cell/>
          <table:table-cell office:value-type="string" calcext:value-type="string">
            <text:p>Допуск</text:p>
          </table:table-cell>
          <table:table-cell table:style-name="ce20" table:formula="of:=MAX([.$C$2:.$C$38])*0.2" office:value-type="float" office:value="58" calcext:value-type="float">
            <text:p>58.00</text:p>
          </table:table-cell>
          <table:table-cell table:number-columns-repeated="13"/>
          <table:table-cell table:style-name="ce13"/>
          <table:table-cell table:number-columns-repeated="6"/>
          <table:table-cell table:style-name="ce13"/>
          <table:table-cell table:number-columns-repeated="1000"/>
        </table:table-row>
        <table:table-row table:style-name="ro3">
          <table:table-cell/>
          <table:table-cell table:formula="of:=COUNTA([.B2:.B38])*2" office:value-type="float" office:value="74" calcext:value-type="float">
            <text:p>74</text:p>
          </table:table-cell>
          <table:table-cell table:number-columns-repeated="14"/>
          <table:table-cell table:style-name="ce13"/>
          <table:table-cell table:number-columns-repeated="6"/>
          <table:table-cell table:style-name="ce13"/>
          <table:table-cell table:number-columns-repeated="1000"/>
        </table:table-row>
        <table:table-row table:style-name="ro3">
          <table:table-cell/>
          <table:table-cell table:formula="of:=[.$B$44]/2" office:value-type="float" office:value="37" calcext:value-type="float">
            <text:p>37</text:p>
          </table:table-cell>
          <table:table-cell table:number-columns-repeated="14"/>
          <table:table-cell table:style-name="ce13"/>
          <table:table-cell table:number-columns-repeated="6"/>
          <table:table-cell table:style-name="ce13"/>
          <table:table-cell table:number-columns-repeated="1000"/>
        </table:table-row>
        <table:table-row table:style-name="ro3">
          <table:table-cell/>
          <table:table-cell office:value-type="string" calcext:value-type="string">
            <text:p>Волонтерство</text:p>
          </table:table-cell>
          <table:table-cell table:formula="of:=[.$B$44]/2" office:value-type="float" office:value="37" calcext:value-type="float">
            <text:p>37</text:p>
          </table:table-cell>
          <table:table-cell table:number-columns-repeated="13"/>
          <table:table-cell table:style-name="ce13"/>
          <table:table-cell table:number-columns-repeated="6"/>
          <table:table-cell table:style-name="ce13"/>
          <table:table-cell table:number-columns-repeated="1000"/>
        </table:table-row>
        <table:table-row table:style-name="ro3" table:number-rows-repeated="16">
          <table:table-cell table:number-columns-repeated="16"/>
          <table:table-cell table:style-name="ce13"/>
          <table:table-cell table:number-columns-repeated="6"/>
          <table:table-cell table:style-name="ce13"/>
          <table:table-cell table:number-columns-repeated="1000"/>
        </table:table-row>
        <table:table-row table:style-name="ro3" table:number-rows-repeated="171">
          <table:table-cell/>
          <table:table-cell table:style-name="ce13" table:number-columns-repeated="2"/>
          <table:table-cell table:number-columns-repeated="13"/>
          <table:table-cell table:style-name="ce13"/>
          <table:table-cell table:number-columns-repeated="6"/>
          <table:table-cell table:style-name="ce13"/>
          <table:table-cell table:number-columns-repeated="1000"/>
        </table:table-row>
        <table:table-row table:style-name="ro4" table:number-rows-repeated="104834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9'.C2:'9'.C39">
            <calcext:condition calcext:apply-style-name="ConditionalStyle_2" calcext:value="between(MAX([.$C$2:.$C$38])*0.5,MAX([.$C$2:.$C$38])*0.8)" calcext:base-cell-address="'9'.C2"/>
            <calcext:condition calcext:apply-style-name="ConditionalStyle_1" calcext:value="&gt;MAX([.$C$2:.$C$38])*0.8" calcext:base-cell-address="'9'.C2"/>
          </calcext:conditional-format>
        </calcext:conditional-formats>
      </table:table>
      <table:table table:name="Rankers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6" office:value-type="string" calcext:value-type="string">
            <text:p>Фамилия, имя</text:p>
          </table:table-cell>
          <table:table-cell table:style-name="ce21" office:value-type="string" calcext:value-type="string">
            <text:p>Тест 1</text:p>
          </table:table-cell>
          <table:table-cell table:style-name="ce21" office:value-type="string" calcext:value-type="string">
            <text:p>Тест 2</text:p>
          </table:table-cell>
          <table:table-cell table:style-name="ce21" office:value-type="string" calcext:value-type="string">
            <text:p>Тест 3</text:p>
          </table:table-cell>
          <table:table-cell table:style-name="ce21" office:value-type="string" calcext:value-type="string">
            <text:p>Тест 4</text:p>
          </table:table-cell>
          <table:table-cell table:style-name="ce21" office:value-type="string" calcext:value-type="string">
            <text:p>Тест 5</text:p>
          </table:table-cell>
          <table:table-cell table:style-name="ce21" office:value-type="string" calcext:value-type="string">
            <text:p>Тест 6</text:p>
          </table:table-cell>
          <table:table-cell table:style-name="ce21" office:value-type="string" calcext:value-type="string">
            <text:p>Тест 7</text:p>
          </table:table-cell>
          <table:table-cell table:style-name="ce21" office:value-type="string" calcext:value-type="string">
            <text:p>Тест 8</text:p>
          </table:table-cell>
          <table:table-cell table:style-name="ce21" office:value-type="string" calcext:value-type="string">
            <text:p>Тест 9</text:p>
          </table:table-cell>
          <table:table-cell table:style-name="ce21" office:value-type="string" calcext:value-type="string">
            <text:p>Тест 10</text:p>
          </table:table-cell>
          <table:table-cell table:style-name="ce21" office:value-type="string" calcext:value-type="string">
            <text:p>Тест 11</text:p>
          </table:table-cell>
          <table:table-cell table:style-name="ce21" office:value-type="string" calcext:value-type="string">
            <text:p>Тест 12</text:p>
          </table:table-cell>
          <table:table-cell table:style-name="ce21" office:value-type="string" calcext:value-type="string">
            <text:p>Тест 13</text:p>
          </table:table-cell>
          <table:table-cell table:style-name="ce21" office:value-type="string" calcext:value-type="string">
            <text:p>Тест 14</text:p>
          </table:table-cell>
          <table:table-cell table:style-name="ce21" office:value-type="string" calcext:value-type="string">
            <text:p>Тест 15</text:p>
          </table:table-cell>
          <table:table-cell table:style-name="ce21" office:value-type="string" calcext:value-type="string">
            <text:p>Тест 16</text:p>
          </table:table-cell>
          <table:table-cell table:style-name="ce21" office:value-type="string" calcext:value-type="string">
            <text:p>Тест 17</text:p>
          </table:table-cell>
          <table:table-cell table:style-name="ce21" office:value-type="string" calcext:value-type="string">
            <text:p>Тест 18</text:p>
          </table:table-cell>
          <table:table-cell table:style-name="ce21" office:value-type="string" calcext:value-type="string">
            <text:p>Тест 19</text:p>
          </table:table-cell>
          <table:table-cell table:style-name="ce32" office:value-type="string" calcext:value-type="string">
            <text:p>Тест 20</text:p>
          </table:table-cell>
          <table:table-cell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Алексеев Захар Александрович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8" office:value-type="string" calcext:value-type="string">
            <text:p>Аношкин Кирилл Дмитриевич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8" office:value-type="string" calcext:value-type="string">
            <text:p>Ауль Лев Николаевич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8" office:value-type="string" calcext:value-type="string">
            <text:p>Бабешина Ульяна Павловна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2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8" office:value-type="string" calcext:value-type="string">
            <text:p>Бардола Андрей Кириллович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8" office:value-type="string" calcext:value-type="string">
            <text:p>Воеводкин Данила Дмитриевич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8" office:value-type="string" calcext:value-type="string">
            <text:p>Вязников Иван Николаевич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8" office:value-type="string" calcext:value-type="string">
            <text:p>Гаврилюк Илья Александрович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9" calcext:value-type="float">
            <text:p>19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8" office:value-type="string" calcext:value-type="string">
            <text:p>Гартунг Валерия Андреевна</text:p>
          </table:table-cell>
          <table:table-cell table:style-name="ce22" office:value-type="float" office:value="19" calcext:value-type="float">
            <text:p>19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8" office:value-type="string" calcext:value-type="string">
            <text:p>Горький Илья Евгеньевич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2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8" office:value-type="string" calcext:value-type="string">
            <text:p>Заботкин Андрей Андреевич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8" office:value-type="string" calcext:value-type="string">
            <text:p>Задворнов Николай Сергеевич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13]+1" office:value-type="float" office:value="13" calcext:value-type="float">
            <text:p>13</text:p>
          </table:table-cell>
          <table:table-cell table:style-name="ce8" office:value-type="string" calcext:value-type="string">
            <text:p>Кабанов Данил Евгеньевич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" table:style-name="ce22" office:value-type="float" office:value="24" calcext:value-type="float">
            <text:p>2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8" office:value-type="string" calcext:value-type="string">
            <text:p>Каспирский Артемий Валерьевич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15]+1" office:value-type="float" office:value="15" calcext:value-type="float">
            <text:p>15</text:p>
          </table:table-cell>
          <table:table-cell table:style-name="ce8" office:value-type="string" calcext:value-type="string">
            <text:p>Козырев Евгений Сергеевич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16]+1" office:value-type="float" office:value="16" calcext:value-type="float">
            <text:p>16</text:p>
          </table:table-cell>
          <table:table-cell table:style-name="ce8" office:value-type="string" calcext:value-type="string">
            <text:p>Колобков Егор Сергеевич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17]+1" office:value-type="float" office:value="17" calcext:value-type="float">
            <text:p>17</text:p>
          </table:table-cell>
          <table:table-cell table:style-name="ce8" office:value-type="string" calcext:value-type="string">
            <text:p>Косачева Екатерина 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18]+1" office:value-type="float" office:value="18" calcext:value-type="float">
            <text:p>18</text:p>
          </table:table-cell>
          <table:table-cell table:style-name="ce8" office:value-type="string" calcext:value-type="string">
            <text:p>Крашенинин Евгений Иванович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2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19]+1" office:value-type="float" office:value="19" calcext:value-type="float">
            <text:p>19</text:p>
          </table:table-cell>
          <table:table-cell table:style-name="ce8" office:value-type="string" calcext:value-type="string">
            <text:p>Курмышев Андрей Александрович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7" calcext:value-type="float">
            <text:p>27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20]+1" office:value-type="float" office:value="20" calcext:value-type="float">
            <text:p>20</text:p>
          </table:table-cell>
          <table:table-cell table:style-name="ce8" office:value-type="string" calcext:value-type="string">
            <text:p>Лыткина Кристина Александровна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21]+1" office:value-type="float" office:value="21" calcext:value-type="float">
            <text:p>21</text:p>
          </table:table-cell>
          <table:table-cell table:style-name="ce8" office:value-type="string" calcext:value-type="string">
            <text:p>Лямбрехт Глеб Сергеевич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12" calcext:value-type="float">
            <text:p>12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22]+1" office:value-type="float" office:value="22" calcext:value-type="float">
            <text:p>22</text:p>
          </table:table-cell>
          <table:table-cell table:style-name="ce8" office:value-type="string" calcext:value-type="string">
            <text:p>Мараш Ника Валерьевна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23]+1" office:value-type="float" office:value="23" calcext:value-type="float">
            <text:p>23</text:p>
          </table:table-cell>
          <table:table-cell table:style-name="ce8" office:value-type="string" calcext:value-type="string">
            <text:p>Морева Елена Владимировна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24]+1" office:value-type="float" office:value="24" calcext:value-type="float">
            <text:p>24</text:p>
          </table:table-cell>
          <table:table-cell table:style-name="ce8" office:value-type="string" calcext:value-type="string">
            <text:p>Ножкин Максим Александрович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25]+1" office:value-type="float" office:value="25" calcext:value-type="float">
            <text:p>25</text:p>
          </table:table-cell>
          <table:table-cell table:style-name="ce8" office:value-type="string" calcext:value-type="string">
            <text:p>Пермяков Денис Сергеевич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26]+1" office:value-type="float" office:value="26" calcext:value-type="float">
            <text:p>26</text:p>
          </table:table-cell>
          <table:table-cell table:style-name="ce8" office:value-type="string" calcext:value-type="string">
            <text:p>Петров Артём Станиславович</text:p>
          </table:table-cell>
          <table:table-cell table:number-columns-repeated="20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27]+1" office:value-type="float" office:value="27" calcext:value-type="float">
            <text:p>27</text:p>
          </table:table-cell>
          <table:table-cell table:style-name="ce8" office:value-type="string" calcext:value-type="string">
            <text:p>Савицкий Александр Васильевич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28]+1" office:value-type="float" office:value="28" calcext:value-type="float">
            <text:p>28</text:p>
          </table:table-cell>
          <table:table-cell table:style-name="ce8" office:value-type="string" calcext:value-type="string">
            <text:p>Салтанов Кирилл Максимович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29]+1" office:value-type="float" office:value="29" calcext:value-type="float">
            <text:p>29</text:p>
          </table:table-cell>
          <table:table-cell table:style-name="ce8" office:value-type="string" calcext:value-type="string">
            <text:p>Самойлов Евгений Андреевич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8" calcext:value-type="float">
            <text:p>1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30]+1" office:value-type="float" office:value="30" calcext:value-type="float">
            <text:p>30</text:p>
          </table:table-cell>
          <table:table-cell table:style-name="ce8" office:value-type="string" calcext:value-type="string">
            <text:p>Сергеев Станислав Викторович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в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31]+1" office:value-type="float" office:value="31" calcext:value-type="float">
            <text:p>31</text:p>
          </table:table-cell>
          <table:table-cell table:style-name="ce8" office:value-type="string" calcext:value-type="string">
            <text:p>Сергеева Валерия Викторовна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32]+1" office:value-type="float" office:value="32" calcext:value-type="float">
            <text:p>32</text:p>
          </table:table-cell>
          <table:table-cell table:style-name="ce8" office:value-type="string" calcext:value-type="string">
            <text:p>Скокова Евгения Даниловна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12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33]+1" office:value-type="float" office:value="33" calcext:value-type="float">
            <text:p>33</text:p>
          </table:table-cell>
          <table:table-cell table:style-name="ce7" office:value-type="string" calcext:value-type="string">
            <text:p>Соколов Денис Дмитриевич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34]+1" office:value-type="float" office:value="34" calcext:value-type="float">
            <text:p>34</text:p>
          </table:table-cell>
          <table:table-cell table:style-name="ce8" office:value-type="string" calcext:value-type="string">
            <text:p>Соседченко Михаил Евгеньевич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35]+1" office:value-type="float" office:value="35" calcext:value-type="float">
            <text:p>35</text:p>
          </table:table-cell>
          <table:table-cell table:style-name="ce8" office:value-type="string" calcext:value-type="string">
            <text:p>Улищенко Диана Юрьевна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36]+1" office:value-type="float" office:value="36" calcext:value-type="float">
            <text:p>36</text:p>
          </table:table-cell>
          <table:table-cell table:style-name="ce8" office:value-type="string" calcext:value-type="string">
            <text:p>Шляхов Владислав Олегович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table:formula="of:=[.A37]+1" office:value-type="float" office:value="37" calcext:value-type="float">
            <text:p>37</text:p>
          </table:table-cell>
          <table:table-cell table:style-name="ce8" office:value-type="string" calcext:value-type="string">
            <text:p>Юлаев Камиль Сагирович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4"/>
          <table:table-cell table:style-name="ce9"/>
          <table:table-cell table:style-name="ce23" table:number-columns-repeated="20"/>
          <table:table-cell table:number-columns-repeated="1002"/>
        </table:table-row>
        <table:table-row table:style-name="ro2">
          <table:table-cell table:style-name="ce5"/>
          <table:table-cell table:style-name="ce10" office:value-type="string" calcext:value-type="string">
            <text:p>2 теории + практика</text:p>
          </table:table-cell>
          <table:table-cell table:style-name="ce19"/>
          <table:table-cell table:number-columns-repeated="1021"/>
        </table:table-row>
        <table:table-row table:style-name="ro2">
          <table:table-cell/>
          <table:table-cell table:style-name="ce11" office:value-type="string" calcext:value-type="string">
            <text:p>1 теория + практика</text:p>
          </table:table-cell>
          <table:table-cell table:number-columns-repeated="1022"/>
        </table:table-row>
        <table:table-row table:style-name="ro2">
          <table:table-cell/>
          <table:table-cell table:style-name="ce12" office:value-type="string" calcext:value-type="string">
            <text:p>Практика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formula="of:=COUNTA([.B2:.B38])*2" office:value-type="float" office:value="74" calcext:value-type="float">
            <text:p>74</text:p>
          </table:table-cell>
          <table:table-cell table:number-columns-repeated="1022"/>
        </table:table-row>
        <table:table-row table:style-name="ro5" table:number-rows-repeated="18">
          <table:table-cell table:number-columns-repeated="1024"/>
        </table:table-row>
        <table:table-row table:style-name="ro3">
          <table:table-cell/>
          <table:table-cell table:style-name="ce13" table:number-columns-repeated="2"/>
          <table:table-cell table:number-columns-repeated="1021"/>
        </table:table-row>
        <table:table-row table:style-name="ro3" table:number-rows-repeated="170">
          <table:table-cell/>
          <table:table-cell table:style-name="ce13" table:number-columns-repeated="2"/>
          <table:table-cell table:number-columns-repeated="13"/>
          <table:table-cell table:style-name="ce13"/>
          <table:table-cell table:number-columns-repeated="6"/>
          <table:table-cell table:style-name="ce13"/>
          <table:table-cell table:number-columns-repeated="1000"/>
        </table:table-row>
        <table:table-row table:style-name="ro5" table:number-rows-repeated="10483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" table:style-name="ta3">
        <table:table-column table:style-name="co6" table:number-columns-repeated="1024" table:default-cell-style-name="Default"/>
        <table:table-row table:style-name="ro6">
          <table:table-cell office:value-type="string" calcext:value-type="string">
            <text:p>Rank</text:p>
          </table:table-cell>
          <table:table-cell office:value-type="string" calcext:value-type="string">
            <text:p>Score</text:p>
          </table:table-cell>
          <table:table-cell table:number-columns-repeated="1022"/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$'9'.$B$45]/37*(37)" office:value-type="float" office:value="37" calcext:value-type="float">
            <text:p>37</text:p>
          </table:table-cell>
          <table:table-cell table:number-columns-repeated="1022"/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$'9'.$B$45]/37*(37-[.A2])" office:value-type="float" office:value="36" calcext:value-type="float">
            <text:p>36</text:p>
          </table:table-cell>
          <table:table-cell table:number-columns-repeated="1022"/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$'9'.$B$45]/37*(37-[.A3])" office:value-type="float" office:value="35" calcext:value-type="float">
            <text:p>35</text:p>
          </table:table-cell>
          <table:table-cell table:number-columns-repeated="1022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$'9'.$B$45]/37*(37-[.A4])" office:value-type="float" office:value="34" calcext:value-type="float">
            <text:p>34</text:p>
          </table:table-cell>
          <table:table-cell table:number-columns-repeated="1022"/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$'9'.$B$45]/37*(37-[.A5])" office:value-type="float" office:value="33" calcext:value-type="float">
            <text:p>33</text:p>
          </table:table-cell>
          <table:table-cell table:number-columns-repeated="1022"/>
        </table:table-row>
        <table:table-row table:style-name="ro6">
          <table:table-cell office:value-type="float" office:value="6" calcext:value-type="float">
            <text:p>6</text:p>
          </table:table-cell>
          <table:table-cell table:formula="of:=[$'9'.$B$45]/37*(37-[.A6])" office:value-type="float" office:value="32" calcext:value-type="float">
            <text:p>32</text:p>
          </table:table-cell>
          <table:table-cell table:number-columns-repeated="1022"/>
        </table:table-row>
        <table:table-row table:style-name="ro6">
          <table:table-cell office:value-type="float" office:value="7" calcext:value-type="float">
            <text:p>7</text:p>
          </table:table-cell>
          <table:table-cell table:formula="of:=[$'9'.$B$45]/37*(37-[.A7])" office:value-type="float" office:value="31" calcext:value-type="float">
            <text:p>31</text:p>
          </table:table-cell>
          <table:table-cell table:number-columns-repeated="1022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$'9'.$B$45]/37*(37-[.A8])" office:value-type="float" office:value="30" calcext:value-type="float">
            <text:p>30</text:p>
          </table:table-cell>
          <table:table-cell table:number-columns-repeated="1022"/>
        </table:table-row>
        <table:table-row table:style-name="ro6">
          <table:table-cell office:value-type="float" office:value="9" calcext:value-type="float">
            <text:p>9</text:p>
          </table:table-cell>
          <table:table-cell table:formula="of:=[$'9'.$B$45]/37*(37-[.A9])" office:value-type="float" office:value="29" calcext:value-type="float">
            <text:p>29</text:p>
          </table:table-cell>
          <table:table-cell table:number-columns-repeated="1022"/>
        </table:table-row>
        <table:table-row table:style-name="ro6">
          <table:table-cell office:value-type="float" office:value="10" calcext:value-type="float">
            <text:p>10</text:p>
          </table:table-cell>
          <table:table-cell table:formula="of:=[$'9'.$B$45]/37*(37-[.A10])" office:value-type="float" office:value="28" calcext:value-type="float">
            <text:p>28</text:p>
          </table:table-cell>
          <table:table-cell table:number-columns-repeated="1022"/>
        </table:table-row>
        <table:table-row table:style-name="ro6">
          <table:table-cell office:value-type="float" office:value="11" calcext:value-type="float">
            <text:p>11</text:p>
          </table:table-cell>
          <table:table-cell table:formula="of:=[$'9'.$B$45]/37*(37-[.A11])" office:value-type="float" office:value="27" calcext:value-type="float">
            <text:p>27</text:p>
          </table:table-cell>
          <table:table-cell table:number-columns-repeated="1022"/>
        </table:table-row>
        <table:table-row table:style-name="ro6">
          <table:table-cell office:value-type="float" office:value="12" calcext:value-type="float">
            <text:p>12</text:p>
          </table:table-cell>
          <table:table-cell table:formula="of:=[$'9'.$B$45]/37*(37-[.A12])" office:value-type="float" office:value="26" calcext:value-type="float">
            <text:p>26</text:p>
          </table:table-cell>
          <table:table-cell table:number-columns-repeated="1022"/>
        </table:table-row>
        <table:table-row table:style-name="ro6">
          <table:table-cell office:value-type="float" office:value="13" calcext:value-type="float">
            <text:p>13</text:p>
          </table:table-cell>
          <table:table-cell table:formula="of:=[$'9'.$B$45]/37*(37-[.A13])" office:value-type="float" office:value="25" calcext:value-type="float">
            <text:p>25</text:p>
          </table:table-cell>
          <table:table-cell table:number-columns-repeated="1022"/>
        </table:table-row>
        <table:table-row table:style-name="ro6">
          <table:table-cell office:value-type="float" office:value="14" calcext:value-type="float">
            <text:p>14</text:p>
          </table:table-cell>
          <table:table-cell table:formula="of:=[$'9'.$B$45]/37*(37-[.A14])" office:value-type="float" office:value="24" calcext:value-type="float">
            <text:p>24</text:p>
          </table:table-cell>
          <table:table-cell table:number-columns-repeated="1022"/>
        </table:table-row>
        <table:table-row table:style-name="ro6">
          <table:table-cell office:value-type="float" office:value="15" calcext:value-type="float">
            <text:p>15</text:p>
          </table:table-cell>
          <table:table-cell table:formula="of:=[$'9'.$B$45]/37*(37-[.A15])" office:value-type="float" office:value="23" calcext:value-type="float">
            <text:p>23</text:p>
          </table:table-cell>
          <table:table-cell table:number-columns-repeated="1022"/>
        </table:table-row>
        <table:table-row table:style-name="ro6">
          <table:table-cell office:value-type="float" office:value="16" calcext:value-type="float">
            <text:p>16</text:p>
          </table:table-cell>
          <table:table-cell table:formula="of:=[$'9'.$B$45]/37*(37-[.A16])" office:value-type="float" office:value="22" calcext:value-type="float">
            <text:p>22</text:p>
          </table:table-cell>
          <table:table-cell table:number-columns-repeated="1022"/>
        </table:table-row>
        <table:table-row table:style-name="ro6">
          <table:table-cell office:value-type="float" office:value="17" calcext:value-type="float">
            <text:p>17</text:p>
          </table:table-cell>
          <table:table-cell table:formula="of:=[$'9'.$B$45]/37*(37-[.A17])" office:value-type="float" office:value="21" calcext:value-type="float">
            <text:p>21</text:p>
          </table:table-cell>
          <table:table-cell table:number-columns-repeated="1022"/>
        </table:table-row>
        <table:table-row table:style-name="ro6">
          <table:table-cell office:value-type="float" office:value="18" calcext:value-type="float">
            <text:p>18</text:p>
          </table:table-cell>
          <table:table-cell table:formula="of:=[$'9'.$B$45]/37*(37-[.A18])" office:value-type="float" office:value="20" calcext:value-type="float">
            <text:p>20</text:p>
          </table:table-cell>
          <table:table-cell table:number-columns-repeated="1022"/>
        </table:table-row>
        <table:table-row table:style-name="ro6">
          <table:table-cell office:value-type="float" office:value="19" calcext:value-type="float">
            <text:p>19</text:p>
          </table:table-cell>
          <table:table-cell table:formula="of:=[$'9'.$B$45]/37*(37-[.A19])" office:value-type="float" office:value="19" calcext:value-type="float">
            <text:p>19</text:p>
          </table:table-cell>
          <table:table-cell table:number-columns-repeated="1022"/>
        </table:table-row>
        <table:table-row table:style-name="ro6">
          <table:table-cell office:value-type="float" office:value="20" calcext:value-type="float">
            <text:p>20</text:p>
          </table:table-cell>
          <table:table-cell table:formula="of:=[$'9'.$B$45]/37*(37-[.A20])" office:value-type="float" office:value="18" calcext:value-type="float">
            <text:p>18</text:p>
          </table:table-cell>
          <table:table-cell table:number-columns-repeated="1022"/>
        </table:table-row>
        <table:table-row table:style-name="ro6">
          <table:table-cell office:value-type="float" office:value="21" calcext:value-type="float">
            <text:p>21</text:p>
          </table:table-cell>
          <table:table-cell table:formula="of:=[$'9'.$B$45]/37*(37-[.A21])" office:value-type="float" office:value="17" calcext:value-type="float">
            <text:p>17</text:p>
          </table:table-cell>
          <table:table-cell table:number-columns-repeated="1022"/>
        </table:table-row>
        <table:table-row table:style-name="ro6">
          <table:table-cell office:value-type="float" office:value="22" calcext:value-type="float">
            <text:p>22</text:p>
          </table:table-cell>
          <table:table-cell table:formula="of:=[$'9'.$B$45]/37*(37-[.A22])" office:value-type="float" office:value="16" calcext:value-type="float">
            <text:p>16</text:p>
          </table:table-cell>
          <table:table-cell table:number-columns-repeated="1022"/>
        </table:table-row>
        <table:table-row table:style-name="ro6">
          <table:table-cell office:value-type="float" office:value="23" calcext:value-type="float">
            <text:p>23</text:p>
          </table:table-cell>
          <table:table-cell table:formula="of:=[$'9'.$B$45]/37*(37-[.A23])" office:value-type="float" office:value="15" calcext:value-type="float">
            <text:p>15</text:p>
          </table:table-cell>
          <table:table-cell table:number-columns-repeated="1022"/>
        </table:table-row>
        <table:table-row table:style-name="ro6">
          <table:table-cell office:value-type="float" office:value="24" calcext:value-type="float">
            <text:p>24</text:p>
          </table:table-cell>
          <table:table-cell table:formula="of:=[$'9'.$B$45]/37*(37-[.A24])" office:value-type="float" office:value="14" calcext:value-type="float">
            <text:p>14</text:p>
          </table:table-cell>
          <table:table-cell table:number-columns-repeated="1022"/>
        </table:table-row>
        <table:table-row table:style-name="ro6">
          <table:table-cell office:value-type="float" office:value="25" calcext:value-type="float">
            <text:p>25</text:p>
          </table:table-cell>
          <table:table-cell table:formula="of:=[$'9'.$B$45]/37*(37-[.A25])" office:value-type="float" office:value="13" calcext:value-type="float">
            <text:p>13</text:p>
          </table:table-cell>
          <table:table-cell table:number-columns-repeated="1022"/>
        </table:table-row>
        <table:table-row table:style-name="ro6">
          <table:table-cell office:value-type="float" office:value="26" calcext:value-type="float">
            <text:p>26</text:p>
          </table:table-cell>
          <table:table-cell table:formula="of:=[$'9'.$B$45]/37*(37-[.A26])" office:value-type="float" office:value="12" calcext:value-type="float">
            <text:p>12</text:p>
          </table:table-cell>
          <table:table-cell table:number-columns-repeated="1022"/>
        </table:table-row>
        <table:table-row table:style-name="ro6">
          <table:table-cell office:value-type="float" office:value="27" calcext:value-type="float">
            <text:p>27</text:p>
          </table:table-cell>
          <table:table-cell table:formula="of:=[$'9'.$B$45]/37*(37-[.A27])" office:value-type="float" office:value="11" calcext:value-type="float">
            <text:p>11</text:p>
          </table:table-cell>
          <table:table-cell table:number-columns-repeated="1022"/>
        </table:table-row>
        <table:table-row table:style-name="ro6">
          <table:table-cell office:value-type="float" office:value="28" calcext:value-type="float">
            <text:p>28</text:p>
          </table:table-cell>
          <table:table-cell table:formula="of:=[$'9'.$B$45]/37*(37-[.A28])" office:value-type="float" office:value="10" calcext:value-type="float">
            <text:p>10</text:p>
          </table:table-cell>
          <table:table-cell table:number-columns-repeated="1022"/>
        </table:table-row>
        <table:table-row table:style-name="ro6">
          <table:table-cell office:value-type="float" office:value="29" calcext:value-type="float">
            <text:p>29</text:p>
          </table:table-cell>
          <table:table-cell table:formula="of:=[$'9'.$B$45]/37*(37-[.A29])" office:value-type="float" office:value="9" calcext:value-type="float">
            <text:p>9</text:p>
          </table:table-cell>
          <table:table-cell table:number-columns-repeated="1022"/>
        </table:table-row>
        <table:table-row table:style-name="ro6">
          <table:table-cell office:value-type="float" office:value="30" calcext:value-type="float">
            <text:p>30</text:p>
          </table:table-cell>
          <table:table-cell table:formula="of:=[$'9'.$B$45]/37*(37-[.A30])" office:value-type="float" office:value="8" calcext:value-type="float">
            <text:p>8</text:p>
          </table:table-cell>
          <table:table-cell table:number-columns-repeated="1022"/>
        </table:table-row>
        <table:table-row table:style-name="ro6">
          <table:table-cell office:value-type="float" office:value="31" calcext:value-type="float">
            <text:p>31</text:p>
          </table:table-cell>
          <table:table-cell table:formula="of:=[$'9'.$B$45]/37*(37-[.A31])" office:value-type="float" office:value="7" calcext:value-type="float">
            <text:p>7</text:p>
          </table:table-cell>
          <table:table-cell table:number-columns-repeated="1022"/>
        </table:table-row>
        <table:table-row table:style-name="ro6">
          <table:table-cell office:value-type="float" office:value="32" calcext:value-type="float">
            <text:p>32</text:p>
          </table:table-cell>
          <table:table-cell table:formula="of:=[$'9'.$B$45]/37*(37-[.A32])" office:value-type="float" office:value="6" calcext:value-type="float">
            <text:p>6</text:p>
          </table:table-cell>
          <table:table-cell table:number-columns-repeated="1022"/>
        </table:table-row>
        <table:table-row table:style-name="ro6">
          <table:table-cell office:value-type="float" office:value="33" calcext:value-type="float">
            <text:p>33</text:p>
          </table:table-cell>
          <table:table-cell table:formula="of:=[$'9'.$B$45]/37*(37-[.A33])" office:value-type="float" office:value="5" calcext:value-type="float">
            <text:p>5</text:p>
          </table:table-cell>
          <table:table-cell table:number-columns-repeated="1022"/>
        </table:table-row>
        <table:table-row table:style-name="ro6">
          <table:table-cell office:value-type="float" office:value="34" calcext:value-type="float">
            <text:p>34</text:p>
          </table:table-cell>
          <table:table-cell table:formula="of:=[$'9'.$B$45]/37*(37-[.A34])" office:value-type="float" office:value="4" calcext:value-type="float">
            <text:p>4</text:p>
          </table:table-cell>
          <table:table-cell table:number-columns-repeated="1022"/>
        </table:table-row>
        <table:table-row table:style-name="ro6">
          <table:table-cell office:value-type="float" office:value="35" calcext:value-type="float">
            <text:p>35</text:p>
          </table:table-cell>
          <table:table-cell table:formula="of:=[$'9'.$B$45]/37*(37-[.A35])" office:value-type="float" office:value="3" calcext:value-type="float">
            <text:p>3</text:p>
          </table:table-cell>
          <table:table-cell table:number-columns-repeated="1022"/>
        </table:table-row>
        <table:table-row table:style-name="ro6">
          <table:table-cell office:value-type="float" office:value="36" calcext:value-type="float">
            <text:p>36</text:p>
          </table:table-cell>
          <table:table-cell table:formula="of:=[$'9'.$B$45]/37*(37-[.A36])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office:value-type="float" office:value="37" calcext:value-type="float">
            <text:p>37</text:p>
          </table:table-cell>
          <table:table-cell table:formula="of:=[$'9'.$B$45]/37*(37-[.A37])" office:value-type="float" office:value="1" calcext:value-type="float">
            <text:p>1</text:p>
          </table:table-cell>
          <table:table-cell table:number-columns-repeated="1022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570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57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" style:display-name="PageStyle_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kers" style:display-name="PageStyle_Rank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" style:display-name="PageStyle_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ha</meta:initial-creator>
    <dc:creator>Пользователь</dc:creator>
    <meta:creation-date>2024-09-18T15:55:12</meta:creation-date>
    <dc:date>2024-10-30T10:57:22</dc:date>
    <meta:generator>LibreOffice/6.1.5.2$Linux_X86_64 LibreOffice_project/10$Build-2</meta:generator>
    <meta:document-statistic meta:table-count="3" meta:cell-count="15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